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T2" style:parent-style-name="Domyślnaczcionkaakapitu" style:family="text">
      <style:text-properties style:font-name="Arial" style:font-name-complex="Arial" fo:color="#222222" fo:background-color="#FFFFFF"/>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style:style>
    <style:style style:name="T20" style:parent-style-name="Domyślnaczcionkaakapitu" style:family="text">
      <style:text-properties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style:text-underline-type="single" style:text-underline-style="solid" style:text-underline-width="auto" style:text-underline-mode="continuous"/>
    </style:style>
    <style:style style:name="P23" style:parent-style-name="Normalny" style:family="paragraph">
      <style:paragraph-properties fo:text-align="justify" fo:line-height="150%"/>
    </style:style>
    <style:style style:name="T24" style:parent-style-name="Domyślnaczcionkaakapitu" style:family="text">
      <style:text-properties style:text-underline-type="single" style:text-underline-style="solid" style:text-underline-width="auto" style:text-underline-mode="continuous"/>
    </style:style>
    <style:style style:name="P25" style:parent-style-name="Normalny" style:family="paragraph">
      <style:paragraph-properties fo:text-align="justify" fo:line-height="150%" fo:text-indent="0.25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5in"/>
    </style:style>
    <style:style style:name="P32" style:parent-style-name="Normalny" style:family="paragraph">
      <style:paragraph-properties fo:text-align="justify" fo:line-height="150%" fo:text-indent="0.25in"/>
    </style:style>
    <style:style style:name="P33" style:parent-style-name="Normalny" style:family="paragraph">
      <style:paragraph-properties fo:text-align="justify" fo:line-height="150%" fo:text-indent="0.25in"/>
    </style:style>
    <style:style style:name="P34" style:parent-style-name="Normalny" style:family="paragraph">
      <style:paragraph-properties fo:text-align="justify" fo:line-height="150%" fo:text-indent="0.25in"/>
    </style:style>
    <style:style style:name="P35" style:parent-style-name="Normalny" style:family="paragraph">
      <style:paragraph-properties fo:text-align="justify" fo:line-height="150%" fo:text-indent="0.25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5in"/>
    </style:style>
    <style:style style:name="P39" style:parent-style-name="Normalny" style:family="paragraph">
      <style:paragraph-properties fo:text-align="justify" fo:line-height="150%" fo:text-indent="0.25in"/>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5in"/>
    </style:style>
    <style:style style:name="P44" style:parent-style-name="Normalny" style:family="paragraph">
      <style:paragraph-properties fo:text-align="justify" fo:line-height="150%" fo:text-indent="0.25in"/>
    </style:style>
    <style:style style:name="P45" style:parent-style-name="Normalny" style:family="paragraph">
      <style:paragraph-properties fo:text-align="justify" fo:line-height="150%" fo:text-indent="0.25in"/>
    </style:style>
    <style:style style:name="P46" style:parent-style-name="Normalny" style:family="paragraph">
      <style:paragraph-properties fo:text-align="justify" fo:line-height="150%" fo:text-indent="0.25in"/>
    </style:style>
    <style:style style:name="P47" style:parent-style-name="Normalny" style:family="paragraph">
      <style:paragraph-properties fo:text-align="justify" fo:line-height="150%" fo:text-indent="0.25in"/>
    </style:style>
    <style:style style:name="P48" style:parent-style-name="Normalny" style:family="paragraph">
      <style:paragraph-properties fo:text-align="justify" fo:line-height="150%"/>
    </style:style>
    <style:style style:name="T49" style:parent-style-name="Domyślnaczcionkaakapitu" style:family="text">
      <style:text-properties style:text-underline-type="single" style:text-underline-style="solid" style:text-underline-width="auto" style:text-underline-mode="continuous"/>
    </style:style>
    <style:style style:name="T50" style:parent-style-name="Domyślnaczcionkaakapitu" style:family="text">
      <style:text-properties fo:background-color="#80FFFF" style:text-underline-type="single" style:text-underline-style="solid" style:text-underline-width="auto" style:text-underline-mode="continuous"/>
    </style:style>
    <style:style style:name="T51" style:parent-style-name="Domyślnaczcionkaakapitu" style:family="text">
      <style:text-properties style:text-underline-type="single" style:text-underline-style="solid" style:text-underline-width="auto" style:text-underline-mode="continuous"/>
    </style:style>
    <style:style style:name="P52" style:parent-style-name="Normalny" style:family="paragraph">
      <style:paragraph-properties fo:text-align="justify" fo:line-height="150%" fo:text-indent="0.25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5in"/>
    </style:style>
    <style:style style:name="P57" style:parent-style-name="Normalny" style:family="paragraph">
      <style:paragraph-properties fo:text-align="justify" fo:line-height="150%"/>
    </style:style>
    <style:style style:name="T58" style:parent-style-name="Domyślnaczcionkaakapitu" style:family="text">
      <style:text-properties style:text-underline-type="single" style:text-underline-style="solid" style:text-underline-width="auto" style:text-underline-mode="continuous"/>
    </style:style>
    <style:style style:name="T59" style:parent-style-name="Domyślnaczcionkaakapitu" style:family="text">
      <style:text-properties fo:background-color="#80FFFF" style:text-underline-type="single" style:text-underline-style="solid" style:text-underline-width="auto" style:text-underline-mode="continuous"/>
    </style:style>
    <style:style style:name="P60" style:parent-style-name="Normalny" style:family="paragraph">
      <style:paragraph-properties fo:text-align="justify" fo:line-height="150%" fo:text-indent="0.2479in"/>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style:style>
    <style:style style:name="T63" style:parent-style-name="Domyślnaczcionkaakapitu" style:family="text">
      <style:text-properties style:text-underline-type="single" style:text-underline-style="solid" style:text-underline-width="auto" style:text-underline-mode="continuous"/>
    </style:style>
    <style:style style:name="P64" style:parent-style-name="Normalny" style:family="paragraph">
      <style:paragraph-properties fo:text-align="justify" fo:line-height="150%" fo:text-indent="0.25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style:style>
    <style:style style:name="T68" style:parent-style-name="Domyślnaczcionkaakapitu" style:family="text">
      <style:text-properties style:text-underline-type="single" style:text-underline-style="solid" style:text-underline-width="auto" style:text-underline-mode="continuous"/>
    </style:style>
    <style:style style:name="T69" style:parent-style-name="Domyślnaczcionkaakapitu" style:family="text">
      <style:text-properties fo:background-color="#80FFFF" style:text-underline-type="single" style:text-underline-style="solid" style:text-underline-width="auto" style:text-underline-mode="continuous"/>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5in"/>
    </style:style>
    <style:style style:name="P72" style:parent-style-name="Normalny" style:family="paragraph">
      <style:paragraph-properties fo:text-align="justify" fo:line-height="150%"/>
    </style:style>
    <style:style style:name="T73" style:parent-style-name="Domyślnaczcionkaakapitu" style:family="text">
      <style:text-properties fo:background-color="#80FFFF" style:text-underline-type="single" style:text-underline-style="solid" style:text-underline-width="auto" style:text-underline-mode="continuous"/>
    </style:style>
    <style:style style:name="T74" style:parent-style-name="Domyślnaczcionkaakapitu" style:family="text">
      <style:text-properties style:text-underline-type="single" style:text-underline-style="solid" style:text-underline-width="auto" style:text-underline-mode="continuous"/>
    </style:style>
    <style:style style:name="P75" style:parent-style-name="Normalny" style:family="paragraph">
      <style:paragraph-properties fo:text-align="justify" fo:line-height="150%" fo:text-indent="0.25in"/>
    </style:style>
    <style:style style:name="P76" style:parent-style-name="Normalny" style:family="paragraph">
      <style:paragraph-properties fo:text-align="justify" fo:line-height="150%"/>
    </style:style>
    <style:style style:name="T77" style:parent-style-name="Domyślnaczcionkaakapitu" style:family="text">
      <style:text-properties style:text-underline-type="single" style:text-underline-style="solid" style:text-underline-width="auto" style:text-underline-mode="continuous"/>
    </style:style>
    <style:style style:name="P78" style:parent-style-name="Normalny" style:family="paragraph">
      <style:paragraph-properties fo:text-align="justify" fo:line-height="150%" fo:text-indent="0.25in"/>
    </style:style>
    <style:style style:name="P79" style:parent-style-name="Normalny" style:family="paragraph">
      <style:paragraph-properties fo:text-align="justify" fo:line-height="150%"/>
    </style:style>
    <style:style style:name="T80" style:parent-style-name="Domyślnaczcionkaakapitu" style:family="text">
      <style:text-properties style:text-underline-type="single" style:text-underline-style="solid" style:text-underline-width="auto" style:text-underline-mode="continuous"/>
    </style:style>
    <style:style style:name="P81" style:parent-style-name="Normalny" style:family="paragraph">
      <style:paragraph-properties fo:text-align="justify" fo:line-height="150%" fo:text-indent="0.25in"/>
    </style:style>
    <style:style style:name="P82" style:parent-style-name="Normalny" style:family="paragraph">
      <style:paragraph-properties fo:text-align="justify" fo:line-height="150%"/>
    </style:style>
    <style:style style:name="T83" style:parent-style-name="Domyślnaczcionkaakapitu" style:family="text">
      <style:text-properties style:text-underline-type="single" style:text-underline-style="solid" style:text-underline-width="auto" style:text-underline-mode="continuous"/>
    </style:style>
    <style:style style:name="P84" style:parent-style-name="Normalny" style:family="paragraph">
      <style:paragraph-properties fo:text-align="justify" fo:line-height="150%" fo:text-indent="0.25in"/>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P87" style:parent-style-name="Normalny" style:family="paragraph">
      <style:paragraph-properties fo:text-align="justify" fo:line-height="150%"/>
    </style:style>
    <style:style style:name="T88" style:parent-style-name="Domyślnaczcionkaakapitu" style:family="text">
      <style:text-properties style:text-underline-type="single" style:text-underline-style="solid" style:text-underline-width="auto" style:text-underline-mode="continuous"/>
    </style:style>
    <style:style style:name="T89" style:parent-style-name="Domyślnaczcionkaakapitu" style:family="text">
      <style:text-properties fo:background-color="#80FFFF" style:text-underline-type="single" style:text-underline-style="solid" style:text-underline-width="auto" style:text-underline-mode="continuous"/>
    </style:style>
    <style:style style:name="T90" style:parent-style-name="Domyślnaczcionkaakapitu" style:family="text">
      <style:text-properties style:text-underline-type="single" style:text-underline-style="solid" style:text-underline-width="auto" style:text-underline-mode="continuous"/>
    </style:style>
    <style:style style:name="P91" style:parent-style-name="Normalny" style:family="paragraph">
      <style:paragraph-properties fo:text-align="justify" fo:line-height="150%" fo:text-indent="0.25in"/>
    </style:style>
    <style:style style:name="P92" style:parent-style-name="Normalny" style:family="paragraph">
      <style:paragraph-properties fo:text-align="justify" fo:line-height="150%" fo:text-indent="0.25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style:style>
    <style:style style:name="T97" style:parent-style-name="Domyślnaczcionkaakapitu" style:family="text">
      <style:text-properties style:text-underline-type="single" style:text-underline-style="solid" style:text-underline-width="auto" style:text-underline-mode="continuous"/>
    </style:style>
    <style:style style:name="P98" style:parent-style-name="Normalny" style:family="paragraph">
      <style:paragraph-properties fo:text-align="justify" fo:line-height="150%" fo:text-indent="0.25in"/>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style:style>
    <style:style style:name="T101" style:parent-style-name="Domyślnaczcionkaakapitu" style:family="text">
      <style:text-properties fo:background-color="#80FFFF" style:text-underline-type="single" style:text-underline-style="solid" style:text-underline-width="auto" style:text-underline-mode="continuous"/>
    </style:style>
    <style:style style:name="T102" style:parent-style-name="Domyślnaczcionkaakapitu" style:family="text">
      <style:text-properties style:text-underline-type="single" style:text-underline-style="solid" style:text-underline-width="auto" style:text-underline-mode="continuous"/>
    </style:style>
    <style:style style:name="P103" style:parent-style-name="Normalny" style:family="paragraph">
      <style:paragraph-properties fo:text-align="justify" fo:line-height="150%" fo:text-indent="0.25in"/>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style:tab-stops>
          <style:tab-stop style:type="left" style:position="3.3013in"/>
        </style:tab-stops>
      </style:paragraph-properties>
    </style:style>
    <style:style style:name="T126" style:parent-style-name="Domyślnaczcionkaakapitu" style:family="text">
      <style:text-properties style:text-underline-type="single" style:text-underline-style="solid" style:text-underline-width="auto" style:text-underline-mode="continuous"/>
    </style:style>
    <style:style style:name="T127" style:parent-style-name="Domyślnaczcionkaakapitu" style:family="text">
      <style:text-properties fo:background-color="#80FFFF" style:text-underline-type="single" style:text-underline-style="solid" style:text-underline-width="auto" style:text-underline-mode="continuous"/>
    </style:style>
    <style:style style:name="T128" style:parent-style-name="Domyślnaczcionkaakapitu" style:family="text">
      <style:text-properties style:text-underline-type="single" style:text-underline-style="solid" style:text-underline-width="auto" style:text-underline-mode="continuous"/>
    </style:style>
    <style:style style:name="T129" style:parent-style-name="Domyślnaczcionkaakapitu" style:family="text">
      <style:text-properties fo:background-color="#80FFFF" style:text-underline-type="single" style:text-underline-style="solid" style:text-underline-width="auto" style:text-underline-mode="continuous"/>
    </style:style>
    <style:style style:name="T130" style:parent-style-name="Domyślnaczcionkaakapitu" style:family="text">
      <style:text-properties style:text-underline-type="single" style:text-underline-style="solid" style:text-underline-width="auto" style:text-underline-mode="continuous"/>
    </style:style>
    <style:style style:name="T131" style:parent-style-name="Domyślnaczcionkaakapitu" style:family="text">
      <style:text-properties fo:background-color="#80FFFF" style:text-underline-type="single" style:text-underline-style="solid" style:text-underline-width="auto" style:text-underline-mode="continuous"/>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tab-stops>
          <style:tab-stop style:type="left" style:position="3.3013in"/>
        </style:tab-stops>
      </style:paragraph-properties>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style:style>
    <style:style style:name="T187" style:parent-style-name="Domyślnaczcionkaakapitu" style:family="text">
      <style:text-properties fo:background-color="#80FFFF" style:text-underline-type="single" style:text-underline-style="solid" style:text-underline-width="auto" style:text-underline-mode="continuous"/>
    </style:style>
    <style:style style:name="T188" style:parent-style-name="Domyślnaczcionkaakapitu" style:family="text">
      <style:text-properties style:text-underline-type="single" style:text-underline-style="solid" style:text-underline-width="auto" style:text-underline-mode="continuous"/>
    </style:style>
    <style:style style:name="T189" style:parent-style-name="Domyślnaczcionkaakapitu" style:family="text">
      <style:text-properties fo:background-color="#80FFFF" style:text-underline-type="single" style:text-underline-style="solid" style:text-underline-width="auto" style:text-underline-mode="continuous"/>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5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style:style>
    <style:style style:name="T210" style:parent-style-name="Domyślnaczcionkaakapitu" style:family="text">
      <style:text-properties style:text-underline-type="single" style:text-underline-style="solid" style:text-underline-width="auto" style:text-underline-mode="continuous"/>
    </style:style>
    <style:style style:name="T211" style:parent-style-name="Domyślnaczcionkaakapitu" style:family="text">
      <style:text-properties fo:background-color="#80FFFF" style:text-underline-type="single" style:text-underline-style="solid" style:text-underline-width="auto" style:text-underline-mode="continuous"/>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5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style:style>
    <style:style style:name="T218" style:parent-style-name="Domyślnaczcionkaakapitu" style:family="text">
      <style:text-properties style:text-underline-type="single" style:text-underline-style="solid" style:text-underline-width="auto" style:text-underline-mode="continuous"/>
    </style:style>
    <style:style style:name="T219" style:parent-style-name="Domyślnaczcionkaakapitu" style:family="text">
      <style:text-properties fo:background-color="#80FFFF" style:text-underline-type="single" style:text-underline-style="solid" style:text-underline-width="auto" style:text-underline-mode="continuous"/>
    </style:style>
    <style:style style:name="T220" style:parent-style-name="Domyślnaczcionkaakapitu" style:family="text">
      <style:text-properties style:text-underline-type="single" style:text-underline-style="solid" style:text-underline-width="auto" style:text-underline-mode="continuous"/>
    </style:style>
    <style:style style:name="T221" style:parent-style-name="Domyślnaczcionkaakapitu" style:family="text">
      <style:text-properties fo:background-color="#80FFFF" style:text-underline-type="single" style:text-underline-style="solid" style:text-underline-width="auto" style:text-underline-mode="continuous"/>
    </style:style>
    <style:style style:name="T222" style:parent-style-name="Domyślnaczcionkaakapitu" style:family="text">
      <style:text-properties style:text-underline-type="single" style:text-underline-style="solid" style:text-underline-width="auto" style:text-underline-mode="continuous"/>
    </style:style>
    <style:style style:name="T223" style:parent-style-name="Domyślnaczcionkaakapitu" style:family="text">
      <style:text-properties fo:background-color="#80FFFF" style:text-underline-type="single" style:text-underline-style="solid" style:text-underline-width="auto" style:text-underline-mode="continuous"/>
    </style:style>
    <style:style style:name="T224" style:parent-style-name="Domyślnaczcionkaakapitu" style:family="text">
      <style:text-properties style:text-underline-type="single" style:text-underline-style="solid" style:text-underline-width="auto" style:text-underline-mode="continuous"/>
    </style:style>
    <style:style style:name="T225" style:parent-style-name="Domyślnaczcionkaakapitu" style:family="text">
      <style:text-properties fo:background-color="#80FFFF" style:text-underline-type="single" style:text-underline-style="solid" style:text-underline-width="auto" style:text-underline-mode="continuous"/>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fo:background-color="#80FFFF" style:text-underline-type="single" style:text-underline-style="solid" style:text-underline-width="auto" style:text-underline-mode="continuous"/>
    </style:style>
    <style:style style:name="P228" style:parent-style-name="Normalny" style:family="paragraph">
      <style:paragraph-properties fo:text-align="justify" fo:line-height="150%" fo:text-indent="0.25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style:style>
    <style:style style:name="T256" style:parent-style-name="Domyślnaczcionkaakapitu" style:family="text">
      <style:text-properties style:text-underline-type="single" style:text-underline-style="solid" style:text-underline-width="auto" style:text-underline-mode="continuous"/>
    </style:style>
    <style:style style:name="T257" style:parent-style-name="Domyślnaczcionkaakapitu" style:family="text">
      <style:text-properties fo:background-color="#80FFFF" style:text-underline-type="single" style:text-underline-style="solid" style:text-underline-width="auto" style:text-underline-mode="continuous"/>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style:style>
    <style:style style:name="T264" style:parent-style-name="Domyślnaczcionkaakapitu" style:family="text">
      <style:text-properties style:text-underline-type="single" style:text-underline-style="solid" style:text-underline-width="auto" style:text-underline-mode="continuous"/>
    </style:style>
    <style:style style:name="T265" style:parent-style-name="Domyślnaczcionkaakapitu" style:family="text">
      <style:text-properties fo:background-color="#80FFFF" style:text-underline-type="single" style:text-underline-style="solid" style:text-underline-width="auto" style:text-underline-mode="continuous"/>
    </style:style>
    <style:style style:name="T266" style:parent-style-name="Domyślnaczcionkaakapitu" style:family="text">
      <style:text-properties style:text-underline-type="single" style:text-underline-style="solid" style:text-underline-width="auto" style:text-underline-mode="continuous"/>
    </style:style>
    <style:style style:name="T267" style:parent-style-name="Domyślnaczcionkaakapitu" style:family="text">
      <style:text-properties style:text-underline-type="single" style:text-underline-style="solid" style:text-underline-width="auto" style:text-underline-mode="continuous"/>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5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fo:text-indent="0.25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style:style>
    <style:style style:name="T281" style:parent-style-name="Domyślnaczcionkaakapitu" style:family="text">
      <style:text-properties style:text-underline-type="single" style:text-underline-style="solid" style:text-underline-width="auto" style:text-underline-mode="continuous"/>
    </style:style>
    <style:style style:name="T282" style:parent-style-name="Domyślnaczcionkaakapitu" style:family="text">
      <style:text-properties fo:background-color="#80FFFF" style:text-underline-type="single" style:text-underline-style="solid" style:text-underline-width="auto" style:text-underline-mode="continuous"/>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5in"/>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style:tab-stops>
          <style:tab-stop style:type="left" style:position="3.7541in"/>
        </style:tab-stops>
      </style:paragraph-properties>
    </style:style>
    <style:style style:name="T287" style:parent-style-name="Domyślnaczcionkaakapitu" style:family="text">
      <style:text-properties fo:background-color="#80FFFF" style:text-underline-type="single" style:text-underline-style="solid" style:text-underline-width="auto" style:text-underline-mode="continuous"/>
    </style:style>
    <style:style style:name="T288" style:parent-style-name="Domyślnaczcionkaakapitu" style:family="text">
      <style:text-properties style:text-underline-type="single" style:text-underline-style="solid" style:text-underline-width="auto" style:text-underline-mode="continuous"/>
    </style:style>
    <style:style style:name="P289" style:parent-style-name="Normalny" style:family="paragraph">
      <style:paragraph-properties fo:text-align="justify" fo:line-height="150%" fo:text-indent="0.2479in">
        <style:tab-stops>
          <style:tab-stop style:type="left" style:position="3.7541in"/>
        </style:tab-stops>
      </style:paragraph-properties>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style:style>
    <style:style style:name="T294" style:parent-style-name="Domyślnaczcionkaakapitu" style:family="text">
      <style:text-properties style:text-underline-type="single" style:text-underline-style="solid" style:text-underline-width="auto" style:text-underline-mode="continuous"/>
    </style:style>
    <style:style style:name="P295" style:parent-style-name="Normalny" style:family="paragraph">
      <style:paragraph-properties fo:text-align="justify" fo:line-height="150%" fo:text-indent="0.25in"/>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fo:text-indent="0.25in"/>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fo:text-indent="0.25in"/>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style:style>
    <style:style style:name="T302" style:parent-style-name="Domyślnaczcionkaakapitu" style:family="text">
      <style:text-properties style:text-underline-type="single" style:text-underline-style="solid" style:text-underline-width="auto" style:text-underline-mode="continuous"/>
    </style:style>
    <style:style style:name="P303" style:parent-style-name="Normalny" style:family="paragraph">
      <style:paragraph-properties fo:text-align="justify" fo:line-height="150%" fo:text-indent="0.25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5in"/>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5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style:tab-stops>
          <style:tab-stop style:type="left" style:position="2.7645in"/>
        </style:tab-stops>
      </style:paragraph-properties>
    </style:style>
    <style:style style:name="T318" style:parent-style-name="Domyślnaczcionkaakapitu" style:family="text">
      <style:text-properties style:text-underline-type="single" style:text-underline-style="solid" style:text-underline-width="auto" style:text-underline-mode="continuous"/>
    </style:style>
    <style:style style:name="T319" style:parent-style-name="Domyślnaczcionkaakapitu" style:family="text">
      <style:text-properties fo:background-color="#80FFFF" style:text-underline-type="single" style:text-underline-style="solid" style:text-underline-width="auto" style:text-underline-mode="continuous"/>
    </style:style>
    <style:style style:name="T320" style:parent-style-name="Domyślnaczcionkaakapitu" style:family="text">
      <style:text-properties style:text-underline-type="single" style:text-underline-style="solid" style:text-underline-width="auto" style:text-underline-mode="continuous"/>
    </style:style>
    <style:style style:name="T321" style:parent-style-name="Domyślnaczcionkaakapitu" style:family="text">
      <style:text-properties fo:background-color="#80FFFF" style:text-underline-type="single" style:text-underline-style="solid" style:text-underline-width="auto" style:text-underline-mode="continuous"/>
    </style:style>
    <style:style style:name="T322" style:parent-style-name="Domyślnaczcionkaakapitu" style:family="text">
      <style:text-properties style:text-underline-type="single" style:text-underline-style="solid" style:text-underline-width="auto" style:text-underline-mode="continuous"/>
    </style:style>
    <style:style style:name="P323" style:parent-style-name="Normalny" style:family="paragraph">
      <style:paragraph-properties fo:text-align="justify" fo:line-height="150%" fo:text-indent="0.2479in">
        <style:tab-stops>
          <style:tab-stop style:type="left" style:position="2.7645in"/>
        </style:tab-stops>
      </style:paragraph-properties>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5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5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5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style:style>
    <style:style style:name="T360" style:parent-style-name="Domyślnaczcionkaakapitu" style:family="text">
      <style:text-properties fo:background-color="#80FFFF" style:text-underline-type="single" style:text-underline-style="solid" style:text-underline-width="auto" style:text-underline-mode="continuous"/>
    </style:style>
    <style:style style:name="T361" style:parent-style-name="Domyślnaczcionkaakapitu" style:family="text">
      <style:text-properties style:text-underline-type="single" style:text-underline-style="solid" style:text-underline-width="auto" style:text-underline-mode="continuous"/>
    </style:style>
    <style:style style:name="P362" style:parent-style-name="Normalny" style:family="paragraph">
      <style:paragraph-properties fo:text-align="justify" fo:line-height="150%" fo:text-indent="0.2479in"/>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style:style>
    <style:style style:name="T371" style:parent-style-name="Domyślnaczcionkaakapitu" style:family="text">
      <style:text-properties style:text-underline-type="single" style:text-underline-style="solid" style:text-underline-width="auto" style:text-underline-mode="continuous"/>
    </style:style>
    <style:style style:name="P372" style:parent-style-name="Normalny" style:family="paragraph">
      <style:paragraph-properties fo:text-align="justify" fo:line-height="150%" fo:text-indent="0.25in"/>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5in"/>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5in"/>
    </style:style>
    <style:style style:name="P378" style:parent-style-name="Normalny" style:family="paragraph">
      <style:paragraph-properties fo:text-align="justify" fo:line-height="150%"/>
    </style:style>
    <style:style style:name="P379" style:parent-style-name="Normalny" style:family="paragraph">
      <style:paragraph-properties fo:text-align="justify" fo:line-height="150%"/>
    </style:style>
    <style:style style:name="T380" style:parent-style-name="Domyślnaczcionkaakapitu" style:family="text">
      <style:text-properties style:text-underline-type="single" style:text-underline-style="solid" style:text-underline-width="auto" style:text-underline-mode="continuous"/>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5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fo:text-indent="0.25in"/>
    </style:style>
    <style:style style:name="P386" style:parent-style-name="Normalny" style:family="paragraph">
      <style:paragraph-properties fo:text-align="justify" fo:line-height="150%"/>
    </style:style>
    <style:style style:name="T387" style:parent-style-name="Domyślnaczcionkaakapitu" style:family="text">
      <style:text-properties style:text-underline-type="single" style:text-underline-style="solid" style:text-underline-width="auto" style:text-underline-mode="continuous"/>
    </style:style>
    <style:style style:name="T388" style:parent-style-name="Domyślnaczcionkaakapitu" style:family="text">
      <style:text-properties fo:background-color="#80FFFF" style:text-underline-type="single" style:text-underline-style="solid" style:text-underline-width="auto" style:text-underline-mode="continuous"/>
    </style:style>
    <style:style style:name="T389" style:parent-style-name="Domyślnaczcionkaakapitu" style:family="text">
      <style:text-properties style:text-underline-type="single" style:text-underline-style="solid" style:text-underline-width="auto" style:text-underline-mode="continuous"/>
    </style:style>
    <style:style style:name="P390" style:parent-style-name="Normalny" style:family="paragraph">
      <style:paragraph-properties fo:text-align="justify" fo:line-height="150%" fo:text-indent="0.25in"/>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style:style>
    <style:style style:name="T395" style:parent-style-name="Domyślnaczcionkaakapitu" style:family="text">
      <style:text-properties style:text-underline-type="single" style:text-underline-style="solid" style:text-underline-width="auto" style:text-underline-mode="continuous"/>
    </style:style>
    <style:style style:name="P396" style:parent-style-name="Normalny" style:family="paragraph">
      <style:paragraph-properties fo:text-align="justify" fo:line-height="150%" fo:text-indent="0.25in"/>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style:style>
    <style:style style:name="T399" style:parent-style-name="Domyślnaczcionkaakapitu" style:family="text">
      <style:text-properties style:text-underline-type="single" style:text-underline-style="solid" style:text-underline-width="auto" style:text-underline-mode="continuous"/>
    </style:style>
    <style:style style:name="T400" style:parent-style-name="Domyślnaczcionkaakapitu" style:family="text">
      <style:text-properties fo:background-color="#80FFFF" style:text-underline-type="single" style:text-underline-style="solid" style:text-underline-width="auto" style:text-underline-mode="continuous"/>
    </style:style>
    <style:style style:name="T401" style:parent-style-name="Domyślnaczcionkaakapitu" style:family="text">
      <style:text-properties style:text-underline-type="single" style:text-underline-style="solid" style:text-underline-width="auto" style:text-underline-mode="continuous"/>
    </style:style>
    <style:style style:name="T402" style:parent-style-name="Domyślnaczcionkaakapitu" style:family="text">
      <style:text-properties fo:background-color="#80FFFF" style:text-underline-type="single" style:text-underline-style="solid" style:text-underline-width="auto" style:text-underline-mode="continuous"/>
    </style:style>
    <style:style style:name="T403" style:parent-style-name="Domyślnaczcionkaakapitu" style:family="text">
      <style:text-properties style:text-underline-type="single" style:text-underline-style="solid" style:text-underline-width="auto" style:text-underline-mode="continuous"/>
    </style:style>
    <style:style style:name="T404" style:parent-style-name="Domyślnaczcionkaakapitu" style:family="text">
      <style:text-properties fo:background-color="#80FFFF" style:text-underline-type="single" style:text-underline-style="solid" style:text-underline-width="auto" style:text-underline-mode="continuous"/>
    </style:style>
    <style:style style:name="P405" style:parent-style-name="Normalny" style:family="paragraph">
      <style:paragraph-properties fo:text-align="justify" fo:line-height="150%" fo:text-indent="0.25in"/>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style:style>
    <style:style style:name="T408" style:parent-style-name="Domyślnaczcionkaakapitu" style:family="text">
      <style:text-properties style:text-underline-type="single" style:text-underline-style="solid" style:text-underline-width="auto" style:text-underline-mode="continuous"/>
    </style:style>
    <style:style style:name="P409" style:parent-style-name="Normalny" style:family="paragraph">
      <style:paragraph-properties fo:text-align="justify" fo:line-height="150%" fo:text-indent="0.25in"/>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style:style>
    <style:style style:name="T413" style:parent-style-name="Domyślnaczcionkaakapitu" style:family="text">
      <style:text-properties style:text-underline-type="single" style:text-underline-style="solid" style:text-underline-width="auto" style:text-underline-mode="continuous"/>
    </style:style>
    <style:style style:name="T414" style:parent-style-name="Domyślnaczcionkaakapitu" style:family="text">
      <style:text-properties fo:background-color="#80FFFF" style:text-underline-type="single" style:text-underline-style="solid" style:text-underline-width="auto" style:text-underline-mode="continuous"/>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T417" style:parent-style-name="Domyślnaczcionkaakapitu" style:family="text">
      <style:text-properties style:text-underline-type="single" style:text-underline-style="solid" style:text-underline-width="auto" style:text-underline-mode="continuous"/>
    </style:style>
    <style:style style:name="P418" style:parent-style-name="Normalny" style:family="paragraph">
      <style:paragraph-properties fo:text-align="justify" fo:line-height="150%" fo:text-indent="0.25in"/>
    </style:style>
    <style:style style:name="P419" style:parent-style-name="Normalny" style:family="paragraph">
      <style:paragraph-properties fo:text-align="justify" fo:line-height="150%" fo:text-indent="0.25in"/>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5in"/>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5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5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5in"/>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5in"/>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fo:text-indent="0.25in"/>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5in"/>
    </style:style>
    <style:style style:name="P452" style:parent-style-name="Normalny" style:family="paragraph">
      <style:paragraph-properties fo:text-align="justify" fo:line-height="150%"/>
    </style:style>
    <style:style style:name="T453" style:parent-style-name="Domyślnaczcionkaakapitu" style:family="text">
      <style:text-properties style:text-underline-type="single" style:text-underline-style="solid" style:text-underline-width="auto" style:text-underline-mode="continuous"/>
    </style:style>
    <style:style style:name="P454" style:parent-style-name="Normalny" style:family="paragraph">
      <style:paragraph-properties fo:text-align="justify" fo:line-height="150%" fo:text-indent="0.25in"/>
    </style:style>
    <style:style style:name="P455" style:parent-style-name="Normalny" style:family="paragraph">
      <style:paragraph-properties fo:text-align="justify" fo:line-height="150%" fo:text-indent="0.25in"/>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5in"/>
    </style:style>
    <style:style style:name="P458" style:parent-style-name="Normalny" style:family="paragraph">
      <style:paragraph-properties fo:text-align="justify" fo:line-height="150%" fo:text-indent="0.25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5in"/>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fo:text-indent="0.25in"/>
    </style:style>
    <style:style style:name="P465" style:parent-style-name="Normalny" style:family="paragraph">
      <style:paragraph-properties fo:text-align="justify" fo:line-height="150%"/>
    </style:style>
    <style:style style:name="T466" style:parent-style-name="Domyślnaczcionkaakapitu" style:family="text">
      <style:text-properties style:text-underline-type="single" style:text-underline-style="solid" style:text-underline-width="auto" style:text-underline-mode="continuous"/>
    </style:style>
    <style:style style:name="P467" style:parent-style-name="Normalny" style:family="paragraph">
      <style:paragraph-properties fo:text-align="justify" fo:line-height="150%" fo:text-indent="0.25in"/>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5in"/>
    </style:style>
    <style:style style:name="P470" style:parent-style-name="Normalny" style:family="paragraph">
      <style:paragraph-properties fo:text-align="justify" fo:line-height="150%"/>
    </style:style>
    <style:style style:name="T471" style:parent-style-name="Domyślnaczcionkaakapitu" style:family="text">
      <style:text-properties style:text-underline-type="single" style:text-underline-style="solid" style:text-underline-width="auto" style:text-underline-mode="continuous"/>
    </style:style>
    <style:style style:name="P472" style:parent-style-name="Normalny" style:family="paragraph">
      <style:paragraph-properties fo:text-align="justify" fo:line-height="150%" fo:text-indent="0.25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style:style>
    <style:style style:name="T476" style:parent-style-name="Domyślnaczcionkaakapitu" style:family="text">
      <style:text-properties fo:background-color="#80FFFF" style:text-underline-type="single" style:text-underline-style="solid" style:text-underline-width="auto" style:text-underline-mode="continuous"/>
    </style:style>
    <style:style style:name="T477" style:parent-style-name="Domyślnaczcionkaakapitu" style:family="text">
      <style:text-properties style:text-underline-type="single" style:text-underline-style="solid" style:text-underline-width="auto" style:text-underline-mode="continuous"/>
    </style:style>
    <style:style style:name="T478" style:parent-style-name="Domyślnaczcionkaakapitu" style:family="text">
      <style:text-properties fo:background-color="#80FFFF" style:text-underline-type="single" style:text-underline-style="solid" style:text-underline-width="auto" style:text-underline-mode="continuous"/>
    </style:style>
    <style:style style:name="T479" style:parent-style-name="Domyślnaczcionkaakapitu" style:family="text">
      <style:text-properties style:text-underline-type="single" style:text-underline-style="solid" style:text-underline-width="auto" style:text-underline-mode="continuous"/>
    </style:style>
    <style:style style:name="P480" style:parent-style-name="Normalny" style:family="paragraph">
      <style:paragraph-properties fo:text-align="justify" fo:line-height="150%" fo:text-indent="0.25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style:style>
    <style:style style:name="T484" style:parent-style-name="Domyślnaczcionkaakapitu" style:family="text">
      <style:text-properties style:text-underline-type="single" style:text-underline-style="solid" style:text-underline-width="auto" style:text-underline-mode="continuous"/>
    </style:style>
    <style:style style:name="T485" style:parent-style-name="Domyślnaczcionkaakapitu" style:family="text">
      <style:text-properties fo:background-color="#80FFFF" style:text-underline-type="single" style:text-underline-style="solid" style:text-underline-width="auto" style:text-underline-mode="continuous"/>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style:style>
    <style:style style:name="T496" style:parent-style-name="Domyślnaczcionkaakapitu" style:family="text">
      <style:text-properties style:text-underline-type="single" style:text-underline-style="solid" style:text-underline-width="auto" style:text-underline-mode="continuous"/>
    </style:style>
    <style:style style:name="T497" style:parent-style-name="Domyślnaczcionkaakapitu" style:family="text">
      <style:text-properties fo:background-color="#80FFFF" style:text-underline-type="single" style:text-underline-style="solid" style:text-underline-width="auto" style:text-underline-mode="continuous"/>
    </style:style>
    <style:style style:name="T498" style:parent-style-name="Domyślnaczcionkaakapitu" style:family="text">
      <style:text-properties style:text-underline-type="single" style:text-underline-style="solid" style:text-underline-width="auto" style:text-underline-mode="continuous"/>
    </style:style>
    <style:style style:name="P499" style:parent-style-name="Normalny" style:family="paragraph">
      <style:paragraph-properties fo:text-align="justify" fo:line-height="150%" fo:text-indent="0.25in"/>
    </style:style>
    <style:style style:name="P500" style:parent-style-name="Normalny" style:family="paragraph">
      <style:paragraph-properties fo:text-align="justify" fo:line-height="150%"/>
    </style:style>
    <style:style style:name="T501" style:parent-style-name="Domyślnaczcionkaakapitu" style:family="text">
      <style:text-properties style:text-underline-type="single" style:text-underline-style="solid" style:text-underline-width="auto" style:text-underline-mode="continuous"/>
    </style:style>
    <style:style style:name="P502" style:parent-style-name="Normalny" style:family="paragraph">
      <style:paragraph-properties fo:text-align="justify" fo:line-height="150%" fo:text-indent="0.25in"/>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5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P510" style:parent-style-name="Normalny" style:family="paragraph">
      <style:paragraph-properties fo:text-align="justify" fo:line-height="150%"/>
    </style:style>
    <style:style style:name="T511" style:parent-style-name="Domyślnaczcionkaakapitu" style:family="text">
      <style:text-properties style:text-underline-type="single" style:text-underline-style="solid" style:text-underline-width="auto" style:text-underline-mode="continuous"/>
    </style:style>
    <style:style style:name="P512" style:parent-style-name="Normalny" style:family="paragraph">
      <style:paragraph-properties fo:text-align="justify" fo:line-height="150%" fo:text-indent="0.25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5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fo:text-indent="0.25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style:style>
    <style:style style:name="T527" style:parent-style-name="Domyślnaczcionkaakapitu" style:family="text">
      <style:text-properties fo:background-color="#80FFFF" style:text-underline-type="single" style:text-underline-style="solid" style:text-underline-width="auto" style:text-underline-mode="continuous"/>
    </style:style>
    <style:style style:name="T528" style:parent-style-name="Domyślnaczcionkaakapitu" style:family="text">
      <style:text-properties style:text-underline-type="single" style:text-underline-style="solid" style:text-underline-width="auto" style:text-underline-mode="continuous"/>
    </style:style>
    <style:style style:name="T529" style:parent-style-name="Domyślnaczcionkaakapitu" style:family="text">
      <style:text-properties fo:background-color="#80FFFF" style:text-underline-type="single" style:text-underline-style="solid" style:text-underline-width="auto" style:text-underline-mode="continuous"/>
    </style:style>
    <style:style style:name="T530" style:parent-style-name="Domyślnaczcionkaakapitu" style:family="text">
      <style:text-properties style:text-underline-type="single" style:text-underline-style="solid" style:text-underline-width="auto" style:text-underline-mode="continuous"/>
    </style:style>
    <style:style style:name="T531" style:parent-style-name="Domyślnaczcionkaakapitu" style:family="text">
      <style:text-properties fo:background-color="#80FFFF" style:text-underline-type="single" style:text-underline-style="solid" style:text-underline-width="auto" style:text-underline-mode="continuous"/>
    </style:style>
    <style:style style:name="T532" style:parent-style-name="Domyślnaczcionkaakapitu" style:family="text">
      <style:text-properties style:text-underline-type="single" style:text-underline-style="solid" style:text-underline-width="auto" style:text-underline-mode="continuous"/>
    </style:style>
    <style:style style:name="P533" style:parent-style-name="Normalny" style:family="paragraph">
      <style:paragraph-properties fo:text-align="justify" fo:line-height="150%" fo:text-indent="0.25in"/>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style:style>
    <style:style style:name="T540" style:parent-style-name="Domyślnaczcionkaakapitu" style:family="text">
      <style:text-properties style:text-underline-type="single" style:text-underline-style="solid" style:text-underline-width="auto" style:text-underline-mode="continuous"/>
    </style:style>
    <style:style style:name="T541" style:parent-style-name="Domyślnaczcionkaakapitu" style:family="text">
      <style:text-properties fo:background-color="#80FFFF" style:text-underline-type="single" style:text-underline-style="solid" style:text-underline-width="auto" style:text-underline-mode="continuous"/>
    </style:style>
    <style:style style:name="P542" style:parent-style-name="Normalny" style:family="paragraph">
      <style:paragraph-properties fo:text-align="justify" fo:line-height="150%" fo:text-indent="0.2479in"/>
    </style:style>
    <style:style style:name="P543" style:parent-style-name="Normalny" style:family="paragraph">
      <style:paragraph-properties fo:text-align="justify" fo:line-height="150%"/>
    </style:style>
    <style:style style:name="T544" style:parent-style-name="Domyślnaczcionkaakapitu" style:family="text">
      <style:text-properties style:text-underline-type="single" style:text-underline-style="solid" style:text-underline-width="auto" style:text-underline-mode="continuous"/>
    </style:style>
    <style:style style:name="P545" style:parent-style-name="Normalny" style:family="paragraph">
      <style:paragraph-properties fo:text-align="justify" fo:line-height="150%" fo:text-indent="0.25in"/>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5in"/>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5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5in"/>
    </style:style>
    <style:style style:name="P569" style:parent-style-name="Normalny" style:family="paragraph">
      <style:paragraph-properties fo:text-align="justify" fo:line-height="150%" fo:text-indent="0.25in"/>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5in"/>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P579" style:parent-style-name="Normalny" style:family="paragraph">
      <style:paragraph-properties fo:text-align="justify" fo:line-height="150%" fo:text-indent="0.25in"/>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style:style>
    <style:style style:name="T586" style:parent-style-name="Domyślnaczcionkaakapitu" style:family="text">
      <style:text-properties style:text-underline-type="single" style:text-underline-style="solid" style:text-underline-width="auto" style:text-underline-mode="continuous"/>
    </style:style>
    <style:style style:name="T587" style:parent-style-name="Domyślnaczcionkaakapitu" style:family="text">
      <style:text-properties fo:background-color="#80FFFF" style:text-underline-type="single" style:text-underline-style="solid" style:text-underline-width="auto" style:text-underline-mode="continuous"/>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479in"/>
    </style:style>
    <style:style style:name="P590" style:parent-style-name="Normalny" style:family="paragraph">
      <style:paragraph-properties fo:text-align="justify" fo:line-height="150%" fo:text-indent="0.25in"/>
    </style:style>
    <style:style style:name="P591" style:parent-style-name="Normalny" style:family="paragraph">
      <style:paragraph-properties fo:text-align="justify" fo:line-height="150%"/>
    </style:style>
    <style:style style:name="T592" style:parent-style-name="Domyślnaczcionkaakapitu" style:family="text">
      <style:text-properties style:text-underline-type="single" style:text-underline-style="solid" style:text-underline-width="auto" style:text-underline-mode="continuous"/>
    </style:style>
    <style:style style:name="P593" style:parent-style-name="Normalny" style:family="paragraph">
      <style:paragraph-properties fo:text-align="justify" fo:line-height="150%" fo:text-indent="0.25in"/>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style:style>
    <style:style style:name="T596" style:parent-style-name="Domyślnaczcionkaakapitu" style:family="text">
      <style:text-properties style:text-underline-type="single" style:text-underline-style="solid" style:text-underline-width="auto" style:text-underline-mode="continuous"/>
    </style:style>
    <style:style style:name="P597" style:parent-style-name="Normalny" style:family="paragraph">
      <style:paragraph-properties fo:text-align="justify" fo:line-height="150%" fo:text-indent="0.25in"/>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style:style>
    <style:style style:name="T600" style:parent-style-name="Domyślnaczcionkaakapitu" style:family="text">
      <style:text-properties style:text-underline-type="single" style:text-underline-style="solid" style:text-underline-width="auto" style:text-underline-mode="continuous"/>
    </style:style>
    <style:style style:name="T601" style:parent-style-name="Domyślnaczcionkaakapitu" style:family="text">
      <style:text-properties fo:background-color="#80FFFF" style:text-underline-type="single" style:text-underline-style="solid" style:text-underline-width="auto" style:text-underline-mode="continuous"/>
    </style:style>
    <style:style style:name="T602" style:parent-style-name="Domyślnaczcionkaakapitu" style:family="text">
      <style:text-properties style:text-underline-type="single" style:text-underline-style="solid" style:text-underline-width="auto" style:text-underline-mode="continuous"/>
    </style:style>
    <style:style style:name="P603" style:parent-style-name="Normalny" style:family="paragraph">
      <style:paragraph-properties fo:text-align="justify" fo:line-height="150%" fo:text-indent="0.2479in"/>
    </style:style>
    <style:style style:name="P604" style:parent-style-name="Normalny" style:family="paragraph">
      <style:paragraph-properties fo:text-align="justify" fo:line-height="150%" fo:text-indent="0.25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text-underline-type="single" style:text-underline-style="solid" style:text-underline-width="auto" style:text-underline-mode="continuous"/>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5in"/>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5in"/>
    </style:style>
    <style:style style:name="P632" style:parent-style-name="Normalny" style:family="paragraph">
      <style:paragraph-properties fo:text-align="justify" fo:line-height="150%" fo:text-indent="0.25in"/>
    </style:style>
    <style:style style:name="P633" style:parent-style-name="Normalny" style:family="paragraph">
      <style:paragraph-properties fo:text-align="justify" fo:line-height="150%" fo:text-indent="0.25in"/>
    </style:style>
    <style:style style:name="P634" style:parent-style-name="Normalny" style:family="paragraph">
      <style:paragraph-properties fo:text-align="justify" fo:line-height="150%"/>
    </style:style>
    <style:style style:name="T635" style:parent-style-name="Domyślnaczcionkaakapitu" style:family="text">
      <style:text-properties fo:background-color="#80FFFF" style:text-underline-type="single" style:text-underline-style="solid" style:text-underline-width="auto" style:text-underline-mode="continuous"/>
    </style:style>
    <style:style style:name="T636" style:parent-style-name="Domyślnaczcionkaakapitu" style:family="text">
      <style:text-properties style:text-underline-type="single" style:text-underline-style="solid" style:text-underline-width="auto" style:text-underline-mode="continuous"/>
    </style:style>
    <style:style style:name="P637" style:parent-style-name="Normalny" style:family="paragraph">
      <style:paragraph-properties fo:text-align="justify" fo:line-height="150%" fo:text-indent="0.25in"/>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style:style>
    <style:style style:name="T645" style:parent-style-name="Domyślnaczcionkaakapitu" style:family="text">
      <style:text-properties style:text-underline-type="single" style:text-underline-style="solid" style:text-underline-width="auto" style:text-underline-mode="continuous"/>
    </style:style>
    <style:style style:name="T646" style:parent-style-name="Domyślnaczcionkaakapitu" style:family="text">
      <style:text-properties fo:background-color="#80FFFF" style:text-underline-type="single" style:text-underline-style="solid" style:text-underline-width="auto" style:text-underline-mode="continuous"/>
    </style:style>
    <style:style style:name="P647" style:parent-style-name="Normalny" style:family="paragraph">
      <style:paragraph-properties fo:text-align="justify" fo:line-height="150%" fo:text-indent="0.25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5in"/>
    </style:style>
    <style:style style:name="P652" style:parent-style-name="Normalny" style:family="paragraph">
      <style:paragraph-properties fo:text-align="justify" fo:line-height="150%" fo:text-indent="0.25in"/>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5in"/>
    </style:style>
    <style:style style:name="P656" style:parent-style-name="Normalny" style:family="paragraph">
      <style:paragraph-properties fo:text-align="justify" fo:line-height="150%" fo:text-indent="0.25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479in"/>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P666" style:parent-style-name="Normalny" style:family="paragraph">
      <style:paragraph-properties fo:text-align="justify" fo:line-height="150%"/>
    </style:style>
    <style:style style:name="T667" style:parent-style-name="Domyślnaczcionkaakapitu" style:family="text">
      <style:text-properties style:text-underline-type="single" style:text-underline-style="solid" style:text-underline-width="auto" style:text-underline-mode="continuous"/>
    </style:style>
    <style:style style:name="P668" style:parent-style-name="Normalny" style:family="paragraph">
      <style:paragraph-properties fo:text-align="justify" fo:line-height="150%" fo:text-indent="0.2479in">
        <style:tab-stops>
          <style:tab-stop style:type="left" style:position="3.0937in"/>
        </style:tab-stops>
      </style:paragraph-properties>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style:style>
    <style:style style:name="T677" style:parent-style-name="Domyślnaczcionkaakapitu" style:family="text">
      <style:text-properties style:text-underline-type="single" style:text-underline-style="solid" style:text-underline-width="auto" style:text-underline-mode="continuous"/>
    </style:style>
    <style:style style:name="T678" style:parent-style-name="Domyślnaczcionkaakapitu" style:family="text">
      <style:text-properties fo:background-color="#80FFFF" style:text-underline-type="single" style:text-underline-style="solid" style:text-underline-width="auto" style:text-underline-mode="continuous"/>
    </style:style>
    <style:style style:name="T679" style:parent-style-name="Domyślnaczcionkaakapitu" style:family="text">
      <style:text-properties style:text-underline-type="single" style:text-underline-style="solid" style:text-underline-width="auto" style:text-underline-mode="continuous"/>
    </style:style>
    <style:style style:name="T680" style:parent-style-name="Domyślnaczcionkaakapitu" style:family="text">
      <style:text-properties fo:background-color="#80FFFF" style:text-underline-type="single" style:text-underline-style="solid" style:text-underline-width="auto" style:text-underline-mode="continuous"/>
    </style:style>
    <style:style style:name="T681" style:parent-style-name="Domyślnaczcionkaakapitu" style:family="text">
      <style:text-properties style:text-underline-type="single" style:text-underline-style="solid" style:text-underline-width="auto" style:text-underline-mode="continuous"/>
    </style:style>
    <style:style style:name="T682" style:parent-style-name="Domyślnaczcionkaakapitu" style:family="text">
      <style:text-properties fo:background-color="#80FFFF" style:text-underline-type="single" style:text-underline-style="solid" style:text-underline-width="auto" style:text-underline-mode="continuous"/>
    </style:style>
    <style:style style:name="P683" style:parent-style-name="Normalny" style:family="paragraph">
      <style:paragraph-properties fo:text-align="justify" fo:line-height="150%" fo:text-indent="0.25in"/>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style:style>
    <style:style style:name="T687" style:parent-style-name="Domyślnaczcionkaakapitu" style:family="text">
      <style:text-properties style:text-underline-type="single" style:text-underline-style="solid" style:text-underline-width="auto" style:text-underline-mode="continuous"/>
    </style:style>
    <style:style style:name="T688" style:parent-style-name="Domyślnaczcionkaakapitu" style:family="text">
      <style:text-properties fo:background-color="#80FFFF" style:text-underline-type="single" style:text-underline-style="solid" style:text-underline-width="auto" style:text-underline-mode="continuous"/>
    </style:style>
    <style:style style:name="T689" style:parent-style-name="Domyślnaczcionkaakapitu" style:family="text">
      <style:text-properties style:text-underline-type="single" style:text-underline-style="solid" style:text-underline-width="auto" style:text-underline-mode="continuous"/>
    </style:style>
    <style:style style:name="P690" style:parent-style-name="Normalny" style:family="paragraph">
      <style:paragraph-properties fo:text-align="justify" fo:line-height="150%" fo:text-indent="0.25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style:style>
    <style:style style:name="P700" style:parent-style-name="Normalny" style:family="paragraph">
      <style:paragraph-properties fo:text-align="justify" fo:line-height="150%"/>
    </style:style>
    <style:style style:name="T701" style:parent-style-name="Domyślnaczcionkaakapitu" style:family="text">
      <style:text-properties style:text-underline-type="single" style:text-underline-style="solid" style:text-underline-width="auto" style:text-underline-mode="continuous"/>
    </style:style>
    <style:style style:name="T702" style:parent-style-name="Domyślnaczcionkaakapitu" style:family="text">
      <style:text-properties fo:background-color="#80FFFF" style:text-underline-type="single" style:text-underline-style="solid" style:text-underline-width="auto" style:text-underline-mode="continuous"/>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5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5in"/>
    </style:style>
    <style:style style:name="P708" style:parent-style-name="Normalny" style:family="paragraph">
      <style:paragraph-properties fo:text-align="justify" fo:line-height="150%"/>
    </style:style>
    <style:style style:name="T709" style:parent-style-name="Domyślnaczcionkaakapitu" style:family="text">
      <style:text-properties fo:background-color="#80FFFF" style:text-underline-type="single" style:text-underline-style="solid" style:text-underline-width="auto" style:text-underline-mode="continuous"/>
    </style:style>
    <style:style style:name="T710" style:parent-style-name="Domyślnaczcionkaakapitu" style:family="text">
      <style:text-properties style:text-underline-type="single" style:text-underline-style="solid" style:text-underline-width="auto" style:text-underline-mode="continuous"/>
    </style:style>
    <style:style style:name="T711" style:parent-style-name="Domyślnaczcionkaakapitu" style:family="text">
      <style:text-properties fo:background-color="#80FFFF" style:text-underline-type="single" style:text-underline-style="solid" style:text-underline-width="auto" style:text-underline-mode="continuous"/>
    </style:style>
    <style:style style:name="T712" style:parent-style-name="Domyślnaczcionkaakapitu" style:family="text">
      <style:text-properties style:text-underline-type="single" style:text-underline-style="solid" style:text-underline-width="auto" style:text-underline-mode="continuous"/>
    </style:style>
    <style:style style:name="P713" style:parent-style-name="Normalny" style:family="paragraph">
      <style:paragraph-properties fo:text-align="justify" fo:line-height="150%" fo:text-indent="0.25in"/>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style:tab-stops>
          <style:tab-stop style:type="left" style:position="3.0937in"/>
        </style:tab-stops>
      </style:paragraph-properties>
    </style:style>
    <style:style style:name="T718" style:parent-style-name="Domyślnaczcionkaakapitu" style:family="text">
      <style:text-properties style:text-underline-type="single" style:text-underline-style="solid" style:text-underline-width="auto" style:text-underline-mode="continuous"/>
    </style:style>
    <style:style style:name="T719" style:parent-style-name="Domyślnaczcionkaakapitu" style:family="text">
      <style:text-properties fo:background-color="#80FFFF" style:text-underline-type="single" style:text-underline-style="solid" style:text-underline-width="auto" style:text-underline-mode="continuous"/>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479in">
        <style:tab-stops>
          <style:tab-stop style:type="left" style:position="3.0937in"/>
        </style:tab-stops>
      </style:paragraph-properties>
    </style:style>
    <style:style style:name="P722" style:parent-style-name="Normalny" style:family="paragraph">
      <style:paragraph-properties fo:text-align="justify" fo:line-height="150%" fo:text-indent="0.2479in">
        <style:tab-stops>
          <style:tab-stop style:type="left" style:position="3.0937in"/>
        </style:tab-stops>
      </style:paragraph-properties>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479in">
        <style:tab-stops>
          <style:tab-stop style:type="left" style:position="3.0937in"/>
        </style:tab-stops>
      </style:paragraph-properties>
    </style:style>
    <style:style style:name="P727" style:parent-style-name="Normalny" style:family="paragraph">
      <style:paragraph-properties fo:text-align="justify" fo:line-height="150%"/>
    </style:style>
    <style:style style:name="T728" style:parent-style-name="Domyślnaczcionkaakapitu" style:family="text">
      <style:text-properties style:text-underline-type="single" style:text-underline-style="solid" style:text-underline-width="auto" style:text-underline-mode="continuous"/>
    </style:style>
    <style:style style:name="T729" style:parent-style-name="Domyślnaczcionkaakapitu" style:family="text">
      <style:text-properties fo:background-color="#80FFFF" style:text-underline-type="single" style:text-underline-style="solid" style:text-underline-width="auto" style:text-underline-mode="continuous"/>
    </style:style>
    <style:style style:name="T730" style:parent-style-name="Domyślnaczcionkaakapitu" style:family="text">
      <style:text-properties style:text-underline-type="single" style:text-underline-style="solid" style:text-underline-width="auto" style:text-underline-mode="continuous"/>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5in"/>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5in"/>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5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style:style>
    <style:style style:name="T757" style:parent-style-name="Domyślnaczcionkaakapitu" style:family="text">
      <style:text-properties style:text-underline-type="single" style:text-underline-style="solid" style:text-underline-width="auto" style:text-underline-mode="continuous"/>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style:style>
    <style:style style:name="T761" style:parent-style-name="Domyślnaczcionkaakapitu" style:family="text">
      <style:text-properties fo:background-color="#80FFFF" style:text-underline-type="single" style:text-underline-style="solid" style:text-underline-width="auto" style:text-underline-mode="continuous"/>
    </style:style>
    <style:style style:name="T762" style:parent-style-name="Domyślnaczcionkaakapitu" style:family="text">
      <style:text-properties style:text-underline-type="single" style:text-underline-style="solid" style:text-underline-width="auto" style:text-underline-mode="continuous"/>
    </style:style>
    <style:style style:name="P763" style:parent-style-name="Normalny" style:family="paragraph">
      <style:paragraph-properties fo:text-align="justify" fo:line-height="150%" fo:text-indent="0.25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style:style>
    <style:style style:name="T767" style:parent-style-name="Domyślnaczcionkaakapitu" style:family="text">
      <style:text-properties style:text-underline-type="single" style:text-underline-style="solid" style:text-underline-width="auto" style:text-underline-mode="continuous"/>
    </style:style>
    <style:style style:name="T768" style:parent-style-name="Domyślnaczcionkaakapitu" style:family="text">
      <style:text-properties fo:background-color="#80FFFF" style:text-underline-type="single" style:text-underline-style="solid" style:text-underline-width="auto" style:text-underline-mode="continuous"/>
    </style:style>
    <style:style style:name="T769" style:parent-style-name="Domyślnaczcionkaakapitu" style:family="text">
      <style:text-properties style:text-underline-type="single" style:text-underline-style="solid" style:text-underline-width="auto" style:text-underline-mode="continuous"/>
    </style:style>
    <style:style style:name="P770" style:parent-style-name="Normalny" style:family="paragraph">
      <style:paragraph-properties fo:text-align="justify" fo:line-height="150%" fo:text-indent="0.25in"/>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5in"/>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style:tab-stops>
          <style:tab-stop style:type="left" style:position="3.0791in"/>
        </style:tab-stops>
      </style:paragraph-properties>
    </style:style>
    <style:style style:name="T783" style:parent-style-name="Domyślnaczcionkaakapitu" style:family="text">
      <style:text-properties style:text-underline-type="single" style:text-underline-style="solid" style:text-underline-width="auto" style:text-underline-mode="continuous"/>
    </style:style>
    <style:style style:name="T784" style:parent-style-name="Domyślnaczcionkaakapitu" style:family="text">
      <style:text-properties fo:background-color="#80FFFF" style:text-underline-type="single" style:text-underline-style="solid" style:text-underline-width="auto" style:text-underline-mode="continuous"/>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tab-stops>
          <style:tab-stop style:type="left" style:position="3.0791in"/>
        </style:tab-stops>
      </style:paragraph-properties>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fo:text-indent="0.25in"/>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fo:text-indent="0.25in"/>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style:style>
    <style:style style:name="T798" style:parent-style-name="Domyślnaczcionkaakapitu" style:family="text">
      <style:text-properties style:text-underline-type="single" style:text-underline-style="solid" style:text-underline-width="auto" style:text-underline-mode="continuous"/>
    </style:style>
    <style:style style:name="T799" style:parent-style-name="Domyślnaczcionkaakapitu" style:family="text">
      <style:text-properties fo:background-color="#80FFFF" style:text-underline-type="single" style:text-underline-style="solid" style:text-underline-width="auto" style:text-underline-mode="continuous"/>
    </style:style>
    <style:style style:name="T800" style:parent-style-name="Domyślnaczcionkaakapitu" style:family="text">
      <style:text-properties style:text-underline-type="single" style:text-underline-style="solid" style:text-underline-width="auto" style:text-underline-mode="continuous"/>
    </style:style>
    <style:style style:name="P801" style:parent-style-name="Normalny" style:family="paragraph">
      <style:paragraph-properties fo:text-align="justify" fo:line-height="150%" fo:text-indent="0.25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style:tab-stops>
          <style:tab-stop style:type="left" style:position="3.0791in"/>
        </style:tab-stops>
      </style:paragraph-properties>
    </style:style>
    <style:style style:name="T808" style:parent-style-name="Domyślnaczcionkaakapitu" style:family="text">
      <style:text-properties style:text-underline-type="single" style:text-underline-style="solid" style:text-underline-width="auto" style:text-underline-mode="continuous"/>
    </style:style>
    <style:style style:name="P809" style:parent-style-name="Normalny" style:family="paragraph">
      <style:paragraph-properties fo:text-align="justify" fo:line-height="150%" fo:text-indent="0.2479in">
        <style:tab-stops>
          <style:tab-stop style:type="left" style:position="3.0791in"/>
        </style:tab-stops>
      </style:paragraph-properties>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fo:text-indent="0.2479in">
        <style:tab-stops>
          <style:tab-stop style:type="left" style:position="3.0791in"/>
        </style:tab-stops>
      </style:paragraph-properties>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P818" style:parent-style-name="Normalny" style:family="paragraph">
      <style:paragraph-properties fo:text-align="justify" fo:line-height="150%">
        <style:tab-stops>
          <style:tab-stop style:type="left" style:position="3.0791in"/>
        </style:tab-stops>
      </style:paragraph-properties>
    </style:style>
    <style:style style:name="T819" style:parent-style-name="Domyślnaczcionkaakapitu" style:family="text">
      <style:text-properties style:text-underline-type="single" style:text-underline-style="solid" style:text-underline-width="auto" style:text-underline-mode="continuous"/>
    </style:style>
    <style:style style:name="P820" style:parent-style-name="Normalny" style:family="paragraph">
      <style:paragraph-properties fo:text-align="justify" fo:line-height="150%" fo:text-indent="0.2479in">
        <style:tab-stops>
          <style:tab-stop style:type="left" style:position="3.0791in"/>
        </style:tab-stops>
      </style:paragraph-properties>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fo:text-indent="0.25in"/>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fo:text-indent="0.25in"/>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style:style>
    <style:style style:name="T832" style:parent-style-name="Domyślnaczcionkaakapitu" style:family="text">
      <style:text-properties style:text-underline-type="single" style:text-underline-style="solid" style:text-underline-width="auto" style:text-underline-mode="continuous"/>
    </style:style>
    <style:style style:name="T833" style:parent-style-name="Domyślnaczcionkaakapitu" style:family="text">
      <style:text-properties fo:background-color="#80FFFF" style:text-underline-type="single" style:text-underline-style="solid" style:text-underline-width="auto" style:text-underline-mode="continuous"/>
    </style:style>
    <style:style style:name="T834" style:parent-style-name="Domyślnaczcionkaakapitu" style:family="text">
      <style:text-properties style:text-underline-type="single" style:text-underline-style="solid" style:text-underline-width="auto" style:text-underline-mode="continuous"/>
    </style:style>
    <style:style style:name="P835" style:parent-style-name="Normalny" style:family="paragraph">
      <style:paragraph-properties fo:text-align="justify" fo:line-height="150%" fo:text-indent="0.25in"/>
    </style:style>
    <style:style style:name="P836" style:parent-style-name="Normalny" style:family="paragraph">
      <style:paragraph-properties fo:text-align="justify" fo:line-height="150%"/>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5in"/>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style:style>
    <style:style style:name="T841" style:parent-style-name="Domyślnaczcionkaakapitu" style:family="text">
      <style:text-properties style:text-underline-type="single" style:text-underline-style="solid" style:text-underline-width="auto" style:text-underline-mode="continuous"/>
    </style:style>
    <style:style style:name="P842" style:parent-style-name="Normalny" style:family="paragraph">
      <style:paragraph-properties fo:text-align="justify" fo:line-height="150%" fo:text-indent="0.25in"/>
    </style:style>
    <style:style style:name="P843" style:parent-style-name="Normalny" style:family="paragraph">
      <style:paragraph-properties fo:text-align="justify" fo:line-height="150%"/>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5in"/>
    </style:style>
    <style:style style:name="P846" style:parent-style-name="Normalny" style:family="paragraph">
      <style:paragraph-properties fo:text-align="justify" fo:line-height="150%"/>
    </style:style>
    <style:style style:name="T847" style:parent-style-name="Domyślnaczcionkaakapitu" style:family="text">
      <style:text-properties style:text-underline-type="single" style:text-underline-style="solid" style:text-underline-width="auto" style:text-underline-mode="continuous"/>
    </style:style>
    <style:style style:name="P848" style:parent-style-name="Normalny" style:family="paragraph">
      <style:paragraph-properties fo:text-align="justify" fo:line-height="150%" fo:text-indent="0.25in"/>
    </style:style>
    <style:style style:name="P849" style:parent-style-name="Normalny" style:family="paragraph">
      <style:paragraph-properties fo:text-align="justify" fo:line-height="150%" fo:text-indent="0.25in"/>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5in"/>
    </style:style>
    <style:style style:name="P852" style:parent-style-name="Normalny" style:family="paragraph">
      <style:paragraph-properties fo:text-align="justify" fo:line-height="150%">
        <style:tab-stops>
          <style:tab-stop style:type="left" style:position="3.3034in"/>
        </style:tab-stops>
      </style:paragraph-properties>
    </style:style>
    <style:style style:name="T853" style:parent-style-name="Domyślnaczcionkaakapitu" style:family="text">
      <style:text-properties style:text-underline-type="single" style:text-underline-style="solid" style:text-underline-width="auto" style:text-underline-mode="continuous"/>
    </style:style>
    <style:style style:name="P854" style:parent-style-name="Normalny" style:family="paragraph">
      <style:paragraph-properties fo:text-align="justify" fo:line-height="150%" fo:text-indent="0.2479in">
        <style:tab-stops>
          <style:tab-stop style:type="left" style:position="3.3034in"/>
        </style:tab-stops>
      </style:paragraph-properties>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style:tab-stops>
          <style:tab-stop style:type="left" style:position="3.0729in"/>
        </style:tab-stops>
      </style:paragraph-properties>
    </style:style>
    <style:style style:name="T874" style:parent-style-name="Domyślnaczcionkaakapitu" style:family="text">
      <style:text-properties style:text-underline-type="single" style:text-underline-style="solid" style:text-underline-width="auto" style:text-underline-mode="continuous"/>
    </style:style>
    <style:style style:name="P875" style:parent-style-name="Normalny" style:family="paragraph">
      <style:paragraph-properties fo:text-align="justify" fo:line-height="150%" fo:text-indent="0.2479in">
        <style:tab-stops>
          <style:tab-stop style:type="left" style:position="3.0729in"/>
        </style:tab-stops>
      </style:paragraph-properties>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style:tab-stops>
          <style:tab-stop style:type="left" style:position="3.0729in"/>
        </style:tab-stops>
      </style:paragraph-properties>
    </style:style>
    <style:style style:name="T885" style:parent-style-name="Domyślnaczcionkaakapitu" style:family="text">
      <style:text-properties style:text-underline-type="single" style:text-underline-style="solid" style:text-underline-width="auto" style:text-underline-mode="continuous"/>
    </style:style>
    <style:style style:name="P886" style:parent-style-name="Normalny" style:family="paragraph">
      <style:paragraph-properties fo:text-align="justify" fo:line-height="150%" fo:text-indent="0.2479in">
        <style:tab-stops>
          <style:tab-stop style:type="left" style:position="3.0729in"/>
        </style:tab-stops>
      </style:paragraph-properties>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style:style>
    <style:style style:name="T892" style:parent-style-name="Domyślnaczcionkaakapitu" style:family="text">
      <style:text-properties style:text-underline-type="single" style:text-underline-style="solid" style:text-underline-width="auto" style:text-underline-mode="continuous"/>
    </style:style>
    <style:style style:name="T893" style:parent-style-name="Domyślnaczcionkaakapitu" style:family="text">
      <style:text-properties fo:background-color="#80FFFF" style:text-underline-type="single" style:text-underline-style="solid" style:text-underline-width="auto" style:text-underline-mode="continuous"/>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style:tab-stops>
          <style:tab-stop style:type="left" style:position="2.9416in"/>
        </style:tab-stops>
      </style:paragraph-properties>
    </style:style>
    <style:style style:name="T902" style:parent-style-name="Domyślnaczcionkaakapitu" style:family="text">
      <style:text-properties style:text-underline-type="single" style:text-underline-style="solid" style:text-underline-width="auto" style:text-underline-mode="continuous"/>
    </style:style>
    <style:style style:name="P903" style:parent-style-name="Normalny" style:family="paragraph">
      <style:paragraph-properties fo:text-align="justify" fo:line-height="150%" fo:text-indent="0.2479in">
        <style:tab-stops>
          <style:tab-stop style:type="left" style:position="2.9416in"/>
        </style:tab-stops>
      </style:paragraph-properties>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style:tab-stops>
          <style:tab-stop style:type="left" style:position="3.0729in"/>
        </style:tab-stops>
      </style:paragraph-properties>
    </style:style>
    <style:style style:name="T906" style:parent-style-name="Domyślnaczcionkaakapitu" style:family="text">
      <style:text-properties style:text-underline-type="single" style:text-underline-style="solid" style:text-underline-width="auto" style:text-underline-mode="continuous"/>
    </style:style>
    <style:style style:name="P907" style:parent-style-name="Normalny" style:family="paragraph">
      <style:paragraph-properties fo:text-align="justify" fo:line-height="150%" fo:text-indent="0.2479in">
        <style:tab-stops>
          <style:tab-stop style:type="left" style:position="3.0729in"/>
        </style:tab-stops>
      </style:paragraph-properties>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style:style>
    <style:style style:name="T919" style:parent-style-name="Domyślnaczcionkaakapitu" style:family="text">
      <style:text-properties style:text-underline-type="single" style:text-underline-style="solid" style:text-underline-width="auto" style:text-underline-mode="continuous"/>
    </style:style>
    <style:style style:name="T920" style:parent-style-name="Domyślnaczcionkaakapitu" style:family="text">
      <style:text-properties fo:background-color="#80FFFF" style:text-underline-type="single" style:text-underline-style="solid" style:text-underline-width="auto" style:text-underline-mode="continuous"/>
    </style:style>
    <style:style style:name="T921" style:parent-style-name="Domyślnaczcionkaakapitu" style:family="text">
      <style:text-properties style:text-underline-type="single" style:text-underline-style="solid" style:text-underline-width="auto" style:text-underline-mode="continuous"/>
    </style:style>
    <style:style style:name="P922" style:parent-style-name="Normalny" style:family="paragraph">
      <style:paragraph-properties fo:text-align="justify" fo:line-height="150%" fo:text-indent="0.25in"/>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5in"/>
    </style:style>
    <style:style style:name="P932" style:parent-style-name="Normalny" style:family="paragraph">
      <style:paragraph-properties fo:text-align="justify" fo:line-height="150%"/>
    </style:style>
    <style:style style:name="T933" style:parent-style-name="Domyślnaczcionkaakapitu" style:family="text">
      <style:text-properties fo:background-color="#80FFFF" style:text-underline-type="single" style:text-underline-style="solid" style:text-underline-width="auto" style:text-underline-mode="continuous"/>
    </style:style>
    <style:style style:name="T934" style:parent-style-name="Domyślnaczcionkaakapitu" style:family="text">
      <style:text-properties style:text-underline-type="single" style:text-underline-style="solid" style:text-underline-width="auto" style:text-underline-mode="continuous"/>
    </style:style>
    <style:style style:name="T935" style:parent-style-name="Domyślnaczcionkaakapitu" style:family="text">
      <style:text-properties fo:background-color="#80FFFF" style:text-underline-type="single" style:text-underline-style="solid" style:text-underline-width="auto" style:text-underline-mode="continuous"/>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5in"/>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style:style>
    <style:style style:name="T940" style:parent-style-name="Domyślnaczcionkaakapitu" style:family="text">
      <style:text-properties style:text-underline-type="single" style:text-underline-style="solid" style:text-underline-width="auto" style:text-underline-mode="continuous"/>
    </style:style>
    <style:style style:name="T941" style:parent-style-name="Domyślnaczcionkaakapitu" style:family="text">
      <style:text-properties fo:background-color="#80FFFF" style:text-underline-type="single" style:text-underline-style="solid" style:text-underline-width="auto" style:text-underline-mode="continuous"/>
    </style:style>
    <style:style style:name="T942" style:parent-style-name="Domyślnaczcionkaakapitu" style:family="text">
      <style:text-properties style:text-underline-type="single" style:text-underline-style="solid" style:text-underline-width="auto" style:text-underline-mode="continuous"/>
    </style:style>
    <style:style style:name="T943" style:parent-style-name="Domyślnaczcionkaakapitu" style:family="text">
      <style:text-properties fo:background-color="#80FFFF" style:text-underline-type="single" style:text-underline-style="solid" style:text-underline-width="auto" style:text-underline-mode="continuous"/>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5in"/>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style:style>
    <style:style style:name="T948" style:parent-style-name="Domyślnaczcionkaakapitu" style:family="text">
      <style:text-properties style:text-underline-type="single" style:text-underline-style="solid" style:text-underline-width="auto" style:text-underline-mode="continuous"/>
    </style:style>
    <style:style style:name="P949" style:parent-style-name="Normalny" style:family="paragraph">
      <style:paragraph-properties fo:text-align="justify" fo:line-height="150%" fo:text-indent="0.2479in"/>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style:style>
    <style:style style:name="T953" style:parent-style-name="Domyślnaczcionkaakapitu" style:family="text">
      <style:text-properties style:text-underline-type="single" style:text-underline-style="solid" style:text-underline-width="auto" style:text-underline-mode="continuous"/>
    </style:style>
    <style:style style:name="P954" style:parent-style-name="Normalny" style:family="paragraph">
      <style:paragraph-properties fo:text-align="justify" fo:line-height="150%" fo:text-indent="0.2479in"/>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style:tab-stops>
          <style:tab-stop style:type="left" style:position="2.7145in"/>
        </style:tab-stops>
      </style:paragraph-properties>
    </style:style>
    <style:style style:name="T962" style:parent-style-name="Domyślnaczcionkaakapitu" style:family="text">
      <style:text-properties style:text-underline-type="single" style:text-underline-style="solid" style:text-underline-width="auto" style:text-underline-mode="continuous"/>
    </style:style>
    <style:style style:name="P963" style:parent-style-name="Normalny" style:family="paragraph">
      <style:paragraph-properties fo:text-align="justify" fo:line-height="150%" fo:text-indent="0.2479in">
        <style:tab-stops>
          <style:tab-stop style:type="left" style:position="2.7145in"/>
        </style:tab-stops>
      </style:paragraph-properties>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style:style>
    <style:style style:name="T966" style:parent-style-name="Domyślnaczcionkaakapitu" style:family="text">
      <style:text-properties style:text-underline-type="single" style:text-underline-style="solid" style:text-underline-width="auto" style:text-underline-mode="continuous"/>
    </style:style>
    <style:style style:name="T967" style:parent-style-name="Domyślnaczcionkaakapitu" style:family="text">
      <style:text-properties fo:background-color="#80FFFF" style:text-underline-type="single" style:text-underline-style="solid" style:text-underline-width="auto" style:text-underline-mode="continuous"/>
    </style:style>
    <style:style style:name="T968" style:parent-style-name="Domyślnaczcionkaakapitu" style:family="text">
      <style:text-properties style:text-underline-type="single" style:text-underline-style="solid" style:text-underline-width="auto" style:text-underline-mode="continuous"/>
    </style:style>
    <style:style style:name="T969" style:parent-style-name="Domyślnaczcionkaakapitu" style:family="text">
      <style:text-properties fo:background-color="#80FFFF" style:text-underline-type="single" style:text-underline-style="solid" style:text-underline-width="auto" style:text-underline-mode="continuous"/>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style:tab-stops>
          <style:tab-stop style:type="left" style:position="3.2215in"/>
        </style:tab-stops>
      </style:paragraph-properties>
    </style:style>
    <style:style style:name="T975" style:parent-style-name="Domyślnaczcionkaakapitu" style:family="text">
      <style:text-properties style:text-underline-type="single" style:text-underline-style="solid" style:text-underline-width="auto" style:text-underline-mode="continuous"/>
    </style:style>
    <style:style style:name="P976" style:parent-style-name="Normalny" style:family="paragraph">
      <style:paragraph-properties fo:text-align="justify" fo:line-height="150%" fo:text-indent="0.2479in">
        <style:tab-stops>
          <style:tab-stop style:type="left" style:position="3.2215in"/>
        </style:tab-stops>
      </style:paragraph-properties>
    </style:style>
    <style:style style:name="P977" style:parent-style-name="Normalny" style:family="paragraph">
      <style:paragraph-properties fo:text-align="justify" fo:line-height="150%"/>
    </style:style>
    <style:style style:name="T978" style:parent-style-name="Domyślnaczcionkaakapitu" style:family="text">
      <style:text-properties style:text-underline-type="single" style:text-underline-style="solid" style:text-underline-width="auto" style:text-underline-mode="continuous"/>
    </style:style>
    <style:style style:name="T979" style:parent-style-name="Domyślnaczcionkaakapitu" style:family="text">
      <style:text-properties fo:background-color="#80FFFF" style:text-underline-type="single" style:text-underline-style="solid" style:text-underline-width="auto" style:text-underline-mode="continuous"/>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5in"/>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style:tab-stops>
          <style:tab-stop style:type="left" style:position="3.2215in"/>
        </style:tab-stops>
      </style:paragraph-properties>
    </style:style>
    <style:style style:name="T988" style:parent-style-name="Domyślnaczcionkaakapitu" style:family="text">
      <style:text-properties style:text-underline-type="single" style:text-underline-style="solid" style:text-underline-width="auto" style:text-underline-mode="continuous"/>
    </style:style>
    <style:style style:name="P989" style:parent-style-name="Normalny" style:family="paragraph">
      <style:paragraph-properties fo:text-align="justify" fo:line-height="150%" fo:text-indent="0.2479in">
        <style:tab-stops>
          <style:tab-stop style:type="left" style:position="3.2215in"/>
        </style:tab-stops>
      </style:paragraph-properties>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style:style>
    <style:style style:name="T994" style:parent-style-name="Domyślnaczcionkaakapitu" style:family="text">
      <style:text-properties style:text-underline-type="single" style:text-underline-style="solid" style:text-underline-width="auto" style:text-underline-mode="continuous"/>
    </style:style>
    <style:style style:name="T995" style:parent-style-name="Domyślnaczcionkaakapitu" style:family="text">
      <style:text-properties fo:background-color="#80FFFF" style:text-underline-type="single" style:text-underline-style="solid" style:text-underline-width="auto" style:text-underline-mode="continuous"/>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style:tab-stops>
          <style:tab-stop style:type="left" style:position="2.9208in"/>
        </style:tab-stops>
      </style:paragraph-properties>
    </style:style>
    <style:style style:name="T1000" style:parent-style-name="Domyślnaczcionkaakapitu" style:family="text">
      <style:text-properties style:text-underline-type="single" style:text-underline-style="solid" style:text-underline-width="auto" style:text-underline-mode="continuous"/>
    </style:style>
    <style:style style:name="P1001" style:parent-style-name="Normalny" style:family="paragraph">
      <style:paragraph-properties fo:text-align="justify" fo:line-height="150%" fo:text-indent="0.2479in">
        <style:tab-stops>
          <style:tab-stop style:type="left" style:position="2.9208in"/>
        </style:tab-stops>
      </style:paragraph-properties>
    </style:style>
    <style:style style:name="P1002" style:parent-style-name="Normalny" style:family="paragraph">
      <style:paragraph-properties fo:text-align="justify" fo:line-height="150%">
        <style:tab-stops>
          <style:tab-stop style:type="left" style:position="3.2215in"/>
        </style:tab-stops>
      </style:paragraph-properties>
    </style:style>
    <style:style style:name="T1003" style:parent-style-name="Domyślnaczcionkaakapitu" style:family="text">
      <style:text-properties style:text-underline-type="single" style:text-underline-style="solid" style:text-underline-width="auto" style:text-underline-mode="continuous"/>
    </style:style>
    <style:style style:name="T1004" style:parent-style-name="Domyślnaczcionkaakapitu" style:family="text">
      <style:text-properties fo:background-color="#80FFFF" style:text-underline-type="single" style:text-underline-style="solid" style:text-underline-width="auto" style:text-underline-mode="continuous"/>
    </style:style>
    <style:style style:name="T1005" style:parent-style-name="Domyślnaczcionkaakapitu" style:family="text">
      <style:text-properties style:text-underline-type="single" style:text-underline-style="solid" style:text-underline-width="auto" style:text-underline-mode="continuous"/>
    </style:style>
    <style:style style:name="T1006" style:parent-style-name="Domyślnaczcionkaakapitu" style:family="text">
      <style:text-properties fo:background-color="#80FFFF" style:text-underline-type="single" style:text-underline-style="solid" style:text-underline-width="auto" style:text-underline-mode="continuous"/>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479in">
        <style:tab-stops>
          <style:tab-stop style:type="left" style:position="3.2215in"/>
        </style:tab-stops>
      </style:paragraph-properties>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style:style>
    <style:style style:name="T1013" style:parent-style-name="Domyślnaczcionkaakapitu" style:family="text">
      <style:text-properties fo:background-color="#80FFFF"/>
    </style:style>
    <style:style style:name="P1014" style:parent-style-name="Normalny" style:family="paragraph">
      <style:paragraph-properties fo:text-align="justify" fo:line-height="150%" fo:text-indent="0.2479in"/>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P1018" style:parent-style-name="Normalny" style:family="paragraph">
      <style:paragraph-properties fo:text-align="justify" fo:line-height="150%"/>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P1021" style:parent-style-name="Normalny" style:family="paragraph">
      <style:paragraph-properties fo:text-align="justify" fo:line-height="150%" fo:text-indent="0.2479in"/>
    </style:style>
    <style:style style:name="P1022" style:parent-style-name="Normalny" style:family="paragraph">
      <style:paragraph-properties fo:text-align="justify" fo:line-height="150%">
        <style:tab-stops>
          <style:tab-stop style:type="left" style:position="3.2215in"/>
        </style:tab-stops>
      </style:paragraph-properties>
    </style:style>
    <style:style style:name="T1023" style:parent-style-name="Domyślnaczcionkaakapitu" style:family="text">
      <style:text-properties style:text-underline-type="single" style:text-underline-style="solid" style:text-underline-width="auto" style:text-underline-mode="continuous"/>
    </style:style>
    <style:style style:name="P1024" style:parent-style-name="Normalny" style:family="paragraph">
      <style:paragraph-properties fo:text-align="justify" fo:line-height="150%" fo:text-indent="0.2479in">
        <style:tab-stops>
          <style:tab-stop style:type="left" style:position="3.2215in"/>
        </style:tab-stops>
      </style:paragraph-properties>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style:style>
    <style:style style:name="T1032" style:parent-style-name="Domyślnaczcionkaakapitu" style:family="text">
      <style:text-properties style:text-underline-type="single" style:text-underline-style="solid" style:text-underline-width="auto" style:text-underline-mode="continuous"/>
    </style:style>
    <style:style style:name="T1033" style:parent-style-name="Domyślnaczcionkaakapitu" style:family="text">
      <style:text-properties fo:background-color="#80FFFF" style:text-underline-type="single" style:text-underline-style="solid" style:text-underline-width="auto" style:text-underline-mode="continuous"/>
    </style:style>
    <style:style style:name="T1034" style:parent-style-name="Domyślnaczcionkaakapitu" style:family="text">
      <style:text-properties style:text-underline-type="single" style:text-underline-style="solid" style:text-underline-width="auto" style:text-underline-mode="continuous"/>
    </style:style>
    <style:style style:name="T1035" style:parent-style-name="Domyślnaczcionkaakapitu" style:family="text">
      <style:text-properties fo:background-color="#80FFFF" style:text-underline-type="single" style:text-underline-style="solid" style:text-underline-width="auto" style:text-underline-mode="continuous"/>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479in"/>
    </style:style>
    <style:style style:name="P1038" style:parent-style-name="Normalny" style:family="paragraph">
      <style:paragraph-properties fo:text-align="justify" fo:line-height="150%">
        <style:tab-stops>
          <style:tab-stop style:type="left" style:position="3.2215in"/>
        </style:tab-stops>
      </style:paragraph-properties>
    </style:style>
    <style:style style:name="T1039" style:parent-style-name="Domyślnaczcionkaakapitu" style:family="text">
      <style:text-properties style:text-underline-type="single" style:text-underline-style="solid" style:text-underline-width="auto" style:text-underline-mode="continuous"/>
    </style:style>
    <style:style style:name="T1040" style:parent-style-name="Domyślnaczcionkaakapitu" style:family="text">
      <style:text-properties fo:background-color="#80FFFF" style:text-underline-type="single" style:text-underline-style="solid" style:text-underline-width="auto" style:text-underline-mode="continuous"/>
    </style:style>
    <style:style style:name="T1041" style:parent-style-name="Domyślnaczcionkaakapitu" style:family="text">
      <style:text-properties style:text-underline-type="single" style:text-underline-style="solid" style:text-underline-width="auto" style:text-underline-mode="continuous"/>
    </style:style>
    <style:style style:name="T1042" style:parent-style-name="Domyślnaczcionkaakapitu" style:family="text">
      <style:text-properties fo:background-color="#80FFFF" style:text-underline-type="single" style:text-underline-style="solid" style:text-underline-width="auto" style:text-underline-mode="continuous"/>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fo:text-indent="0.2479in">
        <style:tab-stops>
          <style:tab-stop style:type="left" style:position="3.2215in"/>
        </style:tab-stops>
      </style:paragraph-properties>
    </style:style>
    <style:style style:name="P1045" style:parent-style-name="Normalny" style:family="paragraph">
      <style:paragraph-properties fo:text-align="justify" fo:line-height="150%" fo:text-indent="0.2479in"/>
    </style:style>
    <style:style style:name="P1046" style:parent-style-name="Normalny" style:family="paragraph">
      <style:paragraph-properties fo:text-align="justify" fo:line-height="150%" fo:text-indent="0.2479in"/>
    </style:style>
    <style:style style:name="P1047" style:parent-style-name="Normalny" style:family="paragraph">
      <style:paragraph-properties fo:text-align="justify" fo:line-height="150%"/>
    </style:style>
    <style:style style:name="T1048" style:parent-style-name="Domyślnaczcionkaakapitu" style:family="text">
      <style:text-properties style:text-underline-type="single" style:text-underline-style="solid" style:text-underline-width="auto" style:text-underline-mode="continuous"/>
    </style:style>
    <style:style style:name="T1049" style:parent-style-name="Domyślnaczcionkaakapitu" style:family="text">
      <style:text-properties fo:background-color="#80FFFF" style:text-underline-type="single" style:text-underline-style="solid" style:text-underline-width="auto" style:text-underline-mode="continuous"/>
    </style:style>
    <style:style style:name="P1050" style:parent-style-name="Normalny" style:family="paragraph">
      <style:paragraph-properties fo:text-align="justify" fo:line-height="150%" fo:text-indent="0.2479in"/>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style:style>
    <style:style style:name="T1053" style:parent-style-name="Domyślnaczcionkaakapitu" style:family="text">
      <style:text-properties fo:background-color="#80FFFF" style:text-underline-type="single" style:text-underline-style="solid" style:text-underline-width="auto" style:text-underline-mode="continuous"/>
    </style:style>
    <style:style style:name="T1054" style:parent-style-name="Domyślnaczcionkaakapitu" style:family="text">
      <style:text-properties style:text-underline-type="single" style:text-underline-style="solid" style:text-underline-width="auto" style:text-underline-mode="continuous"/>
    </style:style>
    <style:style style:name="T1055" style:parent-style-name="Domyślnaczcionkaakapitu" style:family="text">
      <style:text-properties fo:background-color="#80FFFF" style:text-underline-type="single" style:text-underline-style="solid" style:text-underline-width="auto" style:text-underline-mode="continuous"/>
    </style:style>
    <style:style style:name="T1056" style:parent-style-name="Domyślnaczcionkaakapitu" style:family="text">
      <style:text-properties style:text-underline-type="single" style:text-underline-style="solid" style:text-underline-width="auto" style:text-underline-mode="continuous"/>
    </style:style>
    <style:style style:name="T1057" style:parent-style-name="Domyślnaczcionkaakapitu" style:family="text">
      <style:text-properties style:text-underline-type="single" style:text-underline-style="solid" style:text-underline-width="auto" style:text-underline-mode="continuous"/>
    </style:style>
    <style:style style:name="T1058" style:parent-style-name="Domyślnaczcionkaakapitu" style:family="text">
      <style:text-properties fo:background-color="#80FFFF" style:text-underline-type="single" style:text-underline-style="solid" style:text-underline-width="auto" style:text-underline-mode="continuous"/>
    </style:style>
    <style:style style:name="T1059" style:parent-style-name="Domyślnaczcionkaakapitu" style:family="text">
      <style:text-properties style:text-underline-type="single" style:text-underline-style="solid" style:text-underline-width="auto" style:text-underline-mode="continuous"/>
    </style:style>
    <style:style style:name="P1060" style:parent-style-name="Normalny" style:family="paragraph">
      <style:paragraph-properties fo:text-align="justify" fo:line-height="150%" fo:text-indent="0.2479in"/>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479in"/>
    </style:style>
    <style:style style:name="P1064" style:parent-style-name="Normalny" style:family="paragraph">
      <style:paragraph-properties fo:text-align="justify" fo:line-height="150%" fo:text-indent="0.2479in"/>
    </style:style>
    <style:style style:name="P1065" style:parent-style-name="Normalny" style:family="paragraph">
      <style:paragraph-properties fo:text-align="justify" fo:line-height="150%"/>
    </style:style>
    <style:style style:name="T1066" style:parent-style-name="Domyślnaczcionkaakapitu" style:family="text">
      <style:text-properties style:text-underline-type="single" style:text-underline-style="solid" style:text-underline-width="auto" style:text-underline-mode="continuous"/>
    </style:style>
    <style:style style:name="P1067" style:parent-style-name="Normalny" style:family="paragraph">
      <style:paragraph-properties fo:text-align="justify" fo:line-height="150%" fo:text-indent="0.2479in"/>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479in"/>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style:style>
    <style:style style:name="T1073" style:parent-style-name="Domyślnaczcionkaakapitu" style:family="text">
      <style:text-properties style:text-underline-type="single" style:text-underline-style="solid" style:text-underline-width="auto" style:text-underline-mode="continuous"/>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479in"/>
    </style:style>
    <style:style style:name="P1076" style:parent-style-name="Normalny" style:family="paragraph">
      <style:paragraph-properties fo:text-align="justify" fo:line-height="150%"/>
    </style:style>
    <style:style style:name="T1077" style:parent-style-name="Domyślnaczcionkaakapitu" style:family="text">
      <style:text-properties style:text-underline-type="single" style:text-underline-style="solid" style:text-underline-width="auto" style:text-underline-mode="continuous"/>
    </style:style>
    <style:style style:name="T1078" style:parent-style-name="Domyślnaczcionkaakapitu" style:family="text">
      <style:text-properties fo:background-color="#80FFFF" style:text-underline-type="single" style:text-underline-style="solid" style:text-underline-width="auto" style:text-underline-mode="continuous"/>
    </style:style>
    <style:style style:name="T1079" style:parent-style-name="Domyślnaczcionkaakapitu" style:family="text">
      <style:text-properties style:text-underline-type="single" style:text-underline-style="solid" style:text-underline-width="auto" style:text-underline-mode="continuous"/>
    </style:style>
    <style:style style:name="T1080" style:parent-style-name="Domyślnaczcionkaakapitu" style:family="text">
      <style:text-properties fo:background-color="#80FFFF" style:text-underline-type="single" style:text-underline-style="solid" style:text-underline-width="auto" style:text-underline-mode="continuous"/>
    </style:style>
    <style:style style:name="T1081" style:parent-style-name="Domyślnaczcionkaakapitu" style:family="text">
      <style:text-properties style:text-underline-type="single" style:text-underline-style="solid" style:text-underline-width="auto" style:text-underline-mode="continuous"/>
    </style:style>
    <style:style style:name="P1082" style:parent-style-name="Normalny" style:family="paragraph">
      <style:paragraph-properties fo:text-align="justify" fo:line-height="150%" fo:text-indent="0.2479in"/>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style:style>
    <style:style style:name="T1086" style:parent-style-name="Domyślnaczcionkaakapitu" style:family="text">
      <style:text-properties style:text-underline-type="single" style:text-underline-style="solid" style:text-underline-width="auto" style:text-underline-mode="continuous"/>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P1093" style:parent-style-name="Normalny" style:family="paragraph">
      <style:paragraph-properties fo:text-align="justify" fo:line-height="150%" fo:text-indent="0.2479in"/>
    </style:style>
    <style:style style:name="P1094" style:parent-style-name="Normalny" style:family="paragraph">
      <style:paragraph-properties fo:text-align="justify" fo:line-height="150%"/>
    </style:style>
    <style:style style:name="T1095" style:parent-style-name="Domyślnaczcionkaakapitu" style:family="text">
      <style:text-properties style:text-underline-type="single" style:text-underline-style="solid" style:text-underline-width="auto" style:text-underline-mode="continuous"/>
    </style:style>
    <style:style style:name="T1096" style:parent-style-name="Domyślnaczcionkaakapitu" style:family="text">
      <style:text-properties fo:background-color="#80FFFF" style:text-underline-type="single" style:text-underline-style="solid" style:text-underline-width="auto" style:text-underline-mode="continuous"/>
    </style:style>
    <style:style style:name="T1097" style:parent-style-name="Domyślnaczcionkaakapitu" style:family="text">
      <style:text-properties style:text-underline-type="single" style:text-underline-style="solid" style:text-underline-width="auto" style:text-underline-mode="continuous"/>
    </style:style>
    <style:style style:name="T1098" style:parent-style-name="Domyślnaczcionkaakapitu" style:family="text">
      <style:text-properties fo:background-color="#80FFFF" style:text-underline-type="single" style:text-underline-style="solid" style:text-underline-width="auto" style:text-underline-mode="continuous"/>
    </style:style>
    <style:style style:name="T1099" style:parent-style-name="Domyślnaczcionkaakapitu" style:family="text">
      <style:text-properties style:text-underline-type="single" style:text-underline-style="solid" style:text-underline-width="auto" style:text-underline-mode="continuous"/>
    </style:style>
    <style:style style:name="T1100" style:parent-style-name="Domyślnaczcionkaakapitu" style:family="text">
      <style:text-properties fo:background-color="#80FFFF" style:text-underline-type="single" style:text-underline-style="solid" style:text-underline-width="auto" style:text-underline-mode="continuous"/>
    </style:style>
    <style:style style:name="T1101" style:parent-style-name="Domyślnaczcionkaakapitu" style:family="text">
      <style:text-properties style:text-underline-type="single" style:text-underline-style="solid" style:text-underline-width="auto" style:text-underline-mode="continuous"/>
    </style:style>
    <style:style style:name="T1102" style:parent-style-name="Domyślnaczcionkaakapitu" style:family="text">
      <style:text-properties fo:background-color="#80FFFF" style:text-underline-type="single" style:text-underline-style="solid" style:text-underline-width="auto" style:text-underline-mode="continuous"/>
    </style:style>
    <style:style style:name="P1103" style:parent-style-name="Normalny" style:family="paragraph">
      <style:paragraph-properties fo:text-align="justify" fo:line-height="150%" fo:text-indent="0.2479in"/>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style:style>
    <style:style style:name="T1106" style:parent-style-name="Domyślnaczcionkaakapitu" style:family="text">
      <style:text-properties style:text-underline-type="single" style:text-underline-style="solid" style:text-underline-width="auto" style:text-underline-mode="continuous"/>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479in"/>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style:style>
    <style:style style:name="T1115" style:parent-style-name="Domyślnaczcionkaakapitu" style:family="text">
      <style:text-properties style:text-underline-type="single" style:text-underline-style="solid" style:text-underline-width="auto" style:text-underline-mode="continuous"/>
    </style:style>
    <style:style style:name="T1116" style:parent-style-name="Domyślnaczcionkaakapitu" style:family="text">
      <style:text-properties fo:background-color="#80FFFF" style:text-underline-type="single" style:text-underline-style="solid" style:text-underline-width="auto" style:text-underline-mode="continuous"/>
    </style:style>
    <style:style style:name="T1117" style:parent-style-name="Domyślnaczcionkaakapitu" style:family="text">
      <style:text-properties style:text-underline-type="single" style:text-underline-style="solid" style:text-underline-width="auto" style:text-underline-mode="continuous"/>
    </style:style>
    <style:style style:name="T1118" style:parent-style-name="Domyślnaczcionkaakapitu" style:family="text">
      <style:text-properties fo:background-color="#80FFFF" style:text-underline-type="single" style:text-underline-style="solid" style:text-underline-width="auto" style:text-underline-mode="continuous"/>
    </style:style>
    <style:style style:name="T1119" style:parent-style-name="Domyślnaczcionkaakapitu" style:family="text">
      <style:text-properties style:text-underline-type="single" style:text-underline-style="solid" style:text-underline-width="auto" style:text-underline-mode="continuous"/>
    </style:style>
    <style:style style:name="P1120" style:parent-style-name="Normalny" style:family="paragraph">
      <style:paragraph-properties fo:text-align="justify" fo:line-height="150%" fo:text-indent="0.2479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style:style>
    <style:style style:name="T1127" style:parent-style-name="Domyślnaczcionkaakapitu" style:family="text">
      <style:text-properties style:text-underline-type="single" style:text-underline-style="solid" style:text-underline-width="auto" style:text-underline-mode="continuous"/>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479in"/>
    </style:style>
    <style:style style:name="P1130" style:parent-style-name="Normalny" style:family="paragraph">
      <style:paragraph-properties fo:text-align="justify" fo:line-height="150%"/>
    </style:style>
    <style:style style:name="T1131" style:parent-style-name="Domyślnaczcionkaakapitu" style:family="text">
      <style:text-properties style:text-underline-type="single" style:text-underline-style="solid" style:text-underline-width="auto" style:text-underline-mode="continuous"/>
    </style:style>
    <style:style style:name="T1132" style:parent-style-name="Domyślnaczcionkaakapitu" style:family="text">
      <style:text-properties fo:background-color="#80FFFF" style:text-underline-type="single" style:text-underline-style="solid" style:text-underline-width="auto" style:text-underline-mode="continuous"/>
    </style:style>
    <style:style style:name="T1133" style:parent-style-name="Domyślnaczcionkaakapitu" style:family="text">
      <style:text-properties style:text-underline-type="single" style:text-underline-style="solid" style:text-underline-width="auto" style:text-underline-mode="continuous"/>
    </style:style>
    <style:style style:name="P1134" style:parent-style-name="Normalny" style:family="paragraph">
      <style:paragraph-properties fo:text-align="justify" fo:line-height="150%" fo:text-indent="0.2479in"/>
    </style:style>
    <style:style style:name="P1135" style:parent-style-name="Normalny" style:family="paragraph">
      <style:paragraph-properties fo:text-align="justify" fo:line-height="150%">
        <style:tab-stops>
          <style:tab-stop style:type="left" style:leader-style="solid" style:leader-text="_" style:position="1.6631in"/>
        </style:tab-stops>
      </style:paragraph-properties>
    </style:style>
    <style:style style:name="T1136" style:parent-style-name="Domyślnaczcionkaakapitu" style:family="text">
      <style:text-properties style:text-underline-type="single" style:text-underline-style="solid" style:text-underline-width="auto" style:text-underline-mode="continuous"/>
    </style:style>
    <style:style style:name="T1137" style:parent-style-name="Domyślnaczcionkaakapitu" style:family="text">
      <style:text-properties fo:background-color="#80FFFF"/>
    </style:style>
    <style:style style:name="P1138" style:parent-style-name="Normalny" style:family="paragraph">
      <style:paragraph-properties fo:text-align="justify" fo:line-height="150%" fo:text-indent="0.2479in"/>
    </style:style>
    <style:style style:name="P1139" style:parent-style-name="Normalny" style:family="paragraph">
      <style:paragraph-properties fo:text-align="justify" fo:line-height="150%"/>
    </style:style>
    <style:style style:name="T1140" style:parent-style-name="Domyślnaczcionkaakapitu" style:family="text">
      <style:text-properties style:text-underline-type="single" style:text-underline-style="solid" style:text-underline-width="auto" style:text-underline-mode="continuous"/>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P1143" style:parent-style-name="Normalny" style:family="paragraph">
      <style:paragraph-properties fo:text-align="justify" fo:line-height="150%" fo:text-indent="0.2479in"/>
    </style:style>
    <style:style style:name="P1144" style:parent-style-name="Normalny" style:family="paragraph">
      <style:paragraph-properties fo:text-align="justify" fo:line-height="150%"/>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style:text-underline-type="single" style:text-underline-style="solid" style:text-underline-width="auto" style:text-underline-mode="continuous"/>
    </style:style>
    <style:style style:name="T1149" style:parent-style-name="Domyślnaczcionkaakapitu" style:family="text">
      <style:text-properties fo:background-color="#80FFFF" style:text-underline-type="single" style:text-underline-style="solid" style:text-underline-width="auto" style:text-underline-mode="continuous"/>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fo:background-color="#80FFFF" style:text-underline-type="single" style:text-underline-style="solid" style:text-underline-width="auto" style:text-underline-mode="continuous"/>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style:style>
    <style:style style:name="T1154" style:parent-style-name="Domyślnaczcionkaakapitu" style:family="text">
      <style:text-properties style:text-underline-type="single" style:text-underline-style="solid" style:text-underline-width="auto" style:text-underline-mode="continuous"/>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479in"/>
    </style:style>
    <style:style style:name="P1163" style:parent-style-name="Normalny" style:family="paragraph">
      <style:paragraph-properties fo:text-align="justify" fo:line-height="150%"/>
    </style:style>
    <style:style style:name="T1164" style:parent-style-name="Domyślnaczcionkaakapitu" style:family="text">
      <style:text-properties style:text-underline-type="single" style:text-underline-style="solid" style:text-underline-width="auto" style:text-underline-mode="continuous"/>
    </style:style>
    <style:style style:name="P1165" style:parent-style-name="Normalny" style:family="paragraph">
      <style:paragraph-properties fo:text-align="justify" fo:line-height="150%" fo:text-indent="0.2479in"/>
    </style:style>
    <style:style style:name="P1166" style:parent-style-name="Normalny" style:family="paragraph">
      <style:paragraph-properties fo:text-align="justify" fo:line-height="150%"/>
    </style:style>
    <style:style style:name="T1167" style:parent-style-name="Domyślnaczcionkaakapitu" style:family="text">
      <style:text-properties style:text-underline-type="single" style:text-underline-style="solid" style:text-underline-width="auto" style:text-underline-mode="continuous"/>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fo:text-indent="0.2479in"/>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P1173" style:parent-style-name="Normalny" style:family="paragraph">
      <style:paragraph-properties fo:text-align="justify" fo:line-height="150%" fo:text-indent="0.2479in"/>
    </style:style>
    <style:style style:name="P1174" style:parent-style-name="Normalny" style:family="paragraph">
      <style:paragraph-properties fo:text-align="justify" fo:line-height="150%"/>
    </style:style>
    <style:style style:name="T1175" style:parent-style-name="Domyślnaczcionkaakapitu" style:family="text">
      <style:text-properties style:text-underline-type="single" style:text-underline-style="solid" style:text-underline-width="auto" style:text-underline-mode="continuous"/>
    </style:style>
    <style:style style:name="P1176" style:parent-style-name="Normalny" style:family="paragraph">
      <style:paragraph-properties fo:text-align="justify" fo:line-height="150%" fo:text-indent="0.2479in"/>
    </style:style>
    <style:style style:name="P1177" style:parent-style-name="Normalny" style:family="paragraph">
      <style:paragraph-properties fo:text-align="justify" fo:line-height="150%" fo:text-indent="0.2479in"/>
    </style:style>
    <style:style style:name="P1178" style:parent-style-name="Normalny" style:family="paragraph">
      <style:paragraph-properties fo:text-align="justify" fo:line-height="150%"/>
    </style:style>
    <style:style style:name="T1179" style:parent-style-name="Domyślnaczcionkaakapitu" style:family="text">
      <style:text-properties style:text-underline-type="single" style:text-underline-style="solid" style:text-underline-width="auto" style:text-underline-mode="continuous"/>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style>
    <style:style style:name="P1182" style:parent-style-name="Normalny" style:family="paragraph">
      <style:paragraph-properties fo:text-align="justify" fo:line-height="150%"/>
    </style:style>
    <style:style style:name="T1183" style:parent-style-name="Domyślnaczcionkaakapitu" style:family="text">
      <style:text-properties style:text-underline-type="single" style:text-underline-style="solid" style:text-underline-width="auto" style:text-underline-mode="continuous"/>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P1187" style:parent-style-name="Normalny" style:family="paragraph">
      <style:paragraph-properties fo:text-align="justify" fo:line-height="150%"/>
    </style:style>
    <style:style style:name="T1188" style:parent-style-name="Domyślnaczcionkaakapitu" style:family="text">
      <style:text-properties style:text-underline-type="single" style:text-underline-style="solid" style:text-underline-width="auto" style:text-underline-mode="continuous"/>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P1191" style:parent-style-name="Normalny" style:family="paragraph">
      <style:paragraph-properties fo:text-align="justify" fo:line-height="150%"/>
    </style:style>
    <style:style style:name="T1192" style:parent-style-name="Domyślnaczcionkaakapitu" style:family="text">
      <style:text-properties style:text-underline-type="single" style:text-underline-style="solid" style:text-underline-width="auto" style:text-underline-mode="continuous"/>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P1197" style:parent-style-name="Normalny" style:family="paragraph">
      <style:paragraph-properties fo:text-align="justify" fo:line-height="150%"/>
    </style:style>
    <style:style style:name="T1198" style:parent-style-name="Domyślnaczcionkaakapitu" style:family="text">
      <style:text-properties style:text-underline-type="single" style:text-underline-style="solid" style:text-underline-width="auto" style:text-underline-mode="continuous"/>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fo:text-indent="0.2479in"/>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style:style>
    <style:style style:name="T1206" style:parent-style-name="Domyślnaczcionkaakapitu" style:family="text">
      <style:text-properties style:text-underline-type="single" style:text-underline-style="solid" style:text-underline-width="auto" style:text-underline-mode="continuous"/>
    </style:style>
    <style:style style:name="T1207" style:parent-style-name="Domyślnaczcionkaakapitu" style:family="text">
      <style:text-properties fo:background-color="#80FFFF" style:text-underline-type="single" style:text-underline-style="solid" style:text-underline-width="auto" style:text-underline-mode="continuous"/>
    </style:style>
    <style:style style:name="T1208" style:parent-style-name="Domyślnaczcionkaakapitu" style:family="text">
      <style:text-properties style:text-underline-type="single" style:text-underline-style="solid" style:text-underline-width="auto" style:text-underline-mode="continuous"/>
    </style:style>
    <style:style style:name="T1209" style:parent-style-name="Domyślnaczcionkaakapitu" style:family="text">
      <style:text-properties fo:background-color="#80FFFF" style:text-underline-type="single" style:text-underline-style="solid" style:text-underline-width="auto" style:text-underline-mode="continuous"/>
    </style:style>
    <style:style style:name="T1210" style:parent-style-name="Domyślnaczcionkaakapitu" style:family="text">
      <style:text-properties style:text-underline-type="single" style:text-underline-style="solid" style:text-underline-width="auto" style:text-underline-mode="continuous"/>
    </style:style>
    <style:style style:name="T1211" style:parent-style-name="Domyślnaczcionkaakapitu" style:family="text">
      <style:text-properties fo:background-color="#80FFFF" style:text-underline-type="single" style:text-underline-style="solid" style:text-underline-width="auto" style:text-underline-mode="continuous"/>
    </style:style>
    <style:style style:name="T1212" style:parent-style-name="Domyślnaczcionkaakapitu" style:family="text">
      <style:text-properties style:text-underline-type="single" style:text-underline-style="solid" style:text-underline-width="auto" style:text-underline-mode="continuous"/>
    </style:style>
    <style:style style:name="P1213" style:parent-style-name="Normalny" style:family="paragraph">
      <style:paragraph-properties fo:text-align="justify" fo:line-height="150%" fo:text-indent="0.2479in"/>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P1219" style:parent-style-name="Normalny" style:family="paragraph">
      <style:paragraph-properties fo:text-align="justify" fo:line-height="150%"/>
    </style:style>
    <style:style style:name="T1220" style:parent-style-name="Domyślnaczcionkaakapitu" style:family="text">
      <style:text-properties style:text-underline-type="single" style:text-underline-style="solid" style:text-underline-width="auto" style:text-underline-mode="continuous"/>
    </style:style>
    <style:style style:name="T1221" style:parent-style-name="Domyślnaczcionkaakapitu" style:family="text">
      <style:text-properties fo:background-color="#80FFFF" style:text-underline-type="single" style:text-underline-style="solid" style:text-underline-width="auto" style:text-underline-mode="continuous"/>
    </style:style>
    <style:style style:name="T1222" style:parent-style-name="Domyślnaczcionkaakapitu" style:family="text">
      <style:text-properties style:text-underline-type="single" style:text-underline-style="solid" style:text-underline-width="auto" style:text-underline-mode="continuous"/>
    </style:style>
    <style:style style:name="P1223" style:parent-style-name="Normalny" style:family="paragraph">
      <style:paragraph-properties fo:text-align="justify" fo:line-height="150%" fo:text-indent="0.2479in"/>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style:style>
    <style:style style:name="T1228" style:parent-style-name="Domyślnaczcionkaakapitu" style:family="text">
      <style:text-properties style:text-underline-type="single" style:text-underline-style="solid" style:text-underline-width="auto" style:text-underline-mode="continuous"/>
    </style:style>
    <style:style style:name="T1229" style:parent-style-name="Domyślnaczcionkaakapitu" style:family="text">
      <style:text-properties fo:background-color="#80FFFF" style:text-underline-type="single" style:text-underline-style="solid" style:text-underline-width="auto" style:text-underline-mode="continuous"/>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style:style>
    <style:style style:name="T1236" style:parent-style-name="Domyślnaczcionkaakapitu" style:family="text">
      <style:text-properties style:text-underline-type="single" style:text-underline-style="solid" style:text-underline-width="auto" style:text-underline-mode="continuous"/>
    </style:style>
    <style:style style:name="P1237" style:parent-style-name="Normalny" style:family="paragraph">
      <style:paragraph-properties fo:text-align="justify" fo:line-height="150%" fo:text-indent="0.2479in"/>
    </style:style>
    <style:style style:name="P1238" style:parent-style-name="Normalny" style:family="paragraph">
      <style:paragraph-properties fo:text-align="justify" fo:line-height="150%"/>
    </style:style>
    <style:style style:name="T1239" style:parent-style-name="Domyślnaczcionkaakapitu" style:family="text">
      <style:text-properties style:text-underline-type="single" style:text-underline-style="solid" style:text-underline-width="auto" style:text-underline-mode="continuous"/>
    </style:style>
    <style:style style:name="T1240" style:parent-style-name="Domyślnaczcionkaakapitu" style:family="text">
      <style:text-properties fo:background-color="#80FFFF" style:text-underline-type="single" style:text-underline-style="solid" style:text-underline-width="auto" style:text-underline-mode="continuous"/>
    </style:style>
    <style:style style:name="P1241" style:parent-style-name="Normalny" style:family="paragraph">
      <style:paragraph-properties fo:text-align="justify" fo:line-height="150%" fo:text-indent="0.2479in"/>
    </style:style>
    <style:style style:name="P1242" style:parent-style-name="Normalny" style:family="paragraph">
      <style:paragraph-properties fo:text-align="justify" fo:line-height="150%"/>
    </style:style>
    <style:style style:name="T1243" style:parent-style-name="Domyślnaczcionkaakapitu" style:family="text">
      <style:text-properties style:text-underline-type="single" style:text-underline-style="solid" style:text-underline-width="auto" style:text-underline-mode="continuous"/>
    </style:style>
    <style:style style:name="P1244" style:parent-style-name="Normalny" style:family="paragraph">
      <style:paragraph-properties fo:text-align="justify" fo:line-height="150%" fo:text-indent="0.2479in"/>
    </style:style>
    <style:style style:name="P1245" style:parent-style-name="Normalny" style:family="paragraph">
      <style:paragraph-properties fo:text-align="justify" fo:line-height="150%"/>
    </style:style>
    <style:style style:name="T1246" style:parent-style-name="Domyślnaczcionkaakapitu" style:family="text">
      <style:text-properties style:text-underline-type="single" style:text-underline-style="solid" style:text-underline-width="auto" style:text-underline-mode="continuous"/>
    </style:style>
    <style:style style:name="T1247" style:parent-style-name="Domyślnaczcionkaakapitu" style:family="text">
      <style:text-properties fo:background-color="#80FFFF" style:text-underline-type="single" style:text-underline-style="solid" style:text-underline-width="auto" style:text-underline-mode="continuous"/>
    </style:style>
    <style:style style:name="P1248" style:parent-style-name="Normalny" style:family="paragraph">
      <style:paragraph-properties fo:text-align="justify" fo:line-height="150%" fo:text-indent="0.2479in"/>
    </style:style>
    <style:style style:name="P1249" style:parent-style-name="Normalny" style:family="paragraph">
      <style:paragraph-properties fo:text-align="justify" fo:line-height="150%"/>
    </style:style>
    <style:style style:name="T1250" style:parent-style-name="Domyślnaczcionkaakapitu" style:family="text">
      <style:text-properties style:text-underline-type="single" style:text-underline-style="solid" style:text-underline-width="auto" style:text-underline-mode="continuous"/>
    </style:style>
    <style:style style:name="P1251" style:parent-style-name="Normalny" style:family="paragraph">
      <style:paragraph-properties fo:text-align="justify" fo:line-height="150%" fo:text-indent="0.2479in"/>
    </style:style>
    <style:style style:name="P1252" style:parent-style-name="Normalny" style:family="paragraph">
      <style:paragraph-properties fo:text-align="justify" fo:line-height="150%"/>
    </style:style>
    <style:style style:name="T1253" style:parent-style-name="Domyślnaczcionkaakapitu" style:family="text">
      <style:text-properties style:text-underline-type="single" style:text-underline-style="solid" style:text-underline-width="auto" style:text-underline-mode="continuous"/>
    </style:style>
    <style:style style:name="T1254" style:parent-style-name="Domyślnaczcionkaakapitu" style:family="text">
      <style:text-properties fo:background-color="#80FFFF" style:text-underline-type="single" style:text-underline-style="solid" style:text-underline-width="auto" style:text-underline-mode="continuous"/>
    </style:style>
    <style:style style:name="P1255" style:parent-style-name="Normalny" style:family="paragraph">
      <style:paragraph-properties fo:text-align="justify" fo:line-height="150%" fo:text-indent="0.2479in"/>
    </style:style>
    <style:style style:name="P1256" style:parent-style-name="Normalny" style:family="paragraph">
      <style:paragraph-properties fo:text-align="justify" fo:line-height="150%" fo:text-indent="0.2479in"/>
    </style:style>
    <style:style style:name="P1257" style:parent-style-name="Normalny" style:family="paragraph">
      <style:paragraph-properties fo:text-align="justify" fo:line-height="150%"/>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fo:background-color="#80FFFF" style:text-underline-type="single" style:text-underline-style="solid" style:text-underline-width="auto" style:text-underline-mode="continuous"/>
    </style:style>
    <style:style style:name="T1262" style:parent-style-name="Domyślnaczcionkaakapitu" style:family="text">
      <style:text-properties style:text-underline-type="single" style:text-underline-style="solid" style:text-underline-width="auto" style:text-underline-mode="continuous"/>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479in"/>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fo:text-indent="0.2479in"/>
    </style:style>
    <style:style style:name="T1278" style:parent-style-name="Domyślnaczcionkaakapitu" style:family="text">
      <style:text-properties style:text-underline-type="single" style:text-underline-style="solid" style:text-underline-width="auto" style:text-underline-mode="continuous"/>
    </style:style>
    <style:style style:name="T1279" style:parent-style-name="Domyślnaczcionkaakapitu" style:family="text">
      <style:text-properties fo:background-color="#80FFFF" style:text-underline-type="single" style:text-underline-style="solid" style:text-underline-width="auto" style:text-underline-mode="continuous"/>
    </style:style>
    <style:style style:name="T1280" style:parent-style-name="Domyślnaczcionkaakapitu" style:family="text">
      <style:text-properties style:text-underline-type="single" style:text-underline-style="solid" style:text-underline-width="auto" style:text-underline-mode="continuous"/>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479in"/>
    </style:style>
    <style:style style:name="P1286" style:parent-style-name="Normalny" style:family="paragraph">
      <style:paragraph-properties fo:text-align="justify" fo:line-height="150%"/>
    </style:style>
    <style:style style:name="T1287" style:parent-style-name="Domyślnaczcionkaakapitu" style:family="text">
      <style:text-properties style:text-underline-type="single" style:text-underline-style="solid" style:text-underline-width="auto" style:text-underline-mode="continuous"/>
    </style:style>
    <style:style style:name="T1288" style:parent-style-name="Domyślnaczcionkaakapitu" style:family="text">
      <style:text-properties fo:background-color="#80FFFF" style:text-underline-type="single" style:text-underline-style="solid" style:text-underline-width="auto" style:text-underline-mode="continuous"/>
    </style:style>
    <style:style style:name="T1289" style:parent-style-name="Domyślnaczcionkaakapitu" style:family="text">
      <style:text-properties style:text-underline-type="single" style:text-underline-style="solid" style:text-underline-width="auto" style:text-underline-mode="continuous"/>
    </style:style>
    <style:style style:name="T1290" style:parent-style-name="Domyślnaczcionkaakapitu" style:family="text">
      <style:text-properties fo:background-color="#80FFFF" style:text-underline-type="single" style:text-underline-style="solid" style:text-underline-width="auto" style:text-underline-mode="continuous"/>
    </style:style>
    <style:style style:name="T1291" style:parent-style-name="Domyślnaczcionkaakapitu" style:family="text">
      <style:text-properties style:text-underline-type="single" style:text-underline-style="solid" style:text-underline-width="auto" style:text-underline-mode="continuous"/>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style:style>
    <style:style style:name="T1295" style:parent-style-name="Domyślnaczcionkaakapitu" style:family="text">
      <style:text-properties style:text-underline-type="single" style:text-underline-style="solid" style:text-underline-width="auto" style:text-underline-mode="continuous"/>
    </style:style>
    <style:style style:name="T1296" style:parent-style-name="Domyślnaczcionkaakapitu" style:family="text">
      <style:text-properties fo:background-color="#80FFFF" style:text-underline-type="single" style:text-underline-style="solid" style:text-underline-width="auto" style:text-underline-mode="continuous"/>
    </style:style>
    <style:style style:name="P1297" style:parent-style-name="Normalny" style:family="paragraph">
      <style:paragraph-properties fo:text-align="justify" fo:line-height="150%" fo:text-indent="0.2479in"/>
    </style:style>
    <style:style style:name="P1298" style:parent-style-name="Normalny" style:family="paragraph">
      <style:paragraph-properties fo:text-align="justify" fo:line-height="150%"/>
    </style:style>
    <style:style style:name="T1299" style:parent-style-name="Domyślnaczcionkaakapitu" style:family="text">
      <style:text-properties style:text-underline-type="single" style:text-underline-style="solid" style:text-underline-width="auto" style:text-underline-mode="continuous"/>
    </style:style>
    <style:style style:name="T1300" style:parent-style-name="Domyślnaczcionkaakapitu" style:family="text">
      <style:text-properties fo:background-color="#80FFFF" style:text-underline-type="single" style:text-underline-style="solid" style:text-underline-width="auto" style:text-underline-mode="continuous"/>
    </style:style>
    <style:style style:name="T1301" style:parent-style-name="Domyślnaczcionkaakapitu" style:family="text">
      <style:text-properties style:text-underline-type="single" style:text-underline-style="solid" style:text-underline-width="auto" style:text-underline-mode="continuous"/>
    </style:style>
    <style:style style:name="T1302" style:parent-style-name="Domyślnaczcionkaakapitu" style:family="text">
      <style:text-properties fo:background-color="#80FFFF" style:text-underline-type="single" style:text-underline-style="solid" style:text-underline-width="auto" style:text-underline-mode="continuous"/>
    </style:style>
    <style:style style:name="T1303" style:parent-style-name="Domyślnaczcionkaakapitu" style:family="text">
      <style:text-properties style:text-underline-type="single" style:text-underline-style="solid" style:text-underline-width="auto" style:text-underline-mode="continuous"/>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T1305" style:parent-style-name="Domyślnaczcionkaakapitu" style:family="text">
      <style:text-properties style:text-underline-type="single" style:text-underline-style="solid" style:text-underline-width="auto" style:text-underline-mode="continuous"/>
    </style:style>
    <style:style style:name="P1306" style:parent-style-name="Normalny" style:family="paragraph">
      <style:paragraph-properties fo:text-align="justify" fo:line-height="150%" fo:text-indent="0.2479in"/>
    </style:style>
    <style:style style:name="P1307" style:parent-style-name="Normalny" style:family="paragraph">
      <style:paragraph-properties fo:text-align="justify" fo:line-height="150%"/>
    </style:style>
    <style:style style:name="T1308" style:parent-style-name="Domyślnaczcionkaakapitu" style:family="text">
      <style:text-properties fo:background-color="#80FFFF" style:text-underline-type="single" style:text-underline-style="solid" style:text-underline-width="auto" style:text-underline-mode="continuous"/>
    </style:style>
    <style:style style:name="T1309" style:parent-style-name="Domyślnaczcionkaakapitu" style:family="text">
      <style:text-properties style:text-underline-type="single" style:text-underline-style="solid" style:text-underline-width="auto" style:text-underline-mode="continuous"/>
    </style:style>
    <style:style style:name="T1310" style:parent-style-name="Domyślnaczcionkaakapitu" style:family="text">
      <style:text-properties fo:background-color="#80FFFF" style:text-underline-type="single" style:text-underline-style="solid" style:text-underline-width="auto" style:text-underline-mode="continuous"/>
    </style:style>
    <style:style style:name="T1311" style:parent-style-name="Domyślnaczcionkaakapitu" style:family="text">
      <style:text-properties style:text-underline-type="single" style:text-underline-style="solid" style:text-underline-width="auto" style:text-underline-mode="continuous"/>
    </style:style>
    <style:style style:name="T1312" style:parent-style-name="Domyślnaczcionkaakapitu" style:family="text">
      <style:text-properties fo:background-color="#80FFFF" style:text-underline-type="single" style:text-underline-style="solid" style:text-underline-width="auto" style:text-underline-mode="continuous"/>
    </style:style>
    <style:style style:name="T1313" style:parent-style-name="Domyślnaczcionkaakapitu" style:family="text">
      <style:text-properties style:text-underline-type="single" style:text-underline-style="solid" style:text-underline-width="auto" style:text-underline-mode="continuous"/>
    </style:style>
    <style:style style:name="T1314" style:parent-style-name="Domyślnaczcionkaakapitu" style:family="text">
      <style:text-properties fo:background-color="#80FFFF" style:text-underline-type="single" style:text-underline-style="solid" style:text-underline-width="auto" style:text-underline-mode="continuous"/>
    </style:style>
    <style:style style:name="T1315" style:parent-style-name="Domyślnaczcionkaakapitu" style:family="text">
      <style:text-properties style:text-underline-type="single" style:text-underline-style="solid" style:text-underline-width="auto" style:text-underline-mode="continuous"/>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P1319" style:parent-style-name="Normalny" style:family="paragraph">
      <style:paragraph-properties fo:text-align="justify" fo:line-height="150%"/>
    </style:style>
    <style:style style:name="T1320" style:parent-style-name="Domyślnaczcionkaakapitu" style:family="text">
      <style:text-properties style:text-underline-type="single" style:text-underline-style="solid" style:text-underline-width="auto" style:text-underline-mode="continuous"/>
    </style:style>
    <style:style style:name="T1321" style:parent-style-name="Domyślnaczcionkaakapitu" style:family="text">
      <style:text-properties fo:background-color="#80FFFF" style:text-underline-type="single" style:text-underline-style="solid" style:text-underline-width="auto" style:text-underline-mode="continuous"/>
    </style:style>
    <style:style style:name="P1322" style:parent-style-name="Normalny" style:family="paragraph">
      <style:paragraph-properties fo:text-align="justify" fo:line-height="150%" fo:text-indent="0.2479in"/>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style:style>
    <style:style style:name="T1327" style:parent-style-name="Domyślnaczcionkaakapitu" style:family="text">
      <style:text-properties style:text-underline-type="single" style:text-underline-style="solid" style:text-underline-width="auto" style:text-underline-mode="continuous"/>
    </style:style>
    <style:style style:name="T1328" style:parent-style-name="Domyślnaczcionkaakapitu" style:family="text">
      <style:text-properties fo:background-color="#80FFFF" style:text-underline-type="single" style:text-underline-style="solid" style:text-underline-width="auto" style:text-underline-mode="continuous"/>
    </style:style>
    <style:style style:name="T1329" style:parent-style-name="Domyślnaczcionkaakapitu" style:family="text">
      <style:text-properties style:text-underline-type="single" style:text-underline-style="solid" style:text-underline-width="auto" style:text-underline-mode="continuous"/>
    </style:style>
    <style:style style:name="P1330" style:parent-style-name="Normalny" style:family="paragraph">
      <style:paragraph-properties fo:text-align="justify" fo:line-height="150%" fo:text-indent="0.2479in"/>
    </style:style>
    <style:style style:name="P1331" style:parent-style-name="Normalny" style:family="paragraph">
      <style:paragraph-properties fo:text-align="justify" fo:line-height="150%" fo:text-indent="0.2479in"/>
    </style:style>
    <style:style style:name="P1332" style:parent-style-name="Normalny" style:family="paragraph">
      <style:paragraph-properties fo:text-align="justify" fo:line-height="150%"/>
    </style:style>
    <style:style style:name="T1333" style:parent-style-name="Domyślnaczcionkaakapitu" style:family="text">
      <style:text-properties style:text-underline-type="single" style:text-underline-style="solid" style:text-underline-width="auto" style:text-underline-mode="continuous"/>
    </style:style>
    <style:style style:name="T1334" style:parent-style-name="Domyślnaczcionkaakapitu" style:family="text">
      <style:text-properties fo:background-color="#80FFFF" style:text-underline-type="single" style:text-underline-style="solid" style:text-underline-width="auto" style:text-underline-mode="continuous"/>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fo:text-indent="0.2479in"/>
    </style:style>
    <style:style style:name="P1341" style:parent-style-name="Normalny" style:family="paragraph">
      <style:paragraph-properties fo:text-align="justify" fo:line-height="150%"/>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fo:text-indent="0.2479in"/>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style:tab-stops>
          <style:tab-stop style:type="left" style:leader-style="solid" style:leader-text="_" style:position="1.6618in"/>
        </style:tab-stops>
      </style:paragraph-properties>
    </style:style>
    <style:style style:name="T1347" style:parent-style-name="Domyślnaczcionkaakapitu" style:family="text">
      <style:text-properties style:text-underline-type="single" style:text-underline-style="solid" style:text-underline-width="auto" style:text-underline-mode="continuous"/>
    </style:style>
    <style:style style:name="T1348" style:parent-style-name="Domyślnaczcionkaakapitu" style:family="text">
      <style:text-properties fo:background-color="#80FFFF" style:text-underline-type="single" style:text-underline-style="solid" style:text-underline-width="auto" style:text-underline-mode="continuous"/>
    </style:style>
    <style:style style:name="T1349" style:parent-style-name="Domyślnaczcionkaakapitu" style:family="text">
      <style:text-properties style:text-underline-type="single" style:text-underline-style="solid" style:text-underline-width="auto" style:text-underline-mode="continuous"/>
    </style:style>
    <style:style style:name="T1350" style:parent-style-name="Domyślnaczcionkaakapitu" style:family="text">
      <style:text-properties fo:background-color="#80FFFF" style:text-underline-type="single" style:text-underline-style="solid" style:text-underline-width="auto" style:text-underline-mode="continuous"/>
    </style:style>
    <style:style style:name="T1351" style:parent-style-name="Domyślnaczcionkaakapitu" style:family="text">
      <style:text-properties style:text-underline-type="single" style:text-underline-style="solid" style:text-underline-width="auto" style:text-underline-mode="continuous"/>
    </style:style>
    <style:style style:name="T1352" style:parent-style-name="Domyślnaczcionkaakapitu" style:family="text">
      <style:text-properties fo:background-color="#80FFFF" style:text-underline-type="single" style:text-underline-style="solid" style:text-underline-width="auto" style:text-underline-mode="continuous"/>
    </style:style>
    <style:style style:name="T1353" style:parent-style-name="Domyślnaczcionkaakapitu" style:family="text">
      <style:text-properties style:text-underline-type="single" style:text-underline-style="solid" style:text-underline-width="auto" style:text-underline-mode="continuous"/>
    </style:style>
    <style:style style:name="P1354" style:parent-style-name="Normalny" style:family="paragraph">
      <style:paragraph-properties fo:text-align="justify" fo:line-height="150%" fo:text-indent="0.2479in">
        <style:tab-stops>
          <style:tab-stop style:type="left" style:leader-style="solid" style:leader-text="_" style:position="1.6618in"/>
        </style:tab-stops>
      </style:paragraph-properties>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P1359" style:parent-style-name="Normalny" style:family="paragraph">
      <style:paragraph-properties fo:text-align="justify" fo:line-height="150%"/>
    </style:style>
    <style:style style:name="T1360" style:parent-style-name="Domyślnaczcionkaakapitu" style:family="text">
      <style:text-properties style:text-underline-type="single" style:text-underline-style="solid" style:text-underline-width="auto" style:text-underline-mode="continuous"/>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style:style>
    <style:style style:name="T1366" style:parent-style-name="Domyślnaczcionkaakapitu" style:family="text">
      <style:text-properties style:text-underline-type="single" style:text-underline-style="solid" style:text-underline-width="auto" style:text-underline-mode="continuous"/>
    </style:style>
    <style:style style:name="P1367" style:parent-style-name="Normalny" style:family="paragraph">
      <style:paragraph-properties fo:text-align="justify" fo:line-height="150%" fo:text-indent="0.2479in"/>
    </style:style>
    <style:style style:name="P1368" style:parent-style-name="Normalny" style:family="paragraph">
      <style:paragraph-properties fo:text-align="justify" fo:line-height="150%"/>
    </style:style>
    <style:style style:name="T1369" style:parent-style-name="Domyślnaczcionkaakapitu" style:family="text">
      <style:text-properties style:text-underline-type="single" style:text-underline-style="solid" style:text-underline-width="auto" style:text-underline-mode="continuous"/>
    </style:style>
    <style:style style:name="T1370" style:parent-style-name="Domyślnaczcionkaakapitu" style:family="text">
      <style:text-properties fo:background-color="#80FFFF" style:text-underline-type="single" style:text-underline-style="solid" style:text-underline-width="auto" style:text-underline-mode="continuous"/>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background-color="#80FFFF" style:text-underline-type="single" style:text-underline-style="solid" style:text-underline-width="auto" style:text-underline-mode="continuous"/>
    </style:style>
    <style:style style:name="T1373" style:parent-style-name="Domyślnaczcionkaakapitu" style:family="text">
      <style:text-properties style:text-underline-type="single" style:text-underline-style="solid" style:text-underline-width="auto" style:text-underline-mode="continuous"/>
    </style:style>
    <style:style style:name="T1374" style:parent-style-name="Domyślnaczcionkaakapitu" style:family="text">
      <style:text-properties fo:background-color="#80FFFF" style:text-underline-type="single" style:text-underline-style="solid" style:text-underline-width="auto" style:text-underline-mode="continuous"/>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P1377" style:parent-style-name="Normalny" style:family="paragraph">
      <style:paragraph-properties fo:text-align="justify" fo:line-height="150%"/>
    </style:style>
    <style:style style:name="T1378" style:parent-style-name="Domyślnaczcionkaakapitu" style:family="text">
      <style:text-properties style:text-underline-type="single" style:text-underline-style="solid" style:text-underline-width="auto" style:text-underline-mode="continuous"/>
    </style:style>
    <style:style style:name="T1379" style:parent-style-name="Domyślnaczcionkaakapitu" style:family="text">
      <style:text-properties fo:background-color="#80FFFF" style:text-underline-type="single" style:text-underline-style="solid" style:text-underline-width="auto" style:text-underline-mode="continuous"/>
    </style:style>
    <style:style style:name="T1380" style:parent-style-name="Domyślnaczcionkaakapitu" style:family="text">
      <style:text-properties style:text-underline-type="single" style:text-underline-style="solid" style:text-underline-width="auto" style:text-underline-mode="continuous"/>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style:style>
    <style:style style:name="T1384" style:parent-style-name="Domyślnaczcionkaakapitu" style:family="text">
      <style:text-properties style:text-underline-type="single" style:text-underline-style="solid" style:text-underline-width="auto" style:text-underline-mode="continuous"/>
    </style:style>
    <style:style style:name="P1385" style:parent-style-name="Normalny" style:family="paragraph">
      <style:paragraph-properties fo:text-align="justify" fo:line-height="150%" fo:text-indent="0.2479in"/>
    </style:style>
    <style:style style:name="P1386" style:parent-style-name="Normalny" style:family="paragraph">
      <style:paragraph-properties fo:text-align="justify" fo:line-height="150%" fo:text-indent="0.2479in"/>
    </style:style>
    <style:style style:name="P1387" style:parent-style-name="Normalny" style:family="paragraph">
      <style:paragraph-properties fo:text-align="justify" fo:line-height="150%"/>
    </style:style>
    <style:style style:name="T1388" style:parent-style-name="Domyślnaczcionkaakapitu" style:family="text">
      <style:text-properties style:text-underline-type="single" style:text-underline-style="solid" style:text-underline-width="auto" style:text-underline-mode="continuous"/>
    </style:style>
    <style:style style:name="T1389" style:parent-style-name="Domyślnaczcionkaakapitu" style:family="text">
      <style:text-properties fo:background-color="#80FFFF" style:text-underline-type="single" style:text-underline-style="solid" style:text-underline-width="auto" style:text-underline-mode="continuous"/>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fo:text-indent="0.2479in"/>
    </style:style>
    <style:style style:name="P1395" style:parent-style-name="Normalny" style:family="paragraph">
      <style:paragraph-properties fo:text-align="justify" fo:line-height="150%" fo:text-indent="0.2479in"/>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fo:text-indent="0.2479in"/>
    </style:style>
    <style:style style:name="P1405" style:parent-style-name="Normalny" style:family="paragraph">
      <style:paragraph-properties fo:text-align="justify" fo:line-height="150%" fo:text-indent="0.2479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fo:text-indent="0.2479in"/>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P1412" style:parent-style-name="Normalny" style:family="paragraph">
      <style:paragraph-properties fo:text-align="justify" fo:line-height="150%"/>
    </style:style>
    <style:style style:name="T1413" style:parent-style-name="Domyślnaczcionkaakapitu" style:family="text">
      <style:text-properties style:text-underline-type="single" style:text-underline-style="solid" style:text-underline-width="auto" style:text-underline-mode="continuous"/>
    </style:style>
    <style:style style:name="T1414" style:parent-style-name="Domyślnaczcionkaakapitu" style:family="text">
      <style:text-properties fo:background-color="#80FFFF" style:text-underline-type="single" style:text-underline-style="solid" style:text-underline-width="auto" style:text-underline-mode="continuous"/>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fo:text-indent="0.2479in"/>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P1421" style:parent-style-name="Normalny" style:family="paragraph">
      <style:paragraph-properties fo:text-align="justify" fo:line-height="150%"/>
    </style:style>
    <style:style style:name="T1422" style:parent-style-name="Domyślnaczcionkaakapitu" style:family="text">
      <style:text-properties fo:background-color="#80FFFF" style:text-underline-type="single" style:text-underline-style="solid" style:text-underline-width="auto" style:text-underline-mode="continuous"/>
    </style:style>
    <style:style style:name="T1423" style:parent-style-name="Domyślnaczcionkaakapitu" style:family="text">
      <style:text-properties style:text-underline-type="single" style:text-underline-style="solid" style:text-underline-width="auto" style:text-underline-mode="continuous"/>
    </style:style>
    <style:style style:name="P1424" style:parent-style-name="Normalny" style:family="paragraph">
      <style:paragraph-properties fo:text-align="justify" fo:line-height="150%" fo:text-indent="0.2479in"/>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style:style>
    <style:style style:name="T1428" style:parent-style-name="Domyślnaczcionkaakapitu" style:family="text">
      <style:text-properties style:text-underline-type="single" style:text-underline-style="solid" style:text-underline-width="auto" style:text-underline-mode="continuous"/>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style:style>
    <style:style style:name="T1441" style:parent-style-name="Domyślnaczcionkaakapitu" style:family="text">
      <style:text-properties style:text-underline-type="single" style:text-underline-style="solid" style:text-underline-width="auto" style:text-underline-mode="continuous"/>
    </style:style>
    <style:style style:name="T1442" style:parent-style-name="Domyślnaczcionkaakapitu" style:family="text">
      <style:text-properties fo:background-color="#80FFFF" style:text-underline-type="single" style:text-underline-style="solid" style:text-underline-width="auto" style:text-underline-mode="continuous"/>
    </style:style>
    <style:style style:name="P1443" style:parent-style-name="Normalny" style:family="paragraph">
      <style:paragraph-properties fo:text-align="justify" fo:line-height="150%" fo:text-indent="0.2479in"/>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479in"/>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fo:text-indent="0.2479in"/>
    </style:style>
    <style:style style:name="P1449" style:parent-style-name="Normalny" style:family="paragraph">
      <style:paragraph-properties fo:text-align="justify" fo:line-height="150%" fo:text-indent="0.2479in"/>
    </style:style>
    <style:style style:name="P1450" style:parent-style-name="Normalny" style:family="paragraph">
      <style:paragraph-properties fo:text-align="justify" fo:line-height="150%"/>
    </style:style>
    <style:style style:name="T1451" style:parent-style-name="Domyślnaczcionkaakapitu" style:family="text">
      <style:text-properties fo:background-color="#80FFFF" style:text-underline-type="single" style:text-underline-style="solid" style:text-underline-width="auto" style:text-underline-mode="continuous"/>
    </style:style>
    <style:style style:name="T1452" style:parent-style-name="Domyślnaczcionkaakapitu" style:family="text">
      <style:text-properties style:text-underline-type="single" style:text-underline-style="solid" style:text-underline-width="auto" style:text-underline-mode="continuous"/>
    </style:style>
    <style:style style:name="P1453" style:parent-style-name="Normalny" style:family="paragraph">
      <style:paragraph-properties fo:text-align="justify" fo:line-height="150%" fo:text-indent="0.2479in"/>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P1461" style:parent-style-name="Normalny" style:family="paragraph">
      <style:paragraph-properties fo:text-align="justify" fo:line-height="150%"/>
    </style:style>
    <style:style style:name="T1462" style:parent-style-name="Domyślnaczcionkaakapitu" style:family="text">
      <style:text-properties style:text-underline-type="single" style:text-underline-style="solid" style:text-underline-width="auto" style:text-underline-mode="continuous"/>
    </style:style>
    <style:style style:name="T1463" style:parent-style-name="Domyślnaczcionkaakapitu" style:family="text">
      <style:text-properties fo:background-color="#80FFFF" style:text-underline-type="single" style:text-underline-style="solid" style:text-underline-width="auto" style:text-underline-mode="continuous"/>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P1467" style:parent-style-name="Normalny" style:family="paragraph">
      <style:paragraph-properties fo:text-align="justify" fo:line-height="150%"/>
    </style:style>
    <style:style style:name="T1468" style:parent-style-name="Domyślnaczcionkaakapitu" style:family="text">
      <style:text-properties style:text-underline-type="single" style:text-underline-style="solid" style:text-underline-width="auto" style:text-underline-mode="continuous"/>
    </style:style>
    <style:style style:name="T1469" style:parent-style-name="Domyślnaczcionkaakapitu" style:family="text">
      <style:text-properties fo:background-color="#80FFFF" style:text-underline-type="single" style:text-underline-style="solid" style:text-underline-width="auto" style:text-underline-mode="continuous"/>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479in"/>
    </style:style>
    <style:style style:name="P1480" style:parent-style-name="Normalny" style:family="paragraph">
      <style:paragraph-properties fo:text-align="justify" fo:line-height="150%" fo:text-indent="0.2479in"/>
    </style:style>
    <style:style style:name="P1481" style:parent-style-name="Normalny" style:family="paragraph">
      <style:paragraph-properties fo:text-align="justify" fo:line-height="150%"/>
    </style:style>
    <style:style style:name="T1482" style:parent-style-name="Domyślnaczcionkaakapitu" style:family="text">
      <style:text-properties style:text-underline-type="single" style:text-underline-style="solid" style:text-underline-width="auto" style:text-underline-mode="continuous"/>
    </style:style>
    <style:style style:name="T1483" style:parent-style-name="Domyślnaczcionkaakapitu" style:family="text">
      <style:text-properties fo:background-color="#80FFFF" style:text-underline-type="single" style:text-underline-style="solid" style:text-underline-width="auto" style:text-underline-mode="continuous"/>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479in"/>
    </style:style>
    <style:style style:name="P1502" style:parent-style-name="Normalny" style:family="paragraph">
      <style:paragraph-properties fo:text-align="justify" fo:line-height="150%"/>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text-underline-type="single" style:text-underline-style="solid" style:text-underline-width="auto" style:text-underline-mode="continuous"/>
    </style:style>
    <style:style style:name="T1505" style:parent-style-name="Domyślnaczcionkaakapitu" style:family="text">
      <style:text-properties style:text-underline-type="single" style:text-underline-style="solid" style:text-underline-width="auto" style:text-underline-mode="continuous"/>
    </style:style>
    <style:style style:name="P1506" style:parent-style-name="Normalny" style:family="paragraph">
      <style:paragraph-properties fo:text-align="justify" fo:line-height="150%" fo:text-indent="0.2479in"/>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style:style>
    <style:style style:name="T1519" style:parent-style-name="Domyślnaczcionkaakapitu" style:family="text">
      <style:text-properties style:text-underline-type="single" style:text-underline-style="solid" style:text-underline-width="auto" style:text-underline-mode="continuous"/>
    </style:style>
    <style:style style:name="T1520" style:parent-style-name="Domyślnaczcionkaakapitu" style:family="text">
      <style:text-properties fo:background-color="#80FFFF" style:text-underline-type="single" style:text-underline-style="solid" style:text-underline-width="auto" style:text-underline-mode="continuous"/>
    </style:style>
    <style:style style:name="T1521" style:parent-style-name="Domyślnaczcionkaakapitu" style:family="text">
      <style:text-properties style:text-underline-type="single" style:text-underline-style="solid" style:text-underline-width="auto" style:text-underline-mode="continuous"/>
    </style:style>
    <style:style style:name="T1522" style:parent-style-name="Domyślnaczcionkaakapitu" style:family="text">
      <style:text-properties fo:background-color="#80FFFF" style:text-underline-type="single" style:text-underline-style="solid" style:text-underline-width="auto" style:text-underline-mode="continuous"/>
    </style:style>
    <style:style style:name="T1523" style:parent-style-name="Domyślnaczcionkaakapitu" style:family="text">
      <style:text-properties style:text-underline-type="single" style:text-underline-style="solid" style:text-underline-width="auto" style:text-underline-mode="continuous"/>
    </style:style>
    <style:style style:name="T1524" style:parent-style-name="Domyślnaczcionkaakapitu" style:family="text">
      <style:text-properties fo:background-color="#80FFFF" style:text-underline-type="single" style:text-underline-style="solid" style:text-underline-width="auto" style:text-underline-mode="continuous"/>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P1527" style:parent-style-name="Normalny" style:family="paragraph">
      <style:paragraph-properties fo:text-align="justify" fo:line-height="150%"/>
    </style:style>
    <style:style style:name="T1528" style:parent-style-name="Domyślnaczcionkaakapitu" style:family="text">
      <style:text-properties style:text-underline-type="single" style:text-underline-style="solid" style:text-underline-width="auto" style:text-underline-mode="continuous"/>
    </style:style>
    <style:style style:name="T1529" style:parent-style-name="Domyślnaczcionkaakapitu" style:family="text">
      <style:text-properties fo:background-color="#80FFFF" style:text-underline-type="single" style:text-underline-style="solid" style:text-underline-width="auto" style:text-underline-mode="continuous"/>
    </style:style>
    <style:style style:name="T1530" style:parent-style-name="Domyślnaczcionkaakapitu" style:family="text">
      <style:text-properties style:text-underline-type="single" style:text-underline-style="solid" style:text-underline-width="auto" style:text-underline-mode="continuous"/>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479in"/>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P1538" style:parent-style-name="Normalny" style:family="paragraph">
      <style:paragraph-properties fo:text-align="justify" fo:line-height="150%" fo:text-indent="0.2479in"/>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style:style>
    <style:style style:name="T1551" style:parent-style-name="Domyślnaczcionkaakapitu" style:family="text">
      <style:text-properties style:text-underline-type="single" style:text-underline-style="solid" style:text-underline-width="auto" style:text-underline-mode="continuous"/>
    </style:style>
    <style:style style:name="T1552" style:parent-style-name="Domyślnaczcionkaakapitu" style:family="text">
      <style:text-properties fo:background-color="#80FFFF" style:text-underline-type="single" style:text-underline-style="solid" style:text-underline-width="auto" style:text-underline-mode="continuous"/>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479in"/>
    </style:style>
    <style:style style:name="P1555" style:parent-style-name="Normalny" style:family="paragraph">
      <style:paragraph-properties fo:text-align="justify" fo:line-height="150%"/>
    </style:style>
    <style:style style:name="T1556" style:parent-style-name="Domyślnaczcionkaakapitu" style:family="text">
      <style:text-properties style:text-underline-type="single" style:text-underline-style="solid" style:text-underline-width="auto" style:text-underline-mode="continuous"/>
    </style:style>
    <style:style style:name="P1557" style:parent-style-name="Normalny" style:family="paragraph">
      <style:paragraph-properties fo:text-align="justify" fo:line-height="150%" fo:text-indent="0.2479in"/>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479in"/>
    </style:style>
    <style:style style:name="P1561" style:parent-style-name="Normalny" style:family="paragraph">
      <style:paragraph-properties fo:text-align="justify" fo:line-height="150%" fo:text-indent="0.2479in"/>
    </style:style>
    <style:style style:name="P1562" style:parent-style-name="Normalny" style:family="paragraph">
      <style:paragraph-properties fo:text-align="justify" fo:line-height="150%" fo:text-indent="0.2479in"/>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479in"/>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479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P1574" style:parent-style-name="Normalny" style:family="paragraph">
      <style:paragraph-properties fo:text-align="justify" fo:line-height="150%" fo:text-indent="0.2479in"/>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style:style>
    <style:style style:name="T1583" style:parent-style-name="Domyślnaczcionkaakapitu" style:family="text">
      <style:text-properties style:text-underline-type="single" style:text-underline-style="solid" style:text-underline-width="auto" style:text-underline-mode="continuous"/>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479in"/>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fo:text-indent="0.2479in"/>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style:style>
    <style:style style:name="T1601" style:parent-style-name="Domyślnaczcionkaakapitu" style:family="text">
      <style:text-properties style:text-underline-type="single" style:text-underline-style="solid" style:text-underline-width="auto" style:text-underline-mode="continuous"/>
    </style:style>
    <style:style style:name="P1602" style:parent-style-name="Normalny" style:family="paragraph">
      <style:paragraph-properties fo:text-align="justify" fo:line-height="150%" fo:text-indent="0.2479in"/>
    </style:style>
    <style:style style:name="P1603" style:parent-style-name="Normalny" style:family="paragraph">
      <style:paragraph-properties fo:text-align="justify" fo:line-height="150%"/>
    </style:style>
    <style:style style:name="T1604" style:parent-style-name="Domyślnaczcionkaakapitu" style:family="text">
      <style:text-properties style:text-underline-type="single" style:text-underline-style="solid" style:text-underline-width="auto" style:text-underline-mode="continuous"/>
    </style:style>
    <style:style style:name="P1605" style:parent-style-name="Normalny" style:family="paragraph">
      <style:paragraph-properties fo:text-align="justify" fo:line-height="150%" fo:text-indent="0.2479in"/>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479in"/>
    </style:style>
    <style:style style:name="P1612" style:parent-style-name="Normalny" style:family="paragraph">
      <style:paragraph-properties fo:text-align="justify" fo:line-height="150%" fo:text-indent="0.2479in"/>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P1623" style:parent-style-name="Normalny" style:family="paragraph">
      <style:paragraph-properties fo:text-align="justify" fo:line-height="150%"/>
    </style:style>
    <style:style style:name="T1624" style:parent-style-name="Domyślnaczcionkaakapitu" style:family="text">
      <style:text-properties style:text-underline-type="single" style:text-underline-style="solid" style:text-underline-width="auto" style:text-underline-mode="continuous"/>
    </style:style>
    <style:style style:name="T1625" style:parent-style-name="Domyślnaczcionkaakapitu" style:family="text">
      <style:text-properties fo:background-color="#80FFFF" style:text-underline-type="single" style:text-underline-style="solid" style:text-underline-width="auto" style:text-underline-mode="continuous"/>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style:style>
    <style:style style:name="T1631" style:parent-style-name="Domyślnaczcionkaakapitu" style:family="text">
      <style:text-properties style:text-underline-type="single" style:text-underline-style="solid" style:text-underline-width="auto" style:text-underline-mode="continuous"/>
    </style:style>
    <style:style style:name="T1632" style:parent-style-name="Domyślnaczcionkaakapitu" style:family="text">
      <style:text-properties fo:background-color="#80FFFF" style:text-underline-type="single" style:text-underline-style="solid" style:text-underline-width="auto" style:text-underline-mode="continuous"/>
    </style:style>
    <style:style style:name="T1633" style:parent-style-name="Domyślnaczcionkaakapitu" style:family="text">
      <style:text-properties style:text-underline-type="single" style:text-underline-style="solid" style:text-underline-width="auto" style:text-underline-mode="continuous"/>
    </style:style>
    <style:style style:name="T1634" style:parent-style-name="Domyślnaczcionkaakapitu" style:family="text">
      <style:text-properties fo:background-color="#80FFFF" style:text-underline-type="single" style:text-underline-style="solid" style:text-underline-width="auto" style:text-underline-mode="continuous"/>
    </style:style>
    <style:style style:name="T1635" style:parent-style-name="Domyślnaczcionkaakapitu" style:family="text">
      <style:text-properties style:text-underline-type="single" style:text-underline-style="solid" style:text-underline-width="auto" style:text-underline-mode="continuous"/>
    </style:style>
    <style:style style:name="P1636" style:parent-style-name="Normalny" style:family="paragraph">
      <style:paragraph-properties fo:text-align="justify" fo:line-height="150%" fo:text-indent="0.2479in"/>
    </style:style>
    <style:style style:name="P1637" style:parent-style-name="Normalny" style:family="paragraph">
      <style:paragraph-properties fo:text-align="justify" fo:line-height="150%" fo:text-indent="0.2479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P1641" style:parent-style-name="Normalny" style:family="paragraph">
      <style:paragraph-properties fo:text-align="justify" fo:line-height="150%"/>
    </style:style>
    <style:style style:name="P1642" style:parent-style-name="Normalny" style:family="paragraph">
      <style:paragraph-properties fo:text-align="justify" fo:line-height="150%"/>
    </style:style>
    <style:style style:name="P1643" style:parent-style-name="Normalny" style:family="paragraph">
      <style:paragraph-properties fo:text-align="justify" fo:line-height="150%"/>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style:style>
    <style:style style:name="T1646" style:parent-style-name="Domyślnaczcionkaakapitu" style:family="text">
      <style:text-properties fo:background-color="#80FFFF"/>
    </style:style>
    <style:style style:name="T1647" style:parent-style-name="Domyślnaczcionkaakapitu" style:family="text">
      <style:text-properties style:text-underline-type="single" style:text-underline-style="solid" style:text-underline-width="auto" style:text-underline-mode="continuous"/>
    </style:style>
    <style:style style:name="T1648" style:parent-style-name="Domyślnaczcionkaakapitu" style:family="text">
      <style:text-properties fo:background-color="#80FFFF" style:text-underline-type="single" style:text-underline-style="solid" style:text-underline-width="auto" style:text-underline-mode="continuous"/>
    </style:style>
    <style:style style:name="T1649" style:parent-style-name="Domyślnaczcionkaakapitu" style:family="text">
      <style:text-properties style:text-underline-type="single" style:text-underline-style="solid" style:text-underline-width="auto" style:text-underline-mode="continuous"/>
    </style:style>
    <style:style style:name="T1650" style:parent-style-name="Domyślnaczcionkaakapitu" style:family="text">
      <style:text-properties fo:background-color="#80FFFF" style:text-underline-type="single" style:text-underline-style="solid" style:text-underline-width="auto" style:text-underline-mode="continuous"/>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style:style>
    <style:style style:name="T1656" style:parent-style-name="Domyślnaczcionkaakapitu" style:family="text">
      <style:text-properties style:text-underline-type="single" style:text-underline-style="solid" style:text-underline-width="auto" style:text-underline-mode="continuous"/>
    </style:style>
    <style:style style:name="P1657" style:parent-style-name="Normalny" style:family="paragraph">
      <style:paragraph-properties fo:text-align="justify" fo:line-height="150%" fo:text-indent="0.2479in"/>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479in"/>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style:style>
    <style:style style:name="T1667" style:parent-style-name="Domyślnaczcionkaakapitu" style:family="text">
      <style:text-properties style:text-underline-type="single" style:text-underline-style="solid" style:text-underline-width="auto" style:text-underline-mode="continuous"/>
    </style:style>
    <style:style style:name="T1668" style:parent-style-name="Domyślnaczcionkaakapitu" style:family="text">
      <style:text-properties fo:background-color="#80FFFF" style:text-underline-type="single" style:text-underline-style="solid" style:text-underline-width="auto" style:text-underline-mode="continuous"/>
    </style:style>
    <style:style style:name="T1669" style:parent-style-name="Domyślnaczcionkaakapitu" style:family="text">
      <style:text-properties fo:background-color="#80FFFF"/>
    </style:style>
    <style:style style:name="P1670" style:parent-style-name="Normalny" style:family="paragraph">
      <style:paragraph-properties fo:text-align="justify" fo:line-height="150%" fo:text-indent="0.2479in"/>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style:style>
    <style:style style:name="T1677" style:parent-style-name="Domyślnaczcionkaakapitu" style:family="text">
      <style:text-properties style:text-underline-type="single" style:text-underline-style="solid" style:text-underline-width="auto" style:text-underline-mode="continuous"/>
    </style:style>
    <style:style style:name="P1678" style:parent-style-name="Normalny" style:family="paragraph">
      <style:paragraph-properties fo:text-align="justify" fo:line-height="150%" fo:text-indent="0.2479in"/>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style:style>
    <style:style style:name="T1690" style:parent-style-name="Domyślnaczcionkaakapitu" style:family="text">
      <style:text-properties style:text-underline-type="single" style:text-underline-style="solid" style:text-underline-width="auto" style:text-underline-mode="continuous"/>
    </style:style>
    <style:style style:name="P1691" style:parent-style-name="Normalny" style:family="paragraph">
      <style:paragraph-properties fo:text-align="justify" fo:line-height="150%" fo:text-indent="0.2479in"/>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style:style>
    <style:style style:name="T1696" style:parent-style-name="Domyślnaczcionkaakapitu" style:family="text">
      <style:text-properties style:text-underline-type="single" style:text-underline-style="solid" style:text-underline-width="auto" style:text-underline-mode="continuous"/>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fo:text-indent="0.2479in"/>
    </style:style>
    <style:style style:name="P1702" style:parent-style-name="Normalny" style:family="paragraph">
      <style:paragraph-properties fo:text-align="justify" fo:line-height="150%">
        <style:tab-stops>
          <style:tab-stop style:type="left" style:position="3.6013in"/>
          <style:tab-stop style:type="left" style:position="5.2812in"/>
        </style:tab-stops>
      </style:paragraph-properties>
    </style:style>
    <style:style style:name="T1703" style:parent-style-name="Domyślnaczcionkaakapitu" style:family="text">
      <style:text-properties style:text-underline-type="single" style:text-underline-style="solid" style:text-underline-width="auto" style:text-underline-mode="continuous"/>
    </style:style>
    <style:style style:name="T1704" style:parent-style-name="Domyślnaczcionkaakapitu" style:family="text">
      <style:text-properties fo:background-color="#80FFFF" style:text-underline-type="single" style:text-underline-style="solid" style:text-underline-width="auto" style:text-underline-mode="continuous"/>
    </style:style>
    <style:style style:name="T1705" style:parent-style-name="Domyślnaczcionkaakapitu" style:family="text">
      <style:text-properties style:text-underline-type="single" style:text-underline-style="solid" style:text-underline-width="auto" style:text-underline-mode="continuous"/>
    </style:style>
    <style:style style:name="P1706" style:parent-style-name="Normalny" style:family="paragraph">
      <style:paragraph-properties fo:text-align="justify" fo:line-height="150%" fo:text-indent="0.2479in"/>
    </style:style>
    <style:style style:name="P1707" style:parent-style-name="Normalny" style:family="paragraph">
      <style:paragraph-properties fo:text-align="justify" fo:line-height="150%"/>
    </style:style>
    <style:style style:name="T1708" style:parent-style-name="Domyślnaczcionkaakapitu" style:family="text">
      <style:text-properties style:text-underline-type="single" style:text-underline-style="solid" style:text-underline-width="auto" style:text-underline-mode="continuous"/>
    </style:style>
    <style:style style:name="T1709" style:parent-style-name="Domyślnaczcionkaakapitu" style:family="text">
      <style:text-properties fo:background-color="#80FFFF" style:text-underline-type="single" style:text-underline-style="solid" style:text-underline-width="auto" style:text-underline-mode="continuous"/>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479in"/>
    </style:style>
    <style:style style:name="P1712" style:parent-style-name="Normalny" style:family="paragraph">
      <style:paragraph-properties fo:text-align="justify" fo:line-height="150%"/>
    </style:style>
    <style:style style:name="T1713" style:parent-style-name="Domyślnaczcionkaakapitu" style:family="text">
      <style:text-properties style:text-underline-type="single" style:text-underline-style="solid" style:text-underline-width="auto" style:text-underline-mode="continuous"/>
    </style:style>
    <style:style style:name="P1714" style:parent-style-name="Normalny" style:family="paragraph">
      <style:paragraph-properties fo:text-align="justify" fo:line-height="150%" fo:text-indent="0.2479in"/>
    </style:style>
    <style:style style:name="P1715" style:parent-style-name="Normalny" style:family="paragraph">
      <style:paragraph-properties fo:text-align="justify" fo:line-height="150%"/>
    </style:style>
    <style:style style:name="T1716" style:parent-style-name="Domyślnaczcionkaakapitu" style:family="text">
      <style:text-properties style:text-underline-type="single" style:text-underline-style="solid" style:text-underline-width="auto" style:text-underline-mode="continuous"/>
    </style:style>
    <style:style style:name="T1717" style:parent-style-name="Domyślnaczcionkaakapitu" style:family="text">
      <style:text-properties fo:background-color="#80FFFF" style:text-underline-type="single" style:text-underline-style="solid" style:text-underline-width="auto" style:text-underline-mode="continuous"/>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style:style>
    <style:style style:name="T1722" style:parent-style-name="Domyślnaczcionkaakapitu" style:family="text">
      <style:text-properties style:text-underline-type="single" style:text-underline-style="solid" style:text-underline-width="auto" style:text-underline-mode="continuous"/>
    </style:style>
    <style:style style:name="P1723" style:parent-style-name="Normalny" style:family="paragraph">
      <style:paragraph-properties fo:text-align="justify" fo:line-height="150%" fo:text-indent="0.2479in"/>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fo:text-indent="0.2479in"/>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479in"/>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style:style>
    <style:style style:name="T1732" style:parent-style-name="Domyślnaczcionkaakapitu" style:family="text">
      <style:text-properties style:text-underline-type="single" style:text-underline-style="solid" style:text-underline-width="auto" style:text-underline-mode="continuous"/>
    </style:style>
    <style:style style:name="T1733" style:parent-style-name="Domyślnaczcionkaakapitu" style:family="text">
      <style:text-properties fo:background-color="#80FFFF" style:text-underline-type="single" style:text-underline-style="solid" style:text-underline-width="auto" style:text-underline-mode="continuous"/>
    </style:style>
    <style:style style:name="P1734" style:parent-style-name="Normalny" style:family="paragraph">
      <style:paragraph-properties fo:text-align="justify" fo:line-height="150%" fo:text-indent="0.2479in"/>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fo:text-indent="0.2479in"/>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fo:text-indent="0.2479in"/>
    </style:style>
    <style:style style:name="P1740" style:parent-style-name="Normalny" style:family="paragraph">
      <style:paragraph-properties fo:text-align="justify" fo:line-height="150%"/>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P1743" style:parent-style-name="Normalny" style:family="paragraph">
      <style:paragraph-properties fo:text-align="justify" fo:line-height="150%" fo:text-indent="0.2479in"/>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style>
    <style:style style:name="P1748" style:parent-style-name="Normalny" style:family="paragraph">
      <style:paragraph-properties fo:text-align="justify" fo:line-height="150%"/>
    </style:style>
    <style:style style:name="T1749" style:parent-style-name="Domyślnaczcionkaakapitu" style:family="text">
      <style:text-properties style:text-underline-type="single" style:text-underline-style="solid" style:text-underline-width="auto" style:text-underline-mode="continuous"/>
    </style:style>
    <style:style style:name="P1750" style:parent-style-name="Normalny" style:family="paragraph">
      <style:paragraph-properties fo:text-align="justify" fo:line-height="150%" fo:text-indent="0.2479in"/>
    </style:style>
    <style:style style:name="P1751" style:parent-style-name="Normalny" style:family="paragraph">
      <style:paragraph-properties fo:text-align="justify" fo:line-height="150%" fo:text-indent="0.2479in"/>
    </style:style>
    <style:style style:name="P1752" style:parent-style-name="Normalny" style:family="paragraph">
      <style:paragraph-properties fo:text-align="justify" fo:line-height="150%" fo:text-indent="0.2479in"/>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style:style>
    <style:style style:name="T1756" style:parent-style-name="Domyślnaczcionkaakapitu" style:family="text">
      <style:text-properties style:text-underline-type="single" style:text-underline-style="solid" style:text-underline-width="auto" style:text-underline-mode="continuous"/>
    </style:style>
    <style:style style:name="P1757" style:parent-style-name="Normalny" style:family="paragraph">
      <style:paragraph-properties fo:text-align="justify" fo:line-height="150%" fo:text-indent="0.2479in"/>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P1760" style:parent-style-name="Normalny" style:family="paragraph">
      <style:paragraph-properties fo:text-align="justify" fo:line-height="150%"/>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fo:background-color="#80FFFF" style:text-underline-type="single" style:text-underline-style="solid" style:text-underline-width="auto" style:text-underline-mode="continuous"/>
    </style:style>
    <style:style style:name="T1763" style:parent-style-name="Domyślnaczcionkaakapitu" style:family="text">
      <style:text-properties fo:background-color="#80FFFF"/>
    </style:style>
    <style:style style:name="P1764" style:parent-style-name="Normalny" style:family="paragraph">
      <style:paragraph-properties fo:text-align="justify" fo:line-height="150%" fo:text-indent="0.2479in"/>
    </style:style>
    <style:style style:name="P1765" style:parent-style-name="Normalny" style:family="paragraph">
      <style:paragraph-properties fo:text-align="justify" fo:line-height="150%"/>
    </style:style>
    <style:style style:name="T1766" style:parent-style-name="Domyślnaczcionkaakapitu" style:family="text">
      <style:text-properties style:text-underline-type="single" style:text-underline-style="solid" style:text-underline-width="auto" style:text-underline-mode="continuous"/>
    </style:style>
    <style:style style:name="T1767" style:parent-style-name="Domyślnaczcionkaakapitu" style:family="text">
      <style:text-properties fo:background-color="#80FFFF" style:text-underline-type="single" style:text-underline-style="solid" style:text-underline-width="auto" style:text-underline-mode="continuous"/>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fo:text-indent="0.2479in"/>
    </style:style>
    <style:style style:name="P1770" style:parent-style-name="Normalny" style:family="paragraph">
      <style:paragraph-properties fo:text-align="justify" fo:line-height="150%"/>
    </style:style>
    <style:style style:name="T1771" style:parent-style-name="Domyślnaczcionkaakapitu" style:family="text">
      <style:text-properties style:text-underline-type="single" style:text-underline-style="solid" style:text-underline-width="auto" style:text-underline-mode="continuous"/>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style:style>
    <style:style style:name="T1776" style:parent-style-name="Domyślnaczcionkaakapitu" style:family="text">
      <style:text-properties style:text-underline-type="single" style:text-underline-style="solid" style:text-underline-width="auto" style:text-underline-mode="continuous"/>
    </style:style>
    <style:style style:name="T1777" style:parent-style-name="Domyślnaczcionkaakapitu" style:family="text">
      <style:text-properties fo:background-color="#80FFFF" style:text-underline-type="single" style:text-underline-style="solid" style:text-underline-width="auto" style:text-underline-mode="continuous"/>
    </style:style>
    <style:style style:name="P1778" style:parent-style-name="Normalny" style:family="paragraph">
      <style:paragraph-properties fo:text-align="justify" fo:line-height="150%" fo:text-indent="0.2479in"/>
    </style:style>
    <style:style style:name="P1779" style:parent-style-name="Normalny" style:family="paragraph">
      <style:paragraph-properties fo:text-align="justify" fo:line-height="150%"/>
    </style:style>
    <style:style style:name="T1780" style:parent-style-name="Domyślnaczcionkaakapitu" style:family="text">
      <style:text-properties style:text-underline-type="single" style:text-underline-style="solid" style:text-underline-width="auto" style:text-underline-mode="continuous"/>
    </style:style>
    <style:style style:name="P1781" style:parent-style-name="Normalny" style:family="paragraph">
      <style:paragraph-properties fo:text-align="justify" fo:line-height="150%" fo:text-indent="0.2479in"/>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style:style>
    <style:style style:name="T1786" style:parent-style-name="Domyślnaczcionkaakapitu" style:family="text">
      <style:text-properties style:text-underline-type="single" style:text-underline-style="solid" style:text-underline-width="auto" style:text-underline-mode="continuous"/>
    </style:style>
    <style:style style:name="T1787" style:parent-style-name="Domyślnaczcionkaakapitu" style:family="text">
      <style:text-properties fo:background-color="#80FFFF" style:text-underline-type="single" style:text-underline-style="solid" style:text-underline-width="auto" style:text-underline-mode="continuous"/>
    </style:style>
    <style:style style:name="T1788" style:parent-style-name="Domyślnaczcionkaakapitu" style:family="text">
      <style:text-properties style:text-underline-type="single" style:text-underline-style="solid" style:text-underline-width="auto" style:text-underline-mode="continuous"/>
    </style:style>
    <style:style style:name="T1789" style:parent-style-name="Domyślnaczcionkaakapitu" style:family="text">
      <style:text-properties fo:background-color="#80FFFF" style:text-underline-type="single" style:text-underline-style="solid" style:text-underline-width="auto" style:text-underline-mode="continuous"/>
    </style:style>
    <style:style style:name="T1790" style:parent-style-name="Domyślnaczcionkaakapitu" style:family="text">
      <style:text-properties style:text-underline-type="single" style:text-underline-style="solid" style:text-underline-width="auto" style:text-underline-mode="continuous"/>
    </style:style>
    <style:style style:name="T1791" style:parent-style-name="Domyślnaczcionkaakapitu" style:family="text">
      <style:text-properties fo:background-color="#80FFFF" style:text-underline-type="single" style:text-underline-style="solid" style:text-underline-width="auto" style:text-underline-mode="continuous"/>
    </style:style>
    <style:style style:name="T1792" style:parent-style-name="Domyślnaczcionkaakapitu" style:family="text">
      <style:text-properties style:text-underline-type="single" style:text-underline-style="solid" style:text-underline-width="auto" style:text-underline-mode="continuous"/>
    </style:style>
    <style:style style:name="P1793" style:parent-style-name="Normalny" style:family="paragraph">
      <style:paragraph-properties fo:text-align="justify" fo:line-height="150%" fo:text-indent="0.2479in"/>
    </style:style>
    <style:style style:name="P1794" style:parent-style-name="Normalny" style:family="paragraph">
      <style:paragraph-properties fo:text-align="justify" fo:line-height="150%" fo:text-indent="0.2479in"/>
    </style:style>
    <style:style style:name="P1795" style:parent-style-name="Normalny" style:family="paragraph">
      <style:paragraph-properties fo:text-align="justify" fo:line-height="150%"/>
    </style:style>
    <style:style style:name="T1796" style:parent-style-name="Domyślnaczcionkaakapitu" style:family="text">
      <style:text-properties style:text-underline-type="single" style:text-underline-style="solid" style:text-underline-width="auto" style:text-underline-mode="continuous"/>
    </style:style>
    <style:style style:name="P1797" style:parent-style-name="Normalny" style:family="paragraph">
      <style:paragraph-properties fo:text-align="justify" fo:line-height="150%" fo:text-indent="0.2479in"/>
    </style:style>
    <style:style style:name="P1798" style:parent-style-name="Normalny" style:family="paragraph">
      <style:paragraph-properties fo:text-align="justify" fo:line-height="150%"/>
    </style:style>
    <style:style style:name="T1799" style:parent-style-name="Domyślnaczcionkaakapitu" style:family="text">
      <style:text-properties style:text-underline-type="single" style:text-underline-style="solid" style:text-underline-width="auto" style:text-underline-mode="continuous"/>
    </style:style>
    <style:style style:name="P1800" style:parent-style-name="Normalny" style:family="paragraph">
      <style:paragraph-properties fo:text-align="justify" fo:line-height="150%" fo:text-indent="0.2479in"/>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fo:text-indent="0.2479in"/>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479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479in"/>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fo:text-indent="0.2479in"/>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style:style>
    <style:style style:name="T1819" style:parent-style-name="Domyślnaczcionkaakapitu" style:family="text">
      <style:text-properties style:text-underline-type="single" style:text-underline-style="solid" style:text-underline-width="auto" style:text-underline-mode="continuous"/>
    </style:style>
    <style:style style:name="P1820" style:parent-style-name="Normalny" style:family="paragraph">
      <style:paragraph-properties fo:text-align="justify" fo:line-height="150%" fo:text-indent="0.2479in"/>
    </style:style>
    <style:style style:name="P1821" style:parent-style-name="Normalny" style:family="paragraph">
      <style:paragraph-properties fo:text-align="justify" fo:line-height="150%"/>
    </style:style>
    <style:style style:name="T1822" style:parent-style-name="Domyślnaczcionkaakapitu" style:family="text">
      <style:text-properties style:text-underline-type="single" style:text-underline-style="solid" style:text-underline-width="auto" style:text-underline-mode="continuous"/>
    </style:style>
    <style:style style:name="P1823" style:parent-style-name="Normalny" style:family="paragraph">
      <style:paragraph-properties fo:text-align="justify" fo:line-height="150%" fo:text-indent="0.2479in"/>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479in"/>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479in"/>
    </style:style>
    <style:style style:name="P1835" style:parent-style-name="Normalny" style:family="paragraph">
      <style:paragraph-properties fo:text-align="justify" fo:line-height="150%"/>
    </style:style>
    <style:style style:name="T1836" style:parent-style-name="Domyślnaczcionkaakapitu" style:family="text">
      <style:text-properties style:text-underline-type="single" style:text-underline-style="solid" style:text-underline-width="auto" style:text-underline-mode="continuous"/>
    </style:style>
    <style:style style:name="P1837" style:parent-style-name="Normalny" style:family="paragraph">
      <style:paragraph-properties fo:text-align="justify" fo:line-height="150%" fo:text-indent="0.2479in"/>
    </style:style>
    <style:style style:name="P1838" style:parent-style-name="Normalny" style:family="paragraph">
      <style:paragraph-properties fo:text-align="justify" fo:line-height="150%"/>
    </style:style>
    <style:style style:name="P1839" style:parent-style-name="Normalny" style:family="paragraph">
      <style:paragraph-properties fo:text-align="justify" fo:line-height="150%" fo:text-indent="0.2479in"/>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479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style:style>
    <style:style style:name="T1847" style:parent-style-name="Domyślnaczcionkaakapitu" style:family="text">
      <style:text-properties style:text-underline-type="single" style:text-underline-style="solid" style:text-underline-width="auto" style:text-underline-mode="continuous"/>
    </style:style>
    <style:style style:name="T1848" style:parent-style-name="Domyślnaczcionkaakapitu" style:family="text">
      <style:text-properties fo:background-color="#80FFFF" style:text-underline-type="single" style:text-underline-style="solid" style:text-underline-width="auto" style:text-underline-mode="continuous"/>
    </style:style>
    <style:style style:name="T1849" style:parent-style-name="Domyślnaczcionkaakapitu" style:family="text">
      <style:text-properties style:text-underline-type="single" style:text-underline-style="solid" style:text-underline-width="auto" style:text-underline-mode="continuous"/>
    </style:style>
    <style:style style:name="T1850" style:parent-style-name="Domyślnaczcionkaakapitu" style:family="text">
      <style:text-properties fo:background-color="#80FFFF" style:text-underline-type="single" style:text-underline-style="solid" style:text-underline-width="auto" style:text-underline-mode="continuous"/>
    </style:style>
    <style:style style:name="T1851" style:parent-style-name="Domyślnaczcionkaakapitu" style:family="text">
      <style:text-properties style:text-underline-type="single" style:text-underline-style="solid" style:text-underline-width="auto" style:text-underline-mode="continuous"/>
    </style:style>
    <style:style style:name="T1852" style:parent-style-name="Domyślnaczcionkaakapitu" style:family="text">
      <style:text-properties fo:background-color="#80FFFF" style:text-underline-type="single" style:text-underline-style="solid" style:text-underline-width="auto" style:text-underline-mode="continuous"/>
    </style:style>
    <style:style style:name="P1853" style:parent-style-name="Normalny" style:family="paragraph">
      <style:paragraph-properties fo:text-align="justify" fo:line-height="150%" fo:text-indent="0.2479in"/>
    </style:style>
    <style:style style:name="P1854" style:parent-style-name="Normalny" style:family="paragraph">
      <style:paragraph-properties fo:text-align="justify" fo:line-height="150%"/>
    </style:style>
    <style:style style:name="T1855" style:parent-style-name="Domyślnaczcionkaakapitu" style:family="text">
      <style:text-properties style:text-underline-type="single" style:text-underline-style="solid" style:text-underline-width="auto" style:text-underline-mode="continuous"/>
    </style:style>
    <style:style style:name="T1856" style:parent-style-name="Domyślnaczcionkaakapitu" style:family="text">
      <style:text-properties fo:background-color="#80FFFF" style:text-underline-type="single" style:text-underline-style="solid" style:text-underline-width="auto" style:text-underline-mode="continuous"/>
    </style:style>
    <style:style style:name="P1857" style:parent-style-name="Normalny" style:family="paragraph">
      <style:paragraph-properties fo:text-align="justify" fo:line-height="150%" fo:text-indent="0.2479in"/>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style:style>
    <style:style style:name="T1863" style:parent-style-name="Domyślnaczcionkaakapitu" style:family="text">
      <style:text-properties style:text-underline-type="single" style:text-underline-style="solid" style:text-underline-width="auto" style:text-underline-mode="continuous"/>
    </style:style>
    <style:style style:name="T1864" style:parent-style-name="Domyślnaczcionkaakapitu" style:family="text">
      <style:text-properties fo:background-color="#80FFFF" style:text-underline-type="single" style:text-underline-style="solid" style:text-underline-width="auto" style:text-underline-mode="continuous"/>
    </style:style>
    <style:style style:name="T1865" style:parent-style-name="Domyślnaczcionkaakapitu" style:family="text">
      <style:text-properties style:text-underline-type="single" style:text-underline-style="solid" style:text-underline-width="auto" style:text-underline-mode="continuous"/>
    </style:style>
    <style:style style:name="P1866" style:parent-style-name="Normalny" style:family="paragraph">
      <style:paragraph-properties fo:text-align="justify" fo:line-height="150%" fo:text-indent="0.2479in"/>
    </style:style>
    <style:style style:name="T1867" style:parent-style-name="Domyślnaczcionkaakapitu" style:family="text">
      <style:text-properties fo:background-color="#80FFFF"/>
    </style:style>
    <style:style style:name="P1868" style:parent-style-name="Normalny" style:family="paragraph">
      <style:paragraph-properties fo:text-align="justify" fo:line-height="150%" fo:text-indent="0.2479in"/>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479in"/>
    </style:style>
    <style:style style:name="P1871" style:parent-style-name="Normalny" style:family="paragraph">
      <style:paragraph-properties fo:text-align="justify" fo:line-height="150%" fo:text-indent="0.2479in"/>
    </style:style>
    <style:style style:name="P1872" style:parent-style-name="Normalny" style:family="paragraph">
      <style:paragraph-properties fo:text-align="justify" fo:line-height="150%"/>
    </style:style>
    <style:style style:name="T1873" style:parent-style-name="Domyślnaczcionkaakapitu" style:family="text">
      <style:text-properties style:text-underline-type="single" style:text-underline-style="solid" style:text-underline-width="auto" style:text-underline-mode="continuous"/>
    </style:style>
    <style:style style:name="T1874" style:parent-style-name="Domyślnaczcionkaakapitu" style:family="text">
      <style:text-properties fo:background-color="#80FFFF" style:text-underline-type="single" style:text-underline-style="solid" style:text-underline-width="auto" style:text-underline-mode="continuous"/>
    </style:style>
    <style:style style:name="P1875" style:parent-style-name="Normalny" style:family="paragraph">
      <style:paragraph-properties fo:text-align="justify" fo:line-height="150%" fo:text-indent="0.2479in"/>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P1879" style:parent-style-name="Normalny" style:family="paragraph">
      <style:paragraph-properties fo:text-align="justify" fo:line-height="150%" fo:text-indent="0.2479in"/>
    </style:style>
    <style:style style:name="T1880" style:parent-style-name="Domyślnaczcionkaakapitu" style:family="text">
      <style:text-properties fo:background-color="#80FFFF"/>
    </style:style>
    <style:style style:name="P1881" style:parent-style-name="Normalny" style:family="paragraph">
      <style:paragraph-properties fo:text-align="justify" fo:line-height="150%" fo:text-indent="0.2479in"/>
    </style:style>
    <style:style style:name="P1882" style:parent-style-name="Normalny" style:family="paragraph">
      <style:paragraph-properties fo:text-align="justify" fo:line-height="150%" fo:text-indent="0.2479in"/>
    </style:style>
    <style:style style:name="P1883" style:parent-style-name="Normalny" style:family="paragraph">
      <style:paragraph-properties fo:text-align="justify" fo:line-height="150%"/>
    </style:style>
    <style:style style:name="T1884" style:parent-style-name="Domyślnaczcionkaakapitu" style:family="text">
      <style:text-properties style:text-underline-type="single" style:text-underline-style="solid" style:text-underline-width="auto" style:text-underline-mode="continuous"/>
    </style:style>
    <style:style style:name="T1885" style:parent-style-name="Domyślnaczcionkaakapitu" style:family="text">
      <style:text-properties fo:background-color="#80FFFF" style:text-underline-type="single" style:text-underline-style="solid" style:text-underline-width="auto" style:text-underline-mode="continuous"/>
    </style:style>
    <style:style style:name="T1886" style:parent-style-name="Domyślnaczcionkaakapitu" style:family="text">
      <style:text-properties style:text-underline-type="single" style:text-underline-style="solid" style:text-underline-width="auto" style:text-underline-mode="continuous"/>
    </style:style>
    <style:style style:name="T1887" style:parent-style-name="Domyślnaczcionkaakapitu" style:family="text">
      <style:text-properties fo:background-color="#80FFFF" style:text-underline-type="single" style:text-underline-style="solid" style:text-underline-width="auto" style:text-underline-mode="continuous"/>
    </style:style>
    <style:style style:name="T1888" style:parent-style-name="Domyślnaczcionkaakapitu" style:family="text">
      <style:text-properties style:text-underline-type="single" style:text-underline-style="solid" style:text-underline-width="auto" style:text-underline-mode="continuous"/>
    </style:style>
    <style:style style:name="T1889" style:parent-style-name="Domyślnaczcionkaakapitu" style:family="text">
      <style:text-properties fo:background-color="#80FFFF" style:text-underline-type="single" style:text-underline-style="solid" style:text-underline-width="auto" style:text-underline-mode="continuous"/>
    </style:style>
    <style:style style:name="T1890" style:parent-style-name="Domyślnaczcionkaakapitu" style:family="text">
      <style:text-properties style:text-underline-type="single" style:text-underline-style="solid" style:text-underline-width="auto" style:text-underline-mode="continuous"/>
    </style:style>
    <style:style style:name="T1891" style:parent-style-name="Domyślnaczcionkaakapitu" style:family="text">
      <style:text-properties fo:background-color="#80FFFF" style:text-underline-type="single" style:text-underline-style="solid" style:text-underline-width="auto" style:text-underline-mode="continuous"/>
    </style:style>
    <style:style style:name="T1892" style:parent-style-name="Domyślnaczcionkaakapitu" style:family="text">
      <style:text-properties style:text-underline-type="single" style:text-underline-style="solid" style:text-underline-width="auto" style:text-underline-mode="continuous"/>
    </style:style>
    <style:style style:name="T1893" style:parent-style-name="Domyślnaczcionkaakapitu" style:family="text">
      <style:text-properties fo:background-color="#80FFFF" style:text-underline-type="single" style:text-underline-style="solid" style:text-underline-width="auto" style:text-underline-mode="continuous"/>
    </style:style>
    <style:style style:name="P1894" style:parent-style-name="Normalny" style:family="paragraph">
      <style:paragraph-properties fo:text-align="justify" fo:line-height="150%" fo:text-indent="0.2479in"/>
    </style:style>
    <style:style style:name="P1895" style:parent-style-name="Normalny" style:family="paragraph">
      <style:paragraph-properties fo:text-align="justify" fo:line-height="150%" fo:text-indent="0.2479in"/>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479in"/>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fo:text-indent="0.2479in"/>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style:style>
    <style:style style:name="T1905" style:parent-style-name="Domyślnaczcionkaakapitu" style:family="text">
      <style:text-properties style:text-underline-type="single" style:text-underline-style="solid" style:text-underline-width="auto" style:text-underline-mode="continuous"/>
    </style:style>
    <style:style style:name="T1906" style:parent-style-name="Domyślnaczcionkaakapitu" style:family="text">
      <style:text-properties fo:background-color="#80FFFF" style:text-underline-type="single" style:text-underline-style="solid" style:text-underline-width="auto" style:text-underline-mode="continuous"/>
    </style:style>
    <style:style style:name="P1907" style:parent-style-name="Normalny" style:family="paragraph">
      <style:paragraph-properties fo:text-align="justify" fo:line-height="150%" fo:text-indent="0.2479in"/>
    </style:style>
    <style:style style:name="P1908" style:parent-style-name="Normalny" style:family="paragraph">
      <style:paragraph-properties fo:text-align="justify" fo:line-height="150%"/>
    </style:style>
    <style:style style:name="T1909" style:parent-style-name="Domyślnaczcionkaakapitu" style:family="text">
      <style:text-properties style:text-underline-type="single" style:text-underline-style="solid" style:text-underline-width="auto" style:text-underline-mode="continuous"/>
    </style:style>
    <style:style style:name="P1910" style:parent-style-name="Normalny" style:family="paragraph">
      <style:paragraph-properties fo:text-align="justify" fo:line-height="150%" fo:text-indent="0.2479in"/>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style:style>
    <style:style style:name="T1914" style:parent-style-name="Domyślnaczcionkaakapitu" style:family="text">
      <style:text-properties style:text-underline-type="single" style:text-underline-style="solid" style:text-underline-width="auto" style:text-underline-mode="continuous"/>
    </style:style>
    <style:style style:name="T1915" style:parent-style-name="Domyślnaczcionkaakapitu" style:family="text">
      <style:text-properties fo:background-color="#80FFFF" style:text-underline-type="single" style:text-underline-style="solid" style:text-underline-width="auto" style:text-underline-mode="continuous"/>
    </style:style>
    <style:style style:name="P1916" style:parent-style-name="Normalny" style:family="paragraph">
      <style:paragraph-properties fo:text-align="justify" fo:line-height="150%" fo:text-indent="0.2479in"/>
    </style:style>
    <style:style style:name="P1917" style:parent-style-name="Normalny" style:family="paragraph">
      <style:paragraph-properties fo:text-align="justify" fo:line-height="150%"/>
    </style:style>
    <style:style style:name="T1918" style:parent-style-name="Domyślnaczcionkaakapitu" style:family="text">
      <style:text-properties fo:background-color="#80FFFF" style:text-underline-type="single" style:text-underline-style="solid" style:text-underline-width="auto" style:text-underline-mode="continuous"/>
    </style:style>
    <style:style style:name="T1919" style:parent-style-name="Domyślnaczcionkaakapitu" style:family="text">
      <style:text-properties style:text-underline-type="single" style:text-underline-style="solid" style:text-underline-width="auto" style:text-underline-mode="continuous"/>
    </style:style>
    <style:style style:name="T1920" style:parent-style-name="Domyślnaczcionkaakapitu" style:family="text">
      <style:text-properties fo:background-color="#80FFFF" style:text-underline-type="single" style:text-underline-style="solid" style:text-underline-width="auto" style:text-underline-mode="continuous"/>
    </style:style>
    <style:style style:name="P1921" style:parent-style-name="Normalny" style:family="paragraph">
      <style:paragraph-properties fo:text-align="justify" fo:line-height="150%" fo:text-indent="0.2479in"/>
    </style:style>
    <style:style style:name="P1922" style:parent-style-name="Normalny" style:family="paragraph">
      <style:paragraph-properties fo:text-align="justify" fo:line-height="150%" fo:text-indent="0.2479in"/>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479in"/>
    </style:style>
    <style:style style:name="P1926" style:parent-style-name="Normalny" style:family="paragraph">
      <style:paragraph-properties fo:text-align="justify" fo:line-height="150%" fo:text-indent="0.2479in"/>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479in"/>
    </style:style>
    <style:style style:name="P1929" style:parent-style-name="Normalny" style:family="paragraph">
      <style:paragraph-properties fo:text-align="justify" fo:line-height="150%" fo:text-indent="0.2479in"/>
    </style:style>
    <style:style style:name="P1930" style:parent-style-name="Normalny" style:family="paragraph">
      <style:paragraph-properties fo:text-align="justify" fo:line-height="150%" fo:text-indent="0.2479in"/>
    </style:style>
    <style:style style:name="T1931" style:parent-style-name="Domyślnaczcionkaakapitu" style:family="text">
      <style:text-properties fo:background-color="#80FFFF"/>
    </style:style>
    <style:style style:name="P1932" style:parent-style-name="Normalny" style:family="paragraph">
      <style:paragraph-properties fo:text-align="justify" fo:line-height="150%" fo:text-indent="0.2479in"/>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P1937" style:parent-style-name="Normalny" style:family="paragraph">
      <style:paragraph-properties fo:text-align="justify" fo:line-height="150%" fo:text-indent="0.2479in"/>
    </style:style>
    <style:style style:name="P1938" style:parent-style-name="Normalny" style:family="paragraph">
      <style:paragraph-properties fo:text-align="justify" fo:line-height="150%" fo:text-indent="0.2479in"/>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fo:text-indent="0.2479in"/>
    </style:style>
    <style:style style:name="P1943" style:parent-style-name="Normalny" style:family="paragraph">
      <style:paragraph-properties fo:text-align="justify" fo:line-height="150%"/>
    </style:style>
    <style:style style:name="T1944" style:parent-style-name="Domyślnaczcionkaakapitu" style:family="text">
      <style:text-properties style:text-underline-type="single" style:text-underline-style="solid" style:text-underline-width="auto" style:text-underline-mode="continuous"/>
    </style:style>
    <style:style style:name="T1945" style:parent-style-name="Domyślnaczcionkaakapitu" style:family="text">
      <style:text-properties fo:background-color="#80FFFF" style:text-underline-type="single" style:text-underline-style="solid" style:text-underline-width="auto" style:text-underline-mode="continuous"/>
    </style:style>
    <style:style style:name="P1946" style:parent-style-name="Normalny" style:family="paragraph">
      <style:paragraph-properties fo:text-align="justify" fo:line-height="150%" fo:text-indent="0.2479in"/>
    </style:style>
    <style:style style:name="P1947" style:parent-style-name="Normalny" style:family="paragraph">
      <style:paragraph-properties fo:text-align="justify" fo:line-height="150%"/>
    </style:style>
    <style:style style:name="T1948" style:parent-style-name="Domyślnaczcionkaakapitu" style:family="text">
      <style:text-properties style:text-underline-type="single" style:text-underline-style="solid" style:text-underline-width="auto" style:text-underline-mode="continuous"/>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fo:text-indent="0.2479in"/>
    </style:style>
    <style:style style:name="P1952" style:parent-style-name="Normalny" style:family="paragraph">
      <style:paragraph-properties fo:text-align="justify" fo:line-height="150%"/>
    </style:style>
    <style:style style:name="T1953" style:parent-style-name="Domyślnaczcionkaakapitu" style:family="text">
      <style:text-properties style:text-underline-type="single" style:text-underline-style="solid" style:text-underline-width="auto" style:text-underline-mode="continuous"/>
    </style:style>
    <style:style style:name="T1954" style:parent-style-name="Domyślnaczcionkaakapitu" style:family="text">
      <style:text-properties fo:background-color="#80FFFF" style:text-underline-type="single" style:text-underline-style="solid" style:text-underline-width="auto" style:text-underline-mode="continuous"/>
    </style:style>
    <style:style style:name="P1955" style:parent-style-name="Normalny" style:family="paragraph">
      <style:paragraph-properties fo:text-align="justify" fo:line-height="150%" fo:text-indent="0.2479in"/>
    </style:style>
    <style:style style:name="P1956" style:parent-style-name="Normalny" style:family="paragraph">
      <style:paragraph-properties fo:text-align="justify" fo:line-height="150%"/>
    </style:style>
    <style:style style:name="T1957" style:parent-style-name="Domyślnaczcionkaakapitu" style:family="text">
      <style:text-properties style:text-underline-type="single" style:text-underline-style="solid" style:text-underline-width="auto" style:text-underline-mode="continuous"/>
    </style:style>
    <style:style style:name="T1958" style:parent-style-name="Domyślnaczcionkaakapitu" style:family="text">
      <style:text-properties fo:background-color="#80FFFF" style:text-underline-type="single" style:text-underline-style="solid" style:text-underline-width="auto" style:text-underline-mode="continuous"/>
    </style:style>
    <style:style style:name="T1959" style:parent-style-name="Domyślnaczcionkaakapitu" style:family="text">
      <style:text-properties style:text-underline-type="single" style:text-underline-style="solid" style:text-underline-width="auto" style:text-underline-mode="continuous"/>
    </style:style>
    <style:style style:name="T1960" style:parent-style-name="Domyślnaczcionkaakapitu" style:family="text">
      <style:text-properties fo:background-color="#80FFFF" style:text-underline-type="single" style:text-underline-style="solid" style:text-underline-width="auto" style:text-underline-mode="continuous"/>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479in"/>
    </style:style>
    <style:style style:name="P1963" style:parent-style-name="Normalny" style:family="paragraph">
      <style:paragraph-properties fo:text-align="justify" fo:line-height="150%" fo:text-indent="0.2479in"/>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fo:text-indent="0.2479in"/>
    </style:style>
    <style:style style:name="P1970" style:parent-style-name="Normalny" style:family="paragraph">
      <style:paragraph-properties fo:text-align="justify" fo:line-height="150%"/>
    </style:style>
    <style:style style:name="T1971" style:parent-style-name="Domyślnaczcionkaakapitu" style:family="text">
      <style:text-properties style:text-underline-type="single" style:text-underline-style="solid" style:text-underline-width="auto" style:text-underline-mode="continuous"/>
    </style:style>
    <style:style style:name="T1972" style:parent-style-name="Domyślnaczcionkaakapitu" style:family="text">
      <style:text-properties fo:background-color="#80FFFF" style:text-underline-type="single" style:text-underline-style="solid" style:text-underline-width="auto" style:text-underline-mode="continuous"/>
    </style:style>
    <style:style style:name="P1973" style:parent-style-name="Normalny" style:family="paragraph">
      <style:paragraph-properties fo:text-align="justify" fo:line-height="150%" fo:text-indent="0.2479in"/>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style:style>
    <style:style style:name="T1978" style:parent-style-name="Domyślnaczcionkaakapitu" style:family="text">
      <style:text-properties style:text-underline-type="single" style:text-underline-style="solid" style:text-underline-width="auto" style:text-underline-mode="continuous"/>
    </style:style>
    <style:style style:name="T1979" style:parent-style-name="Domyślnaczcionkaakapitu" style:family="text">
      <style:text-properties fo:background-color="#80FFFF" style:text-underline-type="single" style:text-underline-style="solid" style:text-underline-width="auto" style:text-underline-mode="continuous"/>
    </style:style>
    <style:style style:name="T1980" style:parent-style-name="Domyślnaczcionkaakapitu" style:family="text">
      <style:text-properties style:text-underline-type="single" style:text-underline-style="solid" style:text-underline-width="auto" style:text-underline-mode="continuous"/>
    </style:style>
    <style:style style:name="T1981" style:parent-style-name="Domyślnaczcionkaakapitu" style:family="text">
      <style:text-properties fo:background-color="#80FFFF" style:text-underline-type="single" style:text-underline-style="solid" style:text-underline-width="auto" style:text-underline-mode="continuous"/>
    </style:style>
    <style:style style:name="P1982" style:parent-style-name="Normalny" style:family="paragraph">
      <style:paragraph-properties fo:text-align="justify" fo:line-height="150%" fo:text-indent="0.2479in"/>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T1986" style:parent-style-name="Domyślnaczcionkaakapitu" style:family="text">
      <style:text-properties fo:background-color="#80FFFF" style:text-underline-type="single" style:text-underline-style="solid" style:text-underline-width="auto" style:text-underline-mode="continuous"/>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style:style>
    <style:style style:name="T1990" style:parent-style-name="Domyślnaczcionkaakapitu" style:family="text">
      <style:text-properties style:text-underline-type="single" style:text-underline-style="solid" style:text-underline-width="auto" style:text-underline-mode="continuous"/>
    </style:style>
    <style:style style:name="T1991" style:parent-style-name="Domyślnaczcionkaakapitu" style:family="text">
      <style:text-properties fo:background-color="#80FFFF" style:text-underline-type="single" style:text-underline-style="solid" style:text-underline-width="auto" style:text-underline-mode="continuous"/>
    </style:style>
    <style:style style:name="T1992" style:parent-style-name="Domyślnaczcionkaakapitu" style:family="text">
      <style:text-properties style:text-underline-type="single" style:text-underline-style="solid" style:text-underline-width="auto" style:text-underline-mode="continuous"/>
    </style:style>
    <style:style style:name="T1993" style:parent-style-name="Domyślnaczcionkaakapitu" style:family="text">
      <style:text-properties fo:background-color="#80FFFF" style:text-underline-type="single" style:text-underline-style="solid" style:text-underline-width="auto" style:text-underline-mode="continuous"/>
    </style:style>
    <style:style style:name="T1994" style:parent-style-name="Domyślnaczcionkaakapitu" style:family="text">
      <style:text-properties style:text-underline-type="single" style:text-underline-style="solid" style:text-underline-width="auto" style:text-underline-mode="continuous"/>
    </style:style>
    <style:style style:name="P1995" style:parent-style-name="Normalny" style:family="paragraph">
      <style:paragraph-properties fo:text-align="justify" fo:line-height="150%" fo:text-indent="0.2479in"/>
    </style:style>
    <style:style style:name="P1996" style:parent-style-name="Normalny" style:family="paragraph">
      <style:paragraph-properties fo:text-align="justify" fo:line-height="150%"/>
    </style:style>
    <style:style style:name="T1997" style:parent-style-name="Domyślnaczcionkaakapitu" style:family="text">
      <style:text-properties style:text-underline-type="single" style:text-underline-style="solid" style:text-underline-width="auto" style:text-underline-mode="continuous"/>
    </style:style>
    <style:style style:name="T1998" style:parent-style-name="Domyślnaczcionkaakapitu" style:family="text">
      <style:text-properties fo:background-color="#80FFFF" style:text-underline-type="single" style:text-underline-style="solid" style:text-underline-width="auto" style:text-underline-mode="continuous"/>
    </style:style>
    <style:style style:name="T1999" style:parent-style-name="Domyślnaczcionkaakapitu" style:family="text">
      <style:text-properties style:text-underline-type="single" style:text-underline-style="solid" style:text-underline-width="auto" style:text-underline-mode="continuous"/>
    </style:style>
    <style:style style:name="T2000" style:parent-style-name="Domyślnaczcionkaakapitu" style:family="text">
      <style:text-properties fo:background-color="#80FFFF" style:text-underline-type="single" style:text-underline-style="solid" style:text-underline-width="auto" style:text-underline-mode="continuous"/>
    </style:style>
    <style:style style:name="P2001" style:parent-style-name="Normalny" style:family="paragraph">
      <style:paragraph-properties fo:text-align="justify" fo:line-height="150%" fo:text-indent="0.2479in"/>
    </style:style>
    <style:style style:name="P2002" style:parent-style-name="Normalny" style:family="paragraph">
      <style:paragraph-properties fo:text-align="justify" fo:line-height="150%"/>
    </style:style>
    <style:style style:name="T2003" style:parent-style-name="Domyślnaczcionkaakapitu" style:family="text">
      <style:text-properties style:text-underline-type="single" style:text-underline-style="solid" style:text-underline-width="auto" style:text-underline-mode="continuous"/>
    </style:style>
    <style:style style:name="T2004" style:parent-style-name="Domyślnaczcionkaakapitu" style:family="text">
      <style:text-properties style:text-underline-type="single" style:text-underline-style="solid" style:text-underline-width="auto" style:text-underline-mode="continuous"/>
    </style:style>
    <style:style style:name="T2005" style:parent-style-name="Domyślnaczcionkaakapitu" style:family="text">
      <style:text-properties fo:background-color="#80FFFF" style:text-underline-type="single" style:text-underline-style="solid" style:text-underline-width="auto" style:text-underline-mode="continuous"/>
    </style:style>
    <style:style style:name="T2006" style:parent-style-name="Domyślnaczcionkaakapitu" style:family="text">
      <style:text-properties style:text-underline-type="single" style:text-underline-style="solid" style:text-underline-width="auto" style:text-underline-mode="continuous"/>
    </style:style>
    <style:style style:name="P2007" style:parent-style-name="Normalny" style:family="paragraph">
      <style:paragraph-properties fo:text-align="justify" fo:line-height="150%" fo:text-indent="0.2479in"/>
    </style:style>
    <style:style style:name="P2008" style:parent-style-name="Normalny" style:family="paragraph">
      <style:paragraph-properties fo:text-align="justify" fo:line-height="150%"/>
    </style:style>
    <style:style style:name="T2009" style:parent-style-name="Domyślnaczcionkaakapitu" style:family="text">
      <style:text-properties style:text-underline-type="single" style:text-underline-style="solid" style:text-underline-width="auto" style:text-underline-mode="continuous"/>
    </style:style>
    <style:style style:name="T2010" style:parent-style-name="Domyślnaczcionkaakapitu" style:family="text">
      <style:text-properties fo:background-color="#80FFFF" style:text-underline-type="single" style:text-underline-style="solid" style:text-underline-width="auto" style:text-underline-mode="continuous"/>
    </style:style>
    <style:style style:name="T2011" style:parent-style-name="Domyślnaczcionkaakapitu" style:family="text">
      <style:text-properties style:text-underline-type="single" style:text-underline-style="solid" style:text-underline-width="auto" style:text-underline-mode="continuous"/>
    </style:style>
    <style:style style:name="T2012" style:parent-style-name="Domyślnaczcionkaakapitu" style:family="text">
      <style:text-properties fo:background-color="#80FFFF" style:text-underline-type="single" style:text-underline-style="solid" style:text-underline-width="auto" style:text-underline-mode="continuous"/>
    </style:style>
    <style:style style:name="P2013" style:parent-style-name="Normalny" style:family="paragraph">
      <style:paragraph-properties fo:text-align="justify" fo:line-height="150%" fo:text-indent="0.2479in"/>
    </style:style>
    <style:style style:name="P2014" style:parent-style-name="Normalny" style:family="paragraph">
      <style:paragraph-properties fo:text-align="justify" fo:line-height="150%"/>
    </style:style>
    <style:style style:name="T2015" style:parent-style-name="Domyślnaczcionkaakapitu" style:family="text">
      <style:text-properties style:text-underline-type="single" style:text-underline-style="solid" style:text-underline-width="auto" style:text-underline-mode="continuous"/>
    </style:style>
    <style:style style:name="T2016" style:parent-style-name="Domyślnaczcionkaakapitu" style:family="text">
      <style:text-properties fo:background-color="#80FFFF" style:text-underline-type="single" style:text-underline-style="solid" style:text-underline-width="auto" style:text-underline-mode="continuous"/>
    </style:style>
    <style:style style:name="T2017" style:parent-style-name="Domyślnaczcionkaakapitu" style:family="text">
      <style:text-properties style:text-underline-type="single" style:text-underline-style="solid" style:text-underline-width="auto" style:text-underline-mode="continuous"/>
    </style:style>
    <style:style style:name="T2018" style:parent-style-name="Domyślnaczcionkaakapitu" style:family="text">
      <style:text-properties fo:background-color="#80FFFF" style:text-underline-type="single" style:text-underline-style="solid" style:text-underline-width="auto" style:text-underline-mode="continuous"/>
    </style:style>
    <style:style style:name="T2019" style:parent-style-name="Domyślnaczcionkaakapitu" style:family="text">
      <style:text-properties style:text-underline-type="single" style:text-underline-style="solid" style:text-underline-width="auto" style:text-underline-mode="continuous"/>
    </style:style>
    <style:style style:name="P2020" style:parent-style-name="Normalny" style:family="paragraph">
      <style:paragraph-properties fo:text-align="justify" fo:line-height="150%" fo:text-indent="0.2479in"/>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fo:text-indent="0.2479in"/>
    </style:style>
    <style:style style:name="P2024" style:parent-style-name="Normalny" style:family="paragraph">
      <style:paragraph-properties fo:text-align="justify" fo:line-height="150%"/>
    </style:style>
    <style:style style:name="T2025" style:parent-style-name="Domyślnaczcionkaakapitu" style:family="text">
      <style:text-properties style:text-underline-type="single" style:text-underline-style="solid" style:text-underline-width="auto" style:text-underline-mode="continuous"/>
    </style:style>
    <style:style style:name="P2026" style:parent-style-name="Normalny" style:family="paragraph">
      <style:paragraph-properties fo:text-align="justify" fo:line-height="150%" fo:text-indent="0.2479in"/>
    </style:style>
    <style:style style:name="P2027" style:parent-style-name="Normalny" style:family="paragraph">
      <style:paragraph-properties fo:text-align="justify" fo:line-height="150%"/>
    </style:style>
    <style:style style:name="T2028" style:parent-style-name="Domyślnaczcionkaakapitu" style:family="text">
      <style:text-properties style:text-underline-type="single" style:text-underline-style="solid" style:text-underline-width="auto" style:text-underline-mode="continuous"/>
    </style:style>
    <style:style style:name="T2029" style:parent-style-name="Domyślnaczcionkaakapitu" style:family="text">
      <style:text-properties fo:background-color="#80FFFF" style:text-underline-type="single" style:text-underline-style="solid" style:text-underline-width="auto" style:text-underline-mode="continuous"/>
    </style:style>
    <style:style style:name="T2030" style:parent-style-name="Domyślnaczcionkaakapitu" style:family="text">
      <style:text-properties style:text-underline-type="single" style:text-underline-style="solid" style:text-underline-width="auto" style:text-underline-mode="continuous"/>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P2034" style:parent-style-name="Normalny" style:family="paragraph">
      <style:paragraph-properties fo:text-align="justify" fo:line-height="150%" fo:text-indent="0.2479in"/>
    </style:style>
    <style:style style:name="P2035" style:parent-style-name="Normalny" style:family="paragraph">
      <style:paragraph-properties fo:text-align="justify" fo:line-height="150%"/>
    </style:style>
    <style:style style:name="T2036" style:parent-style-name="Domyślnaczcionkaakapitu" style:family="text">
      <style:text-properties style:text-underline-type="single" style:text-underline-style="solid" style:text-underline-width="auto" style:text-underline-mode="continuous"/>
    </style:style>
    <style:style style:name="P2037" style:parent-style-name="Normalny" style:family="paragraph">
      <style:paragraph-properties fo:text-align="justify" fo:line-height="150%" fo:text-indent="0.2479in"/>
    </style:style>
    <style:style style:name="P2038" style:parent-style-name="Normalny" style:family="paragraph">
      <style:paragraph-properties fo:text-align="justify" fo:line-height="150%"/>
    </style:style>
    <style:style style:name="T2039" style:parent-style-name="Domyślnaczcionkaakapitu" style:family="text">
      <style:text-properties style:text-underline-type="single" style:text-underline-style="solid" style:text-underline-width="auto" style:text-underline-mode="continuous"/>
    </style:style>
    <style:style style:name="T2040" style:parent-style-name="Domyślnaczcionkaakapitu" style:family="text">
      <style:text-properties fo:background-color="#80FFFF" style:text-underline-type="single" style:text-underline-style="solid" style:text-underline-width="auto" style:text-underline-mode="continuous"/>
    </style:style>
    <style:style style:name="T2041" style:parent-style-name="Domyślnaczcionkaakapitu" style:family="text">
      <style:text-properties style:text-underline-type="single" style:text-underline-style="solid" style:text-underline-width="auto" style:text-underline-mode="continuous"/>
    </style:style>
    <style:style style:name="P2042" style:parent-style-name="Normalny" style:family="paragraph">
      <style:paragraph-properties fo:text-align="justify" fo:line-height="150%" fo:text-indent="0.2479in"/>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fo:text-indent="0.2479in"/>
    </style:style>
    <style:style style:name="P2045" style:parent-style-name="Normalny" style:family="paragraph">
      <style:paragraph-properties fo:text-align="justify" fo:line-height="150%"/>
    </style:style>
    <style:style style:name="T2046" style:parent-style-name="Domyślnaczcionkaakapitu" style:family="text">
      <style:text-properties style:text-underline-type="single" style:text-underline-style="solid" style:text-underline-width="auto" style:text-underline-mode="continuous"/>
    </style:style>
    <style:style style:name="P2047" style:parent-style-name="Normalny" style:family="paragraph">
      <style:paragraph-properties fo:text-align="justify" fo:line-height="150%" fo:text-indent="0.2479in"/>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P2051" style:parent-style-name="Normalny" style:family="paragraph">
      <style:paragraph-properties fo:text-align="justify" fo:line-height="150%" fo:text-indent="0.2479in"/>
    </style:style>
    <style:style style:name="P2052" style:parent-style-name="Normalny" style:family="paragraph">
      <style:paragraph-properties fo:text-align="justify" fo:line-height="150%" fo:text-indent="0.2479in"/>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479in"/>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style:style>
    <style:style style:name="T2062" style:parent-style-name="Domyślnaczcionkaakapitu" style:family="text">
      <style:text-properties style:text-underline-type="single" style:text-underline-style="solid" style:text-underline-width="auto" style:text-underline-mode="continuous"/>
    </style:style>
    <style:style style:name="P2063" style:parent-style-name="Normalny" style:family="paragraph">
      <style:paragraph-properties fo:text-align="justify" fo:line-height="150%" fo:text-indent="0.2479in"/>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P2070" style:parent-style-name="Normalny" style:family="paragraph">
      <style:paragraph-properties fo:text-align="justify" fo:line-height="150%" fo:text-indent="0.2479in"/>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style:style>
    <style:style style:name="T2077" style:parent-style-name="Domyślnaczcionkaakapitu" style:family="text">
      <style:text-properties style:text-underline-type="single" style:text-underline-style="solid" style:text-underline-width="auto" style:text-underline-mode="continuous"/>
    </style:style>
    <style:style style:name="T2078" style:parent-style-name="Domyślnaczcionkaakapitu" style:family="text">
      <style:text-properties fo:background-color="#80FFFF" style:text-underline-type="single" style:text-underline-style="solid" style:text-underline-width="auto" style:text-underline-mode="continuous"/>
    </style:style>
    <style:style style:name="T2079" style:parent-style-name="Domyślnaczcionkaakapitu" style:family="text">
      <style:text-properties style:text-underline-type="single" style:text-underline-style="solid" style:text-underline-width="auto" style:text-underline-mode="continuous"/>
    </style:style>
    <style:style style:name="T2080" style:parent-style-name="Domyślnaczcionkaakapitu" style:family="text">
      <style:text-properties fo:background-color="#80FFFF" style:text-underline-type="single" style:text-underline-style="solid" style:text-underline-width="auto" style:text-underline-mode="continuous"/>
    </style:style>
    <style:style style:name="P2081" style:parent-style-name="Normalny" style:family="paragraph">
      <style:paragraph-properties fo:text-align="justify" fo:line-height="150%" fo:text-indent="0.2479in"/>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style:style>
    <style:style style:name="T2084" style:parent-style-name="Domyślnaczcionkaakapitu" style:family="text">
      <style:text-properties style:text-underline-type="single" style:text-underline-style="solid" style:text-underline-width="auto" style:text-underline-mode="continuous"/>
    </style:style>
    <style:style style:name="T2085" style:parent-style-name="Domyślnaczcionkaakapitu" style:family="text">
      <style:text-properties fo:background-color="#80FFFF" style:text-underline-type="single" style:text-underline-style="solid" style:text-underline-width="auto" style:text-underline-mode="continuous"/>
    </style:style>
    <style:style style:name="T2086" style:parent-style-name="Domyślnaczcionkaakapitu" style:family="text">
      <style:text-properties style:text-underline-type="single" style:text-underline-style="solid" style:text-underline-width="auto" style:text-underline-mode="continuous"/>
    </style:style>
    <style:style style:name="P2087" style:parent-style-name="Normalny" style:family="paragraph">
      <style:paragraph-properties fo:text-align="justify" fo:line-height="150%" fo:text-indent="0.2479in"/>
    </style:style>
    <style:style style:name="P2088" style:parent-style-name="Normalny" style:family="paragraph">
      <style:paragraph-properties fo:text-align="justify" fo:line-height="150%"/>
    </style:style>
    <style:style style:name="T2089" style:parent-style-name="Domyślnaczcionkaakapitu" style:family="text">
      <style:text-properties style:text-underline-type="single" style:text-underline-style="solid" style:text-underline-width="auto" style:text-underline-mode="continuous"/>
    </style:style>
    <style:style style:name="P2090" style:parent-style-name="Normalny" style:family="paragraph">
      <style:paragraph-properties fo:text-align="justify" fo:line-height="150%" fo:text-indent="0.2479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style:style>
    <style:style style:name="T2095" style:parent-style-name="Domyślnaczcionkaakapitu" style:family="text">
      <style:text-properties style:text-underline-type="single" style:text-underline-style="solid" style:text-underline-width="auto" style:text-underline-mode="continuous"/>
    </style:style>
    <style:style style:name="T2096" style:parent-style-name="Domyślnaczcionkaakapitu" style:family="text">
      <style:text-properties fo:background-color="#80FFFF" style:text-underline-type="single" style:text-underline-style="solid" style:text-underline-width="auto" style:text-underline-mode="continuous"/>
    </style:style>
    <style:style style:name="T2097" style:parent-style-name="Domyślnaczcionkaakapitu" style:family="text">
      <style:text-properties style:text-underline-type="single" style:text-underline-style="solid" style:text-underline-width="auto" style:text-underline-mode="continuous"/>
    </style:style>
    <style:style style:name="T2098" style:parent-style-name="Domyślnaczcionkaakapitu" style:family="text">
      <style:text-properties fo:background-color="#80FFFF" style:text-underline-type="single" style:text-underline-style="solid" style:text-underline-width="auto" style:text-underline-mode="continuous"/>
    </style:style>
    <style:style style:name="T2099" style:parent-style-name="Domyślnaczcionkaakapitu" style:family="text">
      <style:text-properties style:text-underline-type="single" style:text-underline-style="solid" style:text-underline-width="auto" style:text-underline-mode="continuous"/>
    </style:style>
    <style:style style:name="T2100" style:parent-style-name="Domyślnaczcionkaakapitu" style:family="text">
      <style:text-properties fo:background-color="#80FFFF" style:text-underline-type="single" style:text-underline-style="solid" style:text-underline-width="auto" style:text-underline-mode="continuous"/>
    </style:style>
    <style:style style:name="P2101" style:parent-style-name="Normalny" style:family="paragraph">
      <style:paragraph-properties fo:text-align="justify" fo:line-height="150%" fo:text-indent="0.2479in"/>
    </style:style>
    <style:style style:name="P2102" style:parent-style-name="Normalny" style:family="paragraph">
      <style:paragraph-properties fo:text-align="justify" fo:line-height="150%"/>
    </style:style>
    <style:style style:name="T2103" style:parent-style-name="Domyślnaczcionkaakapitu" style:family="text">
      <style:text-properties style:text-underline-type="single" style:text-underline-style="solid" style:text-underline-width="auto" style:text-underline-mode="continuous"/>
    </style:style>
    <style:style style:name="P2104" style:parent-style-name="Normalny" style:family="paragraph">
      <style:paragraph-properties fo:text-align="justify" fo:line-height="150%" fo:text-indent="0.2479in"/>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style:style>
    <style:style style:name="T2107" style:parent-style-name="Domyślnaczcionkaakapitu" style:family="text">
      <style:text-properties style:text-underline-type="single" style:text-underline-style="solid" style:text-underline-width="auto" style:text-underline-mode="continuous"/>
    </style:style>
    <style:style style:name="T2108" style:parent-style-name="Domyślnaczcionkaakapitu" style:family="text">
      <style:text-properties fo:background-color="#80FFFF" style:text-underline-type="single" style:text-underline-style="solid" style:text-underline-width="auto" style:text-underline-mode="continuous"/>
    </style:style>
    <style:style style:name="T2109" style:parent-style-name="Domyślnaczcionkaakapitu" style:family="text">
      <style:text-properties style:text-underline-type="single" style:text-underline-style="solid" style:text-underline-width="auto" style:text-underline-mode="continuous"/>
    </style:style>
    <style:style style:name="T2110" style:parent-style-name="Domyślnaczcionkaakapitu" style:family="text">
      <style:text-properties fo:background-color="#80FFFF" style:text-underline-type="single" style:text-underline-style="solid" style:text-underline-width="auto" style:text-underline-mode="continuous"/>
    </style:style>
    <style:style style:name="T2111" style:parent-style-name="Domyślnaczcionkaakapitu" style:family="text">
      <style:text-properties style:text-underline-type="single" style:text-underline-style="solid" style:text-underline-width="auto" style:text-underline-mode="continuous"/>
    </style:style>
    <style:style style:name="P2112" style:parent-style-name="Normalny" style:family="paragraph">
      <style:paragraph-properties fo:text-align="justify" fo:line-height="150%" fo:text-indent="0.2479in"/>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style:style>
    <style:style style:name="T2118" style:parent-style-name="Domyślnaczcionkaakapitu" style:family="text">
      <style:text-properties style:text-underline-type="single" style:text-underline-style="solid" style:text-underline-width="auto" style:text-underline-mode="continuous"/>
    </style:style>
    <style:style style:name="P2119" style:parent-style-name="Normalny" style:family="paragraph">
      <style:paragraph-properties fo:text-align="justify" fo:line-height="150%" fo:text-indent="0.2479in"/>
    </style:style>
    <style:style style:name="P2120" style:parent-style-name="Normalny" style:family="paragraph">
      <style:paragraph-properties fo:text-align="justify" fo:line-height="150%"/>
    </style:style>
    <style:style style:name="T2121" style:parent-style-name="Domyślnaczcionkaakapitu" style:family="text">
      <style:text-properties style:text-underline-type="single" style:text-underline-style="solid" style:text-underline-width="auto" style:text-underline-mode="continuous"/>
    </style:style>
    <style:style style:name="P2122" style:parent-style-name="Normalny" style:family="paragraph">
      <style:paragraph-properties fo:text-align="justify" fo:line-height="150%" fo:text-indent="0.2479in"/>
    </style:style>
    <style:style style:name="P2123" style:parent-style-name="Normalny" style:family="paragraph">
      <style:paragraph-properties fo:text-align="justify" fo:line-height="150%"/>
    </style:style>
    <style:style style:name="T2124" style:parent-style-name="Domyślnaczcionkaakapitu" style:family="text">
      <style:text-properties style:text-underline-type="single" style:text-underline-style="solid" style:text-underline-width="auto" style:text-underline-mode="continuous"/>
    </style:style>
    <style:style style:name="T2125" style:parent-style-name="Domyślnaczcionkaakapitu" style:family="text">
      <style:text-properties fo:background-color="#80FFFF" style:text-underline-type="single" style:text-underline-style="solid" style:text-underline-width="auto" style:text-underline-mode="continuous"/>
    </style:style>
    <style:style style:name="T2126" style:parent-style-name="Domyślnaczcionkaakapitu" style:family="text">
      <style:text-properties style:text-underline-type="single" style:text-underline-style="solid" style:text-underline-width="auto" style:text-underline-mode="continuous"/>
    </style:style>
    <style:style style:name="T2127" style:parent-style-name="Domyślnaczcionkaakapitu" style:family="text">
      <style:text-properties fo:background-color="#80FFFF" style:text-underline-type="single" style:text-underline-style="solid" style:text-underline-width="auto" style:text-underline-mode="continuous"/>
    </style:style>
    <style:style style:name="T2128" style:parent-style-name="Domyślnaczcionkaakapitu" style:family="text">
      <style:text-properties style:text-underline-type="single" style:text-underline-style="solid" style:text-underline-width="auto" style:text-underline-mode="continuous"/>
    </style:style>
    <style:style style:name="P2129" style:parent-style-name="Normalny" style:family="paragraph">
      <style:paragraph-properties fo:text-align="justify" fo:line-height="150%" fo:text-indent="0.2479in"/>
    </style:style>
    <style:style style:name="P2130" style:parent-style-name="Normalny" style:family="paragraph">
      <style:paragraph-properties fo:text-align="justify" fo:line-height="150%"/>
    </style:style>
    <style:style style:name="T2131" style:parent-style-name="Domyślnaczcionkaakapitu" style:family="text">
      <style:text-properties style:text-underline-type="single" style:text-underline-style="solid" style:text-underline-width="auto" style:text-underline-mode="continuous"/>
    </style:style>
    <style:style style:name="T2132" style:parent-style-name="Domyślnaczcionkaakapitu" style:family="text">
      <style:text-properties fo:background-color="#80FFFF" style:text-underline-type="single" style:text-underline-style="solid" style:text-underline-width="auto" style:text-underline-mode="continuous"/>
    </style:style>
    <style:style style:name="T2133" style:parent-style-name="Domyślnaczcionkaakapitu" style:family="text">
      <style:text-properties style:text-underline-type="single" style:text-underline-style="solid" style:text-underline-width="auto" style:text-underline-mode="continuous"/>
    </style:style>
    <style:style style:name="T2134" style:parent-style-name="Domyślnaczcionkaakapitu" style:family="text">
      <style:text-properties fo:background-color="#80FFFF" style:text-underline-type="single" style:text-underline-style="solid" style:text-underline-width="auto" style:text-underline-mode="continuous"/>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fo:text-indent="0.2479in"/>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P2139" style:parent-style-name="Normalny" style:family="paragraph">
      <style:paragraph-properties fo:text-align="justify" fo:line-height="150%" fo:text-indent="0.2479in"/>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style:style>
    <style:style style:name="T2142" style:parent-style-name="Domyślnaczcionkaakapitu" style:family="text">
      <style:text-properties style:text-underline-type="single" style:text-underline-style="solid" style:text-underline-width="auto" style:text-underline-mode="continuous"/>
    </style:style>
    <style:style style:name="P2143" style:parent-style-name="Normalny" style:family="paragraph">
      <style:paragraph-properties fo:text-align="justify" fo:line-height="150%" fo:text-indent="0.2479in"/>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style:style>
    <style:style style:name="T2146" style:parent-style-name="Domyślnaczcionkaakapitu" style:family="text">
      <style:text-properties style:text-underline-type="single" style:text-underline-style="solid" style:text-underline-width="auto" style:text-underline-mode="continuous"/>
    </style:style>
    <style:style style:name="T2147" style:parent-style-name="Domyślnaczcionkaakapitu" style:family="text">
      <style:text-properties fo:background-color="#80FFFF" style:text-underline-type="single" style:text-underline-style="solid" style:text-underline-width="auto" style:text-underline-mode="continuous"/>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fo:text-indent="0.2479in"/>
    </style:style>
    <style:style style:name="P2150" style:parent-style-name="Normalny" style:family="paragraph">
      <style:paragraph-properties fo:text-align="justify" fo:line-height="150%"/>
    </style:style>
    <style:style style:name="T2151" style:parent-style-name="Domyślnaczcionkaakapitu" style:family="text">
      <style:text-properties style:text-underline-type="single" style:text-underline-style="solid" style:text-underline-width="auto" style:text-underline-mode="continuous"/>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P2155" style:parent-style-name="Normalny" style:family="paragraph">
      <style:paragraph-properties fo:text-align="justify" fo:line-height="150%"/>
    </style:style>
    <style:style style:name="T2156" style:parent-style-name="Domyślnaczcionkaakapitu" style:family="text">
      <style:text-properties style:text-underline-type="single" style:text-underline-style="solid" style:text-underline-width="auto" style:text-underline-mode="continuous"/>
    </style:style>
    <style:style style:name="P2157" style:parent-style-name="Normalny" style:family="paragraph">
      <style:paragraph-properties fo:text-align="justify" fo:line-height="150%" fo:text-indent="0.2479in"/>
    </style:style>
    <style:style style:name="P2158" style:parent-style-name="Normalny" style:family="paragraph">
      <style:paragraph-properties fo:text-align="justify" fo:line-height="150%"/>
    </style:style>
    <style:style style:name="T2159" style:parent-style-name="Domyślnaczcionkaakapitu" style:family="text">
      <style:text-properties style:text-underline-type="single" style:text-underline-style="solid" style:text-underline-width="auto" style:text-underline-mode="continuous"/>
    </style:style>
    <style:style style:name="P2160" style:parent-style-name="Normalny" style:family="paragraph">
      <style:paragraph-properties fo:text-align="justify" fo:line-height="150%" fo:text-indent="0.2479in"/>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style:style>
    <style:style style:name="T2163" style:parent-style-name="Domyślnaczcionkaakapitu" style:family="text">
      <style:text-properties style:text-underline-type="single" style:text-underline-style="solid" style:text-underline-width="auto" style:text-underline-mode="continuous"/>
    </style:style>
    <style:style style:name="P2164" style:parent-style-name="Normalny" style:family="paragraph">
      <style:paragraph-properties fo:text-align="justify" fo:line-height="150%" fo:text-indent="0.2479in"/>
    </style:style>
    <style:style style:name="P2165" style:parent-style-name="Normalny" style:family="paragraph">
      <style:paragraph-properties fo:text-align="justify" fo:line-height="150%"/>
    </style:style>
    <style:style style:name="T2166" style:parent-style-name="Domyślnaczcionkaakapitu" style:family="text">
      <style:text-properties style:text-underline-type="single" style:text-underline-style="solid" style:text-underline-width="auto" style:text-underline-mode="continuous"/>
    </style:style>
    <style:style style:name="P2167" style:parent-style-name="Normalny" style:family="paragraph">
      <style:paragraph-properties fo:text-align="justify" fo:line-height="150%" fo:text-indent="0.2479in"/>
    </style:style>
    <style:style style:name="T2168" style:parent-style-name="Domyślnaczcionkaakapitu" style:family="text">
      <style:text-properties fo:background-color="#80FFFF"/>
    </style:style>
    <style:style style:name="P2169" style:parent-style-name="Normalny" style:family="paragraph">
      <style:paragraph-properties fo:text-align="justify" fo:line-height="150%" fo:text-indent="0.2479in"/>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fo:text-indent="0.2479in"/>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style:style>
    <style:style style:name="P2179" style:parent-style-name="Normalny" style:family="paragraph">
      <style:paragraph-properties fo:text-align="justify" fo:line-height="150%"/>
    </style:style>
    <style:style style:name="P2180" style:parent-style-name="Normalny" style:family="paragraph">
      <style:paragraph-properties fo:text-align="justify" fo:line-height="150%" fo:text-indent="0.2479in"/>
    </style:style>
    <style:style style:name="P2181" style:parent-style-name="Normalny" style:family="paragraph">
      <style:paragraph-properties fo:text-align="justify" fo:line-height="150%"/>
    </style:style>
    <style:style style:name="P2182" style:parent-style-name="Normalny" style:family="paragraph">
      <style:paragraph-properties fo:text-align="justify" fo:line-height="150%" fo:text-indent="0.2479in"/>
    </style:style>
    <style:style style:name="P2183" style:parent-style-name="Normalny" style:family="paragraph">
      <style:paragraph-properties fo:text-align="justify" fo:line-height="150%" fo:text-indent="0.2479in"/>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fo:text-indent="0.2479in"/>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style:style>
    <style:style style:name="T2194" style:parent-style-name="Domyślnaczcionkaakapitu" style:family="text">
      <style:text-properties style:text-underline-type="single" style:text-underline-style="solid" style:text-underline-width="auto" style:text-underline-mode="continuous"/>
    </style:style>
    <style:style style:name="P2195" style:parent-style-name="Normalny" style:family="paragraph">
      <style:paragraph-properties fo:text-align="justify" fo:line-height="150%" fo:text-indent="0.2479in"/>
    </style:style>
    <style:style style:name="P2196" style:parent-style-name="Normalny" style:family="paragraph">
      <style:paragraph-properties fo:text-align="justify" fo:line-height="150%"/>
    </style:style>
    <style:style style:name="T2197" style:parent-style-name="Domyślnaczcionkaakapitu" style:family="text">
      <style:text-properties style:text-underline-type="single" style:text-underline-style="solid" style:text-underline-width="auto" style:text-underline-mode="continuous"/>
    </style:style>
    <style:style style:name="P2198" style:parent-style-name="Normalny" style:family="paragraph">
      <style:paragraph-properties fo:text-align="justify" fo:line-height="150%" fo:text-indent="0.2479in"/>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P2201" style:parent-style-name="Normalny" style:family="paragraph">
      <style:paragraph-properties fo:text-align="justify" fo:line-height="150%"/>
    </style:style>
    <style:style style:name="T2202" style:parent-style-name="Domyślnaczcionkaakapitu" style:family="text">
      <style:text-properties style:text-underline-type="single" style:text-underline-style="solid" style:text-underline-width="auto" style:text-underline-mode="continuous"/>
    </style:style>
    <style:style style:name="P2203" style:parent-style-name="Normalny" style:family="paragraph">
      <style:paragraph-properties fo:text-align="justify" fo:line-height="150%" fo:text-indent="0.2479in"/>
    </style:style>
    <style:style style:name="P2204" style:parent-style-name="Normalny" style:family="paragraph">
      <style:paragraph-properties fo:text-align="justify" fo:line-height="150%" fo:text-indent="0.2479in"/>
    </style:style>
    <style:style style:name="P2205" style:parent-style-name="Normalny" style:family="paragraph">
      <style:paragraph-properties fo:text-align="justify" fo:line-height="150%"/>
    </style:style>
    <style:style style:name="T2206" style:parent-style-name="Domyślnaczcionkaakapitu" style:family="text">
      <style:text-properties style:text-underline-type="single" style:text-underline-style="solid" style:text-underline-width="auto" style:text-underline-mode="continuous"/>
    </style:style>
    <style:style style:name="T2207" style:parent-style-name="Domyślnaczcionkaakapitu" style:family="text">
      <style:text-properties fo:background-color="#80FFFF" style:text-underline-type="single" style:text-underline-style="solid" style:text-underline-width="auto" style:text-underline-mode="continuous"/>
    </style:style>
    <style:style style:name="T2208" style:parent-style-name="Domyślnaczcionkaakapitu" style:family="text">
      <style:text-properties style:text-underline-type="single" style:text-underline-style="solid" style:text-underline-width="auto" style:text-underline-mode="continuous"/>
    </style:style>
    <style:style style:name="P2209" style:parent-style-name="Normalny" style:family="paragraph">
      <style:paragraph-properties fo:text-align="justify" fo:line-height="150%" fo:text-indent="0.2479in"/>
    </style:style>
    <style:style style:name="T2210" style:parent-style-name="Domyślnaczcionkaakapitu" style:family="text">
      <style:text-properties fo:background-color="#80FFFF"/>
    </style:style>
    <style:style style:name="P2211" style:parent-style-name="Normalny" style:family="paragraph">
      <style:paragraph-properties fo:text-align="justify" fo:line-height="150%" fo:text-indent="0.2479in"/>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fo:text-indent="0.2479in"/>
    </style:style>
    <style:style style:name="P2214" style:parent-style-name="Normalny" style:family="paragraph">
      <style:paragraph-properties fo:text-align="justify" fo:line-height="150%"/>
    </style:style>
    <style:style style:name="T2215" style:parent-style-name="Domyślnaczcionkaakapitu" style:family="text">
      <style:text-properties style:text-underline-type="single" style:text-underline-style="solid" style:text-underline-width="auto" style:text-underline-mode="continuous"/>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P2218" style:parent-style-name="Normalny" style:family="paragraph">
      <style:paragraph-properties fo:text-align="justify" fo:line-height="150%"/>
    </style:style>
    <style:style style:name="T2219" style:parent-style-name="Domyślnaczcionkaakapitu" style:family="text">
      <style:text-properties style:text-underline-type="single" style:text-underline-style="solid" style:text-underline-width="auto" style:text-underline-mode="continuous"/>
    </style:style>
    <style:style style:name="T2220" style:parent-style-name="Domyślnaczcionkaakapitu" style:family="text">
      <style:text-properties fo:background-color="#80FFFF" style:text-underline-type="single" style:text-underline-style="solid" style:text-underline-width="auto" style:text-underline-mode="continuous"/>
    </style:style>
    <style:style style:name="T2221" style:parent-style-name="Domyślnaczcionkaakapitu" style:family="text">
      <style:text-properties style:text-underline-type="single" style:text-underline-style="solid" style:text-underline-width="auto" style:text-underline-mode="continuous"/>
    </style:style>
    <style:style style:name="P2222" style:parent-style-name="Normalny" style:family="paragraph">
      <style:paragraph-properties fo:text-align="justify" fo:line-height="150%" fo:text-indent="0.2479in"/>
    </style:style>
    <style:style style:name="P2223" style:parent-style-name="Normalny" style:family="paragraph">
      <style:paragraph-properties fo:text-align="justify" fo:line-height="150%" fo:text-indent="0.2479in"/>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style:style>
    <style:style style:name="T2226" style:parent-style-name="Domyślnaczcionkaakapitu" style:family="text">
      <style:text-properties style:text-underline-type="single" style:text-underline-style="solid" style:text-underline-width="auto" style:text-underline-mode="continuous"/>
    </style:style>
    <style:style style:name="P2227" style:parent-style-name="Normalny" style:family="paragraph">
      <style:paragraph-properties fo:text-align="justify" fo:line-height="150%" fo:text-indent="0.2479in"/>
    </style:style>
    <style:style style:name="P2228" style:parent-style-name="Normalny" style:family="paragraph">
      <style:paragraph-properties fo:text-align="justify" fo:line-height="150%"/>
    </style:style>
    <style:style style:name="T2229" style:parent-style-name="Domyślnaczcionkaakapitu" style:family="text">
      <style:text-properties style:text-underline-type="single" style:text-underline-style="solid" style:text-underline-width="auto" style:text-underline-mode="continuous"/>
    </style:style>
    <style:style style:name="T2230" style:parent-style-name="Domyślnaczcionkaakapitu" style:family="text">
      <style:text-properties fo:background-color="#80FFFF" style:text-underline-type="single" style:text-underline-style="solid" style:text-underline-width="auto" style:text-underline-mode="continuous"/>
    </style:style>
    <style:style style:name="T2231" style:parent-style-name="Domyślnaczcionkaakapitu" style:family="text">
      <style:text-properties style:text-underline-type="single" style:text-underline-style="solid" style:text-underline-width="auto" style:text-underline-mode="continuous"/>
    </style:style>
    <style:style style:name="T2232" style:parent-style-name="Domyślnaczcionkaakapitu" style:family="text">
      <style:text-properties fo:background-color="#80FFFF" style:text-underline-type="single" style:text-underline-style="solid" style:text-underline-width="auto" style:text-underline-mode="continuous"/>
    </style:style>
    <style:style style:name="T2233" style:parent-style-name="Domyślnaczcionkaakapitu" style:family="text">
      <style:text-properties style:text-underline-type="single" style:text-underline-style="solid" style:text-underline-width="auto" style:text-underline-mode="continuous"/>
    </style:style>
    <style:style style:name="P2234" style:parent-style-name="Normalny" style:family="paragraph">
      <style:paragraph-properties fo:text-align="justify" fo:line-height="150%" fo:text-indent="0.2479in"/>
    </style:style>
    <style:style style:name="P2235" style:parent-style-name="Normalny" style:family="paragraph">
      <style:paragraph-properties fo:text-align="justify" fo:line-height="150%"/>
    </style:style>
    <style:style style:name="T2236" style:parent-style-name="Domyślnaczcionkaakapitu" style:family="text">
      <style:text-properties style:text-underline-type="single" style:text-underline-style="solid" style:text-underline-width="auto" style:text-underline-mode="continuous"/>
    </style:style>
    <style:style style:name="P2237" style:parent-style-name="Normalny" style:family="paragraph">
      <style:paragraph-properties fo:text-align="justify" fo:line-height="150%" fo:text-indent="0.2479in"/>
    </style:style>
    <style:style style:name="P2238" style:parent-style-name="Normalny" style:family="paragraph">
      <style:paragraph-properties fo:text-align="justify" fo:line-height="150%"/>
    </style:style>
    <style:style style:name="T2239" style:parent-style-name="Domyślnaczcionkaakapitu" style:family="text">
      <style:text-properties style:text-underline-type="single" style:text-underline-style="solid" style:text-underline-width="auto" style:text-underline-mode="continuous"/>
    </style:style>
    <style:style style:name="P2240" style:parent-style-name="Normalny" style:family="paragraph">
      <style:paragraph-properties fo:text-align="justify" fo:line-height="150%" fo:text-indent="0.2479in"/>
    </style:style>
    <style:style style:name="P2241" style:parent-style-name="Normalny" style:family="paragraph">
      <style:paragraph-properties fo:text-align="justify" fo:line-height="150%"/>
    </style:style>
    <style:style style:name="T2242" style:parent-style-name="Domyślnaczcionkaakapitu" style:family="text">
      <style:text-properties style:text-underline-type="single" style:text-underline-style="solid" style:text-underline-width="auto" style:text-underline-mode="continuous"/>
    </style:style>
    <style:style style:name="T2243" style:parent-style-name="Domyślnaczcionkaakapitu" style:family="text">
      <style:text-properties fo:background-color="#80FFFF" style:text-underline-type="single" style:text-underline-style="solid" style:text-underline-width="auto" style:text-underline-mode="continuous"/>
    </style:style>
    <style:style style:name="T2244" style:parent-style-name="Domyślnaczcionkaakapitu" style:family="text">
      <style:text-properties style:text-underline-type="single" style:text-underline-style="solid" style:text-underline-width="auto" style:text-underline-mode="continuous"/>
    </style:style>
    <style:style style:name="P2245" style:parent-style-name="Normalny" style:family="paragraph">
      <style:paragraph-properties fo:text-align="justify" fo:line-height="150%" fo:text-indent="0.2479in"/>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5in"/>
    </style:style>
    <style:style style:name="P2262" style:parent-style-name="Normalny" style:family="paragraph">
      <style:paragraph-properties fo:text-align="justify" fo:line-height="150%" fo:text-indent="0.25in"/>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5in"/>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P2267" style:parent-style-name="Normalny" style:family="paragraph">
      <style:paragraph-properties fo:text-align="justify" fo:line-height="150%"/>
    </style:style>
    <style:style style:name="T2268" style:parent-style-name="Domyślnaczcionkaakapitu" style:family="text">
      <style:text-properties style:text-underline-type="single" style:text-underline-style="solid" style:text-underline-width="auto" style:text-underline-mode="continuous"/>
    </style:style>
    <style:style style:name="P2269" style:parent-style-name="Normalny" style:family="paragraph">
      <style:paragraph-properties fo:text-align="justify" fo:line-height="150%" fo:text-indent="0.2479in"/>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style:style>
    <style:style style:name="T2272" style:parent-style-name="Domyślnaczcionkaakapitu" style:family="text">
      <style:text-properties style:text-underline-type="single" style:text-underline-style="solid" style:text-underline-width="auto" style:text-underline-mode="continuous"/>
    </style:style>
    <style:style style:name="T2273" style:parent-style-name="Domyślnaczcionkaakapitu" style:family="text">
      <style:text-properties fo:background-color="#80FFFF" style:text-underline-type="single" style:text-underline-style="solid" style:text-underline-width="auto" style:text-underline-mode="continuous"/>
    </style:style>
    <style:style style:name="T2274" style:parent-style-name="Domyślnaczcionkaakapitu" style:family="text">
      <style:text-properties style:text-underline-type="single" style:text-underline-style="solid" style:text-underline-width="auto" style:text-underline-mode="continuous"/>
    </style:style>
    <style:style style:name="P2275" style:parent-style-name="Normalny" style:family="paragraph">
      <style:paragraph-properties fo:text-align="justify" fo:line-height="150%" fo:text-indent="0.25in"/>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fo:text-indent="0.25in"/>
    </style:style>
    <style:style style:name="P2279" style:parent-style-name="Normalny" style:family="paragraph">
      <style:paragraph-properties fo:text-align="justify" fo:line-height="150%" fo:text-indent="0.25in"/>
    </style:style>
    <style:style style:name="T2280" style:parent-style-name="Domyślnaczcionkaakapitu" style:family="text">
      <style:text-properties fo:background-color="#80FFFF"/>
    </style:style>
    <style:style style:name="P2281" style:parent-style-name="Normalny" style:family="paragraph">
      <style:paragraph-properties fo:text-align="justify" fo:line-height="150%"/>
    </style:style>
    <style:style style:name="T2282" style:parent-style-name="Domyślnaczcionkaakapitu" style:family="text">
      <style:text-properties style:text-underline-type="single" style:text-underline-style="solid" style:text-underline-width="auto" style:text-underline-mode="continuous"/>
    </style:style>
    <style:style style:name="P2283" style:parent-style-name="Normalny" style:family="paragraph">
      <style:paragraph-properties fo:text-align="justify" fo:line-height="150%" fo:text-indent="0.25in"/>
    </style:style>
    <style:style style:name="P2284" style:parent-style-name="Normalny" style:family="paragraph">
      <style:paragraph-properties fo:text-align="justify" fo:line-height="150%"/>
    </style:style>
    <style:style style:name="T2285" style:parent-style-name="Domyślnaczcionkaakapitu" style:family="text">
      <style:text-properties style:text-underline-type="single" style:text-underline-style="solid" style:text-underline-width="auto" style:text-underline-mode="continuous"/>
    </style:style>
    <style:style style:name="P2286" style:parent-style-name="Normalny" style:family="paragraph">
      <style:paragraph-properties fo:text-align="justify" fo:line-height="150%" fo:text-indent="0.25in"/>
    </style:style>
    <style:style style:name="T2287" style:parent-style-name="Domyślnaczcionkaakapitu" style:family="text">
      <style:text-properties fo:background-color="#80FFFF"/>
    </style:style>
    <style:style style:name="P2288" style:parent-style-name="Normalny" style:family="paragraph">
      <style:paragraph-properties fo:text-align="justify" fo:line-height="150%" fo:text-indent="0.25in"/>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5in"/>
    </style:style>
    <style:style style:name="P2291" style:parent-style-name="Normalny" style:family="paragraph">
      <style:paragraph-properties fo:text-align="justify" fo:line-height="150%"/>
    </style:style>
    <style:style style:name="T2292" style:parent-style-name="Domyślnaczcionkaakapitu" style:family="text">
      <style:text-properties style:text-underline-type="single" style:text-underline-style="solid" style:text-underline-width="auto" style:text-underline-mode="continuous"/>
    </style:style>
    <style:style style:name="P2293" style:parent-style-name="Normalny" style:family="paragraph">
      <style:paragraph-properties fo:text-align="justify" fo:line-height="150%" fo:text-indent="0.25in"/>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style:style>
    <style:style style:name="T2296" style:parent-style-name="Domyślnaczcionkaakapitu" style:family="text">
      <style:text-properties style:text-underline-type="single" style:text-underline-style="solid" style:text-underline-width="auto" style:text-underline-mode="continuous"/>
    </style:style>
    <style:style style:name="T2297" style:parent-style-name="Domyślnaczcionkaakapitu" style:family="text">
      <style:text-properties fo:background-color="#80FFFF" style:text-underline-type="single" style:text-underline-style="solid" style:text-underline-width="auto" style:text-underline-mode="continuous"/>
    </style:style>
    <style:style style:name="T2298" style:parent-style-name="Domyślnaczcionkaakapitu" style:family="text">
      <style:text-properties style:text-underline-type="single" style:text-underline-style="solid" style:text-underline-width="auto" style:text-underline-mode="continuous"/>
    </style:style>
    <style:style style:name="T2299" style:parent-style-name="Domyślnaczcionkaakapitu" style:family="text">
      <style:text-properties fo:background-color="#80FFFF" style:text-underline-type="single" style:text-underline-style="solid" style:text-underline-width="auto" style:text-underline-mode="continuous"/>
    </style:style>
    <style:style style:name="T2300" style:parent-style-name="Domyślnaczcionkaakapitu" style:family="text">
      <style:text-properties style:text-underline-type="single" style:text-underline-style="solid" style:text-underline-width="auto" style:text-underline-mode="continuous"/>
    </style:style>
    <style:style style:name="T2301" style:parent-style-name="Domyślnaczcionkaakapitu" style:family="text">
      <style:text-properties fo:background-color="#80FFFF" style:text-underline-type="single" style:text-underline-style="solid" style:text-underline-width="auto" style:text-underline-mode="continuous"/>
    </style:style>
    <style:style style:name="P2302" style:parent-style-name="Normalny" style:family="paragraph">
      <style:paragraph-properties fo:text-align="justify" fo:line-height="150%" fo:text-indent="0.25in"/>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style:style>
    <style:style style:name="T2310" style:parent-style-name="Domyślnaczcionkaakapitu" style:family="text">
      <style:text-properties style:text-underline-type="single" style:text-underline-style="solid" style:text-underline-width="auto" style:text-underline-mode="continuous"/>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style:style>
    <style:style style:name="T2315" style:parent-style-name="Domyślnaczcionkaakapitu" style:family="text">
      <style:text-properties style:text-underline-type="single" style:text-underline-style="solid" style:text-underline-width="auto" style:text-underline-mode="continuous"/>
    </style:style>
    <style:style style:name="P2316" style:parent-style-name="Normalny" style:family="paragraph">
      <style:paragraph-properties fo:text-align="justify" fo:line-height="150%" fo:text-indent="0.25in"/>
    </style:style>
    <style:style style:name="T2317" style:parent-style-name="Domyślnaczcionkaakapitu" style:family="text">
      <style:text-properties fo:background-color="#80FFFF"/>
    </style:style>
    <style:style style:name="P2318" style:parent-style-name="Normalny" style:family="paragraph">
      <style:paragraph-properties fo:text-align="justify" fo:line-height="150%" fo:text-indent="0.25in"/>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5in"/>
    </style:style>
    <style:style style:name="P2321" style:parent-style-name="Normalny" style:family="paragraph">
      <style:paragraph-properties fo:text-align="justify" fo:line-height="150%" fo:text-indent="0.25in"/>
    </style:style>
    <style:style style:name="P2322" style:parent-style-name="Normalny" style:family="paragraph">
      <style:paragraph-properties fo:text-align="justify" fo:line-height="150%" fo:text-indent="0.25in"/>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fo:text-indent="0.25in"/>
    </style:style>
    <style:style style:name="T2326" style:parent-style-name="Domyślnaczcionkaakapitu" style:family="text">
      <style:text-properties fo:background-color="#80FFFF"/>
    </style:style>
    <style:style style:name="P2327" style:parent-style-name="Normalny" style:family="paragraph">
      <style:paragraph-properties fo:text-align="justify" fo:line-height="150%" fo:text-indent="0.25in"/>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fo:text-indent="0.25in"/>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fo:text-indent="0.25in"/>
    </style:style>
    <style:style style:name="P2337" style:parent-style-name="Normalny" style:family="paragraph">
      <style:paragraph-properties fo:text-align="justify" fo:line-height="150%"/>
    </style:style>
    <style:style style:name="T2338" style:parent-style-name="Domyślnaczcionkaakapitu" style:family="text">
      <style:text-properties style:text-underline-type="single" style:text-underline-style="solid" style:text-underline-width="auto" style:text-underline-mode="continuous"/>
    </style:style>
    <style:style style:name="P2339" style:parent-style-name="Normalny" style:family="paragraph">
      <style:paragraph-properties fo:text-align="justify" fo:line-height="150%" fo:text-indent="0.2479in"/>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style:style>
    <style:style style:name="T2346" style:parent-style-name="Domyślnaczcionkaakapitu" style:family="text">
      <style:text-properties style:text-underline-type="single" style:text-underline-style="solid" style:text-underline-width="auto" style:text-underline-mode="continuous"/>
    </style:style>
    <style:style style:name="P2347" style:parent-style-name="Normalny" style:family="paragraph">
      <style:paragraph-properties fo:text-align="justify" fo:line-height="150%" fo:text-indent="0.2479in"/>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P2350" style:parent-style-name="Normalny" style:family="paragraph">
      <style:paragraph-properties fo:text-align="justify" fo:line-height="150%"/>
    </style:style>
    <style:style style:name="T2351" style:parent-style-name="Domyślnaczcionkaakapitu" style:family="text">
      <style:text-properties style:text-underline-type="single" style:text-underline-style="solid" style:text-underline-width="auto" style:text-underline-mode="continuous"/>
    </style:style>
    <style:style style:name="T2352" style:parent-style-name="Domyślnaczcionkaakapitu" style:family="text">
      <style:text-properties fo:background-color="#80FFFF" style:text-underline-type="single" style:text-underline-style="solid" style:text-underline-width="auto" style:text-underline-mode="continuous"/>
    </style:style>
    <style:style style:name="P2353" style:parent-style-name="Normalny" style:family="paragraph">
      <style:paragraph-properties fo:text-align="justify" fo:line-height="150%" fo:text-indent="0.2479in"/>
    </style:style>
    <style:style style:name="P2354" style:parent-style-name="Normalny" style:family="paragraph">
      <style:paragraph-properties fo:text-align="justify" fo:line-height="150%"/>
    </style:style>
    <style:style style:name="T2355" style:parent-style-name="Domyślnaczcionkaakapitu" style:family="text">
      <style:text-properties style:text-underline-type="single" style:text-underline-style="solid" style:text-underline-width="auto" style:text-underline-mode="continuous"/>
    </style:style>
    <style:style style:name="P2356" style:parent-style-name="Normalny" style:family="paragraph">
      <style:paragraph-properties fo:text-align="justify" fo:line-height="150%" fo:text-indent="0.2479in"/>
    </style:style>
    <style:style style:name="P2357" style:parent-style-name="Normalny" style:family="paragraph">
      <style:paragraph-properties fo:text-align="justify" fo:line-height="150%" fo:text-indent="0.2479in"/>
    </style:style>
    <style:style style:name="P2358" style:parent-style-name="Normalny" style:family="paragraph">
      <style:paragraph-properties fo:text-align="justify" fo:line-height="150%"/>
    </style:style>
    <style:style style:name="T2359" style:parent-style-name="Domyślnaczcionkaakapitu" style:family="text">
      <style:text-properties style:text-underline-type="single" style:text-underline-style="solid" style:text-underline-width="auto" style:text-underline-mode="continuous"/>
    </style:style>
    <style:style style:name="P2360" style:parent-style-name="Normalny" style:family="paragraph">
      <style:paragraph-properties fo:text-align="justify" fo:line-height="150%" fo:text-indent="0.2479in"/>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style:style>
    <style:style style:name="T2363" style:parent-style-name="Domyślnaczcionkaakapitu" style:family="text">
      <style:text-properties style:text-underline-type="single" style:text-underline-style="solid" style:text-underline-width="auto" style:text-underline-mode="continuous"/>
    </style:style>
    <style:style style:name="T2364" style:parent-style-name="Domyślnaczcionkaakapitu" style:family="text">
      <style:text-properties fo:background-color="#80FFFF" style:text-underline-type="single" style:text-underline-style="solid" style:text-underline-width="auto" style:text-underline-mode="continuous"/>
    </style:style>
    <style:style style:name="T2365" style:parent-style-name="Domyślnaczcionkaakapitu" style:family="text">
      <style:text-properties style:text-underline-type="single" style:text-underline-style="solid" style:text-underline-width="auto" style:text-underline-mode="continuous"/>
    </style:style>
    <style:style style:name="P2366" style:parent-style-name="Normalny" style:family="paragraph">
      <style:paragraph-properties fo:text-align="justify" fo:line-height="150%" fo:text-indent="0.2479in"/>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style:style>
    <style:style style:name="T2369" style:parent-style-name="Domyślnaczcionkaakapitu" style:family="text">
      <style:text-properties fo:background-color="#80FFFF"/>
    </style:style>
    <style:style style:name="P2370" style:parent-style-name="Normalny" style:family="paragraph">
      <style:paragraph-properties fo:text-align="justify" fo:line-height="150%"/>
    </style:style>
    <style:style style:name="T2371" style:parent-style-name="Domyślnaczcionkaakapitu" style:family="text">
      <style:text-properties style:text-underline-type="single" style:text-underline-style="solid" style:text-underline-width="auto" style:text-underline-mode="continuous"/>
    </style:style>
    <style:style style:name="T2372" style:parent-style-name="Domyślnaczcionkaakapitu" style:family="text">
      <style:text-properties fo:background-color="#80FFFF" style:text-underline-type="single" style:text-underline-style="solid" style:text-underline-width="auto" style:text-underline-mode="continuous"/>
    </style:style>
    <style:style style:name="P2373" style:parent-style-name="Normalny" style:family="paragraph">
      <style:paragraph-properties fo:text-align="justify" fo:line-height="150%" fo:text-indent="0.2479in"/>
    </style:style>
    <style:style style:name="P2374" style:parent-style-name="Normalny" style:family="paragraph">
      <style:paragraph-properties fo:text-align="justify" fo:line-height="150%"/>
    </style:style>
    <style:style style:name="T2375" style:parent-style-name="Domyślnaczcionkaakapitu" style:family="text">
      <style:text-properties style:text-underline-type="single" style:text-underline-style="solid" style:text-underline-width="auto" style:text-underline-mode="continuous"/>
    </style:style>
    <style:style style:name="T2376" style:parent-style-name="Domyślnaczcionkaakapitu" style:family="text">
      <style:text-properties fo:background-color="#80FFFF" style:text-underline-type="single" style:text-underline-style="solid" style:text-underline-width="auto" style:text-underline-mode="continuous"/>
    </style:style>
    <style:style style:name="T2377" style:parent-style-name="Domyślnaczcionkaakapitu" style:family="text">
      <style:text-properties style:text-underline-type="single" style:text-underline-style="solid" style:text-underline-width="auto" style:text-underline-mode="continuous"/>
    </style:style>
    <style:style style:name="T2378" style:parent-style-name="Domyślnaczcionkaakapitu" style:family="text">
      <style:text-properties fo:background-color="#80FFFF" style:text-underline-type="single" style:text-underline-style="solid" style:text-underline-width="auto" style:text-underline-mode="continuous"/>
    </style:style>
    <style:style style:name="T2379" style:parent-style-name="Domyślnaczcionkaakapitu" style:family="text">
      <style:text-properties style:text-underline-type="single" style:text-underline-style="solid" style:text-underline-width="auto" style:text-underline-mode="continuous"/>
    </style:style>
    <style:style style:name="P2380" style:parent-style-name="Normalny" style:family="paragraph">
      <style:paragraph-properties fo:text-align="justify" fo:line-height="150%" fo:text-indent="0.2479in"/>
    </style:style>
    <style:style style:name="P2381" style:parent-style-name="Normalny" style:family="paragraph">
      <style:paragraph-properties fo:text-align="justify" fo:line-height="150%" fo:text-indent="0.2479in"/>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style:style>
    <style:style style:name="P2384" style:parent-style-name="Normalny" style:family="paragraph">
      <style:paragraph-properties fo:text-align="justify" fo:line-height="150%"/>
    </style:style>
    <style:style style:name="P2385" style:parent-style-name="Normalny" style:family="paragraph">
      <style:paragraph-properties fo:text-align="justify" fo:line-height="150%"/>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479in"/>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P2391" style:parent-style-name="Normalny" style:family="paragraph">
      <style:paragraph-properties fo:text-align="justify" fo:line-height="150%" fo:text-indent="0.2479in"/>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P2394" style:parent-style-name="Normalny" style:family="paragraph">
      <style:paragraph-properties fo:text-align="justify" fo:line-height="150%" fo:text-indent="0.2479in"/>
    </style:style>
    <style:style style:name="T2395" style:parent-style-name="Domyślnaczcionkaakapitu" style:family="text">
      <style:text-properties fo:background-color="#80FFFF"/>
    </style:style>
    <style:style style:name="P2396" style:parent-style-name="Normalny" style:family="paragraph">
      <style:paragraph-properties fo:text-align="justify" fo:line-height="150%"/>
    </style:style>
    <style:style style:name="T2397" style:parent-style-name="Domyślnaczcionkaakapitu" style:family="text">
      <style:text-properties style:text-underline-type="single" style:text-underline-style="solid" style:text-underline-width="auto" style:text-underline-mode="continuous"/>
    </style:style>
    <style:style style:name="P2398" style:parent-style-name="Normalny" style:family="paragraph">
      <style:paragraph-properties fo:text-align="justify" fo:line-height="150%" fo:text-indent="0.2479in"/>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fo:text-indent="0.2479in"/>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P2406" style:parent-style-name="Normalny" style:family="paragraph">
      <style:paragraph-properties fo:text-align="justify" fo:line-height="150%"/>
    </style:style>
    <style:style style:name="T2407" style:parent-style-name="Domyślnaczcionkaakapitu" style:family="text">
      <style:text-properties fo:background-color="#80FFFF" style:text-underline-type="single" style:text-underline-style="solid" style:text-underline-width="auto" style:text-underline-mode="continuous"/>
    </style:style>
    <style:style style:name="T2408" style:parent-style-name="Domyślnaczcionkaakapitu" style:family="text">
      <style:text-properties style:text-underline-type="single" style:text-underline-style="solid" style:text-underline-width="auto" style:text-underline-mode="continuous"/>
    </style:style>
    <style:style style:name="P2409" style:parent-style-name="Normalny" style:family="paragraph">
      <style:paragraph-properties fo:text-align="justify" fo:line-height="150%" fo:text-indent="0.2479in"/>
    </style:style>
    <style:style style:name="P2410" style:parent-style-name="Normalny" style:family="paragraph">
      <style:paragraph-properties fo:text-align="justify" fo:line-height="150%"/>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479in"/>
    </style:style>
    <style:style style:name="P2414" style:parent-style-name="Normalny" style:family="paragraph">
      <style:paragraph-properties fo:text-align="justify" fo:line-height="150%"/>
    </style:style>
    <style:style style:name="T2415" style:parent-style-name="Domyślnaczcionkaakapitu" style:family="text">
      <style:text-properties style:text-underline-type="single" style:text-underline-style="solid" style:text-underline-width="auto" style:text-underline-mode="continuous"/>
    </style:style>
    <style:style style:name="P2416" style:parent-style-name="Normalny" style:family="paragraph">
      <style:paragraph-properties fo:text-align="justify" fo:line-height="150%" fo:text-indent="0.2479in"/>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fo:text-indent="0.2479in"/>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style:style>
    <style:style style:name="T2422" style:parent-style-name="Domyślnaczcionkaakapitu" style:family="text">
      <style:text-properties style:text-underline-type="single" style:text-underline-style="solid" style:text-underline-width="auto" style:text-underline-mode="continuous"/>
    </style:style>
    <style:style style:name="T2423" style:parent-style-name="Domyślnaczcionkaakapitu" style:family="text">
      <style:text-properties fo:background-color="#80FFFF" style:text-underline-type="single" style:text-underline-style="solid" style:text-underline-width="auto" style:text-underline-mode="continuous"/>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479in"/>
    </style:style>
    <style:style style:name="P2426" style:parent-style-name="Normalny" style:family="paragraph">
      <style:paragraph-properties fo:text-align="justify" fo:line-height="150%"/>
    </style:style>
    <style:style style:name="T2427" style:parent-style-name="Domyślnaczcionkaakapitu" style:family="text">
      <style:text-properties style:text-underline-type="single" style:text-underline-style="solid" style:text-underline-width="auto" style:text-underline-mode="continuous"/>
    </style:style>
    <style:style style:name="P2428" style:parent-style-name="Normalny" style:family="paragraph">
      <style:paragraph-properties fo:text-align="justify" fo:line-height="150%" fo:text-indent="0.2479in"/>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fo:text-indent="0.2479in"/>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P2438" style:parent-style-name="Normalny" style:family="paragraph">
      <style:paragraph-properties fo:text-align="justify" fo:line-height="150%"/>
    </style:style>
    <style:style style:name="T2439" style:parent-style-name="Domyślnaczcionkaakapitu" style:family="text">
      <style:text-properties style:text-underline-type="single" style:text-underline-style="solid" style:text-underline-width="auto" style:text-underline-mode="continuous"/>
    </style:style>
    <style:style style:name="P2440" style:parent-style-name="Normalny" style:family="paragraph">
      <style:paragraph-properties fo:text-align="justify" fo:line-height="150%" fo:text-indent="0.2479in"/>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style:style>
    <style:style style:name="T2444" style:parent-style-name="Domyślnaczcionkaakapitu" style:family="text">
      <style:text-properties style:text-underline-type="single" style:text-underline-style="solid" style:text-underline-width="auto" style:text-underline-mode="continuous"/>
    </style:style>
    <style:style style:name="T2445" style:parent-style-name="Domyślnaczcionkaakapitu" style:family="text">
      <style:text-properties fo:background-color="#80FFFF" style:text-underline-type="single" style:text-underline-style="solid" style:text-underline-width="auto" style:text-underline-mode="continuous"/>
    </style:style>
    <style:style style:name="T2446" style:parent-style-name="Domyślnaczcionkaakapitu" style:family="text">
      <style:text-properties style:text-underline-type="single" style:text-underline-style="solid" style:text-underline-width="auto" style:text-underline-mode="continuous"/>
    </style:style>
    <style:style style:name="P2447" style:parent-style-name="Normalny" style:family="paragraph">
      <style:paragraph-properties fo:text-align="justify" fo:line-height="150%" fo:text-indent="0.2479in"/>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style:style>
    <style:style style:name="T2450" style:parent-style-name="Domyślnaczcionkaakapitu" style:family="text">
      <style:text-properties fo:background-color="#80FFFF" style:text-underline-type="single" style:text-underline-style="solid" style:text-underline-width="auto" style:text-underline-mode="continuous"/>
    </style:style>
    <style:style style:name="T2451" style:parent-style-name="Domyślnaczcionkaakapitu" style:family="text">
      <style:text-properties style:text-underline-type="single" style:text-underline-style="solid" style:text-underline-width="auto" style:text-underline-mode="continuous"/>
    </style:style>
    <style:style style:name="T2452" style:parent-style-name="Domyślnaczcionkaakapitu" style:family="text">
      <style:text-properties fo:background-color="#80FFFF" style:text-underline-type="single" style:text-underline-style="solid" style:text-underline-width="auto" style:text-underline-mode="continuous"/>
    </style:style>
    <style:style style:name="T2453" style:parent-style-name="Domyślnaczcionkaakapitu" style:family="text">
      <style:text-properties style:text-underline-type="single" style:text-underline-style="solid" style:text-underline-width="auto" style:text-underline-mode="continuous"/>
    </style:style>
    <style:style style:name="P2454" style:parent-style-name="Normalny" style:family="paragraph">
      <style:paragraph-properties fo:text-align="justify" fo:line-height="150%" fo:text-indent="0.2479in"/>
    </style:style>
    <style:style style:name="T2455" style:parent-style-name="Domyślnaczcionkaakapitu" style:family="text">
      <style:text-properties fo:background-color="#80FFFF"/>
    </style:style>
    <style:style style:name="P2456" style:parent-style-name="Normalny" style:family="paragraph">
      <style:paragraph-properties fo:text-align="justify" fo:line-height="150%"/>
    </style:style>
    <style:style style:name="T2457" style:parent-style-name="Domyślnaczcionkaakapitu" style:family="text">
      <style:text-properties style:text-underline-type="single" style:text-underline-style="solid" style:text-underline-width="auto" style:text-underline-mode="continuous"/>
    </style:style>
    <style:style style:name="P2458" style:parent-style-name="Normalny" style:family="paragraph">
      <style:paragraph-properties fo:text-align="justify" fo:line-height="150%" fo:text-indent="0.2479in"/>
    </style:style>
    <style:style style:name="P2459" style:parent-style-name="Normalny" style:family="paragraph">
      <style:paragraph-properties fo:text-align="justify" fo:line-height="150%" fo:text-indent="0.2479in"/>
    </style:style>
    <style:style style:name="T2460" style:parent-style-name="Domyślnaczcionkaakapitu" style:family="text">
      <style:text-properties fo:background-color="#80FFFF"/>
    </style:style>
    <style:style style:name="P2461" style:parent-style-name="Normalny" style:family="paragraph">
      <style:paragraph-properties fo:text-align="justify" fo:line-height="150%"/>
    </style:style>
    <style:style style:name="T2462" style:parent-style-name="Domyślnaczcionkaakapitu" style:family="text">
      <style:text-properties style:text-underline-type="single" style:text-underline-style="solid" style:text-underline-width="auto" style:text-underline-mode="continuous"/>
    </style:style>
    <style:style style:name="P2463" style:parent-style-name="Normalny" style:family="paragraph">
      <style:paragraph-properties fo:text-align="justify" fo:line-height="150%" fo:text-indent="0.2479in"/>
    </style:style>
    <style:style style:name="P2464" style:parent-style-name="Normalny" style:family="paragraph">
      <style:paragraph-properties fo:text-align="justify" fo:line-height="150%"/>
    </style:style>
    <style:style style:name="T2465" style:parent-style-name="Domyślnaczcionkaakapitu" style:family="text">
      <style:text-properties style:text-underline-type="single" style:text-underline-style="solid" style:text-underline-width="auto" style:text-underline-mode="continuous"/>
    </style:style>
    <style:style style:name="P2466" style:parent-style-name="Normalny" style:family="paragraph">
      <style:paragraph-properties fo:text-align="justify" fo:line-height="150%" fo:text-indent="0.2479in"/>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style:style>
    <style:style style:name="T2470" style:parent-style-name="Domyślnaczcionkaakapitu" style:family="text">
      <style:text-properties style:text-underline-type="single" style:text-underline-style="solid" style:text-underline-width="auto" style:text-underline-mode="continuous"/>
    </style:style>
    <style:style style:name="T2471" style:parent-style-name="Domyślnaczcionkaakapitu" style:family="text">
      <style:text-properties fo:background-color="#80FFFF" style:text-underline-type="single" style:text-underline-style="solid" style:text-underline-width="auto" style:text-underline-mode="continuous"/>
    </style:style>
    <style:style style:name="T2472" style:parent-style-name="Domyślnaczcionkaakapitu" style:family="text">
      <style:text-properties style:text-underline-type="single" style:text-underline-style="solid" style:text-underline-width="auto" style:text-underline-mode="continuous"/>
    </style:style>
    <style:style style:name="P2473" style:parent-style-name="Normalny" style:family="paragraph">
      <style:paragraph-properties fo:text-align="justify" fo:line-height="150%" fo:text-indent="0.2479in"/>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style:style>
    <style:style style:name="T2478" style:parent-style-name="Domyślnaczcionkaakapitu" style:family="text">
      <style:text-properties style:text-underline-type="single" style:text-underline-style="solid" style:text-underline-width="auto" style:text-underline-mode="continuous"/>
    </style:style>
    <style:style style:name="P2479" style:parent-style-name="Normalny" style:family="paragraph">
      <style:paragraph-properties fo:text-align="justify" fo:line-height="150%" fo:text-indent="0.2479in"/>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style:style>
    <style:style style:name="T2486" style:parent-style-name="Domyślnaczcionkaakapitu" style:family="text">
      <style:text-properties style:text-underline-type="single" style:text-underline-style="solid" style:text-underline-width="auto" style:text-underline-mode="continuous"/>
    </style:style>
    <style:style style:name="P2487" style:parent-style-name="Normalny" style:family="paragraph">
      <style:paragraph-properties fo:text-align="justify" fo:line-height="150%" fo:text-indent="0.2479in"/>
    </style:style>
    <style:style style:name="P2488" style:parent-style-name="Normalny" style:family="paragraph">
      <style:paragraph-properties fo:text-align="justify" fo:line-height="150%"/>
    </style:style>
    <style:style style:name="T2489" style:parent-style-name="Domyślnaczcionkaakapitu" style:family="text">
      <style:text-properties fo:background-color="#80FFFF" style:text-underline-type="single" style:text-underline-style="solid" style:text-underline-width="auto" style:text-underline-mode="continuous"/>
    </style:style>
    <style:style style:name="T2490" style:parent-style-name="Domyślnaczcionkaakapitu" style:family="text">
      <style:text-properties style:text-underline-type="single" style:text-underline-style="solid" style:text-underline-width="auto" style:text-underline-mode="continuous"/>
    </style:style>
    <style:style style:name="P2491" style:parent-style-name="Normalny" style:family="paragraph">
      <style:paragraph-properties fo:text-align="justify" fo:line-height="150%" fo:text-indent="0.2479in"/>
    </style:style>
    <style:style style:name="T2492" style:parent-style-name="Domyślnaczcionkaakapitu" style:family="text">
      <style:text-properties fo:background-color="#80FFFF"/>
    </style:style>
    <style:style style:name="P2493" style:parent-style-name="Normalny" style:family="paragraph">
      <style:paragraph-properties fo:text-align="justify" fo:line-height="150%" fo:text-indent="0.2479in"/>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P2496" style:parent-style-name="Normalny" style:family="paragraph">
      <style:paragraph-properties fo:text-align="justify" fo:line-height="150%"/>
    </style:style>
    <style:style style:name="T2497" style:parent-style-name="Domyślnaczcionkaakapitu" style:family="text">
      <style:text-properties fo:background-color="#80FFFF" style:text-underline-type="single" style:text-underline-style="solid" style:text-underline-width="auto" style:text-underline-mode="continuous"/>
    </style:style>
    <style:style style:name="T2498" style:parent-style-name="Domyślnaczcionkaakapitu" style:family="text">
      <style:text-properties style:text-underline-type="single" style:text-underline-style="solid" style:text-underline-width="auto" style:text-underline-mode="continuous"/>
    </style:style>
    <style:style style:name="P2499" style:parent-style-name="Normalny" style:family="paragraph">
      <style:paragraph-properties fo:text-align="justify" fo:line-height="150%" fo:text-indent="0.2479in"/>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fo:text-indent="0.2479in"/>
    </style:style>
    <style:style style:name="P2517" style:parent-style-name="Normalny" style:family="paragraph">
      <style:paragraph-properties fo:text-align="justify" fo:line-height="150%"/>
    </style:style>
    <style:style style:name="T2518" style:parent-style-name="Domyślnaczcionkaakapitu" style:family="text">
      <style:text-properties style:text-underline-type="single" style:text-underline-style="solid" style:text-underline-width="auto" style:text-underline-mode="continuous"/>
    </style:style>
    <style:style style:name="T2519" style:parent-style-name="Domyślnaczcionkaakapitu" style:family="text">
      <style:text-properties fo:background-color="#80FFFF" style:text-underline-type="single" style:text-underline-style="solid" style:text-underline-width="auto" style:text-underline-mode="continuous"/>
    </style:style>
    <style:style style:name="T2520" style:parent-style-name="Domyślnaczcionkaakapitu" style:family="text">
      <style:text-properties style:text-underline-type="single" style:text-underline-style="solid" style:text-underline-width="auto" style:text-underline-mode="continuous"/>
    </style:style>
    <style:style style:name="T2521" style:parent-style-name="Domyślnaczcionkaakapitu" style:family="text">
      <style:text-properties fo:background-color="#80FFFF" style:text-underline-type="single" style:text-underline-style="solid" style:text-underline-width="auto" style:text-underline-mode="continuous"/>
    </style:style>
    <style:style style:name="T2522" style:parent-style-name="Domyślnaczcionkaakapitu" style:family="text">
      <style:text-properties style:text-underline-type="single" style:text-underline-style="solid" style:text-underline-width="auto" style:text-underline-mode="continuous"/>
    </style:style>
    <style:style style:name="T2523" style:parent-style-name="Domyślnaczcionkaakapitu" style:family="text">
      <style:text-properties fo:background-color="#80FFFF" style:text-underline-type="single" style:text-underline-style="solid" style:text-underline-width="auto" style:text-underline-mode="continuous"/>
    </style:style>
    <style:style style:name="P2524" style:parent-style-name="Normalny" style:family="paragraph">
      <style:paragraph-properties fo:text-align="justify" fo:line-height="150%" fo:text-indent="0.2479in"/>
    </style:style>
    <style:style style:name="P2525" style:parent-style-name="Normalny" style:family="paragraph">
      <style:paragraph-properties fo:text-align="justify" fo:line-height="150%"/>
    </style:style>
    <style:style style:name="T2526" style:parent-style-name="Domyślnaczcionkaakapitu" style:family="text">
      <style:text-properties style:text-underline-type="single" style:text-underline-style="solid" style:text-underline-width="auto" style:text-underline-mode="continuous"/>
    </style:style>
    <style:style style:name="T2527" style:parent-style-name="Domyślnaczcionkaakapitu" style:family="text">
      <style:text-properties fo:background-color="#80FFFF" style:text-underline-type="single" style:text-underline-style="solid" style:text-underline-width="auto" style:text-underline-mode="continuous"/>
    </style:style>
    <style:style style:name="T2528" style:parent-style-name="Domyślnaczcionkaakapitu" style:family="text">
      <style:text-properties style:text-underline-type="single" style:text-underline-style="solid" style:text-underline-width="auto" style:text-underline-mode="continuous"/>
    </style:style>
    <style:style style:name="T2529" style:parent-style-name="Domyślnaczcionkaakapitu" style:family="text">
      <style:text-properties fo:background-color="#80FFFF" style:text-underline-type="single" style:text-underline-style="solid" style:text-underline-width="auto" style:text-underline-mode="continuous"/>
    </style:style>
    <style:style style:name="T2530" style:parent-style-name="Domyślnaczcionkaakapitu" style:family="text">
      <style:text-properties fo:background-color="#80FFFF"/>
    </style:style>
    <style:style style:name="P2531" style:parent-style-name="Normalny" style:family="paragraph">
      <style:paragraph-properties fo:text-align="justify" fo:line-height="150%" fo:text-indent="0.2479in"/>
    </style:style>
    <style:style style:name="P2532" style:parent-style-name="Normalny" style:family="paragraph">
      <style:paragraph-properties fo:text-align="justify" fo:line-height="150%"/>
    </style:style>
    <style:style style:name="T2533" style:parent-style-name="Domyślnaczcionkaakapitu" style:family="text">
      <style:text-properties style:text-underline-type="single" style:text-underline-style="solid" style:text-underline-width="auto" style:text-underline-mode="continuous"/>
    </style:style>
    <style:style style:name="P2534" style:parent-style-name="Normalny" style:family="paragraph">
      <style:paragraph-properties fo:text-align="justify" fo:line-height="150%" fo:text-indent="0.2479in"/>
    </style:style>
    <style:style style:name="P2535" style:parent-style-name="Normalny" style:family="paragraph">
      <style:paragraph-properties fo:text-align="justify" fo:line-height="150%" fo:text-indent="0.2479in"/>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P2538" style:parent-style-name="Normalny" style:family="paragraph">
      <style:paragraph-properties fo:text-align="justify" fo:line-height="150%"/>
    </style:style>
    <style:style style:name="T2539" style:parent-style-name="Domyślnaczcionkaakapitu" style:family="text">
      <style:text-properties style:text-underline-type="single" style:text-underline-style="solid" style:text-underline-width="auto" style:text-underline-mode="continuous"/>
    </style:style>
    <style:style style:name="T2540" style:parent-style-name="Domyślnaczcionkaakapitu" style:family="text">
      <style:text-properties fo:background-color="#80FFFF" style:text-underline-type="single" style:text-underline-style="solid" style:text-underline-width="auto" style:text-underline-mode="continuous"/>
    </style:style>
    <style:style style:name="T2541" style:parent-style-name="Domyślnaczcionkaakapitu" style:family="text">
      <style:text-properties style:text-underline-type="single" style:text-underline-style="solid" style:text-underline-width="auto" style:text-underline-mode="continuous"/>
    </style:style>
    <style:style style:name="P2542" style:parent-style-name="Normalny" style:family="paragraph">
      <style:paragraph-properties fo:text-align="justify" fo:line-height="150%" fo:text-indent="0.2479in"/>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P2547" style:parent-style-name="Normalny" style:family="paragraph">
      <style:paragraph-properties fo:text-align="justify" fo:line-height="150%" fo:text-indent="0.2479in"/>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style:style>
    <style:style style:name="T2550" style:parent-style-name="Domyślnaczcionkaakapitu" style:family="text">
      <style:text-properties style:text-underline-type="single" style:text-underline-style="solid" style:text-underline-width="auto" style:text-underline-mode="continuous"/>
    </style:style>
    <style:style style:name="T2551" style:parent-style-name="Domyślnaczcionkaakapitu" style:family="text">
      <style:text-properties fo:background-color="#80FFFF" style:text-underline-type="single" style:text-underline-style="solid" style:text-underline-width="auto" style:text-underline-mode="continuous"/>
    </style:style>
    <style:style style:name="T2552" style:parent-style-name="Domyślnaczcionkaakapitu" style:family="text">
      <style:text-properties style:text-underline-type="single" style:text-underline-style="solid" style:text-underline-width="auto" style:text-underline-mode="continuous"/>
    </style:style>
    <style:style style:name="T2553" style:parent-style-name="Domyślnaczcionkaakapitu" style:family="text">
      <style:text-properties fo:background-color="#80FFFF" style:text-underline-type="single" style:text-underline-style="solid" style:text-underline-width="auto" style:text-underline-mode="continuous"/>
    </style:style>
    <style:style style:name="T2554" style:parent-style-name="Domyślnaczcionkaakapitu" style:family="text">
      <style:text-properties style:text-underline-type="single" style:text-underline-style="solid" style:text-underline-width="auto" style:text-underline-mode="continuous"/>
    </style:style>
    <style:style style:name="T2555" style:parent-style-name="Domyślnaczcionkaakapitu" style:family="text">
      <style:text-properties fo:background-color="#80FFFF" style:text-underline-type="single" style:text-underline-style="solid" style:text-underline-width="auto" style:text-underline-mode="continuous"/>
    </style:style>
    <style:style style:name="P2556" style:parent-style-name="Normalny" style:family="paragraph">
      <style:paragraph-properties fo:text-align="justify" fo:line-height="150%" fo:text-indent="0.2479in"/>
    </style:style>
    <style:style style:name="T2557" style:parent-style-name="Domyślnaczcionkaakapitu" style:family="text">
      <style:text-properties fo:background-color="#80FFFF"/>
    </style:style>
    <style:style style:name="P2558" style:parent-style-name="Normalny" style:family="paragraph">
      <style:paragraph-properties fo:text-align="justify" fo:line-height="150%"/>
    </style:style>
    <style:style style:name="T2559" style:parent-style-name="Domyślnaczcionkaakapitu" style:family="text">
      <style:text-properties style:text-underline-type="single" style:text-underline-style="solid" style:text-underline-width="auto" style:text-underline-mode="continuous"/>
    </style:style>
    <style:style style:name="P2560" style:parent-style-name="Normalny" style:family="paragraph">
      <style:paragraph-properties fo:text-align="justify" fo:line-height="150%" fo:text-indent="0.2479in"/>
    </style:style>
    <style:style style:name="P2561" style:parent-style-name="Normalny" style:family="paragraph">
      <style:paragraph-properties fo:text-align="justify" fo:line-height="150%"/>
    </style:style>
    <style:style style:name="T2562" style:parent-style-name="Domyślnaczcionkaakapitu" style:family="text">
      <style:text-properties style:text-underline-type="single" style:text-underline-style="solid" style:text-underline-width="auto" style:text-underline-mode="continuous"/>
    </style:style>
    <style:style style:name="P2563" style:parent-style-name="Normalny" style:family="paragraph">
      <style:paragraph-properties fo:text-align="justify" fo:line-height="150%" fo:text-indent="0.2479in"/>
    </style:style>
    <style:style style:name="P2564" style:parent-style-name="Normalny" style:family="paragraph">
      <style:paragraph-properties fo:text-align="justify" fo:line-height="150%"/>
    </style:style>
    <style:style style:name="T2565" style:parent-style-name="Domyślnaczcionkaakapitu" style:family="text">
      <style:text-properties fo:background-color="#80FFFF" style:text-underline-type="single" style:text-underline-style="solid" style:text-underline-width="auto" style:text-underline-mode="continuous"/>
    </style:style>
    <style:style style:name="T2566" style:parent-style-name="Domyślnaczcionkaakapitu" style:family="text">
      <style:text-properties style:text-underline-type="single" style:text-underline-style="solid" style:text-underline-width="auto" style:text-underline-mode="continuous"/>
    </style:style>
    <style:style style:name="T2567" style:parent-style-name="Domyślnaczcionkaakapitu" style:family="text">
      <style:text-properties fo:background-color="#80FFFF" style:text-underline-type="single" style:text-underline-style="solid" style:text-underline-width="auto" style:text-underline-mode="continuous"/>
    </style:style>
    <style:style style:name="T2568" style:parent-style-name="Domyślnaczcionkaakapitu" style:family="text">
      <style:text-properties style:text-underline-type="single" style:text-underline-style="solid" style:text-underline-width="auto" style:text-underline-mode="continuous"/>
    </style:style>
    <style:style style:name="P2569" style:parent-style-name="Normalny" style:family="paragraph">
      <style:paragraph-properties fo:text-align="justify" fo:line-height="150%" fo:text-indent="0.2479in"/>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P2573" style:parent-style-name="Normalny" style:family="paragraph">
      <style:paragraph-properties fo:text-align="justify" fo:line-height="150%" fo:text-indent="0.2479in"/>
    </style:style>
    <style:style style:name="P2574" style:parent-style-name="Normalny" style:family="paragraph">
      <style:paragraph-properties fo:text-align="justify" fo:line-height="150%" fo:text-indent="0.2479in"/>
    </style:style>
    <style:style style:name="T2575" style:parent-style-name="Domyślnaczcionkaakapitu" style:family="text">
      <style:text-properties fo:background-color="#80FFFF"/>
    </style:style>
    <style:style style:name="P2576" style:parent-style-name="Normalny" style:family="paragraph">
      <style:paragraph-properties fo:text-align="justify" fo:line-height="150%" fo:text-indent="0.2479in"/>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fo:text-indent="0.2479in"/>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style:style>
    <style:style style:name="T2584" style:parent-style-name="Domyślnaczcionkaakapitu" style:family="text">
      <style:text-properties style:text-underline-type="single" style:text-underline-style="solid" style:text-underline-width="auto" style:text-underline-mode="continuous"/>
    </style:style>
    <style:style style:name="P2585" style:parent-style-name="Normalny" style:family="paragraph">
      <style:paragraph-properties fo:text-align="justify" fo:line-height="150%" fo:text-indent="0.2479in"/>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P2588" style:parent-style-name="Normalny" style:family="paragraph">
      <style:paragraph-properties fo:text-align="justify" fo:line-height="150%" fo:text-indent="0.2479in"/>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P2591" style:parent-style-name="Normalny" style:family="paragraph">
      <style:paragraph-properties fo:text-align="justify" fo:line-height="150%"/>
    </style:style>
    <style:style style:name="T2592" style:parent-style-name="Domyślnaczcionkaakapitu" style:family="text">
      <style:text-properties style:text-underline-type="single" style:text-underline-style="solid" style:text-underline-width="auto" style:text-underline-mode="continuous"/>
    </style:style>
    <style:style style:name="P2593" style:parent-style-name="Normalny" style:family="paragraph">
      <style:paragraph-properties fo:text-align="justify" fo:line-height="150%" fo:text-indent="0.2479in"/>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style:style>
    <style:style style:name="T2596" style:parent-style-name="Domyślnaczcionkaakapitu" style:family="text">
      <style:text-properties style:text-underline-type="single" style:text-underline-style="solid" style:text-underline-width="auto" style:text-underline-mode="continuous"/>
    </style:style>
    <style:style style:name="T2597" style:parent-style-name="Domyślnaczcionkaakapitu" style:family="text">
      <style:text-properties fo:background-color="#80FFFF" style:text-underline-type="single" style:text-underline-style="solid" style:text-underline-width="auto" style:text-underline-mode="continuous"/>
    </style:style>
    <style:style style:name="T2598" style:parent-style-name="Domyślnaczcionkaakapitu" style:family="text">
      <style:text-properties style:text-underline-type="single" style:text-underline-style="solid" style:text-underline-width="auto" style:text-underline-mode="continuous"/>
    </style:style>
    <style:style style:name="P2599" style:parent-style-name="Normalny" style:family="paragraph">
      <style:paragraph-properties fo:text-align="justify" fo:line-height="150%" fo:text-indent="0.2479in"/>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P2602" style:parent-style-name="Normalny" style:family="paragraph">
      <style:paragraph-properties fo:text-align="justify" fo:line-height="150%"/>
    </style:style>
    <style:style style:name="T2603" style:parent-style-name="Domyślnaczcionkaakapitu" style:family="text">
      <style:text-properties style:text-underline-type="single" style:text-underline-style="solid" style:text-underline-width="auto" style:text-underline-mode="continuous"/>
    </style:style>
    <style:style style:name="P2604" style:parent-style-name="Normalny" style:family="paragraph">
      <style:paragraph-properties fo:text-align="justify" fo:line-height="150%" fo:text-indent="0.2479in"/>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text-underline-type="single" style:text-underline-style="solid" style:text-underline-width="auto" style:text-underline-mode="continuous"/>
    </style:style>
    <style:style style:name="T2611" style:parent-style-name="Domyślnaczcionkaakapitu" style:family="text">
      <style:text-properties style:text-underline-type="single" style:text-underline-style="solid" style:text-underline-width="auto" style:text-underline-mode="continuous"/>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fo:text-indent="0.2479in"/>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P2619" style:parent-style-name="Normalny" style:family="paragraph">
      <style:paragraph-properties fo:text-align="justify" fo:line-height="150%"/>
    </style:style>
    <style:style style:name="T2620" style:parent-style-name="Domyślnaczcionkaakapitu" style:family="text">
      <style:text-properties style:text-underline-type="single" style:text-underline-style="solid" style:text-underline-width="auto" style:text-underline-mode="continuous"/>
    </style:style>
    <style:style style:name="P2621" style:parent-style-name="Normalny" style:family="paragraph">
      <style:paragraph-properties fo:text-align="justify" fo:line-height="150%" fo:text-indent="0.2479in"/>
    </style:style>
    <style:style style:name="P2622" style:parent-style-name="Normalny" style:family="paragraph">
      <style:paragraph-properties fo:text-align="justify" fo:line-height="150%"/>
    </style:style>
    <style:style style:name="T2623" style:parent-style-name="Domyślnaczcionkaakapitu" style:family="text">
      <style:text-properties style:text-underline-type="single" style:text-underline-style="solid" style:text-underline-width="auto" style:text-underline-mode="continuous"/>
    </style:style>
    <style:style style:name="T2624" style:parent-style-name="Domyślnaczcionkaakapitu" style:family="text">
      <style:text-properties fo:background-color="#80FFFF" style:text-underline-type="single" style:text-underline-style="solid" style:text-underline-width="auto" style:text-underline-mode="continuous"/>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fo:text-indent="0.2479in"/>
    </style:style>
    <style:style style:name="P2627" style:parent-style-name="Normalny" style:family="paragraph">
      <style:paragraph-properties fo:text-align="justify" fo:line-height="150%" fo:text-indent="0.2479in"/>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P2630" style:parent-style-name="Normalny" style:family="paragraph">
      <style:paragraph-properties fo:text-align="justify" fo:line-height="150%" fo:text-indent="0.2479in"/>
    </style:style>
    <style:style style:name="P2631" style:parent-style-name="Normalny" style:family="paragraph">
      <style:paragraph-properties fo:text-align="justify" fo:line-height="150%"/>
    </style:style>
    <style:style style:name="T2632" style:parent-style-name="Domyślnaczcionkaakapitu" style:family="text">
      <style:text-properties style:text-underline-type="single" style:text-underline-style="solid" style:text-underline-width="auto" style:text-underline-mode="continuous"/>
    </style:style>
    <style:style style:name="P2633" style:parent-style-name="Normalny" style:family="paragraph">
      <style:paragraph-properties fo:text-align="justify" fo:line-height="150%" fo:text-indent="0.2479in"/>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479in"/>
    </style:style>
    <style:style style:name="T2637" style:parent-style-name="Domyślnaczcionkaakapitu" style:family="text">
      <style:text-properties style:text-underline-type="single" style:text-underline-style="solid" style:text-underline-width="auto" style:text-underline-mode="continuous"/>
    </style:style>
    <style:style style:name="P2638" style:parent-style-name="Normalny" style:family="paragraph">
      <style:paragraph-properties fo:text-align="justify" fo:line-height="150%" fo:text-indent="0.2479in"/>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office:automatic-styles>
  <office:body>
    <office:text text:use-soft-page-breaks="true">
      <text:p text:style-name="P1"><text:span text:style-name="T2">KORPUS= Obrady Okrągłego Stołu</text:span></text:p>
      <text:p text:style-name="P3">ZESPÓŁ= Zespół do<text:s/>spraw Gospodarki i Polityki Społecznej</text:p>
      <text:p text:style-name="P4">TYTUŁ= STENOGRAM z trzynastego posiedzenia Zespołu do<text:s/>spraw Gospodarki i Polityki Społecznej</text:p>
      <text:p text:style-name="P5">DATA= 4 kwietnia 1989 r.</text:p>
      <text:p text:style-name="P6">SYGNATURA= 9540/2</text:p>
      <text:p text:style-name="P7">INW=<text:s/>46027</text:p>
      <text:p text:style-name="P8">TEKST=</text:p>
      <text:p text:style-name="P9"><text:span text:style-name="T10">S</text:span>tenogram<text:s/><text:span text:style-name="T11">z</text:span><text:s/>posiedzenia Zespołu do spraw<text:s/>Gospodarki i<text:s/>Polityki<text:s/>Społecznej<text:s/><text:span text:style-name="T12">w</text:span><text:s/>d<text:span text:style-name="T13">niu</text:span><text:s/><text:span text:style-name="T14">4</text:span><text:s/><text:span text:style-name="T15">kwietn</text:span>i<text:span text:style-name="T16">a</text:span><text:s/><text:span text:style-name="T17">1989</text:span><text:s/><text:span text:style-name="T18">r</text:span>.</text:p>
      <text:p text:style-name="P19">/Obradom<text:s/><text:span text:style-name="T20">przewodniczy ob</text:span><text:span text:style-name="T21">. Władysław</text:span><text:span text:style-name="T22"><text:s/>Baka</text:span>/.</text:p>
      <text:p text:style-name="P23"><text:span text:style-name="T24">Przewodniczący</text:span>:</text:p>
      <text:p text:style-name="P25">Rozpoczynamy trzynaste posiedzenie zespołu<text:s/>„okrągłego stołu<text:span text:style-name="T26">”</text:span><text:s/>do spraw gospodarki i polityki społecznej<text:span text:style-name="T27">.</text:span><text:s/>Na porządku dziennym mamy jeden punkt, mianowicie przyjęcie stanowiska w sprawie polityki społecznej i gospodarczej oraz reform systemowych. Przypomnę, że w ubiegłym tygodniu rozdział po rozdz<text:span text:style-name="T28">i</text:span>ale, stronica po stronicy odczytywaliśmy wspólnie ten tekst nanosząc różnego rodzaju uwagi, poprawki. Powołana została grupa redakcyjna, która miała za zadanie dopracować ostateczną wersję i właśnie dzisiaj mamy odpowiednie przedłożenie tekstu, który jak się zdaje - spełnia wszelkie wymagania tekstu<text:s/><text:span text:style-name="T29">fi</text:span>n<text:span text:style-name="T30">al</text:span>nego.</text:p>
      <text:p text:style-name="P31">Żeby sprawdzić na ile te rekomendacje są miarodajne, proponuję abyśmy rozpoczęli naszą pracę i wnoszę o to, byśmy dokonywali wspólnie przeglądu tego tekstu idąc stronica po stronicy.</text:p>
      <text:p text:style-name="P32">Czy są uwagi? Rozumiem, że propozycja przeze mnie przedłożona jest przez zespół przyjęta.</text:p>
      <text:p text:style-name="P33">Czy wszyscy z<text:s/>państwa<text:s/>macie odpowiedni tekst? Jeśli ktoś nie otrzymał tekstu to poczekamy aż zostanie rozdany.</text:p>
      <text:p text:style-name="P34">A więc rozpoczynamy naszą pracę. Stronica pierwsza poprawa zaopatrzenia rynku i warunków życia ludności.</text:p>
      <text:p text:style-name="P35">Czy są uwagi? Nie wi<text:span text:style-name="T36">dz</text:span>ę<text:span text:style-name="T37">.</text:span></text:p>
      <text:p text:style-name="P38">Przechodzimy do stronicy drugiej. Czy są uwagi? Nie widzę.</text:p>
      <text:p text:style-name="P39">Przystępujemy do stronicy tr<text:span text:style-name="T40">z</text:span>eci<text:span text:style-name="T41">ej</text:span>. Czy są uw<text:span text:style-name="T42">ag</text:span>i? Nie widzę.</text:p>
      <text:p text:style-name="P43">Przechodzimy do stronicy czwartej. Czy są uwagi?</text:p>
      <text:p text:style-name="P44">Przechodzimy na stronicą piątą. Czy są uwagi? Nie widzę.</text:p>
      <text:p text:style-name="P45">Przechodzimy do stronicy szóstej. Tekst jest w brzmieniu takim jaki był dokładnie, bez żadnych poprawek czytamy i przedstawiany poprzednio. Czy są uwagi?</text:p>
      <text:p text:style-name="P46">Przechodzimy do stronicy siódmej. Podkreślam tekst nie był zmieniany.</text:p>
      <text:p text:style-name="P47">Przechodzimy do stronicy ósmej. Proszę bardzo pani Wóycicka.</text:p>
      <text:p text:style-name="P48"><text:span text:style-name="T49">Ob. Irena<text:s/></text:span><text:span text:style-name="T50">Wóyci</text:span><text:span text:style-name="T51">cka</text:span>:</text:p>
      <text:p text:style-name="P52">Tut<text:span text:style-name="T53">aj</text:span><text:s/>drobna poprawk<text:span text:style-name="T54">a</text:span>,<text:s/><text:span text:style-name="T55">k</text:span>tóra się ciągłe powtarza mimo już zgłaszanych chyba przez wielu z nas, aby ostatnie zdanie, której wysokość -<text:s/>powinno być: kontynuacja poprzedniego zapisu, na stronie 8 końcowe, za przecinkiem, nie powinno być to, ponieważ jest to kontynuacja po prostu tego zdania.</text:p>
      <text:p text:style-name="P56">Po prostu jest to zawartość tego.</text:p>
      <text:p text:style-name="P57"><text:span text:style-name="T58">Przewodnicząc</text:span><text:span text:style-name="T59">y</text:span>:</text:p>
      <text:soft-page-break/>
      <text:p text:style-name="P60">Proszę bardzo pan Martyniu<text:span text:style-name="T61">k</text:span>.</text:p>
      <text:p text:style-name="P62"><text:span text:style-name="T63">Ob. Władysław Martyniuk</text:span>:</text:p>
      <text:p text:style-name="P64">Strona OPZZ oświadcza, iż w rozdziale III: Ochrona ludności przed skutkami inflacji i równoważenia gospodarki w części dotyczącej indeksacji wynagrodzeń nie może tego dokumentu podpisać ze względu na to, iż<text:s/>uchwała Komitetu Wykon<text:span text:style-name="T65">awcz</text:span>ego OPZZ mówi o zupełnie czym innym. Dziękuję bardzo<text:span text:style-name="T66">.</text:span></text:p>
      <text:p text:style-name="P67"><text:span text:style-name="T68">Przewodnicząc</text:span><text:span text:style-name="T69">y</text:span><text:span text:style-name="T70">:</text:span></text:p>
      <text:p text:style-name="P71">Ja rozumiem, że to dotyczy tylko tych punktów, gdzie dotyczy, gdzie idzie o indeksację wynagrodzeń, tak? Natomiast te zapisy...</text:p>
      <text:p text:style-name="P72"><text:span text:style-name="T73">O</text:span><text:span text:style-name="T74">b. Władysław Martyniuk</text:span>:</text:p>
      <text:p text:style-name="P75">Łącznie oczywiście ze sferą budżetową, jeżeli pamięć mnie nie myli, czyli jest to do punktu łącznie 10. Natomiast zgodnie z oświadczeniem, które przekazywaliśmy tutaj na poprzednim posiedzeniu naszego zespołu, gdzie zasady waloryzacji świadczeń emerytur i rent są zbieżne z postulatami OPZZ.</text:p>
      <text:p text:style-name="P76"><text:span text:style-name="T77">Przewodniczący</text:span>:</text:p>
      <text:p text:style-name="P78">Proszę określić punkty co do których wypowiadacie swoje właśnie zdanie.</text:p>
      <text:p text:style-name="P79"><text:span text:style-name="T80">Ob. Władysław Martyniuk</text:span>:</text:p>
      <text:p text:style-name="P81">Od punktu 1 do punktu 10.</text:p>
      <text:p text:style-name="P82"><text:span text:style-name="T83">Przewodniczący</text:span>:</text:p>
      <text:p text:style-name="P84">Rozumiem, że z punktu widzenia technicznego to przy tytule: Ochrona ludności przed skutkami inflacji i równoważenia gospodarki musimy zrobić odnośnik i na dole<text:span text:style-name="T85"><text:s/></text:span>napisać, że punkty od 1 do 10 i proszę o sformułowanie, dobrze?</text:p>
      <text:p text:style-name="P86">Proszę głos ma pan Topiński.</text:p>
      <text:p text:style-name="P87"><text:span text:style-name="T88">Ob. And</text:span><text:span text:style-name="T89">r</text:span><text:span text:style-name="T90">zej Topiński</text:span>:</text:p>
      <text:p text:style-name="P91">Chciałem tylko zebranym zwrócić uwagę na to, że stanowisko OPZZ w sprawie indeksacji sfery budżetowej jest po raz pierwszy podjętym tematem. Do tej pory OPZZ nie zgłaszał ani razu zastrzeżenia co do sformułowania indeksacji w sferze budżetowej.</text:p>
      <text:p text:style-name="P92">Nie wiem czy był z<text:span text:style-name="T93">ai</text:span>nter<text:span text:style-name="T94">es</text:span>owan<text:span text:style-name="T95">y</text:span>, ale do tej pory nie zgłaszał.</text:p>
      <text:p text:style-name="P96"><text:span text:style-name="T97">Przewodniczący</text:span>:</text:p>
      <text:p text:style-name="P98">Ale rozumiem, że pan Martyniuk podtrzymuje i sferę budżetową<text:span text:style-name="T99">,</text:span><text:s/>zastrzeżenia, tak?</text:p>
      <text:p text:style-name="P100"><text:span text:style-name="T101">O</text:span><text:span text:style-name="T102">b. Władysław Martyniuk</text:span>:</text:p>
      <text:p text:style-name="P103">Praca OPZZ polega na tym, iż konsultu<text:span text:style-name="T104">j</text:span>emy się z naszymi organami statutowymi<text:span text:style-name="T105">,</text:span><text:s/>którym to przedkładamy.<text:s/>I or<text:span text:style-name="T106">g</text:span>any stat<text:span text:style-name="T107">u</text:span>towe wychwytują w<text:span text:style-name="T108">s</text:span>zy<text:span text:style-name="T109">st</text:span>k<text:span text:style-name="T110">o</text:span><text:s/>to, co m<text:span text:style-name="T111">y</text:span><text:s/>w walce, w fe<text:span text:style-name="T112">r</text:span>wo<text:span text:style-name="T113">r</text:span>ze dyskusji, c<text:span text:style-name="T114">z</text:span>y też przy zmęczeniu ni<text:span text:style-name="T115">e</text:span><text:s/>potr<text:span text:style-name="T116">a</text:span>filiśmy s<text:span text:style-name="T117">a</text:span>mi wychwycić.<text:s/><text:span text:style-name="T118">S</text:span>t<text:span text:style-name="T119">ą</text:span>d też takie by<text:span text:style-name="T120">ł</text:span>o stanowisko<text:span text:style-name="T121">.</text:span></text:p>
      <text:p text:style-name="P122">Dz<text:span text:style-name="T123">ię</text:span>k<text:span text:style-name="T124">uję</text:span>.</text:p>
      <text:p text:style-name="P125"><text:span text:style-name="T126">P</text:span><text:span text:style-name="T127">rzewodni</text:span><text:span text:style-name="T128">cz</text:span><text:span text:style-name="T129">ą</text:span><text:span text:style-name="T130">c</text:span><text:span text:style-name="T131">y</text:span><text:span text:style-name="T132">:</text:span></text:p>
      <text:p text:style-name="P133">Dziękuję<text:span text:style-name="T134">.</text:span><text:s/><text:span text:style-name="T135">J</text:span>a<text:s/><text:span text:style-name="T136">n</text:span>i<text:span text:style-name="T137">e</text:span><text:s/>w<text:span text:style-name="T138">i</text:span>em, czy jest sens w świetle oświadczeń<text:span text:style-name="T139">,</text:span><text:s/>jakie zo<text:span text:style-name="T140">st</text:span>ały p<text:span text:style-name="T141">rz</text:span>edstawione i<text:s/><text:span text:style-name="T142">k</text:span>tóre s<text:span text:style-name="T143">ą</text:span><text:s/>powszechnie znan<text:span text:style-name="T144">e</text:span>, p<text:span text:style-name="T145">r</text:span>owadz<text:span text:style-name="T146">e</text:span>nie<text:s/><text:span text:style-name="T147">w</text:span><text:s/><text:span text:style-name="T148">t</text:span>e<text:span text:style-name="T149">j</text:span><text:s/>c<text:span text:style-name="T150">h</text:span>wil dyskusji<text:span text:style-name="T151">.</text:span><text:s/>Skoro oświadcza<text:s/><text:span text:style-name="T152">wicep</text:span>r<text:span text:style-name="T153">zewod</text:span>nic<text:span text:style-name="T154">zą</text:span>cy<text:s/><text:span text:style-name="T155">OPZZ,</text:span><text:s/><text:span text:style-name="T156">ż</text:span><text:span text:style-name="T157">e</text:span><text:s/>traktuje to<text:s/><text:span text:style-name="T158">j</text:span>a<text:span text:style-name="T159">k</text:span>o ni<text:span text:style-name="T160">euzg</text:span>odni<text:span text:style-name="T161">o</text:span>n<text:span text:style-name="T162">e</text:span><text:s/>ponieważ nie<text:s/><text:span text:style-name="T163">ma</text:span><text:s/>upoważn<text:span text:style-name="T164">i</text:span>eń do uzg<text:span text:style-name="T165">od</text:span>ni<text:span text:style-name="T166">e</text:span>nia<text:span text:style-name="T167">.</text:span><text:s/>Rozumiem<text:s/><text:span text:style-name="T168">tak,</text:span><text:s/>poni<text:span text:style-name="T169">e</text:span>waż nie<text:s/><text:span text:style-name="T170">m</text:span>a upoważnień do uz<text:span text:style-name="T171">g</text:span>od<text:span text:style-name="T172">n</text:span>ie<text:span text:style-name="T173">n</text:span>ia<text:span text:style-name="T174">.</text:span><text:s/><text:span text:style-name="T175">N</text:span>o to prz<text:span text:style-name="T176">yj</text:span>m<text:span text:style-name="T177">uje</text:span>my ten fa<text:span text:style-name="T178">kt</text:span><text:s/>do wiadomości i chyba idziemy dale<text:span text:style-name="T179">j.</text:span><text:s/>C<text:span text:style-name="T180">h</text:span>yba<text:s/><text:span text:style-name="T181">ż</text:span>e pan doktor c<text:span text:style-name="T182">h</text:span>ce<text:s/><text:span text:style-name="T183">m</text:span>i<text:span text:style-name="T184">m</text:span>o to zadać pytanie<text:span text:style-name="T185">.</text:span></text:p>
      <text:soft-page-break/>
      <text:p text:style-name="P186"><text:span text:style-name="T187">Dr</text:span><text:span text:style-name="T188"><text:s/>Bu</text:span><text:span text:style-name="T189">gaj</text:span><text:span text:style-name="T190">:</text:span></text:p>
      <text:p text:style-name="P191">Ta<text:span text:style-name="T192">k,</text:span><text:s/>mi<text:span text:style-name="T193">m</text:span>o<text:s/><text:span text:style-name="T194">t</text:span>o<text:span text:style-name="T195">,</text:span><text:s/>dlatego<text:s/><text:span text:style-name="T196">że</text:span><text:s/><text:span text:style-name="T197">je</text:span>st spo<text:span text:style-name="T198">r</text:span>ządzany stenogram z naszych obrad, który<text:s/><text:span text:style-name="T199">-</text:span><text:s/>jak<text:s/><text:span text:style-name="T200">r</text:span>o<text:span text:style-name="T201">z</text:span>umiem<text:s/><text:span text:style-name="T202">-</text:span><text:span text:style-name="T203"><text:s/></text:span>jest jakąś integralną częścią tego co s<text:span text:style-name="T204">ię</text:span><text:s/>tu toczy<text:span text:style-name="T205">.<text:s/></text:span>Dlatego chciałbym zapytać przedstawicieli<text:s/><text:span text:style-name="T206">O</text:span>P<text:span text:style-name="T207">ZZ,</text:span><text:s/>jakie są mer<text:span text:style-name="T208">yt</text:span>oryczne powody dla których kwestionują także tą część, która dotyczy indeksacji sfery budżetowej?</text:p>
      <text:p text:style-name="P209"><text:span text:style-name="T210">Przewodnicząc</text:span><text:span text:style-name="T211">y</text:span><text:span text:style-name="T212">:</text:span></text:p>
      <text:p text:style-name="P213">Prosz<text:span text:style-name="T214">ę</text:span>, pan przewodniczący Ma<text:span text:style-name="T215">r</text:span>tyniuk<text:span text:style-name="T216">.</text:span></text:p>
      <text:p text:style-name="P217"><text:span text:style-name="T218">Ob</text:span><text:span text:style-name="T219">.</text:span><text:span text:style-name="T220"><text:s/></text:span><text:span text:style-name="T221">W</text:span><text:span text:style-name="T222">łady</text:span><text:span text:style-name="T223">s</text:span><text:span text:style-name="T224">ław Ma</text:span><text:span text:style-name="T225">rtyni</text:span><text:span text:style-name="T226">u</text:span><text:span text:style-name="T227">k</text:span>:</text:p>
      <text:p text:style-name="P228">Pana przewodniczącego przeprasza<text:span text:style-name="T229">m</text:span>, że tak bez wywołania<text:span text:style-name="T230">.</text:span><text:s/>Otóż koledzy nasi, którzy zakwe<text:span text:style-name="T231">st</text:span>ion<text:span text:style-name="T232">ow</text:span>ali ten punkt stwierdzili, iż w ramach tych rozwiązań systemowych, które są<text:span text:style-name="T233">,</text:span><text:s/>a p<text:span text:style-name="T234">r</text:span>zyjęte są ustawą sejmową, być moż<text:span text:style-name="T235">e</text:span><text:s/>uzależnili to od wysokości inflacji, jak również od rozwiązań ta<text:span text:style-name="T236">m</text:span><text:s/>zawartych, będzie potrzebna indeksacja w tejże sferze częściej niż to jest zaproponowane<text:s/><text:span text:style-name="T237">w</text:span><text:s/>pkt.<text:s/>10<text:span text:style-name="T238">.</text:span><text:s/>Stwier<text:span text:style-name="T239">d</text:span>ziłem na zasadzie, być mo<text:span text:style-name="T240">ż</text:span>e<text:span text:style-name="T241">...<text:s/></text:span>ta<text:span text:style-name="T242">m</text:span><text:s/><text:span text:style-name="T243">w</text:span><text:s/>tym, że to trzeba odrębnie<text:s/><text:span text:style-name="T244">z</text:span>r<text:span text:style-name="T245">o</text:span>bi<text:span text:style-name="T246">ć.</text:span><text:s/>W związku<text:s/><text:span text:style-name="T247">z</text:span><text:s/>ty<text:span text:style-name="T248">m<text:s/></text:span>to ni<text:span text:style-name="T249">e</text:span><text:s/>m<text:span text:style-name="T250">oże</text:span><text:s/>by<text:span text:style-name="T251">ć</text:span><text:s/>u<text:span text:style-name="T252">z</text:span>godni<text:span text:style-name="T253">o</text:span>ne<text:span text:style-name="T254">.</text:span></text:p>
      <text:p text:style-name="P255"><text:span text:style-name="T256">Przewodnicząc</text:span><text:span text:style-name="T257">y</text:span><text:span text:style-name="T258">:</text:span></text:p>
      <text:p text:style-name="P259">Dziękuję<text:span text:style-name="T260">.</text:span><text:s/>P<text:span text:style-name="T261">r</text:span>oszę pan Hagemejer<text:span text:style-name="T262">.</text:span></text:p>
      <text:p text:style-name="P263"><text:span text:style-name="T264">Ob</text:span><text:span text:style-name="T265">.</text:span><text:span text:style-name="T266"><text:s/>Krzysztof Hagem</text:span><text:span text:style-name="T267">e</text:span><text:span text:style-name="T268">jer</text:span><text:span text:style-name="T269">:</text:span></text:p>
      <text:p text:style-name="P270">Ja chciałem tylko zauważyć, że pan Martyniuk jakby<text:s/><text:span text:style-name="T271">w</text:span><text:s/>tej chwili zaprzeczał uchwale Komitetu Wykonawczego opublikowan<text:span text:style-name="T272">ej</text:span><text:s/>dzisiaj w prasie. Ponieważ w uchwale tej jest napisane, że niezależnie od powyższego Komitet Wykonawczy OPZZ stwierdza, że indeksacja płac dotycząca pracowników sfery budżetowej winna być regulowana w trybie odrębnym z uwzgl<text:span text:style-name="T273">ęd</text:span>n<text:span text:style-name="T274">ie</text:span>n<text:span text:style-name="T275">ie</text:span>m postanowień zawartych w ustawie z 31 stycznia o kształtowaniu wynagrodzeń.</text:p>
      <text:p text:style-name="P276">W pkt.<text:s/>10 naszych uzgodnień jest napisane, że w sferze budżetowej wzrost wynagrodzeń będzie zgodny z ustawą z 31 stycznia 1989<text:s/>r.<text:s/><text:span text:style-name="T277">W</text:span>ięc nadal nie zostało wyjaśnione, dlaczego niemożliwa jest akceptacja tego punktu. Dz<text:span text:style-name="T278">ięk</text:span>uję<text:span text:style-name="T279">.</text:span></text:p>
      <text:p text:style-name="P280"><text:span text:style-name="T281">Przewodnicząc</text:span><text:span text:style-name="T282">y</text:span><text:span text:style-name="T283">:</text:span></text:p>
      <text:p text:style-name="P284">Czy pan pragnie zabrać głos? Proszę, pan<text:s/><text:span text:style-name="T285">M</text:span>artyniuk.</text:p>
      <text:p text:style-name="P286"><text:span text:style-name="T287">O</text:span><text:span text:style-name="T288">b. Władysław Martyniuk</text:span>:</text:p>
      <text:p text:style-name="P289">Ja tylko przedstawiałem tutaj pewne intencje, którymi się kierowano, odpowiad<text:span text:style-name="T290">aj</text:span>ąc dokładnie na to, co zapytał mnie pan dr Bug<text:span text:style-name="T291">aj</text:span>.<text:span text:style-name="T292"><text:s/>I</text:span><text:s/>sądzę, że ta odpowiedź wyczerpuje wszystko.</text:p>
      <text:p text:style-name="P293"><text:span text:style-name="T294">Przewodniczący</text:span>:</text:p>
      <text:p text:style-name="P295">Przyjmujemy, że w tytule rozdziału trzeciego zrobimy odnośnik i<text:s/>w...<text:s/>notce napiszemy<text:span text:style-name="T296"><text:s/></text:span>to, co oświadczył nam pan przewodniczący Martyniuk.</text:p>
      <text:p text:style-name="P297">Czy do str. 9 są uwagi? Nie widzę<text:span text:style-name="T298">.</text:span></text:p>
      <text:p text:style-name="P299">Przechodzimy do str<text:span text:style-name="T300">.</text:span><text:s/>10. Pan Janowski, proszę.</text:p>
      <text:p text:style-name="P301"><text:span text:style-name="T302">Ob. Gabriel Janowski</text:span>:<text:s/></text:p>
      <text:p text:style-name="P303">Proszę<text:s/>państwa, przyjęliśmy tutaj ju<text:span text:style-name="T304">ż</text:span><text:s/>trzy w zasadzie podstawowe działy tego dokumentu wspólnego, a więc poprawę zaopatrzenia rynku i warunków życia ludności, ochrona ludności przed skutkami inflacji.<text:s/><text:span text:style-name="T305">I</text:span><text:s/>muszę powiedzieć, przeczytałem również dalsze punkty<text:s/><text:span text:style-name="T306">-</text:span><text:s/>Nowy ład ekonomiczny - i z tych ustaleń dla mnie jednoznacznie nie wynika sprawa. Po pierwsze - poszerzenia, czy uzupełnienia tego już bardzo biednego<text:s/><text:soft-page-break/>stołu żywnościowego<text:span text:style-name="T307">.</text:span><text:s/>To po pierwsze. Po drugie - z tych dokumentów nie wynika również, jakie są czy będą przewidywane zabezpieczenia dla ludności rolniczej. Bo tu jest tylko dla ludności. Ja to rozumiem głównie i tak z tekstu wynika - prac<text:span text:style-name="T308">o</text:span>wnicz<text:span text:style-name="T309">e</text:span>j. Natomiast nie<text:s/><text:span text:style-name="T310">m</text:span>a zabezpieczeń dla ludności rolniczej.</text:p>
      <text:p text:style-name="P311">Wnosiłem na poprzednich zespołach o to, ażeby kwestie rolnicze, które były tu referowan<text:span text:style-name="T312">e</text:span><text:s/>jednak zostały dogłębnie przez stół ekonomiczny rozpatrzone. Zawsze te kwestie, a to raz w wyniku zmęczenia, potem w wyniku iskrzenia, innych spraw zostały na dalszy plan składane.</text:p>
      <text:p text:style-name="P313">Nie chciałbym, żebyśmy dzisiaj znowu o godz<text:span text:style-name="T314">.<text:s/></text:span>20, czy 21 tę kwestię odłożyli.<text:s/><text:span text:style-name="T315">I</text:span><text:s/>dlatego<text:s/><text:span text:style-name="T316">w</text:span><text:s/>tej chwili wnoszę formalnie o to, ażeby kwestie rolnicze w tych dwóch aspektach, tzn. rozwinięcia produkcji rolnej i ochrony ludności rolniczej zostały w tej chwili rozpatrzone.</text:p>
      <text:p text:style-name="P317"><text:span text:style-name="T318">Przew</text:span><text:span text:style-name="T319">od</text:span><text:span text:style-name="T320">n</text:span><text:span text:style-name="T321">ic</text:span><text:span text:style-name="T322">zący</text:span>:</text:p>
      <text:p text:style-name="P323">Ja zwracam uwagę, że sprawa rolnictwa jest wyjątkowo szeroko potraktowana w sprawozdaniu z podzespołu ds<text:span text:style-name="T324">.</text:span><text:s/>rolnictwa. Chciałbym przypomnieć, że zgodnie z ustaleniami<text:s/>„okrągłego stołu”, ustalenia,<text:s/>które zostały podjęte w podzespołach mają taką sam<text:span text:style-name="T325">ą</text:span><text:s/>moc obowiązującą jak ustalenia zawarte w dokumencie zespołów<text:span text:style-name="T326">.<text:s/></text:span>Będą także przedmiotem publikacji, będą formalnym dokumentem<text:s/>„okrągłego stołu”, będą przedmiotem kontroli realizacji przez Sej<text:span text:style-name="T327">m</text:span>, przez<text:s/>komisję<text:s/>por<text:span text:style-name="T328">oz</text:span>um<text:span text:style-name="T329">ie</text:span>wawczą, będą podlegały wszystkim rygorom realizac<text:span text:style-name="T330">yj</text:span>nym<text:span text:style-name="T331">.</text:span></text:p>
      <text:p text:style-name="P332">Oto dlaczego uznaliśmy,<text:s/><text:span text:style-name="T333">ż</text:span>e z punktu widzenia całości kompozycji generalnego dokumentu, jakim jest dokument zespołu ds. gospodarki i polityki społecznej, treści zawarte w pkt.<text:s/>7 określające zasady i warunki<text:s/>urynkowienia<text:s/>produkcji roln<text:span text:style-name="T334">ej,</text:span><text:s/>a zatem tworzące rewolucyjne wręcz warunki dla rozwoju produkcji rolnej i całego kompleksu żywnościowego oraz treści pkt.<text:s/>8, które nawiasem mówiąc chciałbym żeby pan Janowski zauważył iż zostały wzbogacone<text:s/><text:span text:style-name="T335">i</text:span><text:s/>rozwinięte, zresztą na wniosek prof<text:span text:style-name="T336">.</text:span><text:s/><text:span text:style-name="T337">St</text:span>elmachowsk<text:span text:style-name="T338">ie</text:span>go o ostatnie zdanie, gdzie wbrew temu co pan Janowski mówi, expressis verbis postawiona jest sprawa ochrony interesów ekonomiczny<text:span text:style-name="T339">c</text:span>h producentów rolnych.</text:p>
      <text:p text:style-name="P340"><text:span text:style-name="T341">I</text:span><text:s/>biorąc pod uwagę te okoliczności, uważam -<text:s/>a więc biorąc pod uwagę zarówno bogactwo oraz wysoką rangę dokumentu podzespołu rolniczego, a także fakt, że dwie najważniejsze sprawy dla rolnictwa zostały w trudnym procesie nego<text:span text:style-name="T342">cj</text:span>ac<text:span text:style-name="T343">yj</text:span>nym sprecyzowane, proponuję<text:s/><text:span text:style-name="T344">ż</text:span>ebyśmy już dalej rzeczy nie komplikowal<text:span text:style-name="T345">i</text:span>, uzn<text:span text:style-name="T346">aj</text:span>ąc że problemy rolnictwa zyskały należną rangę<text:span text:style-name="T347">.</text:span></text:p>
      <text:p text:style-name="P348">Problem w tej chwili nie polega już na dalszym rozpisywaniu i przemieszczaniu treści, a na tym, ażeby zapewnić realizację tych postulatów, które są przy<text:s/>„okrągłym stole”<text:s/>za<text:span text:style-name="T349">ró</text:span>wn<text:span text:style-name="T350">o</text:span><text:s/>w podzespole jak i w zespol<text:span text:style-name="T351">e</text:span><text:s/>s<text:span text:style-name="T352">f</text:span>ormułowan<text:span text:style-name="T353">e.</text:span></text:p>
      <text:p text:style-name="P354">Taka jest moja pr<text:span text:style-name="T355">o</text:span>pozycja,<text:s/><text:span text:style-name="T356">m</text:span>o<text:span text:style-name="T357">j</text:span>e stanowisko.<text:s/>Chciałbym, żeby pan prof. Trzeciakowski się też wypow<text:span text:style-name="T358">ie</text:span>dział.</text:p>
      <text:p text:style-name="P359"><text:span text:style-name="T360">Pr</text:span><text:span text:style-name="T361">of. Witold Trzeciakowski</text:span>:</text:p>
      <text:p text:style-name="P362">Ja chciałem się spytać, jakie s<text:span text:style-name="T363">f</text:span>ormułowania są potrzebne dodatkowo w<text:span text:style-name="T364">e</text:span>d<text:span text:style-name="T365">ł</text:span>ug<text:span text:style-name="T366"><text:s/></text:span>pana Janowskiego, które nie zostały uwzględniono bąd<text:span text:style-name="T367">ź</text:span><text:s/>w tym naszy<text:span text:style-name="T368">m</text:span><text:s/>s<text:span text:style-name="T369">fo</text:span>rmułowaniu tekstowym, bądź w załączniku stanowiącym o rolnictwie. Czy są jakieś tego rodzaju postanowienia, które zdaniem pana zostały przeoczone?</text:p>
      <text:p text:style-name="P370"><text:span text:style-name="T371">Ob. Gabriel Janowski</text:span>:</text:p>
      <text:p text:style-name="P372">Otóż nie podzielam w pełni opinii pana prof. Baki, że te dwa punkty wyczerpują tutaj problem rolnictwa. One nie wyczerpują. Natomiast, jeżeli aktualna jest nadal zasada, którą przyjął nowy rząd, że rolnictwo jest<text:s/><text:soft-page-break/>priorytetowe<text:s/><text:span text:style-name="T373">w</text:span><text:s/>polityce generalnej gospodarczej państwa, to w naszym przekonaniu również to powinno znaleźć dogłębn<text:span text:style-name="T374">iejs</text:span>ze odbicie w dokumencie ekonomicznym jako podstawowym ustaleniu<text:s/>„okrągłego stołu”.</text:p>
      <text:p text:style-name="P375">Załącznik czyli ustalenia<text:s/>„podstolika rolniczego”<text:s/>w świetle choćby tego zapisu, że ze strony 26 naszego dokumentu, że stanowią dokumentację zespołu nie jest to jednoznaczne określenie, bo dokumentacja zespołu jest plikiem mniej lub bardziej wartościowych ustaleń, natomiast nie stanowi<text:s/><text:span text:style-name="T376">-</text:span><text:s/>takie jest nasze odczucie - obligatoryjnego, niejako tutaj i po prostu nie wypływa z tego jednoznaczna konsekwencja realizacyjna.</text:p>
      <text:p text:style-name="P377">Zresztą pan sam podważył już kiedy było składane sprawozdanie dotyczące<text:s/>„podstolika rolniczego”, choćby taką kapitalną i fundamentalną sprawę jaką są kredyty dla rolnictwa.</text:p>
      <text:p text:style-name="P378">Uważamy, że bez kredytów i właśnie tych preferencyjnych, bez mądrze przemyślanych subwencji, rolnictwo polskie w tej chwili nie będzie mogło się rozwijać.</text:p>
      <text:p text:style-name="P379"><text:span text:style-name="T380">Przewodniczący</text:span><text:span text:style-name="T381">:</text:span></text:p>
      <text:p text:style-name="P382">Myślę że usatysfak<text:span text:style-name="T383">cj</text:span>onuje pana Janowskiego jeżeli powiem, że zamierzałem wystąpić z poprawką, z autopoprawką co do kwalifikacji dokumentów<text:s/>„podstolików”. Nie jest to dokumenta<text:span text:style-name="T384">cj</text:span>a zespołu, lecz są to dokumenty<text:s/>„okrągłego stołu”.</text:p>
      <text:p text:style-name="P385">Czy przyjmuje pan wyjaśnienie?</text:p>
      <text:p text:style-name="P386"><text:span text:style-name="T387">Ob.<text:s/></text:span><text:span text:style-name="T388">G</text:span><text:span text:style-name="T389">abriel Janowski</text:span>:</text:p>
      <text:p text:style-name="P390">Przyjmuję wyjaśnieni<text:span text:style-name="T391">e</text:span>. Przepraszam<text:s/>państwa<text:s/>bardzo, ale myślę że nas wszystkich tutaj do<text:s/>„okrągłego stołu”<text:s/>przywiodła świadomość polskiej gospodarki. A rolnictwo jest częścią tej gospodarki i to fundamentalną. Jeżeli my odejdziemy od tego<text:span text:style-name="T392"><text:s/></text:span>stołu bez postawienia kropki nad<text:s/>„i”<text:s/>to jako sygnatariusze tego porozumienia bierzemy odpowiedzialność za rozwój gospodarki,<text:s/>a rolnictwa w szczególności. Jeżeli panowie nie uważają, że nie ma czasu i nie ma możliwości przedstawienia jednak pełnego mojego stanowiska w kwestii zapisu, to przytoczę tylko dwie uchwały Tymczasowej Krajowej Rady Rolników<text:s/>„Solidarność”, które<text:span text:style-name="T393"><text:s/></text:span>zostały wczoraj podjęte i osobiście zostałem zobowiązany do odczytania ich na dzisiejszym posiedzeniu.</text:p>
      <text:p text:style-name="P394"><text:span text:style-name="T395">Przewodniczący</text:span>:</text:p>
      <text:p text:style-name="P396">Może da pan nam szansę i może pan przeczyta to co pan proponu<text:span text:style-name="T397">je</text:span><text:s/>ażeby tutaj wprowadzić.</text:p>
      <text:p text:style-name="P398"><text:span text:style-name="T399">Ob.<text:s/></text:span><text:span text:style-name="T400">G</text:span><text:span text:style-name="T401">.<text:s/></text:span><text:span text:style-name="T402">J</text:span><text:span text:style-name="T403">anowsk</text:span><text:span text:style-name="T404">i</text:span>:</text:p>
      <text:p text:style-name="P405">Dobrze.<text:s/><text:span text:style-name="T406">W</text:span><text:s/>odpowiedzi jeszcze, bo pan powiadał o jakie zapisy chodzi. Otóż na przykład nie ma tutaj jednoznacznie powiedziane o restrukturyzacji. My uznajemy na przykład to za naczelną i podstawową sprawę. Jeżeli nie zostaną stworzone warunki choćby dla przebudowy przemysłu na rzecz rolnictwa, kwestia ta nie zostanie rozwiązana. Jeżeli pan pozwoli to w związku z tym odczytam ten dokument.</text:p>
      <text:p text:style-name="P407"><text:span text:style-name="T408">Przewodniczący</text:span>:</text:p>
      <text:p text:style-name="P409">Wie pan, ja jednak jestem konsekwentny i jestem uparty. Otóż pan nie ma racji mówiąc, że nie ma, ponieważ jest napisane, że będzie zmniejszany udział kompleksów paliwowo-energetycznego i surowcowego w całości nakładów na inwestycje. Oszczędności z tego tytułu będą skierowane przede wszystkim na potrzeby gospodarki żywnościow<text:span text:style-name="T410">ej.</text:span><text:s/>A więc w przedsięwzięciach restrukturyzac<text:span text:style-name="T411">yj</text:span>nych, gospodarka żywnościowa jest wyeksponowana. No, ale przepraszam, że panu przeszkadzam. Niech pan<text:s/><text:soft-page-break/>nam zaproponuje wersję pozytywną.</text:p>
      <text:p text:style-name="P412"><text:span text:style-name="T413">Ob.<text:s/></text:span><text:span text:style-name="T414">G</text:span><text:span text:style-name="T415">.<text:s/></text:span><text:span text:style-name="T416">J</text:span><text:span text:style-name="T417">anowski</text:span>:</text:p>
      <text:p text:style-name="P418">Ona oczywiście uzupełnia się z tą, o której pan mówi, tylko<text:s/>traktuje rzecz szerzej. Jeżeli<text:s/>państwo pozwolą odczytam ten tekst.</text:p>
      <text:p text:style-name="P419">W interesie całego społeczeństwa, z uwagi na konieczność radykalnej poprawy zaopatrzenia w żywność i możliwości rozwoju eksportu, leży dynamizowanie podaży za pomocą pobudzania aktywności gospodarcz<text:span text:style-name="T420">ej</text:span>, w pierwszym rzędzie w zakresie rolnictwa i gospodarki żywnościowe<text:span text:style-name="T421">j</text:span>. Koniecznymi warunkami zahamowania kryzysu, a następnie rozwoju produkcji w rolnictwie są: zdecydowana poprawa zaopatrzenia w przemysłowe środki produkcji zarówno obrotowe jak i inwestyc<text:span text:style-name="T422">yj</text:span>ne. Po drugie - zagwarantowanie wysoki<text:span text:style-name="T423">ej,</text:span><text:s/>trwałej opłacalności pozwalającej na samo sf<text:span text:style-name="T424">i</text:span>nansowanie produkcji i rozwój gospodarstw oraz przedsiębiorstw w całym kompleksie żywnościowym, przy zapewnieniu dochodów z pracy na poziomie nie gorszym niż w in<text:span text:style-name="T425">n</text:span>ych zawodach.</text:p>
      <text:p text:style-name="P426">Po trzecie - demonopolizac<text:span text:style-name="T427">ja,</text:span><text:s/>demokratyza<text:span text:style-name="T428">cj</text:span>a i upodmiotowienie jednostki i przedsiębiorstw obsługi handlow<text:span text:style-name="T429">ej,</text:span><text:s/>technicznej oraz prz<text:span text:style-name="T430">ec</text:span>howalnictwa i przetwórstwa.</text:p>
      <text:p text:style-name="P431">I po czwarte - rozwój infrastruktury na terenach wiejskich zarówno produkcyjno-by<text:span text:style-name="T432">to</text:span>w<text:span text:style-name="T433">yc</text:span>h, jak i ku<text:span text:style-name="T434">lt</text:span>uralno-oświatowych. Realizowanie powyższych zadań wymaga podjęcia zdecydowanej polityki restrukturyza<text:span text:style-name="T435">cji</text:span><text:s/>gospodarki narodowej i skierowanie jej wysiłku na cele priorytetowe, wśród nich rolnictwo i gospodarkę żywnościową. W warunkach konsekwentnego przywracania gospodarki rynkowej niezbędna, szybka restrukturyza<text:span text:style-name="T436">c</text:span>ja może być osiągnięta zarówno drogą centralnych decyzji inwestycyjnych jak i stosowania odpowiednich instrumentów ekonomicznych w sposób zdecydowanie pre<text:span text:style-name="T437">fere</text:span>ncy<text:span text:style-name="T438">jn</text:span>y dla działalności gospodarczej na rzecz wsi i rolnictwa.</text:p>
      <text:p text:style-name="P439">Zal<text:span text:style-name="T440">i</text:span>c<text:span text:style-name="T441">z</text:span>amy do nich m.in. i tu: ulgi i zwolnienia podatkowe, korzystne warunki kredytowania oraz subwencje. Suma tych oddziaływań powinna zapewnić wyraźnie wyższą od innych rentowność produkcji przemysłowej i usług na rzecz rolnictwa, wsi i gospodarki żywnościow<text:span text:style-name="T442">ej.</text:span></text:p>
      <text:p text:style-name="P443">Warunkiem skutecznego działania wymienionych instrumentów ekonomicznych jest zagwarantowanie pełnej swobody równoprawnym podmiotom gospodarczym oraz skuteczna polityka antymonopolow<text:span text:style-name="T444">a</text:span>.</text:p>
      <text:p text:style-name="P445">Szczególna rola przypada instytucji kredytowania umożliwi<text:span text:style-name="T446">aj</text:span>ącego produkcję i rozwój gospodarstw oraz obligującego do efektywnego wykorzystania posiadanego majątku produkcyjnego.</text:p>
      <text:p text:style-name="P447">Koszty restrukturyzac<text:span text:style-name="T448">ji</text:span><text:s/>i wzrostu dostaw przemysłowych oraz rozwoju infrastruktury nie mogą obciążać rolnictwa w stopniu zagrażającym wysokiej, trwałej opłacalności produkcji rolniczej. Konieczne więc będzie także stosowanie w odpowiedniej skali gwarantowanych cen minimalnych<text:s/><text:span text:style-name="T449">w<text:s/></text:span>skupie. Niezbędne środki budżetowe na cele prorolniczej polityki gospodarczej winny być pozyskane poprzez wykorzystanie wolnych mocy w przemyśle obronnym oraz ograniczenia administracji i w kompleksie wydobywczo-energetyczno-metalurgicznym . Ponadto warunkiem dynamicznego rozwoju gospodarstw rolniczych jest zniesienie maksymalnych norm obszarowych i umożliwienie podobnie jak w dziedzinie produkcji przemysłowej i usług wprowadzenia działalności gospodarczej na skalę ograniczaną jedynie obiektywnymi warunkami i możliwościami. Jest to wobec zalegania setek tysięcy hektarów ziemi opuszczonej i corocznego powiększania się obszarów odłogów zadanie pilne. Istnienie tych norm nie znajduje już dziś uzasa<text:span text:style-name="T450">d</text:span>nienia<text:s/>ekonomicznego, agrotechnicznego ani też politycznego.</text:p>
      <text:soft-page-break/>
      <text:p text:style-name="P451">Mniej więcej jest to synteza tych spraw, które są rzeczywiście przedmiotem ustaleń stolika rolniczego. Niemniej rozwinięcie tego w tym ogólnym dokumencie w naszym rozumieniu jest gwarancją dla chłopów, że te sprawy zostaną nie tylko po ich myśli, czy w ich interesie ale przede wszystkim w interesie całego społeczeństwa załatwione.</text:p>
      <text:p text:style-name="P452"><text:span text:style-name="T453">Przewodniczący - Trzeciakowski</text:span>:</text:p>
      <text:p text:style-name="P454">Jest sprawą oczywistą, że punkty które zostały uwzględnione w materiale szczegółowym rolniczym nie mogą być powtarzane w naszym tekście głównym. Bo została przyjęta taka struktura materiału, że punkty rozwinięte w szczegółowych materiałach branżowych stanowią taką samą wartościową dokumentację jak i część ogólna nasza.</text:p>
      <text:p text:style-name="P455">A więc byłoby rzeczą błędną powtarzanie, bo wtedy w tych wszystkich zespołach, a tych podzespołów mieliśmy przecież 7<text:span text:style-name="T456">,</text:span><text:s/>musielibyśmy uzupełniać wstawkami powtarzającymi, reasumującymi ustalenia stoików rolniczych.</text:p>
      <text:p text:style-name="P457">Dlatego moje pytanie poprzednie było sformułowane w<text:s/>taki<text:s/>sposób - które z punktów przez pana tutaj wymienionych, zdaniem pana jest nowym wkładem, nowym postulatem, który nie został uwzględniony w stoliku szczegółowym.</text:p>
      <text:p text:style-name="P458">Bo nie możemy się zgodzić z tezą, że powtarzanie tez<text:s/>„stolików”<text:s/>szczegółowych, wmontowywanie ich do tekstu dlatego żeby to było raz jeszcze powtórzone, to byłby wyjątek,<text:s/>który byłby rażący w stosunku do innych zespołów. Tak samo<text:s/>wtedy zespoły: ekologiczne, nauki, górniczy itd.<text:s/><text:span text:style-name="T459">i</text:span>td. zażądałyby tego samego. A więc nie możemy w tej chwili<text:s/>pr<text:span text:style-name="T460">ze</text:span>formułować<text:s/>całego naszego dokumentu.</text:p>
      <text:p text:style-name="P461">Dlatego moje pytanie jest nastę<text:span text:style-name="T462">p</text:span>ujące, które specyficzne problemy przez pana wniesione nie znajdują się w sformułowaniach<text:s/>„stolika rolniczego”, a zdaniem pana nadają się do dyskusji na naszym zespole, które to punkty byłyby konieczne do sformułowania w dodatku do tego co zostało sformułowane w materiale<text:s/><text:span text:style-name="T463">s</text:span>zczegółowym.</text:p>
      <text:p text:style-name="P464">Bo jeżeli mowa o powtarzaniu, to tutaj niestety nie możemy przyjąć tej tezy żeby powtarzać i reasumować raz jeszcze w tym dokumencie.</text:p>
      <text:p text:style-name="P465"><text:span text:style-name="T466">Ob. Gabriel Janowski</text:span>:</text:p>
      <text:p text:style-name="P467">Uważam, że trzy problem<text:span text:style-name="T468">y</text:span>, a więc gospodarka rolna, mieszkaniowa i ekologiczna, która była przedmiotem priorytetów wymienionych przez nowy rząd, winna znaleźć syntetyczne opracowanie w dokumencie ekonomicznym, w tym ogólnym, ponieważ taki powinien być porządek rzeczy, jeżeli chcemy, żeby rzeczywiście te priorytety zostały zrealizowane. Sami panowie powiedzieliście, że ekologia nie ma szans na realizację - ponieważ budżet tego nie wytrzyma. Nie wiem co do spraw mieszkaniowych, w tej chwili możemy to samo powiedzieć o rolnictwie.</text:p>
      <text:p text:style-name="P469">Inaczej mówiąc będziemy mieli bardzo dobry ogólny dokument, z którego nic nie wyniknie.</text:p>
      <text:p text:style-name="P470"><text:span text:style-name="T471">Przewodniczący</text:span>:</text:p>
      <text:p text:style-name="P472">Przepraszam, ja nacisnąłem, przepraszam przez pomyłkę n<text:span text:style-name="T473">acis</text:span>ną<text:span text:style-name="T474">ł</text:span>em.</text:p>
      <text:p text:style-name="P475"><text:span text:style-name="T476">O</text:span><text:span text:style-name="T477">b. Gabriel<text:s/></text:span><text:span text:style-name="T478">J</text:span><text:span text:style-name="T479">anowski</text:span>:</text:p>
      <text:p text:style-name="P480">I dlatego jednak wnoszę, ażeby jeżeli<text:s/>panowie uzn<text:span text:style-name="T481">aj</text:span>ecie,<text:s/>państwo uzn<text:span text:style-name="T482">aj</text:span>ecie, że tam te priorytety mogą być jako dokumenty zawarte, integralną część stanowiące tego - to jest sprawa tych osób, które uczestniczyły w tych obradach<text:s/>„podstolików ekologicznego i mieszkaniowego”. Natomiast my ponieważ<text:s/><text:soft-page-break/>rolnictwo, jesteśmy o tym przekonani, jednak stanowi to podstawę zdrowej ekonomii, powinno znaleźć jednak zapis w formie syntetycznej w ogólnym dokumencie. I to nie jest powtarzanie, jest to tylko po prostu nadanie<text:s/>rangi rolnictwu, takiej jaka została przez rząd w swoim całym planie nakreślona.</text:p>
      <text:p text:style-name="P483"><text:span text:style-name="T484">Przewodnicząc</text:span><text:span text:style-name="T485">y</text:span>:</text:p>
      <text:p text:style-name="P486">Dziękuję<text:span text:style-name="T487">.</text:span><text:s/>Ja bym sugerował następujące rozwiązanie, żeby dać gwarancje<text:s/><text:span text:style-name="T488">ws</text:span>zystkim stolikom tym szczegółowym, branżo<text:span text:style-name="T489">w</text:span>ym, że ich postulaty będą realizowane, przestudiować jeszcze raz formułę, która została p<text:span text:style-name="T490">r</text:span>zyjęta na zakończenie prac stolików szczegółowych, branżowych. Czy ta formuła<text:span text:style-name="T491"><text:s/></text:span>expressis<text:s/>verbis daje gwarancje pewności, że te postulaty będą<text:s/><text:span text:style-name="T492">t</text:span>raktowane na równi z postulatami materiału zbiorczego.<text:span text:style-name="T493"><text:s/></text:span>I w ten sposób zagwarantować jak gdyby w odczuciu tych stolików szczegółowych, że ich postulaty będą uhonorowane<text:span text:style-name="T494"><text:s/></text:span>na takich samych absolutnie zasadach, jak materiał w opracowaniu stolika ekonomicznego.</text:p>
      <text:p text:style-name="P495"><text:span text:style-name="T496">Przewodniczący /Wł. B</text:span><text:span text:style-name="T497">ak</text:span><text:span text:style-name="T498">a/</text:span>:</text:p>
      <text:p text:style-name="P499">Dziękuję.</text:p>
      <text:p text:style-name="P500"><text:span text:style-name="T501">Ob. Jerzy Jurkiewicz /Kółka Rolnicze/</text:span>:</text:p>
      <text:p text:style-name="P502">Proszę Państwa! Przyjmując argumentację obydwu stron,<text:s/>przychylając się do stanowiska kolegi Janowskiego,<text:s/>jak również stanowiska przewodniczącego,<text:s/>chciałbym abyśmy przeszli do 25 stronicy tego dokumentu i w pierwszym akapicie, gdzie jest zapisane: Zespół do spraw<text:s/>Gospodarki i<text:s/>Polityki<text:s/>Społecznej rozpatrzył sprawozdania z pracy n<text:span text:style-name="T503">as</text:span>tępujących zespołów proponowałbym zapis niniejszej treści:</text:p>
      <text:p text:style-name="P504">Zespół do spraw<text:s/>Gospodarki i<text:s/>Polityki<text:s/>Społecznej rozpatrzył i przyjął jako integralną część niniejszego dokumentu stanowiska podzespołów górnictwa, rolnictwa,<text:s/>ekologii i polityki mieszkaniow<text:span text:style-name="T505">ej,</text:span><text:s/>zdrowia, nauki,<text:s/><text:span text:style-name="T506">o</text:span>świa<text:span text:style-name="T507">t</text:span>y<text:span text:style-name="T508"><text:s/></text:span>i postępu technicznego, następne zdania: zapoznał się - wykreślić, a zapisać zdanie: wyżej wymienione sprawozdania i stanowiska przyjął jako integralną część niniejszego dokumentu<text:span text:style-name="T509">.</text:span></text:p>
      <text:p text:style-name="P510"><text:span text:style-name="T511">Przewodniczący</text:span>:</text:p>
      <text:p text:style-name="P512">Zanim przejdziemy do 25 stronicy wtedy, kiedy przejdziemy po przerwie i nie będzie [nieczytelne]<text:span text:style-name="T513"><text:s/></text:span>po tekście<text:span text:style-name="T514">.</text:span><text:s/>Ja rozumiem, że odnoszą się do tego nie tylko do podzespołów rolniczego ale do wszystkich podzespołów i w związku z ty<text:span text:style-name="T515">m</text:span><text:s/>będziemy po prostu zmierzać do tego zapisu<text:span text:style-name="T516">.</text:span><text:s/>Ja rozumiem, że rozwiązanie takie jest rozwiązaniem konsolidacyjnym wychodzącym naprzeciw tym niepokojom, że się obniża rangę ustaleń w podzespołach<text:span text:style-name="T517">.</text:span></text:p>
      <text:p text:style-name="P518">Żeby jednakże demokracji dać wyraz pełny, czy przy przyjęciu tej propozycji, że na stronicy 26 wr<text:span text:style-name="T519">ó</text:span>cimy do formuły wzmocnionej, rangi sprawozdań<text:s/><text:span text:style-name="T520">z</text:span><text:s/>podzespołów czy ktokolwiek oprócz pana Janowskiego jeszcze uważa, że trzeba byłoby problematykę rolną rozwinąć w n<text:span text:style-name="T521">as</text:span>zym dokumencie.</text:p>
      <text:p text:style-name="P522">Więc jak pan widzi nie jest to moja można powiedzieć sugestia, subiektywna wola, takie jest stanowisko całego zespołu za wyjątkiem pana, panie doktorze i w związku z tym przyjmu<text:span text:style-name="T523">je</text:span>my,<text:s/><text:span text:style-name="T524">ż</text:span>e nie będziemy poszerzać o zapisy rolne, dalsze, traktując, że sprawę rozwiązuje podniesienie, bardziej wyraźne, rangi sprawozdań z podzespołów, w tym sprawozdania z podzespołu do spraw gospodarki rolnej i rolnictwa<text:span text:style-name="T525">.</text:span></text:p>
      <text:p text:style-name="P526"><text:span text:style-name="T527">O</text:span><text:span text:style-name="T528">b. Witold Trze</text:span><text:span text:style-name="T529">ci</text:span><text:span text:style-name="T530">ako</text:span><text:span text:style-name="T531">ws</text:span><text:span text:style-name="T532">ki</text:span>:</text:p>
      <text:p text:style-name="P533"><text:span text:style-name="T534">J</text:span>a bym chciał tutaj jeszcze poprosić pana doktora Janowskiego, żeby właśnie<text:s/>skoncentrował<text:s/><text:span text:style-name="T535">s</text:span>w<text:span text:style-name="T536">oją</text:span><text:s/>uwagę na sformułowaniu na stronie 25 i żeby dał taki zapis, który<text:s/><text:span text:style-name="T537">d</text:span>a gwaran<text:span text:style-name="T538">cj</text:span>e, żeby pańskie postulaty zostaną uwzględnione.</text:p>
      <text:soft-page-break/>
      <text:p text:style-name="P539"><text:span text:style-name="T540">Przewodnicząc</text:span><text:span text:style-name="T541">y</text:span>:</text:p>
      <text:p text:style-name="P542">Proszę głos ma pan Janowski.</text:p>
      <text:p text:style-name="P543"><text:span text:style-name="T544">Ob. Gabriel Janowski</text:span>:</text:p>
      <text:p text:style-name="P545">Sk<text:span text:style-name="T546">a</text:span>zaniec ma prawo jeszcze wypowiedzieć się na koniec. Otóż nie przyjmuję do wiadomości tego rozwiązania, które panowie tutaj zgodnie proponujecie, dając tym dowody, przepraszam że tak mówię<text:s/><text:span text:style-name="T547">o</text:span><text:s/>takiej formie, niezrozumienia fundamentalnej sprawy, w tej chwili rozgryw<text:span text:style-name="T548">aj</text:span>ącej się w polskiej gospodarce i w Polsce. To jest pierwsze stwierdzenie.</text:p>
      <text:p text:style-name="P549">Drugie stwierdzenie - jestem przekonany o tym, że ten zapis zaproponowany przez kółka jest po prostu tylko zapisem połowicznym, nie dającym mocy wykonawczej tym ustaleniom, które zostały zawarte w tych według mnie trzech fundamentalnych<text:s/>„po<text:span text:style-name="T550">ds</text:span>tolikach”: roln<text:span text:style-name="T551">i</text:span>czym, mieszkaniowym i ekologicznym i jest to spłycenie tematu i zepchnięcie go na drugie tory i czego konsekwencje będziem<text:span text:style-name="T552">y</text:span><text:s/>ponosili.</text:p>
      <text:p text:style-name="P553">I sprawa może szczegółowa, w ustaleniach tych rolniczych niestety ponieważ my zostaliśmy wciągnięci w tzw. grę wolnorynkową, przystaliśmy na to, z przekonaniem, że jednak w tych ustaleniach ekonomicznych, sprawy dotyczące pozycji ekonomicznej ludności nie tylko pracowniczej, ale całej będą że tak powiem zrealizowane<text:span text:style-name="T554">.</text:span><text:s/>Niestety w tym dokumencie ekonomicznym mowa jest tylko o pozycji ekonomicznej ludności pracownicz<text:span text:style-name="T555">ej,<text:s/></text:span>ochrona ludności przed skutkami inflacji i równoważenia gospodarki, nie ma tam nic co przeciwdziała zagrożeniom ze strony inflacji dla gospodarki rol<text:span text:style-name="T556">n</text:span>ej, czy<text:s/>ludności rolniczej i ten zapis, który ja tu przytoczyłem w punkcie drugim, zagwarantowanie wysokiej, trwałej opłacalności pozwalającej na samo<text:span text:style-name="T557">fi</text:span>nansowanie produkcji i<text:s/><text:span text:style-name="T558">ro</text:span>zwój gospodarstw oraz prze<text:span text:style-name="T559">ds</text:span>iębiorstw w całym kompleksie żywnoś<text:span text:style-name="T560">ci</text:span>owym, przy zapewnieniu dochodów z pracy na poziomie nie gorszym niż w innych zawodach, jest tym nowym o którym pan prof. Trze<text:span text:style-name="T561">ci</text:span>ako<text:span text:style-name="T562">ws</text:span>ki pytał. Ponieważ myśmy nawet nie użyli sformułowania parytet czy dyspary<text:span text:style-name="T563">te</text:span>t, wychodząc z lojalnego przekonania, że gospodarka wolna, te sprawy reguluje. Ponieważ są ta<text:span text:style-name="T564">k<text:s/></text:span>olbrzymie zabezpieczenia świata pracy przed skutkami inflacji, natomiast nie ma żadnych gwarancji dla świata rolniczego. W związku z tym ja tu wyrażam swoje powiem oburzenie potraktowaniem tej części społeczeństwa właśnie w ten sposób, rozumiem i doceniam wysiłki tu kolegów z<text:s/>„Solidarności<text:span text:style-name="T565">”</text:span><text:s/>pracowniczej, bo właśnie powinnością związku zawodowego, który oni reprezentują jest takie stawianie sprawy i ja się z nimi solidaryzuję, ale jako związkowiec nie mogę również nie mówić o sprawach braci rolniczej, ludności rolniczej. Stąd wnosiłbym mimo wszystko o wpisanie w tym dokumencie ogólnym dotyczącym sytuacji ekonomicznej ludności również, jeżeli już jest gra równa, zabezpieczenia dla rolników,<text:s/><text:span text:style-name="T566">k</text:span>tóre mogłyby być po prostu zawa<text:span text:style-name="T567">r</text:span>te w tym zapisie, że przy zapewnieniu dochodów z pracy na poziomie nie gorszym niż w innych zawodach.</text:p>
      <text:p text:style-name="P568">To jest ta kwestia i ostatnie moje wystąpienie mianowicie chciałbym mimo wszystko przytoczyć tutaj uchwałę Tymczasowej Krajowej Rady Rolników<text:s/>„Solidarność”,<text:s/>żeby<text:s/>państwu uświadomić jednak dramatyczną sytuację na wsi polskiej.</text:p>
      <text:p text:style-name="P569">„Sytuacja wsi polskiej staje się dramatyczna. Produkcja rolnicza stała się w wielu dziedzinach całkowicie nieopłacalna. Skutkiem tego jest ogarniająca cały kraj fala protestów chłopskich. Odpowiedzialność za tę sytuację spada na politykę rolną i finansową rządu. Nadmierne obciążenia finansowe i gwałtowne podwyżki cen środków produkcji rolniczej, zagrażają podstawom gospodarowani<text:span text:style-name="T570">a.</text:span></text:p>
      <text:p text:style-name="P571">Sytuacja obecna doprowadzi wkrótce do drastycznego spadku produkc<text:span text:style-name="T572">ji</text:span><text:s/>żywnoś<text:span text:style-name="T573">ci</text:span><text:s/>i braku pokrycia na<text:s/><text:soft-page-break/>kartki. Tymczasowa Krajowa Rada Rolników<text:s/><text:span text:style-name="T574">'‘</text:span>Solidarność”<text:s/>świadoma tych zagrożeń i cią<text:span text:style-name="T575">ż</text:span>ącej na nas jako na związkowcach i obywatelach kraju odpowiedzialności, zobowiązała swych przedstawi<text:span text:style-name="T576">ci</text:span>eli przy<text:s/><text:span text:style-name="T577">“</text:span>okrągłym stole”<text:s/>by zażądali w trybie pilnym spotkania z uprawnionym przedstawicielem władz w osobie ministra rolnictwa, pana Kazimierza Olesiaka w celu podjęcia decyzji koniecznych dla rozwiązania zaistniałej sytuacji oraz ustalenia terminów i sposobu realizacji uzgodnie<text:span text:style-name="T578">ń</text:span><text:s/>zawartych w podzespole rolniczym.</text:p>
      <text:p text:style-name="P579">Ponieważ bez rozwiązania tych spraw porozumienie przy<text:s/>„okrągłym stole”<text:s/>może okazać się nierealne, dlatego też jeżeli do godziny 17-tej dnia 4 kwietnia 198<text:span text:style-name="T580">9</text:span><text:s/>r. odpowiednie rozmowy nie zostaną podjęte, przedstawi<text:span text:style-name="T581">ci</text:span>ele NSZZ RI<text:s/>„Solidarność”<text:s/>nie będą mogli podpisać porozumienia, jednocześnie fala protestów na wsi spotęguje się”.<text:s/>Ale jeśli dokumenty tamte s<text:span text:style-name="T582">ą</text:span><text:s/>tak traktowane i będą tak traktowane<text:span text:style-name="T583">,</text:span><text:s/>jak ten dokument po prostu proponuję żeby tutaj już nie rozszerzać tego zapisu, natomiast realizować przede wszystkim - chodzi o realizację, realizować to co tutaj jest i realizować to co jest w dokumentach stołu rolniczego<text:span text:style-name="T584">.</text:span><text:s/>To jest sprawa zasadnicza.</text:p>
      <text:p text:style-name="P585"><text:span text:style-name="T586">Przewodnicząc</text:span><text:span text:style-name="T587">y</text:span><text:span text:style-name="T588">:</text:span></text:p>
      <text:p text:style-name="P589">Dziękuję.</text:p>
      <text:p text:style-name="P590">Głos ma premier Sekuła.</text:p>
      <text:p text:style-name="P591"><text:span text:style-name="T592">Ob. Ireneusz Sekuła</text:span>:</text:p>
      <text:p text:style-name="P593">Chciałem zapytać pana dok<text:span text:style-name="T594">to</text:span>ra Janowskiego, czy ci panowie z widłami, z kosami, z tym białym transparentem stojący pod pałacem, mają coś wspólnego z panem doktorem?</text:p>
      <text:p text:style-name="P595"><text:span text:style-name="T596">Ob. Gabriel Janowski</text:span>:</text:p>
      <text:p text:style-name="P597">Stojący rolnicy przed pałacem namiestnikowskim są członkami Tymczasowej Krajowej Rady Rolników<text:s/><text:span text:style-name="T598">“</text:span>Solidarność”<text:s/>i mają w związku z tym coś wspólnego ze mną.</text:p>
      <text:p text:style-name="P599"><text:span text:style-name="T600">Ob.<text:s/></text:span><text:span text:style-name="T601">I</text:span><text:span text:style-name="T602">reneusz Sekuła</text:span>:</text:p>
      <text:p text:style-name="P603">Dziękuję bardzo.</text:p>
      <text:p text:style-name="P604">Chciałbym w związku z tym powiedzieć, iż przy naszym stole rozważaliśmy ogromnie trudne i złożone i bardzo emocjonujące problemy różnych środowisk za<text:span text:style-name="T605">w</text:span>odowych, górników, służby zdrowia, oświaty, problemy mieszkaniowe, ekologiczne, i w żadnym przypadku żadna z tych grup mimo jak powiedziałem bardzo ważkich problemów i bardzo trudnych spraw, w poszukiwaniu consensusu dla zachowania właś<text:span text:style-name="T606">ci</text:span>wego klimatu obrad, właś<text:span text:style-name="T607">ci</text:span>wego ich poziomu i godności ufała w racje i argumenty przedstawiane przy stole i w talenty swoich przedstawicieli, nie uciekając się do tego rodzaju ulicznych oddziaływań,<text:s/><text:span text:style-name="T608">kt</text:span>ór<text:span text:style-name="T609">e</text:span><text:s/>jak mi<text:s/><text:span text:style-name="T610">s</text:span>i<text:span text:style-name="T611">ę</text:span><text:s/>w<text:span text:style-name="T612">yd</text:span><text:span text:style-name="T613">aje</text:span><text:s/>-<text:s/>d<text:span text:style-name="T614">o</text:span><text:s/><text:span text:style-name="T615">nastroju</text:span><text:s/><text:span text:style-name="T616">k</text:span>lim<text:span text:style-name="T617">atu</text:span><text:s/>i<text:s/><text:span text:style-name="T618">oby</text:span>c<text:span text:style-name="T619">za</text:span>j<text:span text:style-name="T620">ó</text:span>w<text:s/><text:span text:style-name="T621">„</text:span>okrągłego stołu<text:span text:style-name="T622">”</text:span><text:s/>chyba niezbyt pasują<text:span text:style-name="T623">.</text:span><text:s/><text:span text:style-name="T624">W</text:span><text:s/>związku z tym chciałem to tylko zauważyć i pozostawić ten fakt bez komentarza. Dziękuję bardzo.</text:p>
      <text:p text:style-name="P625"><text:span text:style-name="T626">Przewodnicząc</text:span><text:span text:style-name="T627">y</text:span><text:span text:style-name="T628">:</text:span></text:p>
      <text:p text:style-name="P629">D<text:span text:style-name="T630">ziękuję.<text:s/></text:span>Ja myślę, że już przerwiemy tę dyskusję. Po wyjaśnieniach jakie padły proponuję byśmy nie kontynuowali tego wątku. Sprawa jest jasna, problemy rolnictwa w ogóle są przez zespół bardzo poważnie traktowane i ranga rolnictwa przez wszystkich chce być mocno podkreślona. Zostaną ujęte poprzez odpowiednie podkreślenie rangi równorzędności sprawozdań z podzespołów, w tym podzespołu do spraw rolnictwa.</text:p>
      <text:p text:style-name="P631">Przystępujemy do kontynuacji.</text:p>
      <text:soft-page-break/>
      <text:p text:style-name="P632">Stronica 9. Czy jakieś uwagi w tej sprawie?<text:s/>Nie widzę.</text:p>
      <text:p text:style-name="P633">Proszę bardzo pani Wóycicka.</text:p>
      <text:p text:style-name="P634"><text:span text:style-name="T635">O</text:span><text:span text:style-name="T636">b. Irena Wóycicka</text:span>:</text:p>
      <text:p text:style-name="P637">W pierwszym zdaniu dotyczącym<text:span text:style-name="T638"><text:s/></text:span>polityki ochrony pracy kłuje mnie w oczy słowo zbitka pojęciowa wzrost g<text:span text:style-name="T639">o</text:span>spodarczy w naszym kontekście. Czytelnika też będzie kłuła w oczy. Proponuję po prostu wykreślić:<text:s/><text:span text:style-name="T640">w</text:span>zrost gospodarczy<text:span text:style-name="T641">.</text:span><text:s/>Wydaje mi się, że to będzie przy<text:span text:style-name="T642">je</text:span>mnie<text:span text:style-name="T643">js</text:span>ze do przyjęcia dla czytelnika. Nie mamy raczej, odczucia społeczne są<text:s/>- że nie mamy wzrostu gospodarczego, a regres gospodarczy, więc pisanie o roli pracy we wzroście gospodarczym w tym momencie jest takim pustym sformułowaniem.</text:p>
      <text:p text:style-name="P644"><text:span text:style-name="T645">Przewodnicząc</text:span><text:span text:style-name="T646">y</text:span>:</text:p>
      <text:p text:style-name="P647">Jest to zapis, nad którym bardzo intensywnie pracował wspólny zespół redakcyjny. Jeżeli panią razi wzr<text:span text:style-name="T648">o</text:span>st, to możemy zmieni<text:span text:style-name="T649">ć</text:span><text:s/>na ro<text:span text:style-name="T650">z</text:span>wój gospodarczy, który jest pełniejszym, bogatszym w treści, dobrze?</text:p>
      <text:p text:style-name="P651">Uznając szczególną - czy jeszcze do stronicy 9 są uwagi?</text:p>
      <text:p text:style-name="P652">Przecho<text:span text:style-name="T653">dzi</text:span>my do stronicy 10<text:span text:style-name="T654">.</text:span></text:p>
      <text:p text:style-name="P655">Czy jeszcze do str. 9 są uwagi?</text:p>
      <text:p text:style-name="P656">Przechodzimy do str<text:span text:style-name="T657">.</text:span><text:s/>10<text:span text:style-name="T658">.</text:span><text:s/>Tekst jest uzgodnion<text:span text:style-name="T659">y,<text:s/></text:span>nic by<text:span text:style-name="T660">ł</text:span>o żadnych, jak rozumiem, tutaj interwen<text:span text:style-name="T661">cji.</text:span></text:p>
      <text:p text:style-name="P662">Stronica<text:s/><text:span text:style-name="T663">11.</text:span><text:s/>Nie widzę uwa<text:span text:style-name="T664">g.</text:span></text:p>
      <text:p text:style-name="P665">Stronica 12. Proszę pan...</text:p>
      <text:p text:style-name="P666"><text:span text:style-name="T667">Ob. <text:s text:c="20"/></text:span>:</text:p>
      <text:p text:style-name="P668">W pkt.<text:s/>2 na str. 12 ze wzgl<text:span text:style-name="T669">ę</text:span>dów językowych proponuję w przedostatnim wierszu zmienić<text:s/><text:span text:style-name="T670">„</text:span>pilnego uchylenia ustawy<text:s/><text:span text:style-name="T671">w</text:span>ob<text:span text:style-name="T672">e</text:span>c osób uchylających...<text:span text:style-name="T673">”</text:span><text:span text:style-name="T674"><text:s/></text:span>Jest uchylania wobec uchylających się -<text:s/><text:span text:style-name="T675">n</text:span>a anulowanie.</text:p>
      <text:p text:style-name="P676"><text:span text:style-name="T677">Przew</text:span><text:span text:style-name="T678">od</text:span><text:span text:style-name="T679">n</text:span><text:span text:style-name="T680">ic</text:span><text:span text:style-name="T681">ząc</text:span><text:span text:style-name="T682">y</text:span>:</text:p>
      <text:p text:style-name="P683">To jest jednak język prawniczy, który może razić, ale zdaje się że on ma swoją logikę<text:span text:style-name="T684">.<text:s/></text:span>Niech się specjaliści od prawa pracy, zwłaszcza pro<text:span text:style-name="T685">f</text:span>. Rosner wypowie.</text:p>
      <text:p text:style-name="P686"><text:span text:style-name="T687">Prof</text:span><text:span text:style-name="T688">.</text:span><text:span text:style-name="T689"><text:s/>Jan Rosner</text:span>:</text:p>
      <text:p text:style-name="P690"><text:span text:style-name="T691">W</text:span>idzi<text:s/><text:span text:style-name="T692">m</text:span>i się, panie profesorze termin<text:s/>„uchylenie”<text:s/>jest prawniczo<text:s/>bardziej prawidłow<text:span text:style-name="T693">y</text:span>.<text:s/><text:span text:style-name="T694">A</text:span>le<text:s/><text:span text:style-name="T695">m</text:span>oże ze względów<text:s/><text:span text:style-name="T696">st</text:span>yli<text:span text:style-name="T697">st</text:span>ycznych można przyjąć tę propozycję, żeby było<text:s/>„anulowanie<text:span text:style-name="T698">”</text:span><text:s/>bo to sprowadza się do tego samego.</text:p>
      <text:p text:style-name="P699">/Głosy z sali: zniesienia/.</text:p>
      <text:p text:style-name="P700"><text:span text:style-name="T701">Przewodnicząc</text:span><text:span text:style-name="T702">y</text:span><text:span text:style-name="T703">:</text:span></text:p>
      <text:p text:style-name="P704">Zniesienia ustawy. Tak<text:span text:style-name="T705">.</text:span><text:s/>Zniesienia - jest dobrze<text:span text:style-name="T706">.</text:span></text:p>
      <text:p text:style-name="P707">Czy do str. 13 będą uwagi?</text:p>
      <text:p text:style-name="P708"><text:span text:style-name="T709">O</text:span><text:span text:style-name="T710">b. Antoni Ra</text:span><text:span text:style-name="T711">jkie</text:span><text:span text:style-name="T712">wicz</text:span>:</text:p>
      <text:p text:style-name="P713">Tu jest tak, mieszkający w mieszkaniach zakładowych.<text:s/><text:span text:style-name="T714">M</text:span>oże zajmujący mieszkania zak<text:span text:style-name="T715">ł</text:span>a<text:span text:style-name="T716">d</text:span>owe.</text:p>
      <text:p text:style-name="P717"><text:span text:style-name="T718">Przewodnicząc</text:span><text:span text:style-name="T719">y</text:span><text:span text:style-name="T720">:</text:span></text:p>
      <text:p text:style-name="P721">Czy są jakieś uwagi do str. 14? Nie widzę.</text:p>
      <text:p text:style-name="P722">Przechodzimy na str<text:span text:style-name="T723">.</text:span><text:s/>1<text:span text:style-name="T724">5.</text:span><text:s/>Czy do str. 1<text:span text:style-name="T725">5</text:span><text:s/>są uwagi?</text:p>
      <text:p text:style-name="P726">Proszę pani, Staniszewska.</text:p>
      <text:p text:style-name="P727"><text:span text:style-name="T728">Ob. Grażyna S</text:span><text:span text:style-name="T729">t</text:span><text:span text:style-name="T730">aniszewska</text:span>:</text:p>
      <text:p text:style-name="P731">Ja już do rozdziału<text:s/><text:span text:style-name="T732">„</text:span>Nowy ład ekonomiczny”. Otóż proponuję<text:s/><text:span text:style-name="T733">p</text:span>o<text:span text:style-name="T734">w</text:span>r<text:span text:style-name="T735">ó</text:span>cić do uzgodnienia<text:s/><text:span text:style-name="T736">z</text:span><text:s/>poprzedniego<text:s/><text:soft-page-break/>dnia obra<text:span text:style-name="T737">d</text:span><text:s/><text:span text:style-name="T738">i</text:span><text:s/>włącz<text:span text:style-name="T739">e</text:span>nia do rozdziału<text:s/><text:span text:style-name="T740">„</text:span>Nowy ład ekonomiczny”<text:s/>na koniec tej str<text:span text:style-name="T741">.</text:span><text:s/>1<text:span text:style-name="T742">5</text:span><text:s/>up<text:span text:style-name="T743">o</text:span>rcz<text:span text:style-name="T744">yw</text:span>ie przesuwaną przez komisję redakcyjną kwestię u<text:span text:style-name="T745">st</text:span>awy o niektórych warunkach konsolidacji gospodarki narodowej na koniec<text:span text:style-name="T746">.</text:span><text:s/>Proponuję jednak umieścić tutaj.</text:p>
      <text:p text:style-name="P747">„Solidarność” jednak zdecydowanie protestuje przeciwko tej ustawie. Uważa, że burzy ona możliwość zbudowania nowego ładu ekonom<text:span text:style-name="T748">ic</text:span>znego i w tym miejscu jej miejsce jest... jest to właściwe miejsce dla niej. Natomiast przedstawiona na str. 22 jedynie jako pluralizm poglądów nie oddaje istoty rzeczy.</text:p>
      <text:p text:style-name="P749">Stąd uważam, że propozycje grupy redakcyjn<text:span text:style-name="T750">ej</text:span><text:s/>należy odrzucić i wnieść oba stanowiska.<text:s/><text:span text:style-name="T751">I</text:span><text:s/>strony solidarnościowo-opozycyjnej i strony rządowej tutaj na sam początek, przed inne kwestie szczegółowe<text:span text:style-name="T752">.</text:span></text:p>
      <text:p text:style-name="P753">Przy czym chcielibyśmy również przeredagować teks ten strony solidarnościowo-opozycyjne<text:span text:style-name="T754">j</text:span>, ale to może późni<text:span text:style-name="T755">ej,<text:s/></text:span>jak już dojdziemy do tego tekstu. Teraz na razie samo miejsce w tej sprawie.</text:p>
      <text:p text:style-name="P756"><text:span text:style-name="T757">Przewodniczący</text:span>:</text:p>
      <text:p text:style-name="P758">Proszę<text:span text:style-name="T759">.</text:span></text:p>
      <text:p text:style-name="P760"><text:span text:style-name="T761">O</text:span><text:span text:style-name="T762">b. Kuczera</text:span>:</text:p>
      <text:p text:style-name="P763">Dziękuję.<text:s/><text:span text:style-name="T764">W</text:span><text:s/>odniesieniu do wypowiedzi pani Grażyny Staniszewskiej chcę tylko powiedzieć, że grupa redakcyjna uczyniła to, co zostało uzgodnione na koniec poprzedniego spotkania z panem prof. Trzeciakowskim<text:span text:style-name="T765">.<text:s/></text:span>Dziękuję.</text:p>
      <text:p text:style-name="P766"><text:span text:style-name="T767">Prof.<text:s/></text:span><text:span text:style-name="T768">W</text:span><text:span text:style-name="T769">itold Trzeciakowski</text:span>:</text:p>
      <text:p text:style-name="P770">Ja istotnie obstawałem przy tym, żeby ten tekst nie był wyrzucony do załącznika.<text:s/><text:span text:style-name="T771">I</text:span><text:s/>uważałem sprawę umieszczenia te<text:span text:style-name="T772">g</text:span>o na tej<text:span text:style-name="T773">,</text:span><text:s/>czy innej stronie za sprawę drugorzędną<text:span text:style-name="T774">.</text:span><text:s/>Natomiast najważni<text:span text:style-name="T775">ej</text:span>sze chodziło mi o to, żeby to nie zostało wrzucone do załącznika<text:span text:style-name="T776">.</text:span></text:p>
      <text:p text:style-name="P777">Natomiast uważam, że nacisk strony solidarnościowo-opozycyjnej na zmianę te<text:span text:style-name="T778">g</text:span>o miejsca jest jednak uzasadniony i przychylam się do wniosku, żeby to umieścić na str<text:span text:style-name="T779">.</text:span><text:s/>15<text:span text:style-name="T780">.</text:span><text:s/>To znaczy, żeby spełnić postulat pani Staniszewskiej<text:span text:style-name="T781">.</text:span></text:p>
      <text:p text:style-name="P782"><text:span text:style-name="T783">Przewodnicząc</text:span><text:span text:style-name="T784">y</text:span><text:span text:style-name="T785">:</text:span></text:p>
      <text:p text:style-name="P786">Proponuję dalej nie dyskutować<text:span text:style-name="T787">.</text:span><text:span text:style-name="T788"><text:s/></text:span>Tzn<text:span text:style-name="T789">.</text:span><text:s/>jeżeli pan profesor w ten sposób stawia sprawę, to oczywiście ta - nazwij<text:span text:style-name="T790">m</text:span>y - kwestia, czyli stanowisko i reakcja będą zamieszczone tutaj w kolejności stron.</text:p>
      <text:p text:style-name="P791"><text:span text:style-name="T792">W</text:span><text:s/>tym miejscu, jak<text:s/>państwo sobie życzycie<text:span text:style-name="T793">.</text:span></text:p>
      <text:p text:style-name="P794">Proszę pan Bu<text:span text:style-name="T795">g</text:span>aj<text:span text:style-name="T796">.</text:span></text:p>
      <text:p text:style-name="P797"><text:span text:style-name="T798">Ob</text:span><text:span text:style-name="T799">.</text:span><text:span text:style-name="T800"><text:s/>Ryszard Bugaj</text:span>:</text:p>
      <text:p text:style-name="P801">Ja w sprawie redakcji. Poniewa<text:span text:style-name="T802">ż</text:span><text:s/>nam uciekł jeden element, który jest istotny, do którego zresztą nawiązuje w pewnym sensie zapis rządowy<text:span text:style-name="T803">.<text:s/></text:span>Ja bym proponował redakcję całości następującą<text:span text:style-name="T804">.</text:span><text:s/>Togo punkt<text:span text:style-name="T805">u</text:span>,<text:span text:style-name="T806"><text:s/></text:span>który będzie przeniesiony, ale pkt 1.</text:p>
      <text:p text:style-name="P807"><text:span text:style-name="T808">Przewodniczący</text:span>:</text:p>
      <text:p text:style-name="P809">To ja mam propozycję taką, żebyśmy redagowali jak do<text:span text:style-name="T810">j</text:span>dz<text:span text:style-name="T811">i</text:span>emy<text:span text:style-name="T812">.</text:span><text:s/>Natomiast teraz w tej chwili przesądzamy tylko lokalizację<text:span text:style-name="T813">.</text:span></text:p>
      <text:p text:style-name="P814">Przechodzimy na stronicę 16<text:span text:style-name="T815">.</text:span><text:span text:style-name="T816"><text:s/></text:span>Proszę bardzo<text:span text:style-name="T817">.</text:span></text:p>
      <text:p text:style-name="P818"><text:span text:style-name="T819">Ob. Jeziorański</text:span>:</text:p>
      <text:p text:style-name="P820">Ja na ostatnim spotkaniu proponowałem zapis strony solidarn<text:span text:style-name="T821">oś</text:span>ciowo-opozycyjn<text:span text:style-name="T822">ej</text:span><text:s/>następujący jako pkt 5<text:s/>- a.<text:s/><text:span text:style-name="T823">I</text:span><text:s/><text:span text:style-name="T824">on</text:span><text:s/>się nie znalazł<text:span text:style-name="T825">.</text:span></text:p>
      <text:soft-page-break/>
      <text:p text:style-name="P826">Strona opozyc<text:span text:style-name="T827">yj</text:span>no-solidarnościowa wyraża pogląd, że powinna być popierana działalność stowarzyszenia działaczy samorządu pracowniczego na rzecz autentycznej samorządności pracownicz<text:span text:style-name="T828">ej.</text:span></text:p>
      <text:p text:style-name="P829">Natomiast znalazł się punkt dotyczący tworzenia możliwości w<text:span text:style-name="T830">oje</text:span>wódzkich i krajowej izby samorządowo-gospodarczej, która weszła jako... niejako z automatu. Dziękuję.</text:p>
      <text:p text:style-name="P831"><text:span text:style-name="T832">Przew</text:span><text:span text:style-name="T833">od</text:span><text:span text:style-name="T834">niczący</text:span>:</text:p>
      <text:p text:style-name="P835">Proszę bardzo, możecie<text:s/>państwo doredagowywać. Piłka w grze.</text:p>
      <text:p text:style-name="P836">/Głos z sali: Rozumiem, że.<text:span text:style-name="T837">.</text:span>./</text:p>
      <text:p text:style-name="P838"><text:span text:style-name="T839">N</text:span>o to proszę sformułować tak, jak to...</text:p>
      <text:p text:style-name="P840"><text:span text:style-name="T841">Ob. Jeziorański</text:span>:</text:p>
      <text:p text:style-name="P842">To ja może wolno przeczytam jeszcze raz.</text:p>
      <text:p text:style-name="P843"><text:span text:style-name="T844">/</text:span>Ogólne rozmowy na sali/.</text:p>
      <text:p text:style-name="P845">Dalszy ciąg piątego punktu. Dobrze.</text:p>
      <text:p text:style-name="P846"><text:span text:style-name="T847">Przewodniczący</text:span>:</text:p>
      <text:p text:style-name="P848">Stronica 17.</text:p>
      <text:p text:style-name="P849">Stronica 1<text:span text:style-name="T850">8</text:span>.</text:p>
      <text:p text:style-name="P851">Czy do stronicy 19 są uwagi? Proszę bardzo</text:p>
      <text:p text:style-name="P852"><text:span text:style-name="T853">Ob. <text:s text:c="20"/></text:span>:</text:p>
      <text:p text:style-name="P854">Ja tutaj widzę pewną nielogiczność. Wracam do punktu na str. 17, do pkt.<text:s/>9<text:span text:style-name="T855">.<text:s/></text:span>Ale w koresponden<text:span text:style-name="T856">cj</text:span>i z następnym.<text:span text:style-name="T857">..</text:span><text:s/><text:span text:style-name="T858">N</text:span>a str. 17 chodzi mi o pkt 9<text:span text:style-name="T859">.</text:span><text:s/>Z pkt.<text:s/>3 na str. 18. Otóż w poprzedniej wersji sprzed kilku dni, ten pkt 9 brzmiał:<text:s/><text:span text:style-name="T860">W</text:span><text:s/>przypadku gdy przedsiębiorstwo państwow<text:span text:style-name="T861">e</text:span><text:s/>oddawane jest w dzierżawę musi być organizowany przetarg. W tej chwili zostało to uzupełnione o s<text:span text:style-name="T862">fo</text:span>rmułowanie<text:s/><text:span text:style-name="T863">m</text:span>ówiące o konsultacji wśród załogi projektu takiej decyzji. Natomiast na str. 18 w pkt.<text:s/><text:span text:style-name="T864">3<text:s/></text:span>w przypadku przetargu.<text:span text:style-name="T865">..</text:span><text:s/>w przypadku dzierżawy nakazuje si<text:span text:style-name="T866">ę<text:s/></text:span>uchwałę rady pracownicz<text:span text:style-name="T867">ej</text:span><text:s/>poprzedzoną re<text:span text:style-name="T868">fe</text:span>rendum. To jest znacznie bardziej jednoznaczne s<text:span text:style-name="T869">fo</text:span>rmułowanie, niż luźne s<text:span text:style-name="T870">fo</text:span>rmułowanie<text:s/>„konsulta<text:span text:style-name="T871">cj</text:span>a”<text:span text:style-name="T872">.</text:span></text:p>
      <text:p text:style-name="P873"><text:span text:style-name="T874">Ob. <text:s text:c="20"/></text:span>:</text:p>
      <text:p text:style-name="P875">Nie<text:s/><text:span text:style-name="T876">m</text:span>oże<text:span text:style-name="T877">m</text:span>y<text:s/><text:span text:style-name="T878">s</text:span>i<text:span text:style-name="T879">ę</text:span><text:s/>połapać, s<text:span text:style-name="T880">kąd</text:span><text:s/>s<text:span text:style-name="T881">ię</text:span><text:s/>ta konsultacja tutaj w<text:span text:style-name="T882">z</text:span>ięła<text:span text:style-name="T883">.</text:span></text:p>
      <text:p text:style-name="P884"><text:span text:style-name="T885">Ob. <text:s text:c="20"/></text:span>:</text:p>
      <text:p text:style-name="P886"><text:span text:style-name="T887">W</text:span><text:s/>grupie redakcyjnej to ni<text:span text:style-name="T888">e</text:span><text:s/>było dysk<text:span text:style-name="T889">ut</text:span>owane<text:span text:style-name="T890">.</text:span></text:p>
      <text:p text:style-name="P891"><text:span text:style-name="T892">Przewodnicząc</text:span><text:span text:style-name="T893">y</text:span>:</text:p>
      <text:p text:style-name="P894">Zwrócono uwagę,<text:s/><text:span text:style-name="T895">że</text:span><text:s/>w tym p<text:span text:style-name="T896">kt</text:span><text:span text:style-name="T897">.</text:span><text:s/>9 jest wyłączony zupełnie samorząd pra<text:span text:style-name="T898">c</text:span>ownicz<text:span text:style-name="T899">y...</text:span><text:s/><text:span text:style-name="T900">/</text:span>nie słychać/.</text:p>
      <text:p text:style-name="P901"><text:span text:style-name="T902">Ob. <text:s text:c="20"/></text:span>:</text:p>
      <text:p text:style-name="P903"><text:span text:style-name="T904">A</text:span><text:s/>gdzie jest ta sprawa uregulowana?</text:p>
      <text:p text:style-name="P905"><text:span text:style-name="T906">Ob. <text:s text:c="20"/></text:span>:</text:p>
      <text:p text:style-name="P907">To<text:s/><text:span text:style-name="T908">m</text:span>oże<text:span text:style-name="T909">...</text:span><text:s/>w ty<text:span text:style-name="T910">m</text:span><text:s/>punkci<text:span text:style-name="T911">e</text:span>. Zamiast te<text:span text:style-name="T912">g</text:span>o trybu, zamiast t<text:span text:style-name="T913">o</text:span>go s<text:span text:style-name="T914">fo</text:span>rmułowania o konsultacji,<text:span text:style-name="T915"><text:s/></text:span>że jej wprowadzenie dokonuje si<text:span text:style-name="T916">ę</text:span><text:s/>obligator<text:span text:style-name="T917">yj</text:span>nie na podstawie przetargu, zgodnie z pkt.<text:s/>B-3. Zgodnie z procedurą...</text:p>
      <text:p text:style-name="P918"><text:span text:style-name="T919">Przew</text:span><text:span text:style-name="T920">od</text:span><text:span text:style-name="T921">niczący</text:span>:</text:p>
      <text:p text:style-name="P922"><text:span text:style-name="T923">N</text:span>ie róbmy z tego dokumentu prawniczego, że ktoś, kto czyta będzie musiał si<text:span text:style-name="T924">ę</text:span><text:s/>przenosić<text:span text:style-name="T925"><text:s/></text:span>z punktu do punktu. Nie<text:s/><text:span text:style-name="T926">osz</text:span>cz<text:span text:style-name="T927">ęd</text:span>za<text:span text:style-name="T928">jm</text:span>y już tak słowa.</text:p>
      <text:soft-page-break/>
      <text:p text:style-name="P929"><text:span text:style-name="T930">/</text:span>Ogólna dyskusja na sali/.</text:p>
      <text:p text:style-name="P931">Proszę bardzo, pan Bugaj.</text:p>
      <text:p text:style-name="P932"><text:span text:style-name="T933">D</text:span><text:span text:style-name="T934">r Ryszard Bug</text:span><text:span text:style-name="T935">aj</text:span><text:span text:style-name="T936">:</text:span></text:p>
      <text:p text:style-name="P937">Myślę, ż<text:span text:style-name="T938">e</text:span><text:s/>będzie najprościej, jeżeli te konsultacje stąd wykreślimy, panie profesorze. Przekazanie przedsiębiorstwa państwowego w dzierżawę...</text:p>
      <text:p text:style-name="P939"><text:span text:style-name="T940">Przew</text:span><text:span text:style-name="T941">od</text:span><text:span text:style-name="T942">nicząc</text:span><text:span text:style-name="T943">y</text:span><text:span text:style-name="T944">:</text:span></text:p>
      <text:p text:style-name="P945">Przepraszam, jeżeli my samorząd w ogóle nie ujmujemy w pkt 9, to pkt 9 przenieśmy do części B<text:span text:style-name="T946">.</text:span><text:s/>Dlatego, że on tutaj zupełnie nie pasuje. Przekazanie przedsiębiorstwa państwowego w dzierżawę dokonuje się obligatoryjnie na podstawie przetargu. To wszystko, tak? No to dobrze, tylko że stąd trzeba wyrzucić.</text:p>
      <text:p text:style-name="P947"><text:span text:style-name="T948">Ob. <text:s text:c="20"/></text:span>:</text:p>
      <text:p text:style-name="P949">Na kon<text:span text:style-name="T950">ie</text:span>c B-3<text:span text:style-name="T951">.</text:span></text:p>
      <text:p text:style-name="P952"><text:span text:style-name="T953">Przewodniczący</text:span>:</text:p>
      <text:p text:style-name="P954">Na koniec B<text:span text:style-name="T955">-</text:span>3<text:span text:style-name="T956">.</text:span><text:s/><text:span text:style-name="T957">D</text:span>obr<text:span text:style-name="T958">z</text:span>e<text:span text:style-name="T959">.</text:span><text:s/>Słusznie. To pasuje<text:span text:style-name="T960">.</text:span></text:p>
      <text:p text:style-name="P961"><text:span text:style-name="T962">Ob. <text:s text:c="20"/></text:span>:</text:p>
      <text:p text:style-name="P963">Nie widzę tego<text:span text:style-name="T964">.</text:span></text:p>
      <text:p text:style-name="P965"><text:span text:style-name="T966">Przew</text:span><text:span text:style-name="T967">od</text:span><text:span text:style-name="T968">nicząc</text:span><text:span text:style-name="T969">y</text:span>:</text:p>
      <text:p text:style-name="P970">Na<text:s/><text:span text:style-name="T971">1</text:span>8 stronicy. Na dol<text:span text:style-name="T972">e</text:span>. Nie widzi pan<text:s/><text:span text:style-name="T973">trójk</text:span>i?</text:p>
      <text:p text:style-name="P974"><text:span text:style-name="T975">Ob. <text:s text:c="20"/></text:span>:</text:p>
      <text:p text:style-name="P976">Jest trójka.</text:p>
      <text:p text:style-name="P977"><text:span text:style-name="T978">Przewodnicząc</text:span><text:span text:style-name="T979">y</text:span><text:span text:style-name="T980">:</text:span></text:p>
      <text:p text:style-name="P981">A<text:s/><text:span text:style-name="T982">„</text:span>B<text:span text:style-name="T983">”</text:span><text:s/>jest u góry. Przepraszam,<text:span text:style-name="T984"><text:s/></text:span>panie dyrektorze, i jak<text:s/><text:span text:style-name="T985">m</text:span>y mamy odrodzić gospodarkę<text:span text:style-name="T986">.</text:span></text:p>
      <text:p text:style-name="P987"><text:span text:style-name="T988">Ob. <text:s text:c="20"/></text:span>:</text:p>
      <text:p text:style-name="P989"><text:span text:style-name="T990">N</text:span>ie zauważyłem tego<text:s/>„B<text:span text:style-name="T991">”</text:span><text:span text:style-name="T992">.</text:span></text:p>
      <text:p text:style-name="P993"><text:span text:style-name="T994">Przewodnicząc</text:span><text:span text:style-name="T995">y</text:span>:</text:p>
      <text:p text:style-name="P996"><text:span text:style-name="T997">A</text:span><text:s/>wypisuje si<text:span text:style-name="T998">ę</text:span><text:s/>takie dziwne rzeczy na temat dyrektorów.</text:p>
      <text:p text:style-name="P999"><text:span text:style-name="T1000">Dyr. <text:s text:c="19"/></text:span>:</text:p>
      <text:p text:style-name="P1001">Zaczynam się gubić w biurokracji.</text:p>
      <text:p text:style-name="P1002"><text:span text:style-name="T1003">Przew</text:span><text:span text:style-name="T1004">od</text:span><text:span text:style-name="T1005">nicząc</text:span><text:span text:style-name="T1006">y</text:span><text:span text:style-name="T1007">:</text:span></text:p>
      <text:p text:style-name="P1008">Teraz<text:s/><text:span text:style-name="T1009">m</text:span>a pan schludny tekst, wyjątkow<text:span text:style-name="T1010">o,</text:span><text:s/>za<text:s/><text:span text:style-name="T1011">c</text:span>o chwała naszym redaktorom.</text:p>
      <text:p text:style-name="P1012">/G<text:span text:style-name="T1013">ł</text:span>os z sali: nie słychać/.</text:p>
      <text:p text:style-name="P1014">Nie, to pasuje logicznie w pkt.<text:s/>3<text:span text:style-name="T1015">.</text:span><text:s/>Ostatnie<text:s/>zdanie pkt.<text:s/>3<text:span text:style-name="T1016">.</text:span></text:p>
      <text:p text:style-name="P1017">Czy do stronicy 18 są jeszcze jakieś uwagi?</text:p>
      <text:p text:style-name="P1018"><text:span text:style-name="T1019">/</text:span>Ogólna dyskusja na sali/.</text:p>
      <text:p text:style-name="P1020">Czy do stronicy 19 są uwagi?</text:p>
      <text:p text:style-name="P1021">Czy do stronicy 20 są uwagi?</text:p>
      <text:p text:style-name="P1022"><text:span text:style-name="T1023">Dyr. <text:s text:c="19"/></text:span>:</text:p>
      <text:p text:style-name="P1024">Zniesienie reglame<text:span text:style-name="T1025">nt</text:span>a<text:span text:style-name="T1026">cj</text:span>i towarów i dyrektyw admini<text:span text:style-name="T1027">st</text:span>racyjnych w kszta<text:span text:style-name="T1028">ł</text:span>... nie, nie, przepra<text:span text:style-name="T1029">sz</text:span>a<text:span text:style-name="T1030">m</text:span>, dobrze jest.</text:p>
      <text:soft-page-break/>
      <text:p text:style-name="P1031"><text:span text:style-name="T1032">Przew</text:span><text:span text:style-name="T1033">od</text:span><text:span text:style-name="T1034">nicząc</text:span><text:span text:style-name="T1035">y</text:span><text:span text:style-name="T1036">:</text:span></text:p>
      <text:p text:style-name="P1037">Stronica 21. Proszę, pan dr Bugaj.</text:p>
      <text:p text:style-name="P1038"><text:span text:style-name="T1039">Dr<text:s/></text:span><text:span text:style-name="T1040">R</text:span><text:span text:style-name="T1041">yszard Bug</text:span><text:span text:style-name="T1042">aj</text:span><text:span text:style-name="T1043">:</text:span></text:p>
      <text:p text:style-name="P1044">Ja czysto formalną poprawkę. W pkt.<text:s/>1, tak jak wszędzie tu jest wybijane, ponadto strona opozycyjno-solidarnościowa,<text:s/>tak i tu proponuje. Ponadto strona opozycyjno-solidarnościowa stoi na stanowisku, że itd.”</text:p>
      <text:p text:style-name="P1045">W punkcie pierwszym, tak - przed czwartym wierszem od dołu:</text:p>
      <text:p text:style-name="P1046">Ponadto strona opozycyjno-solidarnościowa stoi na stanowisku, że powinna być wyeliminowana.</text:p>
      <text:p text:style-name="P1047"><text:span text:style-name="T1048">Przewodnicząc</text:span><text:span text:style-name="T1049">y</text:span>:</text:p>
      <text:p text:style-name="P1050">Proszę - pan<text:s/>Hagemeje<text:span text:style-name="T1051">r</text:span>.</text:p>
      <text:p text:style-name="P1052"><text:span text:style-name="T1053">O</text:span><text:span text:style-name="T1054">b.<text:s/></text:span><text:span text:style-name="T1055">H</text:span><text:span text:style-name="T1056">agem</text:span><text:span text:style-name="T1057">e</text:span><text:span text:style-name="T1058">je</text:span><text:span text:style-name="T1059">r</text:span>:</text:p>
      <text:p text:style-name="P1060">Poprawka redakcyjna na początku strony 21 do tego tekstu:</text:p>
      <text:p text:style-name="P1061"><text:span text:style-name="T1062">„</text:span>Ponadto strona opozycyjno-solidarnościowa jest zdania, że GUS” itd. W drugim zdaniu, ponieważ tu wyszedł nielogiczny tekst, proponuję następującą zmianę: „Postuluję rozszerzenie informacji statystycznych o handlu zagranicznym, budżecie państwa, funduszach pozabudżetowych oraz o informacji o płacach i zatrudnieniu w resortach MON i MSW.</text:p>
      <text:p text:style-name="P1063">To znaczy<text:s/>„o informacje”<text:s/>przechodzi przed<text:s/>„o płacach”.</text:p>
      <text:p text:style-name="P1064">Przechodzimy do strony 22-ej.</text:p>
      <text:p text:style-name="P1065"><text:span text:style-name="T1066">Ob. Bugaj</text:span>:</text:p>
      <text:p text:style-name="P1067">Ja chciałbym zaproponować tu trochę skorygowany zapis a mianowicie -<text:s/>„strona solidarnościowo-opozycyjna uważa, że ustawy o niektórych warunkach konsolidacji gospodarki narodowe<text:span text:style-name="T1068">j<text:s/></text:span>z 24 lutego /na 22 stronie na dole/ jest sprzeczna z ustaleniami<text:s/>„okrągłego stołu”<text:s/>w kwestiach nowego ładu ekonomicznego. Szerokie delegacje tej ustawy upoważniają rząd do stosowania administracy<text:span text:style-name="T1069">jn</text:span>ego i oczywiście w cudzysłowie, ręcznego sterowania gospodarką poza ustawowym porządkiem prawnym.</text:p>
      <text:p text:style-name="P1070">Ustawa uzależnia - proponuję skreślić słowo ponadto - dyrektorów przedsiębiorstw od organów administra<text:span text:style-name="T1071">cj</text:span>i.</text:p>
      <text:p text:style-name="P1072"><text:span text:style-name="T1073">Przewodniczący</text:span><text:span text:style-name="T1074">:</text:span></text:p>
      <text:p text:style-name="P1075">Czy do stronicy 23-ej są uwagi?</text:p>
      <text:p text:style-name="P1076"><text:span text:style-name="T1077">Pro</text:span><text:span text:style-name="T1078">f</text:span><text:span text:style-name="T1079">.<text:s/></text:span><text:span text:style-name="T1080">T</text:span><text:span text:style-name="T1081">rzeciakowski</text:span>:</text:p>
      <text:p text:style-name="P1082">Jeżeli można, ja jednak przychylam się do propozycji dr Bugaja. Myśmy tutaj na tej sali domagaliśmy się o uchylenie tej ustawy.<text:s/><text:span text:style-name="T1083">W</text:span><text:s/>związku z tym zapis ten odzwierciedlałby stanowisko strony solidarnościowo-opozycyjne<text:span text:style-name="T1084">j</text:span>.</text:p>
      <text:p text:style-name="P1085"><text:span text:style-name="T1086">Przewodniczący</text:span><text:span text:style-name="T1087">:</text:span><text:bookmark-start text:name="bookmark0"/><text:bookmark-end text:name="bookmark0"/></text:p>
      <text:p text:style-name="P1088">Tak, sprawę przesądził współprzewodniczący pan prof. Trzeci<text:span text:style-name="T1089">ak</text:span>owski. I ja traktuję to przesądzenie jako wiążące. Czy w tej samej sprawie?</text:p>
      <text:p text:style-name="P1090"><text:span text:style-name="T1091">/</text:span>Głos z sali: tak/.</text:p>
      <text:p text:style-name="P1092">No to ja nie widzę powodów żebyśmy dyskutowali, w dalszym ciągu dyskusję...</text:p>
      <text:p text:style-name="P1093">Proszę bardzo pani Staniszewska.</text:p>
      <text:p text:style-name="P1094"><text:span text:style-name="T1095">Ob.<text:s/></text:span><text:span text:style-name="T1096">G</text:span><text:span text:style-name="T1097">.<text:s/></text:span><text:span text:style-name="T1098">S</text:span><text:span text:style-name="T1099">tan</text:span><text:span text:style-name="T1100">isze</text:span><text:span text:style-name="T1101">wsk</text:span><text:span text:style-name="T1102">a</text:span>:</text:p>
      <text:soft-page-break/>
      <text:p text:style-name="P1103">Ja proponuję żeby w takim razie w sprawie tego sformułowania żeby nasz zespół mógł się naradzić. Dlatego że tak rozumiem, że my pracujemy tutaj zespołowo. I tak mnie poinformowała również góra kierowników strony<text:s/>„solidarnościowo-opozycyjn<text:span text:style-name="T1104">ej</text:span>”, że my pracujemy zespołowo tutaj. Także bardzo bym prosiła o zadecydowanie w sprawie tego sformułowania po jakiejś przerwie.</text:p>
      <text:p text:style-name="P1105"><text:span text:style-name="T1106">Przewodniczący</text:span><text:span text:style-name="T1107">:</text:span><text:bookmark-start text:name="bookmark2"/><text:bookmark-end text:name="bookmark2"/></text:p>
      <text:p text:style-name="P1108">Proszę bardzo - w takim razie zrobimy jakąś 5<text:span text:style-name="T1109">-</text:span>minu<text:span text:style-name="T1110">to</text:span>wą<text:span text:style-name="T1111"><text:s/></text:span>pr<text:span text:style-name="T1112">zer</text:span>w<text:span text:style-name="T1113">ę</text:span>.</text:p>
      <text:p text:style-name="P1114"><text:span text:style-name="T1115">Ob.<text:s/></text:span><text:span text:style-name="T1116">C</text:span><text:span text:style-name="T1117">.<text:s/></text:span><text:span text:style-name="T1118">J</text:span><text:span text:style-name="T1119">ózefiak</text:span>:</text:p>
      <text:p text:style-name="P1120">Ja bym proponował panie profes<text:span text:style-name="T1121">o</text:span>rze abyśmy dokończyli ponieważ już jesteśmy. I wrócimy ewentualnie do tej sprawy<text:s/>i dodać<text:s/><text:span text:style-name="T1122">„</text:span>a jej stosowanie niesie także niebezpieczeństwo nadużyć”.</text:p>
      <text:p text:style-name="P1123">I ostatnie zdanie proponowałbym jednak, nie wiem czy pan pro<text:span text:style-name="T1124">f</text:span>. Trzeciakowski się zgodzi - proponowałbym jednak żeby brzmiał:<text:s/>„strona opozycyjno-solidarnościowa domaga się uchylenia tej ustawy<text:span text:style-name="T1125">”</text:span>.</text:p>
      <text:p text:style-name="P1126"><text:span text:style-name="T1127">Przewodniczący</text:span><text:span text:style-name="T1128">:</text:span></text:p>
      <text:p text:style-name="P1129">Tak, więc ja chciałem powiedzieć, że to byłby precedens, ponieważ były bardzo ostre sprawy w różnych wymiarach i język domaga się<text:s/>„nie jest językiem okrągłego stołu”. To chciałem wyjaśnić panu doktorowi Bugajowi.</text:p>
      <text:p text:style-name="P1130"><text:span text:style-name="T1131">Pro</text:span><text:span text:style-name="T1132">f</text:span><text:span text:style-name="T1133">. Trzeciakowski</text:span>:</text:p>
      <text:p text:style-name="P1134">Ja sądzę, że możemy zgodzić się tutaj na stanowisko - <text:s/>[nieczytelne].</text:p>
      <text:p text:style-name="P1135"><text:span text:style-name="T1136">Przewodniczący</text:span><text:span text:style-name="T1137">:</text:span></text:p>
      <text:p text:style-name="P1138">Proszę pan doc. Kołodko.</text:p>
      <text:p text:style-name="P1139"><text:span text:style-name="T1140">Doc. Kołodko</text:span><text:span text:style-name="T1141">:</text:span></text:p>
      <text:p text:style-name="P1142">Ja mam pytanie do pana Bugaja do redakcji zdania - ostatni wiersz na stronie 22-ej i 23-ciej.</text:p>
      <text:p text:style-name="P1143">Jak można w jednym zdaniu napisać<text:s/>„szerokie delegacje tej ustawy”<text:s/>i skończyć<text:s/>„poza ustawowym porządkiem prawnym”.</text:p>
      <text:p text:style-name="P1144"><text:span text:style-name="T1145">O</text:span><text:span text:style-name="T1146">b.<text:s/></text:span><text:span text:style-name="T1147">B</text:span><text:span text:style-name="T1148">u</text:span><text:span text:style-name="T1149">g</text:span><text:span text:style-name="T1150">a</text:span><text:span text:style-name="T1151">j</text:span>:</text:p>
      <text:p text:style-name="P1152">To jest chyba oczywiste. Po prostu ta ustawa daje po prostu, na mocy tej ustawy działania rządowi poza ustawami. Przecież powoływanie eksperymentów gospodarczych, które działają na podstawie przepisów ustalonych w porozumieniu ministra z zakładem pracy.</text:p>
      <text:p text:style-name="P1153"><text:span text:style-name="T1154">Przewodniczący</text:span>:</text:p>
      <text:p text:style-name="P1155">To znaczy nawet nie musimy już robić zebrania w tej kwestii, to jest<text:s/>państwa<text:s/>zapis. Natomiast ja chciałem tylko po prostu podkreślić pewien istotny czynnik obycz<text:span text:style-name="T1156">ajo</text:span>wości<text:s/><text:span text:style-name="T1157">„</text:span>okrągłego stołu”.</text:p>
      <text:p text:style-name="P1158">I przyznam si<text:span text:style-name="T1159">ę</text:span>, że ja wniosę tę sprawę na spotkanie współprzewodni<text:span text:style-name="T1160">cz</text:span>ących ze względu na to, że wydaje mi się, że jest tutaj w tym żądaniu coś niepok<text:span text:style-name="T1161">oj</text:span>ącego.</text:p>
      <text:p text:style-name="P1162">Proszę bardzo - pan prof.</text:p>
      <text:p text:style-name="P1163"><text:span text:style-name="T1164"><text:s text:c="24"/></text:span>:</text:p>
      <text:p text:style-name="P1165">Ja w związku z tym zarzutem o sprzeczności z obyczajowością<text:s/>„okrągłego stołu”. Otóż myśmy od początku uznali, że sposób w jaki ta sprawa została załatwiona lub przeciwko obyczajowości, jaka zaczęła się zarysowywać. Dziękuję.</text:p>
      <text:p text:style-name="P1166"><text:span text:style-name="T1167">Przewodniczący</text:span><text:span text:style-name="T1168">:</text:span></text:p>
      <text:soft-page-break/>
      <text:p text:style-name="P1169">Czy do stronicy 23-ej są uwagi? Nie widzę.</text:p>
      <text:p text:style-name="P1170">Przechodzimy na stronicę 24. Nie widzę uwag do stronicy 24-e<text:span text:style-name="T1171">j</text:span>.</text:p>
      <text:p text:style-name="P1172">Przechodzimy na stronicę 25-tą.</text:p>
      <text:p text:style-name="P1173">Proszę pana premiera Olesiaka.</text:p>
      <text:p text:style-name="P1174"><text:span text:style-name="T1175">Premier Olesiak</text:span>:</text:p>
      <text:p text:style-name="P1176">Jeśli można, to ja mam konkretną propozycję zmiany zapisu w akapicie pierwszym.</text:p>
      <text:p text:style-name="P1177">Na stronie 25-ej -<text:s/>„Zespół do spraw<text:s/>Gospodarki i<text:s/>Polityki<text:s/>Społecznej rozpatrzył i przyjął jako dokumenty o równorzędnym znaczeniu z niniejszym stanowiskiem. Stanowisko następujących podzespołów”. I tu wymieniłby bez zmian. Skreślamy w części dotyczącej tam zagadnień ekonomicznych. I to nie tylko w tej części.</text:p>
      <text:p text:style-name="P1178"><text:span text:style-name="T1179">Przewodniczący</text:span><text:span text:style-name="T1180">:</text:span></text:p>
      <text:p text:style-name="P1181">Nie, nie...</text:p>
      <text:p text:style-name="P1182"><text:span text:style-name="T1183">Premier Olesiak</text:span>:</text:p>
      <text:p text:style-name="P1184">Ale to akurat tak jest, bo to dotyczy tylko tego zes<text:span text:style-name="T1185">poł</text:span>u.</text:p>
      <text:p text:style-name="P1186">I jeszcze jedno zdanie bym dodał:<text:s/>„zespół stwierdza, że ze szczególną uwagą i konsekwencją realizowane być powinny ustalenia dziedzin priorytetowych to znaczy: rolnictwa, gospodarki żywnościowej, budownictwa i ekologii”.</text:p>
      <text:p text:style-name="P1187"><text:span text:style-name="T1188">Przewodniczący</text:span><text:span text:style-name="T1189">:</text:span></text:p>
      <text:p text:style-name="P1190">Może pan premier jeszcze raz przeczyta, bo to jest tak ładny tekst, że trzeba byłoby zabisować.</text:p>
      <text:p text:style-name="P1191"><text:span text:style-name="T1192">Premier Olesiak</text:span>:</text:p>
      <text:p text:style-name="P1193">Zespół do spraw<text:s/>Gospodarki i<text:s/>Polityki<text:s/>Społecznej rozpatrzył i przyjął jako dokumenty o równorzędnym znaczeniu z niniejszymi stanowiskami. Stanowiska następu<text:span text:style-name="T1194">ją</text:span>cych podzespołów: górnictwa, rolnictwa, ekologii, polityki mieszkaniow<text:span text:style-name="T1195">ej,</text:span><text:s/>zdrowia, nauki, oświaty i postępu technicznego w nawiasie części dotyczącej zagadnień ekonomicznych.</text:p>
      <text:p text:style-name="P1196">I drugie zdanie - Zespół stwierdza, że ze szczególną uwagą i konsekwencją realizowane być powinny ustalenia dziedzin priorytetowych to znaczy rolnictwa i gospodarki żywnościowej, budownictwa mieszkaniowego i ekologii.</text:p>
      <text:p text:style-name="P1197"><text:span text:style-name="T1198">Przewodniczący</text:span><text:span text:style-name="T1199">:</text:span></text:p>
      <text:p text:style-name="P1200">Jest tutaj jedno zdanie pominięte - zapoznał się ze stanem końcowych uzgodnień a także wykazanych rozbieżności. Jeżeli chcecie to wykreślić - to możemy wykreślić. Natomiast tutaj zawsze chodziło o to, że te dokumenty zawierają<text:span text:style-name="T1201"><text:s/></text:span>nie tylko uzgodnienia, lecz także rozbieżności.</text:p>
      <text:p text:style-name="P1202">Proszę pan prof. J<text:span text:style-name="T1203">ó</text:span>ze<text:span text:style-name="T1204">fi</text:span>ak.</text:p>
      <text:p text:style-name="P1205"><text:span text:style-name="T1206">Pro</text:span><text:span text:style-name="T1207">f</text:span><text:span text:style-name="T1208">. C.<text:s/></text:span><text:span text:style-name="T1209">J</text:span><text:span text:style-name="T1210">óze</text:span><text:span text:style-name="T1211">f</text:span><text:span text:style-name="T1212">iak</text:span>:</text:p>
      <text:p text:style-name="P1213">Ja proponowałbym<text:s/>niedołączanie<text:s/>tego ostatniego zdania,<text:span text:style-name="T1214"><text:s/></text:span>które proponował pan premier Olesiak. No nie chcę tutaj długo rozwodzić się nad tym, ale ja osobiście jestem na przykład przekonany, że polską gospodarkę w dużym stopniu zgubiły priorytety, prawda.</text:p>
      <text:p text:style-name="P1215">Ale teraz jeszcze do tego nakładają się dwojakiego rodzaju priorytety. To znaczy - jeszcze szczególna konsekwen<text:span text:style-name="T1216">cj</text:span>a, czyli będziemy mieli priorytetową konsekwencję i nie priorytetową konsekwenc<text:span text:style-name="T1217">ję</text:span>.</text:p>
      <text:p text:style-name="P1218">I boję się tego, i proponowałbym aby nie uzupełniać tych zdań.</text:p>
      <text:soft-page-break/>
      <text:p text:style-name="P1219"><text:span text:style-name="T1220">Pro</text:span><text:span text:style-name="T1221">f</text:span><text:span text:style-name="T1222">. Trzeciakowski</text:span>:</text:p>
      <text:p text:style-name="P1223">W uzupełnieniu do stanowiska pana pro<text:span text:style-name="T1224">f</text:span>. Józefiaka chciałbym jeszcze podkreślić, że uprzywilejowanie budowni<text:span text:style-name="T1225">ct</text:span>wa mi<text:span text:style-name="T1226">es</text:span>zkaniowego, rolnictwa na niekorzyść zdrowia jest dyskusyjne. A więc...</text:p>
      <text:p text:style-name="P1227"><text:span text:style-name="T1228">Przewodnicząc</text:span><text:span text:style-name="T1229">y</text:span>:</text:p>
      <text:p text:style-name="P1230">Choćby po to żeby usłyszeć tę błyskotliwą replikę pana prof.<text:s/><text:span text:style-name="T1231">J</text:span>ózefiak<text:span text:style-name="T1232">a</text:span>, warto było poruszyć tę kwestię. Natomiast ja podzielam w całej rozciągłości uwag<text:span text:style-name="T1233">ę</text:span><text:s/>pana pro<text:span text:style-name="T1234">f</text:span>. Józefiaka i wnoszę o to żebyśmy rzeczywiście nie pisali tego, ponieważ stawia to nas w trochę dwuznacznej sytuacji w stosunku chociażby do ochrony zdrowia.</text:p>
      <text:p text:style-name="P1235"><text:span text:style-name="T1236"><text:s text:c="24"/></text:span>:</text:p>
      <text:p text:style-name="P1237">A pierwszą część zdania?</text:p>
      <text:p text:style-name="P1238"><text:span text:style-name="T1239">Przewodnicząc</text:span><text:span text:style-name="T1240">y</text:span>:</text:p>
      <text:p text:style-name="P1241">Pierwszą część zdania jak najbardziej tak.</text:p>
      <text:p text:style-name="P1242"><text:span text:style-name="T1243">Premier Olesiak</text:span>:</text:p>
      <text:p text:style-name="P1244">Jeśli można jeszcze panie przewodniczący.</text:p>
      <text:p text:style-name="P1245"><text:span text:style-name="T1246">Przewodnicząc</text:span><text:span text:style-name="T1247">y</text:span>:</text:p>
      <text:p text:style-name="P1248">Bardzo proszę.</text:p>
      <text:p text:style-name="P1249"><text:span text:style-name="T1250">Premier Olesiak:</text:span></text:p>
      <text:p text:style-name="P1251">Ja oczywiście nie będę się upierał, ale chcę powiedzieć, że te priorytety które wymieniamy są tymi działami gospodarki które wybraliśmy wszyscy, społeczeństwo wybrało i nie było sprzeciwu. I strona rządowa chce je w pierwszej kolejności. Ale jeśli to zdanie miałoby tutaj w czymkolwiek przeszkadzać to się nie upieram. Natomiast jest to jednak dowód. I tutaj poprę pana Janowskiego, dowód na to, że nie wszyscy rozumieją wagę rolnictwa i gospodarki żywnościowej w rozwoju całej gospodarki.</text:p>
      <text:p text:style-name="P1252"><text:span text:style-name="T1253">Przewodnicząc</text:span><text:span text:style-name="T1254">y</text:span>:</text:p>
      <text:p text:style-name="P1255">Nie chciałbym aby pan premier potraktował to jako werbalizm, ale raz jeszcze pozwolę sobie powtórzyć to, że doceniam i to bardzo doceniamy.</text:p>
      <text:p text:style-name="P1256">Czy do stronicy 25-ej są uwagi po poprawce zgłoszonej i przez premiera Olesiaka i przyjętej. Proszę bardzo.</text:p>
      <text:p text:style-name="P1257"><text:span text:style-name="T1258">Ob.<text:s/></text:span><text:span text:style-name="T1259">M</text:span><text:span text:style-name="T1260">.<text:s/></text:span><text:span text:style-name="T1261">Ś</text:span><text:span text:style-name="T1262">więcicki</text:span>:</text:p>
      <text:p text:style-name="P1263">Powiedziano tutaj o rolnictwie bardzo dużo i chcę wyrazić, a nie wyręczać ani pana dra Janowskiego, ani kolegów z Kółek Rolniczych czy pana premiera Olesiaka. Stwierdzam wszakże, że istnie<text:span text:style-name="T1264">je</text:span><text:s/>jednak pewna różnica, pewien problem, który w tym całym opracowaniu zasługuje na być może powściągliwe, ale jednak uwzg<text:span text:style-name="T1265">lę</text:span>dnienie. Mianowicie wydaje s<text:span text:style-name="T1266">i</text:span>ę, że pan dr Janowski miał rację stawiając sprawę, że w rozdziale trzecim jest pewien brak, ponieważ mówi on przede wszystkim o ludności pozarolnicz<text:span text:style-name="T1267">ej.</text:span></text:p>
      <text:p text:style-name="P1268"><text:span text:style-name="T1269">W</text:span><text:s/>związku z tym gdyby się to zdanie na stronie 25-ej na końcu pierwszego akapitu, gdyby dało się tutaj wprowadzi ten moment, że sprawa rolnictwa jest zarówno problemem ekonomicznym, jak również problemem społecznym znacznej części ludności Polski, to wydaje mi się, że byłoby słusznym pozostawienie tego zdania. I nawet kosztem rezygnacji z tego, bo ja się godzę i z prof.<text:s/><text:span text:style-name="T1270">J</text:span>ózefiakiem i z prof. Baką,<text:s/><text:span text:style-name="T1271">ż</text:span>e<text:s/>tutaj sprawę traktujemy przede wsz<text:span text:style-name="T1272">ystk</text:span>im ekonomicznie. Ale podkreślam, wobec pewnego braku w rozdziale 3-cim wprowadzenie tutaj rolnictwa, jako zarówno sprawy priorytetowo-ekonomiczn<text:span text:style-name="T1273">ej</text:span><text:s/>jak i<text:s/><text:soft-page-break/>prioryte<text:span text:style-name="T1274">to</text:span>wo-społeczne<text:span text:style-name="T1275">j</text:span>, jest uzasadnione<text:span text:style-name="T1276">.</text:span></text:p>
      <text:p text:style-name="P1277"><text:span text:style-name="T1278">Pro</text:span><text:span text:style-name="T1279">f.</text:span><text:span text:style-name="T1280"><text:s/>Baka</text:span>:</text:p>
      <text:p text:style-name="P1281">Ja nie mam nic przeciwko temu żeby wzbogacić tę stronię 25-tą nawet jeszcze przed górnictwem o jakiś istotny zapis rolniczy. Tylko po prostu używając j<text:span text:style-name="T1282">ę</text:span>zyka pro<text:span text:style-name="T1283">f.</text:span><text:s/>Trzeciakowskiego<text:span text:style-name="T1284">,</text:span><text:s/>żeby to nie była wata. To znaczy żeby to było coś, co waży po prostu.</text:p>
      <text:p text:style-name="P1285">Staraliśmy się unikać. I jeżeli<text:s/>państwo macie jakieś sformułowanie takie, to podobnie jak w stosunku do górnictwa rozwijamy przecież kwestię, to można to uczynić - może w mniejszym wymiarze, może w jednym akapicie - w odniesieniu do rolnictwa.</text:p>
      <text:p text:style-name="P1286"><text:span text:style-name="T1287">Dr<text:s/></text:span><text:span text:style-name="T1288">M.</text:span><text:span text:style-name="T1289"><text:s/></text:span><text:span text:style-name="T1290">Ś</text:span><text:span text:style-name="T1291">więcicki</text:span>:</text:p>
      <text:p text:style-name="P1292">Ja mam taką propozycję trochę innego rodzaju. Mianowicie, że w tym rozdziale,<text:s/><text:span text:style-name="T1293">w</text:span><text:s/>rozdziale trzecim, gdzie się mówi<text:s/>o ochronie ludności, tam rzeczywiście nic nie ma o rolnikach. I właściwie ten pkt 8 z rozdziału 2-go bardziej mi pasuje do rozdziału 3-go. Może ten punkt 8 z rozdziału 2-go przenieść w całości po prostu, do rozdziału 3-go gdzie się mówi o ochronie ludności.</text:p>
      <text:p text:style-name="P1294"><text:span text:style-name="T1295">Przewodnicząc</text:span><text:span text:style-name="T1296">y</text:span>:</text:p>
      <text:p text:style-name="P1297">Może pan nie będzie mówił numerami tylko pan powie jaką treść - skąd i dokąd.</text:p>
      <text:p text:style-name="P1298"><text:span text:style-name="T1299">Ob.<text:s/></text:span><text:span text:style-name="T1300">J</text:span><text:span text:style-name="T1301">.<text:s/></text:span><text:span text:style-name="T1302">K</text:span><text:span text:style-name="T1303">ołodzi</text:span><text:span text:style-name="T1304">ejc</text:span><text:span text:style-name="T1305">zak</text:span>:</text:p>
      <text:p text:style-name="P1306">Jako dyrektor nie będę nie rozumiał.</text:p>
      <text:p text:style-name="P1307"><text:span text:style-name="T1308">D</text:span><text:span text:style-name="T1309">r<text:s/></text:span><text:span text:style-name="T1310">M</text:span><text:span text:style-name="T1311">.<text:s/></text:span><text:span text:style-name="T1312">Ś</text:span><text:span text:style-name="T1313">w</text:span><text:span text:style-name="T1314">ię</text:span><text:span text:style-name="T1315">cicki</text:span>:</text:p>
      <text:p text:style-name="P1316">Jak ja rozumiem kol.<text:s/><text:span text:style-name="T1317">J</text:span>anowskiego, to jemu po prostu chodziło o to, że w całym rozdziale trzecim, gdzie jest mowa o indeksacji, nic się nie mówi o ochronie rolników. Tam jest tylko cały czas mowa o ochronie pracowniczej. Natomiast w rozdz. 2-gim my o tej ochronie rolników mówimy, jest cały akapit, który mówi:</text:p>
      <text:p text:style-name="P1318">„w celu ochrony interesów ekonomicznych, producentów rolnych”. W związku z czym ja proponuję cały ten punkt 8-my z rozdz. 2-go przenieść do rozdziału 3-go.</text:p>
      <text:p text:style-name="P1319"><text:span text:style-name="T1320">Przewodnicząc</text:span><text:span text:style-name="T1321">y</text:span>:</text:p>
      <text:p text:style-name="P1322">Ja uważam, że jest to bardzo logiczne, ponieważ mówim<text:span text:style-name="T1323">y<text:s/></text:span>tam o wynagrodzeniach, o rencistach i emerytach, o zasiłkach, a nie ma o ludności.<text:s/><text:span text:style-name="T1324">A</text:span><text:s/>tam jest rzeczywiście ochrona. Proponuję żeb<text:span text:style-name="T1325">yś</text:span>my przyjęli, że pkt 8 mówiący o ochronie interesów ekonomicznych producentów rolnych przenosimy z części dotyczącej ograniczenia inflacji do ochrony ludności.</text:p>
      <text:p text:style-name="P1326"><text:span text:style-name="T1327">Min.<text:s/></text:span><text:span text:style-name="T1328">L</text:span><text:span text:style-name="T1329">ewandowski</text:span>:</text:p>
      <text:p text:style-name="P1330">Jeżeli go już przenosimy, to ja proponuję żeby to był albo jako pkt 11 albo jako pkt 10. Przed sferą budżetową albo tuż za sferą budżetową.</text:p>
      <text:p text:style-name="P1331">Żeby podnieść rangę.</text:p>
      <text:p text:style-name="P1332"><text:span text:style-name="T1333">Przewodnicząc</text:span><text:span text:style-name="T1334">y</text:span>:</text:p>
      <text:p text:style-name="P1335">Żeby podnieść rangę to bę<text:span text:style-name="T1336">d</text:span>zie przed sferą budżetową, jako pkt<text:s/><text:span text:style-name="T1337">9</text:span><text:s/>na stron<text:span text:style-name="T1338">i</text:span>cy 7-ej, przepraszam jako pkt 10-ty na stronicy<text:s/><text:span text:style-name="T1339">7</text:span>-ej.</text:p>
      <text:p text:style-name="P1340">Czy jest pan Janowski?</text:p>
      <text:p text:style-name="P1341"><text:span text:style-name="T1342">/</text:span>Głos z sali:<text:s/>nie ma/.</text:p>
      <text:p text:style-name="P1343">Proszę bardzo - pan prof.<text:s/><text:span text:style-name="T1344">R</text:span>osne<text:span text:style-name="T1345">r</text:span>.</text:p>
      <text:p text:style-name="P1346"><text:span text:style-name="T1347">Pro</text:span><text:span text:style-name="T1348">f.</text:span><text:span text:style-name="T1349"><text:s/>R</text:span><text:span text:style-name="T1350">o</text:span><text:span text:style-name="T1351">sn</text:span><text:span text:style-name="T1352">e</text:span><text:span text:style-name="T1353">r</text:span>:</text:p>
      <text:soft-page-break/>
      <text:p text:style-name="P1354">Czy my podtrzymujemy zamiar żeby zamiast na str. 25-ej dać jakąś wzmiankę o rolnictwie. Jeżeli tak, to ja byłbym za tym żeby jednak utrzymać tę tendencję, ten zami<text:span text:style-name="T1355">ar</text:span>.<text:s/>Na 25-tej dać jakąś wzmiankę o rolnictwie<text:span text:style-name="T1356">.</text:span><text:s/>Jeżeli tak, a ja bym proponował, żeby jednak utrzymać ten zamiar, to proponowałbym, żeby nie używać terminu<text:s/>„priorytet”, bo to rzeczywiście za rażące. Tylko powiedzieć: Zespół zwrócił szczególną uwagę, czy zwraca szczególną uwagę na problemy związane z uzdrowieniem gospodarki rolnej czy jakoś tak gospodarki żywnościowe<text:span text:style-name="T1357">j.</text:span><text:s/>Jakoś takie zdanie bez tego terminu<text:span text:style-name="T1358"><text:s/></text:span>nieszczęsnego<text:s/>„priorytet”.</text:p>
      <text:p text:style-name="P1359"><text:span text:style-name="T1360">Przewodniczący</text:span>:</text:p>
      <text:p text:style-name="P1361">Ja mam propozycję następującą, mianowicie żeby to zespół redakcyjny, żebyśmy się wszyscy tym nie zajmowali, niech zaproponuje właściwy akapit i my uzgadniamy tyle, że zgodnie z wnioskiem redaktora Wielowieyskiego na str. 25 przed górników, wprowadzamy akapit mówiący o rolnictwie. Natomiast kto przygotuje ten akapit, ja rozumiem, że z naszej strony sprawą zajmie się wicepremier Olesiak, koledzy<text:span text:style-name="T1362"><text:s/></text:span>szkoda, że nie ma kol. Janowskiego i red. Wielowieyski oraz kółka rolnicze. Dobrze.</text:p>
      <text:p text:style-name="P1363">Proszę dr Stankiewicz. Niech pan nie ryzykuje panie doktorze, ponieważ ten tekst jest podpisany, uzgodniony i można powiedzieć przedstawiony najwyższemu gremium i bardzo by mnie zależało na tym, żebyśmy<text:span text:style-name="T1364"><text:s/></text:span>panowie już przestali mieszać.</text:p>
      <text:p text:style-name="P1365"><text:span text:style-name="T1366">Ob. Tomasz Stankiewicz</text:span>:</text:p>
      <text:p text:style-name="P1367">Dziękuję bardzo.</text:p>
      <text:p text:style-name="P1368"><text:span text:style-name="T1369">P</text:span><text:span text:style-name="T1370">rz</text:span><text:span text:style-name="T1371">ewodni</text:span><text:span text:style-name="T1372">cz</text:span><text:span text:style-name="T1373">ąc</text:span><text:span text:style-name="T1374">y</text:span><text:span text:style-name="T1375">:</text:span></text:p>
      <text:p text:style-name="P1376">Minister Szreter.</text:p>
      <text:p text:style-name="P1377"><text:span text:style-name="T1378">Ob</text:span><text:span text:style-name="T1379">.</text:span><text:span text:style-name="T1380"><text:s/>Jerzy Szreter</text:span>:</text:p>
      <text:p text:style-name="P1381">Mam pytanie do strony O<text:span text:style-name="T1382">P</text:span>ZZ...</text:p>
      <text:p text:style-name="P1383"><text:span text:style-name="T1384">Przewodniczący</text:span>:</text:p>
      <text:p text:style-name="P1385">Chwileczkę, chwileczkę, proszę już nie zadawać OPZZ kłopotliwych pytań.</text:p>
      <text:p text:style-name="P1386">Do str. 26, proszę dr Bugaj.</text:p>
      <text:p text:style-name="P1387"><text:span text:style-name="T1388">Ob. Ryszard Bug</text:span><text:span text:style-name="T1389">aj</text:span><text:span text:style-name="T1390">:</text:span></text:p>
      <text:p text:style-name="P1391">Ja muszę pana przewodniczącego najpierw przeprosić, że wracam po raz kolejny do<text:span text:style-name="T1392"><text:s/></text:span>tej sprawy z uporem, do ostatniego akapitu. Tym razem jednak wracam już nie sam, ale po uzgodnieniu z kolegami, aliantem w sprawie, o którą toczę ten sp<text:span text:style-name="T1393">ó</text:span>r stał się pan premier Rakowski i jego przemówienie telewizyjne ostatnie, od którego cytatu chciałbym zacząć, a potem sformułować wniosek.</text:p>
      <text:p text:style-name="P1394">Z przeglądu tego wszystkiego co pisze prasa, o czym informuje telewizja i radio wynika, że podczas debat w zespołach<text:s/>„okrągłego stołu”<text:s/>zgłaszane są bardzo różne propozycje dotyczące nie tylko struktur politycznych czy życia politycznego, ale także gospodarki i to we wszystkich jej dziedzinach, w górnictwie, w przemyśle, handlu, w służbie zdrowia. Śledzę uważnie rozwój tych dyskusji.<text:s/>No<text:s/>i ministrowie<text:s/>biorąc przecież udział w pracach zespołów, są współprzewodniczącymi niektórych z nich i dostrzegam, że do tej pory zgłoszono bardzo wiele postulatów, bardzo wiele potrzeb.</text:p>
      <text:p text:style-name="P1395">Są także różne opinie na temat wartości tych propozycji czy ich jakości. Słyszałem na przykład opinię, że jest to koncert życzeń nie oparty na rachunku ekonomicznym.<text:s/>Ja też mam takie odczucie. Nie chcę jednak formułować dzisiaj<text:span text:style-name="T1396"><text:s/></text:span>ostatecznych wniosków, ponieważ postanowiliśmy w rządzie<text:s/>po zakończeniu<text:s/><text:span text:style-name="T1397">„</text:span>okrągłego stołu”<text:s/>wszystkie te zgłoszone postulaty, żądania, potrzeby, że wszystkie<text:s/><text:span text:style-name="T1398">-</text:span><text:s/>przepraszam bardzo,<text:s/><text:soft-page-break/>że po zakończeniu<text:s/>„okrągłego stołu”<text:s/>wszystkie te zgłoszone postulaty, żądania, potrzeby zostaną dokładnie przez nas spisane, następnie dokonamy rachunku ekonomicznego. Powiemy co jest możliwe do zrealizowani<text:span text:style-name="T1399">a</text:span>, a co rzeczywiście jest koncertem życzeń, ponieważ w tych wszystkich sprawach obowiązują realia i trzeba się ich trzymać.</text:p>
      <text:p text:style-name="P1400"><text:span text:style-name="T1401">I</text:span><text:s/>ostatni fragment. Po pr<text:span text:style-name="T1402">o</text:span>stu musi obowiązywać zasada chodzenia po ziemi i musi obowiązywać wszystkich, zarówno stronę koalic<text:span text:style-name="T1403">yj</text:span>no-rządową, jak i solidarnościowo-opozycyjną.</text:p>
      <text:p text:style-name="P1404">Czy wszyscy chodzą po ziemi, mam co do tego pewne wątpliwości.</text:p>
      <text:p text:style-name="P1405"><text:span text:style-name="T1406">W</text:span><text:s/>konkluzji tego stanowiska, którego nie możemy przeoczyć, musimy czytać oczywiście zapis ostatniego akapitu str. 26, jest to bowiem jak gdyby wyjaśnienie rządu nadające sens temu zapisowi. I z tych powodów proponowałbym zapis ostatniego akapitu zastąpić zapisem następującym: Zespół stoi na stanowisku, że realizacj<text:span text:style-name="T1407">a</text:span><text:s/>postulatów uzgodnionych w toku obrad odbywać się będzie w formach i terminach określonych w dokument<text:span text:style-name="T1408">ac</text:span>h.</text:p>
      <text:p text:style-name="P1409"><text:span text:style-name="T1410">W</text:span><text:s/>wyjątkowych przypadkach, gdy z ważnych powodów ekonomicznych nie będzie możliwa realizacja określonych postulatów, rząd przedstawi parlamentowi i komisji porozumiewawcz<text:span text:style-name="T1411">ej<text:s/></text:span>inny, niż uzgodniony tryb realizacji przyjętych postanowień.</text:p>
      <text:p text:style-name="P1412"><text:span text:style-name="T1413">Przewodnicząc</text:span><text:span text:style-name="T1414">y</text:span><text:span text:style-name="T1415">:</text:span></text:p>
      <text:p text:style-name="P1416"><text:span text:style-name="T1417">T</text:span>en zapis, który<text:s/><text:span text:style-name="T1418">w</text:span><text:s/>tej chwili jest przedstawiony jest zapisem uzgodnionym ze współprzewodni<text:span text:style-name="T1419">cz</text:span>ącymi, był bardzo wszechstronnie dyskutowany i nie widzę żadnej jakościowej<text:s/>różnicy w istocie między tym co proponuje pan Bugaj a tym co tutaj jest napisane i nie widzę osobiście żadnego powodu, dla którego mielibyśmy ten zapis zmieniać.</text:p>
      <text:p text:style-name="P1420">Dlatego ja podtrzymuję zdecydowanie ten zapis, powiadam uzgodniony ze współprzewodniczącymi zespołów, wszystkimi.</text:p>
      <text:p text:style-name="P1421"><text:span text:style-name="T1422">O</text:span><text:span text:style-name="T1423">b. Witold Trzeciakowski</text:span>:</text:p>
      <text:p text:style-name="P1424">Ja sądzę, że jednak musimy ustosunkować się do enuncjacji pana premiera, która jest wiążącą interpreta<text:span text:style-name="T1425">cj</text:span>ą realizacji tych ustaleń. Ponieważ następuje swego rodzaju supozycja że będzie to realizowane w sposób jednostronny, no byłoby rzeczą wskazaną dać jakąś, dać jakiś wyraz, jakąś gwarancję na piśmie, że te postulaty będą przyjęte do realizacji w sposób jakoś bardziej wiążący, a nie taki całkowicie wolny, pozostający do interpreta<text:span text:style-name="T1426">cj</text:span>i swobodnej rządu.</text:p>
      <text:p text:style-name="P1427"><text:span text:style-name="T1428">Ob. Ireneusz Sekuła</text:span>:</text:p>
      <text:p text:style-name="P1429">Postulaty zawarte zarówno w stanowisku zespołu, jak i w poszczególnych podzespołów, tak to już mówiłem, będą realizowane przez rząd wedle tego, jak są sformułowane i w terminach tak jak są one określone na miarę możliwości gospodarki. Nie chcę powtarzać wywodu, iż z samej jakości tych postulatów wynika, iż trzeba będzie dokonywać wyboru kolejności hierarchizac<text:span text:style-name="T1430">ji</text:span><text:s/>kalendarza.</text:p>
      <text:p text:style-name="P1431">Dlatego też zapis, iż powinny być one uwzględniane w centralnych planach rocznych oraz Narodowym Planie Społeczno-Gospodarczym, a przypominam, że Narodowy Plan Społeczno-Gospodarczy jest zatwierdzany przez Sejm, jest to dokument S<text:span text:style-name="T1432">e</text:span>jmu, a Centralny Plan Roczny podlega opiniowaniu przez komisje sejmowe, a więc także przechodzi przez r<text:span text:style-name="T1433">ę</text:span>c<text:span text:style-name="T1434">e<text:s/></text:span>Sejmu i oczywiście opinie komisji sejmowych są przez rząd<text:s/>bardzo wnikliwie rozpatrywane i na ogół w większości przypadków uwzględniane. Potem zachodzi pełna parlamentarna kontrola nad transmisją ustaleń naszego zespołu i jeg<text:span text:style-name="T1435">o</text:span><text:s/>podzespołów w<text:s/><text:soft-page-break/>plany i ich realizację przez rząd.<text:s/><text:span text:style-name="T1436">S</text:span>tąd za pro<text:span text:style-name="T1437">f</text:span>. Baką podtrzymywałbym ten zapis, jako w pełni adekwatny do sytuacji, nadający wszystkie możliwości realizacyjne i moim zdaniem w najmniejszym stopniu niesprzeczne z wypowiedzią<text:span text:style-name="T1438"><text:s/></text:span>premiera, który akcentował konieczność uwzględnienia realiów ekonomicznych w każdym działaniu, w każdym działaniu przedsiębiorstw, rządu, całej gospodarki przy konstruowaniu planów i jak powiedziałem, żadnej sprzeczności ja tutaj nie widzę. Dzięku<text:span text:style-name="T1439">ję</text:span>.</text:p>
      <text:p text:style-name="P1440"><text:span text:style-name="T1441">Przewodnicząc</text:span><text:span text:style-name="T1442">y</text:span>:</text:p>
      <text:p text:style-name="P1443">Więc projekt, propozycja zgłoszona w tej chwili przez pana dr Bugaja, była przedstawiona przez niego na spotkaniu współprzewodniczących i była dyskutowana i nie została przy<text:span text:style-name="T1444">j</text:span>ęta. Zwyciężyły argumenty przemawi<text:span text:style-name="T1445">aj</text:span>ące za taką formułą, enuncjacja, jeżeli to tak nazwiemy, premiera w niczym nie zmienia postaci rzeczy absolutnie w niczym.</text:p>
      <text:p text:style-name="P1446">Je<text:span text:style-name="T1447">ś</text:span>li natomiast chodzi o kwestię kontroli, to mechanizm i system zabezpieczeń tutaj jest szczególnie rozwinięty, ponieważ zwracam uwagę<text:s/>państwa, że napisane jest, rząd będzie przedstawiał Sejmowi, komisji porozumiewawczej oraz opinii publicznej okresowe informacje o realizacji tych ustaleń. Nie próbujmy wszystkiego załatwić tutaj w zapisie. Zostawmy,<text:s/>bo lepiej to zrobi komisja porozumiewawcza, parlament, to wymaga po prostu rozwiązywania w czasie.</text:p>
      <text:p text:style-name="P1448">Jeżeli<text:s/>państwo chcecie wnosić zapis alternatywny, jak proponuje pan Bugaj, oczywiście można to uczynić. Natomiast traktuję to po prostu jako wyraz, jako element po prostu,<text:s/>który jest sprzeczny z tym duchem, w jakim prowadziliśmy prace nad kwestią zapewnienia warunków realizacji dla tego wszystkiego, co tutaj zostało zapisane.</text:p>
      <text:p text:style-name="P1449">Proszę, pani Staniszewska.</text:p>
      <text:p text:style-name="P1450"><text:span text:style-name="T1451">O</text:span><text:span text:style-name="T1452">b. Grażyna Staniszewska</text:span>:</text:p>
      <text:p text:style-name="P1453"><text:span text:style-name="T1454">P</text:span>o prostu premier R<text:span text:style-name="T1455">a</text:span>kowski wyjaśnił rzeczywisty sens słowo<text:s/>„powinna”. Że to nie jest żaden obowiązek, tylko<text:s/><text:span text:style-name="T1456">bę</text:span>d<text:span text:style-name="T1457">zi</text:span>e<text:span text:style-name="T1458"><text:s/></text:span>się uzgadniać jakieś realia. Tak samo w tym kontekście w wypowiedzi premiera Rakowskiego zupełnie inaczej brzmi to przedstawianie okresowe Sejmowi i komisji porozumiewawczej realizacji ustaleń. W tym przedstawianiu będzie mowa o realiach, które na przykład spowodowały niemożność zdaniem rządu zrealizowania tych ustaleń. I w tej sytuacji my równie dobrze może się okazać, że na przykład wskaźnik<text:s/>indeksac<text:span text:style-name="T1459">y</text:span>jny<text:s/>0,8 zmienił się nagle na 0,4 bo takie były realia gospodarcze.</text:p>
      <text:p text:style-name="P1460">I w tej sytuacji po prostu posiedzieliśmy tutaj sobie dwa miesiące i wychodzimy z niczym, przy takim podsumowaniu całości umowy.</text:p>
      <text:p text:style-name="P1461"><text:span text:style-name="T1462">Przewodnicząc</text:span><text:span text:style-name="T1463">y</text:span>:</text:p>
      <text:p text:style-name="P1464">Ja muszę powiedzieć, że zdumiewa mnie, skąd tutaj w nas jest tyle pychy, że to co my potrafimy, to nie zdoła uczynić ani komisja porozumiewawcza, ani parlament, ani można powiedzieć opinia publiczna późni<text:span text:style-name="T1465">ej.</text:span><text:s/>Proszę się nad tym zastanowić.</text:p>
      <text:p text:style-name="P1466">Proszę, pan dr Bugaj.</text:p>
      <text:p text:style-name="P1467"><text:span text:style-name="T1468">Ob. Ryszard Bug</text:span><text:span text:style-name="T1469">aj</text:span>:</text:p>
      <text:p text:style-name="P1470">Ja chciałem zwrócić uwagę, iż w tym co proponowałem jest tylko jedna różnica w stosunku do tekstu, który jest w tej chwili zapisany. Ta różnica sprowadza się do tego, i<text:span text:style-name="T1471">ż<text:s/></text:span>chciałem wyakcentować, że zasadą jest realizowanie zawartego porozumieni<text:span text:style-name="T1472">a</text:span>.</text:p>
      <text:p text:style-name="P1473">Natomiast wyjątkie<text:span text:style-name="T1474">m</text:span><text:s/>jest szukanie realizac<text:span text:style-name="T1475">j</text:span>i inne<text:span text:style-name="T1476">j,<text:s/></text:span>niż w tym porozumieniu zostało to określone. Nie ma<text:s/><text:soft-page-break/>wi<text:span text:style-name="T1477">ę</text:span>c w intencji tego co proponuję, powiedziałbym zamknięcia oczu na realia gospodarcze i powiedzenie, że wszystko<text:s/><text:span text:style-name="T1478">a</text:span>bsolutnie niezależnie od tego, co się stanie, kiedy się stanie itd. podlega bezwzględnej realizacji, bezwzględnemu rozliczeniu.</text:p>
      <text:p text:style-name="P1479">Natomiast podkreślam z naciskiem, chodziło tu o wyakcentowanie zasady, że się realizuje, wtedy się nie realizuje tylko, kiedy naprawdę nie można.</text:p>
      <text:p text:style-name="P1480">Natomiast jeżeli czyta się to porozumienie w kontekście przemówienia pana premiera Rakowskiego, jest uzasadnione przypuszczenie, iż zasadą jest, że realizuje się to, co uzna się za stosowne, a nie to, co zostało uzgodnione.</text:p>
      <text:p text:style-name="P1481"><text:span text:style-name="T1482">Przewodnicząc</text:span><text:span text:style-name="T1483">y</text:span>:</text:p>
      <text:p text:style-name="P1484">Ja chcę tylko zapytać, a skąd pan wie<text:s/><text:span text:style-name="T1485">w</text:span><text:s/>tej chwili, że przy najlepiej prowadzonej gospodarce, przy najwyższej efektywności suma tych wszystkich zapisów na przykład na rok 1990, jeżeli chodzi o obciążenia, nie będzie taka, że wystarczy na zrealizowanie tylko 30% tych zapisów, a 70 będzie musiało być przesunięte w czasie. I co?<text:s/><text:span text:style-name="T1486">I</text:span><text:s/>wtedy do tych 70% można będzie odnieść kategorię, że w sytuacjach wyjątkowych. Bo po prostu ja uważam, że ten zapis on przeczy logice. Po prostu dlatego, że on przesądza z góry bez rozpoznania, że rzeczywiście nasze możliwości gospodarcze będą takie, że tylko w przypadkach wyjątkowych nie będzie można zrealizować tego.</text:p>
      <text:p text:style-name="P1487">Przecież dyskutow<text:span text:style-name="T1488">al</text:span>iśmy wśród współprzewodniczących, którym bardzo leży na sercu zre<text:span text:style-name="T1489">al</text:span>izowanie tego, co postulowano i oni zgodzili się<text:s/><text:span text:style-name="T1490">z</text:span><text:s/>tym założeniem, że to co nie<text:s/><text:span text:style-name="T1491">w</text:span>y<text:span text:style-name="T1492">m</text:span>a<text:span text:style-name="T1493">g</text:span>a<text:s/>inwestycji, to co może być organizacyjnie, legislac<text:span text:style-name="T1494">yj</text:span>nie,<text:s/>prawda, interwencyjnie zrobione musi być natychmiast.</text:p>
      <text:p text:style-name="P1495">To natomiast, co<text:s/><text:span text:style-name="T1496">w</text:span>ymaga nakładów, środków ekonomicznych, no musi być wprowadzone w mechanizm uzgadniania polityki gospodarczej. Natomiast sprawą niezwykle istotną jest roztoczenie społecznego nadzoru silnego nad realizacją tych porozumień, które tutaj zawieramy.<text:s/><text:span text:style-name="T1497">I</text:span><text:s/>dlatego jest tak wyakcen<text:span text:style-name="T1498">to</text:span>w<text:span text:style-name="T1499">ana</text:span>, wyeksponowana sprawa komisji porozumiewaw<text:span text:style-name="T1500">cz</text:span>ej, Sejmu i opinii publicznej.</text:p>
      <text:p text:style-name="P1501">Ja wnoszę panie przewodniczący, żebyśmy zachowali ten zapis, który, nad którym bardzo dużo pracowaliśmy. Bo jest formuła, która nie jest formułą jednego wieczoru. To jest formuła, nad którą pracowaliśmy bez mała dwa tygodnie.</text:p>
      <text:p text:style-name="P1502"><text:span text:style-name="T1503">Ob. Witold Trzeci</text:span><text:span text:style-name="T1504">ak</text:span><text:span text:style-name="T1505">owski</text:span>:</text:p>
      <text:p text:style-name="P1506">Panie przewodniczący, jest sprawa taka, że myśmy przyjęli pewien wątpliwej wartości tryb postępowania w tych dyskusjach<text:s/>„stolikowych”,<text:s/>„podstolikowych”. Mianowicie zasadnicza intencja nasza powinna była być taka, że wnioski składane przez stronę solidarnościową wobec partnerów strony rz<text:span text:style-name="T1507">ą</text:span>do<text:span text:style-name="T1508">w</text:span>ej<text:span text:style-name="T1509"><text:s/></text:span>powinny były zakładać, że strona rządowa jest świadoma tego, co nam daje, że wyrażając zgodę nie przyłącza się do<text:s/>„koncertu życzeń”, tylko bierze pod uwagę<text:s/>realne możliwości, jakie są w danym wypadku w gestii strony rządowej.<text:s/><text:span text:style-name="T1510">N</text:span>o tymczasem okazało się, że te wszystkie postulaty miały charakter właśnie życzeniowy, a nie konkretny. To w pewnym sensie, jak gdyby podważa wiarygodność realizacyjną tych ustaleń.<text:s/><text:span text:style-name="T1511">I</text:span><text:s/>dlatego ja byłbym zd<text:span text:style-name="T1512">an</text:span>ia, żeby przyjąć sugestię, którą sformułował pan Bugaj, jako sugestię nie podważającą możliwości konfrontacji z realiami gospodarczymi, tylko po prostu na zasadzie przyjęcia pewnego trybu postępowania, że zasadą jest realizowanie tego co zostało napisane, żeby po prostu dać tą satysfakcję tym ludziom, którzy nad tym siedzieli, że to by było na coś potrzebne, a nie dać znak zapytania wszędzie, że wszystko to może być podważone na podstawie po prostu wątpliwości, czy nas na<text:s/><text:soft-page-break/>to stać, czy nas na to nie stać.</text:p>
      <text:p text:style-name="P1513">Ja rozumiem, że są realia ekonomiczne, które muszą być wzięte pod uwagę i nikt tego nie kwestionuje, bo byłoby to nierozsądne z naszej strony jako ekonomistów, żebyśmy to kwestionow<text:span text:style-name="T1514">al</text:span>i.</text:p>
      <text:p text:style-name="P1515">Natomiast przyjęcie tej tezy podstawow<text:span text:style-name="T1516">ej,</text:span><text:s/>że zasadą jest realizacja tych postanowień, natomiast w tym zakresie, w jakim to się okaże niemożliwe, to są te wypadki szczególne, no to po prostu daje pewną satysfakcję tym ludziom, którzy nad tym pracowali, że będą poważnie traktowan<text:span text:style-name="T1517">i</text:span>.</text:p>
      <text:p text:style-name="P1518"><text:span text:style-name="T1519">P</text:span><text:span text:style-name="T1520">rz</text:span><text:span text:style-name="T1521">ewodni</text:span><text:span text:style-name="T1522">cz</text:span><text:span text:style-name="T1523">ąc</text:span><text:span text:style-name="T1524">y</text:span><text:span text:style-name="T1525">:</text:span></text:p>
      <text:p text:style-name="P1526">Minister Długosz.</text:p>
      <text:p text:style-name="P1527"><text:span text:style-name="T1528">Ob</text:span><text:span text:style-name="T1529">.</text:span><text:span text:style-name="T1530"><text:s/>Stanisław Długosz</text:span>:</text:p>
      <text:p text:style-name="P1531">Po pierwsze, ja nie uwa<text:span text:style-name="T1532">ż</text:span>a<text:span text:style-name="T1533">m</text:span><text:s/>tych dwóch miesięcy, które tu siedzimy, tak jak pani Staniszewska za miesiące stracone, czy za czas stracony i uważam, że bardzo poważnie podchodzimy ze strony rządowej do realności postulatów, które są tutaj dyskutowane i uzgadnianie.</text:p>
      <text:p text:style-name="P1534">Ja przestudiow<text:span text:style-name="T1535">ał</text:span>em wszystkie załączniki z poszczególnych zespołów i muszę powiedzieć, że są tam bardzo różnego rodzaju zapisy. Przykładowo: Są konkretne postulaty inwestycyjne, które mogą być skwantyfikowane po bardzo krótkim, że tak pawiem studium. Są postulaty dotyczące tworzenia pewnych programów, ale jest tam za mało przesłanek, żeby te program<text:span text:style-name="T1536">y<text:s/></text:span>mogły być skwanty<text:span text:style-name="T1537">fi</text:span>kowane w wyrazie finansowym, a więc będą musiały być wprowadzone dalsze prace.</text:p>
      <text:p text:style-name="P1538">Są postulaty dotyczące tworzenia pewnych funduszy, ale też trzeba zbadać<text:s/><text:span text:style-name="T1539">w</text:span><text:s/>oparciu o jakie założenia te fundusze byłyby prowadzone.</text:p>
      <text:p text:style-name="P1540">Są wreszcie postulaty zmiany o - zmian w określonych aktach, przede wszystkim ustawowych, które wydaje mi się, że to akurat może nie pociąga za sobą bezpośredniego nakładu finansowego czy rzeczowego i dlatego mówię to wszystko po to, żeby powiedzieć, że ten zapis wydaje mi się najbardziej adekwatny do naszej sytuacji gospodarczej tym bardziej, że ostatecznie to nowy parlament n<text:span text:style-name="T1541">ajp</text:span>rawdopodobniej będzie akceptował plan 5-letni w takim kształcie, w jakim będzie przyjęty dla lat 1991-1995 i ja na przykład zwracam uwagę, że postulowanie udziału nakładów na budownictwo tutaj przy naszym stole minimum w wysokości 7<text:span text:style-name="T1542">%</text:span>, być może parlament prz<text:span text:style-name="T1543">yj</text:span>mie, a może parlament nie przyjmie bez względu na to, czy rząd zgłosi taki postulat, czy taki wniosek, czy nie<text:s/>zgłosi. Wyd<text:span text:style-name="T1544">a</text:span>je<text:s/><text:span text:style-name="T1545">m</text:span>i się, że raczej należy podejść z dobrą wiarą do naszego siedzenia tutaj, w<text:span text:style-name="T1546">ys</text:span>łuchiwania i badania tych wszystkich postulatów, że będziemy chcieli to wszystko wdrażać w życie w takich warunkach, jakie nas będą czekały w przyszłym 5<text:span text:style-name="T1547">-</text:span>leciu.</text:p>
      <text:p text:style-name="P1548">Natomiast zakładanie z góry że my tu siedzimy po to tylko, że jakoś<text:s/><text:span text:style-name="T1549">-</text:span><text:s/>przepraszam za wyrażenie - wykpić się z postulatów zgłaszanych, nie jest chyba dobrą miarą wspólnego wysiłku, jaki tutaj się podejmuje.</text:p>
      <text:p text:style-name="P1550"><text:span text:style-name="T1551">Przewodnicząc</text:span><text:span text:style-name="T1552">y</text:span><text:span text:style-name="T1553">:</text:span></text:p>
      <text:p text:style-name="P1554">Dziękuję. Proszę prof. Jan Kaczmarek.</text:p>
      <text:p text:style-name="P1555"><text:span text:style-name="T1556">Ob. Jan Kaczmarek</text:span>:</text:p>
      <text:p text:style-name="P1557">Ja również sądzę, że zapis ten zawiera podstawowe intencje, jakie są z obu stron deklarowane od samego początku naszych obrad.</text:p>
      <text:p text:style-name="P1558">Jednakże ponieważ zbliżamy się, jak mnie się wydaje, ku pomyślnemu zakończeniu naszych obrad,<text:s/><text:soft-page-break/>myślę, że<text:s/>można by<text:s/>pójść na pewne tu uzupełnienie tego tekstu, które by spełniało życzenia obu stron, zarówno opozycyjno-solidarnościowej jak też i koalicyjno-związkowe<text:span text:style-name="T1559">j</text:span>.</text:p>
      <text:p text:style-name="P1560">O co tutaj chodzi? Chodzi o po pierwsze stwierdzenie, że jesteśmy za pełną realizacją. Taka rozumiem była intencja wypowiedzi pana dr Bugaja.</text:p>
      <text:p text:style-name="P1561">Po drugie: chodzi o to jak realizować, i po trzecie: jak to kontrolować.</text:p>
      <text:p text:style-name="P1562">Otóż z tych wszystkich trzech przesłanek, czy kryteriów, według których powinien być ten akapit skonstruowany, po prostu chyba wymaga uzupełnienia ten pierwszy.<text:s/>Gdybyśmy prowadzili zatem taką niewielką stosunkowo chociaż istotną co do treści zmianę w postaci uzupełnienia.<text:s/>Teraz powiem,<text:s/><text:span text:style-name="T1563">j</text:span>akby to brzmiało.</text:p>
      <text:p text:style-name="P1564">Zespół stoi na stanowisku pełnej realizacji jego ustaleń<text:span text:style-name="T1565"><text:s/>/</text:span>kropka/<text:span text:style-name="T1566">.</text:span><text:s/><text:span text:style-name="T1567">P</text:span>o czym - jako nowe zdanie, to znaczy tekst istniejący, ale w postaci nowego zdania.</text:p>
      <text:p text:style-name="P1568">Realizacja post<text:span text:style-name="T1569">u</text:span>l<text:span text:style-name="T1570">at</text:span>ó<text:span text:style-name="T1571">w</text:span><text:s/>o charakterze organiz<text:span text:style-name="T1572">ac</text:span>yjnym i - bez zmiany, to dotyczy tych doraźnych. Potem mówimy o sposobie realizacji wymagających większych nakładów i te dwa punkty załatwiają w sposób realiza<text:span text:style-name="T1573">cji</text:span>.</text:p>
      <text:p text:style-name="P1574">Ostatnie zdanie określa to co byśmy nazywali<text:s/>„kontrolą społeczną”<text:s/>gdyż rząd ma przedstawiać Sejmowi, komisji porozumiewawczej oraz opinii publicznej okresowej informacj<text:span text:style-name="T1575">i<text:s/></text:span>o realizacji tych ustaleń. Tu w pełni popieram stanowisko przewodniczącego Baki, że to przecież stwarza określony możliwości po pierwsze - stwierdzenia, czy realizacja jest konsekwentna; po drugie - gdyby tak nie było - istnieje możliwości wywarcia odpowiednimi siłami spo<text:span text:style-name="T1576">ł</text:span>ecznymi i po<text:span text:style-name="T1577">l</text:span>itycznymi, dostosowania się do tego wymogu pełnej realizacji.</text:p>
      <text:p text:style-name="P1578">Czyli cała moja poprawka sprowadza się do tych pięciu słów dodatkowych: Zespół stoi na stanowisku pełnej re<text:span text:style-name="T1579">al</text:span>izacji<text:span text:style-name="T1580"><text:s/></text:span>jego ustaleń. /Kropka/.<text:s/><text:span text:style-name="T1581">A</text:span><text:s/>dalej bez zmian. Dziękuję.</text:p>
      <text:p text:style-name="P1582"><text:span text:style-name="T1583">Ob. Mieczysław Gil</text:span>:</text:p>
      <text:p text:style-name="P1584">Ja uważam, że od pewnego czasu to co dziś zostało wyrażone przez kol. Bugaja i kol. Staniszewską to w tej sali było, niepokoiły nas wcześniej wypowiedzi i zarówno ministra Wilczka i tutaj będącego z nami dziś premiera Sekuły że my obradujemy, a rząd nie od dziś przecież pracuje i będzie pracował, uznaliśmy jednak, że te wypowiedzi b<text:span text:style-name="T1585">ył</text:span>y<text:span text:style-name="T1586"><text:s/></text:span>wypowiedziami przy tym stole, które zawsze musiały występować różne z naszej strony, też różne wypowied<text:span text:style-name="T1587">z</text:span>i.</text:p>
      <text:p text:style-name="P1588">Natomiast wypowiedź premiera Rakowskiego jednak przekracza pewne granice, co do naszych obrad przy ty<text:span text:style-name="T1589">m</text:span><text:s/>st<text:span text:style-name="T1590">o</text:span>le<text:span text:style-name="T1591"><text:s/></text:span>i postanowień zawieranych tu umów<text:span text:style-name="T1592">.</text:span></text:p>
      <text:p text:style-name="P1593">Wydaje mi się, że wytwarza w odbiorze społecznym ten niepok<text:span text:style-name="T1594">ój,</text:span><text:s/>iż nasze ustalenia mogą znaleźć się w bardzo małym stopniu w zasadniczym punkcie widzenia rządu, działania rządu.</text:p>
      <text:p text:style-name="P1595">Dlatego też w odbiorze i w dyskusjach naszych, naszych członków wczoraj nawet czy po<text:s/><text:span text:style-name="T1596">w</text:span>ystąpieniu premiera budziły niepok<text:span text:style-name="T1597">ój</text:span>.</text:p>
      <text:p text:style-name="P1598">Dlatego też proponow<text:span text:style-name="T1599">ał</text:span>bym, aby w tej chwili przerwa nastąpiła krótka. My postanowimy może zredagować, zmodyfikować nasze stanowisko, jednak dać wyraz tym niepokojom będziemy musieli po przemówieniu premiera Rakowskiego.</text:p>
      <text:p text:style-name="P1600"><text:span text:style-name="T1601">Przewodniczący</text:span>:</text:p>
      <text:p text:style-name="P1602">Proszę, pan premier Sekuła.</text:p>
      <text:soft-page-break/>
      <text:p text:style-name="P1603"><text:span text:style-name="T1604">Ob. Ireneusz Sekuła</text:span>:</text:p>
      <text:p text:style-name="P1605"><text:span text:style-name="T1606">P</text:span>rzepraszam bardzo, chciałem zwrócić tutaj na jedną rzecz uwagę. Jest to konkluzja zawierająca zobowiązania dla rządu. Tekst jest wynegoc<text:span text:style-name="T1607">jo</text:span>wany po długiej pracy merytoryczn<text:span text:style-name="T1608">ej,</text:span><text:s/>redakcyjnej i proponuję go pozostawić bez zmian. To jest tekst, który rząd może przyjąć. Innego nie.</text:p>
      <text:p text:style-name="P1609">Oczywiście mogą<text:s/>państwo sformułować alternatywę, ale ta - ale kończenie dokumentu alternatywą, która z jednej strony będzie miała charakter postulatu, który oczywiście że tak powiem,<text:s/><text:span text:style-name="T1610">p</text:span>rzyjemnie się przeczyta, natomiast tylko stanowisko strony rządowej - proszę wybaczyć - ma akurat w tym momencie walor realnego zobowiązania.</text:p>
      <text:p text:style-name="P1611">W związku z tym alternatywa na zakończenie tego dokumentu<text:s/>nie wydaje mi się rozwiązaniem sensownym, ale jeżeli taka jest wola oczywiście, można ją tak zapisać.</text:p>
      <text:p text:style-name="P1612">Natomiast chcę oświadczyć, że potwierdzamy brzmienie tego zapisu tak jak on jest tutaj zredagowany i proponuje go przyjęć, ponieważ no oczywiście możemy jeszcze wysłuch<text:span text:style-name="T1613">i</text:span>wać dalszych licznych wypowiedzi, argumentów, ale to jest<text:s/><text:span text:style-name="T1614">-</text:span><text:span text:style-name="T1615"><text:s/></text:span>i myśmy - przypominam - proponowali inne zapisy, jest to zapis kompromisowy, wychodzący najdalej w zakresie zobowiązań rządu jak to jest możliwe i właśnie realne, ponieważ nikt z<text:s/>państwa<text:s/>za rok, czy za dwa lata nie będzie słuchał tłumaczeń, że coś się okazało nie do zre<text:span text:style-name="T1616">al</text:span>izowania, a było p<text:span text:style-name="T1617">r</text:span>zyjęte. Potem<text:s/>państwo powiedzą: a po coście to podpisywali. Po coście to przyjęli, skoro wiadomo było, że jest nierealne.</text:p>
      <text:p text:style-name="P1618"><text:span text:style-name="T1619">A</text:span><text:s/>więc bardzo proszę, aby ten zapis przyjąć, zrównoważony,<text:span text:style-name="T1620"><text:s/></text:span>harmonijny, wynego<text:span text:style-name="T1621">cjo</text:span>w<text:span text:style-name="T1622">an</text:span>y, potwierdzony przez współprzewodniczących wszystkich zespołów i po prostu zawierający merytoryczną konkluzję naszych obrad. Dziękuję.</text:p>
      <text:p text:style-name="P1623"><text:span text:style-name="T1624">Przewodnicząc</text:span><text:span text:style-name="T1625">y</text:span><text:span text:style-name="T1626">:</text:span></text:p>
      <text:p text:style-name="P1627">Panie Premierze! Sposób stawiania spawy przez pana jest troszkę u<text:span text:style-name="T1628">lt</text:span>ymatywny albo prz<text:span text:style-name="T1629">yj</text:span>miecie albo odrzucacie. No to jest troszkę jednostronne podejście.</text:p>
      <text:p text:style-name="P1630"><text:span text:style-name="T1631">Przewodniczący<text:s/></text:span><text:span text:style-name="T1632">W</text:span><text:span text:style-name="T1633">.<text:s/></text:span><text:span text:style-name="T1634">B</text:span><text:span text:style-name="T1635">aka:</text:span></text:p>
      <text:p text:style-name="P1636">Ponieważ był wniosek o to, ażeby zrobić 10-minutową przerwę, to<text:s/>państwo chcecie jeszcze tutaj wracać po obiedzie. Świetnie, bardzo świetnie.</text:p>
      <text:p text:style-name="P1637">Robimy szybki żołnierski obiad na 20 minut, na pół godziny, a w międzyczasie bardzo proszę o przygotowanie jeszcze ewentualnie tutaj stanowiska, ponieważ byłoby fatalnie ko<text:span text:style-name="T1638">ń</text:span>czy<text:span text:style-name="T1639">ć</text:span><text:s/>rozbieżnością nasz dokument i stanowiska w sprawie rolnictwa. Dzięku<text:span text:style-name="T1640">ję</text:span>.</text:p>
      <text:p text:style-name="P1641">/Przerwa/.</text:p>
      <text:p text:style-name="P1642"/>
      <text:p text:style-name="P1643">/Po<text:s/><text:span text:style-name="T1644">p</text:span>rzerwie/.</text:p>
      <text:p text:style-name="P1645"><text:span text:style-name="T1646">/Po</text:span><text:s/>przerwie obradom przewodniczy<text:s/><text:span text:style-name="T1647">ob. Wi</text:span><text:span text:style-name="T1648">to</text:span><text:span text:style-name="T1649">l</text:span><text:span text:style-name="T1650">d</text:span><text:span text:style-name="T1651"><text:s/></text:span><text:span text:style-name="T1652">Trzeciakowski</text:span><text:span text:style-name="T1653">/</text:span><text:span text:style-name="T1654">.</text:span></text:p>
      <text:p text:style-name="P1655"><text:span text:style-name="T1656">Przewodniczący</text:span>:</text:p>
      <text:p text:style-name="P1657">Proszę<text:s/>państwa, dyskutujemy nad ostatnim akapitem strony 25-tej, jakie są propozycje, na stronie 26-tej - Zespół stoi na stanowisku itd. Była propozycja pana prof. Kaczmark<text:span text:style-name="T1658">a</text:span>,<text:span text:style-name="T1659"><text:s/></text:span>jakie są propozycje w tej sprawie jeszcze?</text:p>
      <text:p text:style-name="P1660">Przypominam, mówimy o zdaniu zaczynającym się od:<text:s/><text:span text:style-name="T1661">z</text:span>espół stoi na stanowisku, że realizacja postulatów o charakterze organiz<text:span text:style-name="T1662">ac</text:span>yjnym, prawnym itd. oraz takich, które mają charakter interwenc<text:span text:style-name="T1663">yj</text:span>ny<text:s/><text:soft-page-break/>itd. do końca.</text:p>
      <text:p text:style-name="P1664">Pan Bug<text:span text:style-name="T1665">aj.</text:span></text:p>
      <text:p text:style-name="P1666"><text:span text:style-name="T1667">Ob. Ryszard Bug</text:span><text:span text:style-name="T1668">aj</text:span><text:span text:style-name="T1669">:</text:span></text:p>
      <text:p text:style-name="P1670">To może szukajmy tutaj jak rozumiem takiego kompromisu w duchu tego co mówił pan prof. Kaczmarek. Ja rozumiem, że to nie jest, nie stoi w sprzeczności możliwości, że tak powiem naszej strony, zajęcia stanowiska wobec niepok<text:span text:style-name="T1671">o</text:span>jących wypowiedzi co do sposobu, w jaki porozumienia<text:s/><text:span text:style-name="T1672">„</text:span>okrągłego stołu”<text:s/>byłyby realizowane. Ale tutaj chodzi o tekst<text:s/><text:span text:style-name="T1673">w</text:span><text:s/>tej chwili. Więc może tak jak pan prof. Kaczmarek proponował, to znaczy pierwsze zdanie by brzmiało: Zespół stoi na stanowisku, że zawarte porozumienia muszą by<text:span text:style-name="T1674">ć</text:span><text:s/>realizowane w pełni. /Kropka/. Potem: Realizacja postulatów o charakterze organ<text:span text:style-name="T1675">izac</text:span>yjnym, prawnym itd. tak jak jest w tekście.</text:p>
      <text:p text:style-name="P1676"><text:span text:style-name="T1677">Ob. Ireneusz Sekuła</text:span>:</text:p>
      <text:p text:style-name="P1678">Panie przewodni<text:span text:style-name="T1679">cz</text:span>ący, ja chciałem jeszcze raz bardzo prosić, aby przyjąć ten tekst, który był wyn<text:span text:style-name="T1680">eg</text:span>o<text:span text:style-name="T1681">cjowan</text:span>y, harmonijnie zredagowany i proponuję, że tak powiem nie<text:s/>tracić czasu nad próbami je<text:span text:style-name="T1682">g</text:span>o zmiany<text:span text:style-name="T1683">.</text:span><text:s/>Jest on najdalej idącą formułą możliwą do przyjęcia dla rządu i bardzo proszę, aby tą redakcję przyjęć.<text:s/><text:span text:style-name="T1684">A</text:span><text:s/>jeżeli oczywiście<text:s/><text:span text:style-name="T1685">bę</text:span>d<text:span text:style-name="T1686">z</text:span>ie taka wola, aby ją skomentować, czy prawda…<text:s/>czy sformułować<text:s/><text:span text:style-name="T1687">al</text:span>tern<text:span text:style-name="T1688">at</text:span>ywnie, to oczywiście jest to możliwe. Natomiast jest to zobowiązanie dla rządu, które musi być rzetelnie przyjęte i w takim brzmieniu rząd się pod tym zobowiązaniem w pełni podpisuje. Dziękuję.</text:p>
      <text:p text:style-name="P1689"><text:span text:style-name="T1690">Przewodniczący</text:span>:</text:p>
      <text:p text:style-name="P1691">Panie premierze, ale chodzi o zawarcie w tym zdaniu intencji rządu właśnie tak, żeby pozbyć się tych obaw, że te intencje będą szły w kierunku minim<text:span text:style-name="T1692">ali</text:span>zowania tych zobowiązań i po prostu pierwsze zdanie, zgodnie z tym co proponował prof. Kaczmarek mówi, że z intencją rządu jest realizacja tych postulatów.</text:p>
      <text:p text:style-name="P1693">Więc nie widzimy specjalnie żadnej zmiany istotnej tego tekstu, natomiast jest uchylenie tych obaw, które się wiąza<text:span text:style-name="T1694">ł</text:span>y, które się narodziły na skutek lektury artykułu pana premiera Rakowskiego.</text:p>
      <text:p text:style-name="P1695"><text:span text:style-name="T1696">Ob. Ireneusz Sekuła</text:span>:</text:p>
      <text:p text:style-name="P1697">Jednakowoż redakcja, którą pan doktor Bugaj raczył przedstawić odbiega od tego, o czym mówi pan prof. Kaczmarek ponieważ sformułowanie Zespół stoi na stanowisku pełnej realizacji postulatów, a s<text:span text:style-name="T1698">f</text:span>ormułowanie Zespół stoi na stanowisku, że postulaty muszą być w pełni zre<text:span text:style-name="T1699">al</text:span>izowane, dla mnie brzmi<text:s/><text:span text:style-name="T1700">je</text:span>dnak odmiennie.</text:p>
      <text:p text:style-name="P1701">Przyjmuję tą poprawkę. Zawarte będą, nie muszą, tylko będą realizowane w pełni.</text:p>
      <text:p text:style-name="P1702"><text:span text:style-name="T1703">Ob. Ireneus</text:span><text:span text:style-name="T1704">z</text:span><text:span text:style-name="T1705"><text:s/>Sekuła</text:span>:</text:p>
      <text:p text:style-name="P1706">Jeżeli można? Proponuję przyjąć brzmienie, takie jak mówił prof. Kaczmarek, zespół stoi na stanowisku pełnej realizacji postulatów itd.</text:p>
      <text:p text:style-name="P1707"><text:span text:style-name="T1708">Przewodnicząc</text:span><text:span text:style-name="T1709">y</text:span><text:span text:style-name="T1710">:</text:span></text:p>
      <text:p text:style-name="P1711">Proszę bardzo, pan Kalinowski.</text:p>
      <text:p text:style-name="P1712"><text:span text:style-name="T1713">Ob. Wiesław Kalinowski</text:span>:</text:p>
      <text:p text:style-name="P1714">Przepraszam, chcę na moment wrócić do dyskutowanej tutaj chyba gdzieś przed dwoma tygodniami sprawy zapisu w podzespole do spraw rolnictwa, na które zwracamy...</text:p>
      <text:p text:style-name="P1715"><text:span text:style-name="T1716">Przewodnicząc</text:span><text:span text:style-name="T1717">y</text:span><text:span text:style-name="T1718">:</text:span></text:p>
      <text:p text:style-name="P1719">Przepraszam bardzo pana, ale my musimy skończyć z tą sprawą, sygnalizować jedną sprawę, chyba<text:s/><text:soft-page-break/>że to się wiąże z tym. /Naturalnie/.<text:s/><text:span text:style-name="T1720">A</text:span><text:s/>proszę bardzo, przepraszam.</text:p>
      <text:p text:style-name="P1721"><text:span text:style-name="T1722">Ob. Wiesław Kalinowski</text:span>:</text:p>
      <text:p text:style-name="P1723">Chcę to podać właśnie jako przykład, że tam był zapis, uzgodniony na tym stoliku,<text:s/>„podstoliku rolnym”, który sprowadzał się mniej więcej do tego, że kredyty dla rolnictwa mają być oprocentowane wyłącznie po kosztach działalności banku, to znaczy rozumiane jako koszty operacyjne i mają być jednocześnie nielimi<text:span text:style-name="T1724">to</text:span>wane ich rozmiary dla kredytobiorców. Na to ja wskazywałem, że jest to właściwie taki zapis, który no oznacza nieogr<text:span text:style-name="T1725">an</text:span>iczony popyt na darmowe, niemalże kredyty w warunkach wysokiej inflacji.</text:p>
      <text:p text:style-name="P1726"><text:span text:style-name="T1727">I</text:span><text:s/>teraz chciałbym zwrócić uwagę, że jeżeli tutaj zapisze się, że te postulaty muszą być, czy powinny być w pełni realizowane, to praktycznie oznacza, przecież tamten postulat był uzgodniony na tym stoliku, że nasz zespół stoi na stanowisku, że na przykład taki postulat musi być w pełni re<text:span text:style-name="T1728">al</text:span>izowany.</text:p>
      <text:p text:style-name="P1729">Mnie się wydaje, no przynajmniej ja jako bankowiec muszę<text:s/>wyrazić jak najbardziej szczery protest przeciwko tego rodzaju zapisom, gdyż no wydaje mi się,<text:s/><text:span text:style-name="T1730">ż</text:span>e one są nie do przyjęcia z merytorycznego punktu widzenia. Dziękuję.</text:p>
      <text:p text:style-name="P1731"><text:span text:style-name="T1732">Przewodnicząc</text:span><text:span text:style-name="T1733">y</text:span>:</text:p>
      <text:p text:style-name="P1734">Jest kwestia, jak ten zapis został uzgodniony, w jakim trybie, czy był uzgodniony ze stroną przedstawicielami strony rządowej, czy bez przedstawicieli strony rządow<text:span text:style-name="T1735">ej.<text:s/></text:span>Jeżeli bez, no to wtedy oczywiście pańskie obawy są całkowicie uzasadnione i zastrzeżenia.</text:p>
      <text:p text:style-name="P1736">Natomiast jeżeli zostało to uzgodnione, no to wynika coś z tego uzgodnienia.</text:p>
      <text:p text:style-name="P1737">Więc jest propozycja, żeby przyjąć zapis w ujęciu prof. Kaczmarka, jako ost<text:span text:style-name="T1738">at</text:span>ni kompromis dla załatwienia tego ostatniego akapitu i uniknięcia rozbieżności zapisu.</text:p>
      <text:p text:style-name="P1739">Czy z takim sformułowaniem<text:s/>państwo się zgodzą?</text:p>
      <text:p text:style-name="P1740"><text:span text:style-name="T1741">O</text:span><text:span text:style-name="T1742">b. Władysław Baka</text:span>:</text:p>
      <text:p text:style-name="P1743"><text:span text:style-name="T1744">N</text:span>o ale zna stanowisko pani Grażyny Staniszewskiej, to jest stanowisko pani Grażyny Staniszewski<text:span text:style-name="T1745">ej,</text:span><text:s/>a decydujący głos w sprawie stanowiska opozycyjno-solidarnościowej ma współprzewodnicząc<text:span text:style-name="T1746">y</text:span>.</text:p>
      <text:p text:style-name="P1747">Ja bym chciał, żeby prof. Kaczmarek przypomniał nam swoją poprawkę.</text:p>
      <text:p text:style-name="P1748"><text:span text:style-name="T1749">Ob. Jan Kaczmarek</text:span>:</text:p>
      <text:p text:style-name="P1750">Ja mówiłem co do swego sformułowania i wydźwięku jest inne niż to co podał pan Bugaj.</text:p>
      <text:p text:style-name="P1751">Moja propozycja jest następująca. Pierwsze zdanie brzmiało tak: Zespół stoi na stanowisku pełnej realizacji jego ustaleń. Dalszy ciąg pozostaje bez zmian.</text:p>
      <text:p text:style-name="P1752">Wtedy mamy w następnych dwóch zdaniach sposób realizacji, bo przecież jest logiczne, że część tych postulatów nie będzie mogła być zrealizowana równolegle i równocześnie i trzeba ją rozkładać w centralnych planach rocznych<text:s/><text:span text:style-name="T1753">N</text:span>PSG.<text:s/><text:span text:style-name="T1754">W</text:span>ięc jest to w pełni logiczne.</text:p>
      <text:p text:style-name="P1755"><text:span text:style-name="T1756">Przewodniczący</text:span>:</text:p>
      <text:p text:style-name="P1757">Czy s<text:span text:style-name="T1758">fo</text:span>rmułowanie proponowane przez prof. Kaczmarka jest w jakiejś mierze nie do pogodzenia z postulatem pa<text:span text:style-name="T1759">n</text:span>a Bugaja? Proszę pana Bugaja o stanowisko.</text:p>
      <text:p text:style-name="P1760"><text:span text:style-name="T1761">Ob. Ryszard Bug</text:span><text:span text:style-name="T1762">aj</text:span><text:span text:style-name="T1763">:</text:span></text:p>
      <text:p text:style-name="P1764">Panie profesorze, a tu mam dyferentny pogląd. Nie chciałbym się wypowiadać. Nie będę utrudniał, ale uważam, że to jest za mało osobiście, ale nie będę utrudniał moim sprzeciwem.</text:p>
      <text:p text:style-name="P1765"><text:span text:style-name="T1766">Przewodnicząc</text:span><text:span text:style-name="T1767">y</text:span><text:span text:style-name="T1768">:</text:span></text:p>
      <text:soft-page-break/>
      <text:p text:style-name="P1769">Pan Wielowieyski.</text:p>
      <text:p text:style-name="P1770"><text:span text:style-name="T1771">Ob. Andrzej Wielowieyski</text:span>:</text:p>
      <text:p text:style-name="P1772">Nie jest też moim, moją intencją utrudnianie tego, natomiast rozumiemy chyba wszyscy, że oświadczenie premiera Rakowskiego traktujące nasze ustalenia i ciężkie pr<text:span text:style-name="T1773">ace</text:span><text:s/>jako po prostu<text:s/><text:span text:style-name="T1774">„</text:span>koncert życzeń”<text:s/>stworzyło nową sytuację dla finalizowania naszych ustaleń. To jest rzeczywistość społeczna, w której jesteśmy.</text:p>
      <text:p text:style-name="P1775"><text:span text:style-name="T1776">Przewodnicząc</text:span><text:span text:style-name="T1777">y</text:span>:</text:p>
      <text:p text:style-name="P1778">Proszę bardzo, tylko może najpierw pani Grażyna Staniszewska, która się zgłosiła.</text:p>
      <text:p text:style-name="P1779"><text:span text:style-name="T1780">Ob. Grażyna Staniszewska</text:span>:</text:p>
      <text:p text:style-name="P1781">Ja tylko taką jedną uwagę do profesora. Otóż panie profesorze, ja tu nie jestem prywatnie. Ja odpowiadam między innymi przed KKW za ustalenia tego stołu i przed ludźmi<text:s/><text:span text:style-name="T1782">z</text:span><text:s/>regionu, którzy mnie tu wydelegowali. Także nie je<text:span text:style-name="T1783">s</text:span>tem tutaj prywatnie. I również dlatego ja muszę mie<text:span text:style-name="T1784">ć</text:span><text:s/>pewność, że rząd będzie realizował to co uzgodnił z oświatą, co to uzgodnił ze służbą zdrowia i w sprawach ekologicznych i pozostałych innych, muszę mieć pewność. Inaczej nie mam po co wracać do regionu.</text:p>
      <text:p text:style-name="P1785"><text:span text:style-name="T1786">Ob.<text:s/></text:span><text:span text:style-name="T1787">Wł</text:span><text:span text:style-name="T1788">adys</text:span><text:span text:style-name="T1789">ł</text:span><text:span text:style-name="T1790">a</text:span><text:span text:style-name="T1791">w</text:span><text:span text:style-name="T1792"><text:s/>Baka</text:span>:</text:p>
      <text:p text:style-name="P1793">Ja chcę odpowiedzieć, bo rozumiem, że pani się do mnie zwracała, że po pierwsze nikt tutaj nie jest prywatnie. A więc pani sytuacja nie jest sytuacją wyjątkową.</text:p>
      <text:p text:style-name="P1794">Po drugie - współprzewodniczący zostali obarczeni obowiązkiem, ażeby wyrażali ostatecznie stanowisko swojego zespołu, swojej strony i ja pozwoliłem sobie przypomnieć tylko ten element, jako element porządkujący naszą dyskusję. Dziękuję.</text:p>
      <text:p text:style-name="P1795"><text:span text:style-name="T1796">Przewodniczący</text:span>:</text:p>
      <text:p text:style-name="P1797">Pan prof. Kaczmarek.</text:p>
      <text:p text:style-name="P1798"><text:span text:style-name="T1799">Ob. Jan Kaczmarek</text:span>:</text:p>
      <text:p text:style-name="P1800">Ja chciałem nawiązać do wypowiedzi pana redaktora Wielowieyskiego. Otóż ja sądzę, nie wiem czy pan redaktor był przy tym, kiedy czytał pan Bugaj wyjątek z tego przemówienia, z którego wyraźnie wynika, że to nie było podsumowanie, było to jedno z wtrąceń, które się równie odnosiło w równym stopniu tak do strony koalicyjno-związkow<text:span text:style-name="T1801">ej</text:span>, jak i do strony opozycyjno-solidarnościow<text:span text:style-name="T1802">ej.</text:span><text:s/>A więc sądzę, że jest to wyolbrzymianie tej kwestii zupełnie no powiedzi<text:span text:style-name="T1803">ał</text:span>bym nieobiektywne.</text:p>
      <text:p text:style-name="P1804">Przecież obiektywny wydźwięk wypowiedzi premiera był taki, że rząd się czuje w pełni odpowiedzialny za real<text:span text:style-name="T1805">i</text:span>z<text:span text:style-name="T1806">a</text:span>cję<text:s/>tych spraw, ale w pełni odpowiedzi<text:span text:style-name="T1807">al</text:span>ny, to znaczy musi by<text:span text:style-name="T1808">ć<text:s/></text:span>świadom realności wykonania.</text:p>
      <text:p text:style-name="P1809">Jeśli my tu zapisujemy tryb rozwiązywania<text:s/><text:span text:style-name="T1810">t</text:span>ych spraw i równocześnie oświadczenie jak rząd ma informować o tym i parlament, i komisje porozumiewawczą i całą opinię społeczną, to jest to jedyna gwarancja sprawdzania jak są te, jak będą te zapisy realizowane. I ja nie bardzo rozumiem pani Staniszewski<text:span text:style-name="T1811">ej,</text:span><text:s/>w jaki sposób chciałaby dziś uzyskać pewność, że wszystko zostanie zrealizowane.</text:p>
      <text:p text:style-name="P1812">Ja jestem na przykład zdecydowany bronić wszelkimi możliwymi środkami pełnej realizacji. Ale przecież nie mogę z<text:span text:style-name="T1813">ag</text:span>w<text:span text:style-name="T1814">ar</text:span>an<text:span text:style-name="T1815">tować</text:span><text:s/>w dniu dzisiejszym, ani chyba nikt z tu obecnych, żeby powiedział kiedy i co i jak będzie to zrobione. To będzie musiało podlegać normalnej takiej obróbce, jak każde nasze postanowienie, które przejmujemy potem do realizacji.</text:p>
      <text:p text:style-name="P1816">Moim zdaniem jest tutaj budowa tego akapitu w pełni logiczna. Dajemy wyraz swojej zdecydowanej woli<text:s/><text:soft-page-break/>pełnej realizacji. Sposób realizacji krótko i długookresowy i sposób kontroli.<text:s/><text:span text:style-name="T1817">I</text:span><text:s/>co jeszcze można wymagać od tego akapitu?</text:p>
      <text:p text:style-name="P1818"><text:span text:style-name="T1819">Przewodniczący</text:span>:</text:p>
      <text:p text:style-name="P1820">Pan prof. Rosner.</text:p>
      <text:p text:style-name="P1821"><text:span text:style-name="T1822">Ob. Jan Rosner</text:span>:</text:p>
      <text:p text:style-name="P1823">Ja mogę tu odpowiedzieć panu profesorowi Kaczmarkowi, którego szanuję i cenię, ale nie mogę się zgodzić z tezą, że uwagi o tym, że<text:s/>„koncert życzeń”<text:s/>jest zgłaszany również przez stronę koalic<text:span text:style-name="T1824">yj</text:span>no-rządową brzmi<text:span text:style-name="T1825"><text:s/>t</text:span>roszeczkę nieprzekonywu<text:span text:style-name="T1826">ją</text:span>co.</text:p>
      <text:p text:style-name="P1827">Bo<text:s/>„koncert życzeń”<text:s/>to ironiczna uwaga na temat<text:s/>postulatów społecznych, politycznych, zdrowotnych czy innych,<text:span text:style-name="T1828"><text:s/></text:span>które były zgłaszane przez stronę opozycji wobec strony ko<text:span text:style-name="T1829">a</text:span>l<text:span text:style-name="T1830">ic</text:span>y<text:span text:style-name="T1831">jno</text:span>-rzą<text:span text:style-name="T1832">do</text:span>w<text:span text:style-name="T1833">ej.</text:span></text:p>
      <text:p text:style-name="P1834">Dlatego jednoznacznie trzeba to interpretować jako ironiczna uwaga pod adresem, czy uwaga krytyczna pod adresem postulatów, które wysyłane były przez organizacje reprezentujące społeczeństwo, a nie rząd.</text:p>
      <text:p text:style-name="P1835"><text:span text:style-name="T1836">Ob. Władysław Baka</text:span>:</text:p>
      <text:p text:style-name="P1837">Można?</text:p>
      <text:p text:style-name="P1838">/Proszę bardzo/.</text:p>
      <text:p text:style-name="P1839">Ponieważ proponuję, żebyśmy finalizowali tą sprawę i zwrócili uwagę na tę okoliczność, że w sposób bardzo demokratyczny ten zapis był formułowany, ponieważ przecież w tym celu zaprosiliśmy wszystkich współprzewodniczących zespołów, dyskusja merytoryczna trwała bardzo długo i mam wrażenie, że ta okoliczność, gdzie jeszcze<text:span text:style-name="T1840"><text:s/></text:span>inni ludzie brali udział w tej dyskusji, bezpośrednio z<text:span text:style-name="T1841">ai</text:span>nteresow<text:span text:style-name="T1842">an</text:span>i powinni jakoś rzutować także na nasze stanowisko.</text:p>
      <text:p text:style-name="P1843">Ja myślę, że poprawka prof. Kaczmarka typu: Zespół stoi na stanowisku pełnej realizacji jego ustaleń, realizacja postulatów o charakterze organiz<text:span text:style-name="T1844">ac</text:span>yjnym, prawnym oraz takich itd.<text:s/><text:span text:style-name="T1845">i</text:span>td. że może być przyjęta. I proponuję panie przewodniczący, abyśmy zakończyli dyskusję na ten temat, przyjęli taki właśnie zapis w brzmieniu jak zaproponował tu prof. Jan Kaczmarek.</text:p>
      <text:p text:style-name="P1846"><text:span text:style-name="T1847">P</text:span><text:span text:style-name="T1848">rz</text:span><text:span text:style-name="T1849">ewodni</text:span><text:span text:style-name="T1850">cz</text:span><text:span text:style-name="T1851">ąc</text:span><text:span text:style-name="T1852">y</text:span>:</text:p>
      <text:p text:style-name="P1853">Pani Grażyna Staniszewska jeszcze chciała zabrać głos.</text:p>
      <text:p text:style-name="P1854"><text:span text:style-name="T1855">Ob. Grażyna Staniszewsk</text:span><text:span text:style-name="T1856">a</text:span>:</text:p>
      <text:p text:style-name="P1857">Znaczy ja tylko tyle chciałam powiedzieć, panie profesorze, proszę sobie wyobrazić, że gdyby taka była analogiczna<text:s/>sytuacja w zespole politycznym. Otóż tam na przykład stoli<text:span text:style-name="T1858">k<text:s/></text:span>masmediów uzyskał zapewnienie pół godziny tygodniowo w telewizji i gdyby nadrzędny stolik polityczny przyjął zapis, że to powinno być pół godziny tygodniowo albo że będzie pół godziny w miarę możliwości, to proszę zwrócić uwagę jaki jest sens tamtych uzgodnień? Żaden.</text:p>
      <text:p text:style-name="P1859">A my z analogicznymi uzgodnieniami i to znacznie ważniejszymi bo w dziedzinie zdrowia, oświaty, elementarnym<text:span text:style-name="T1860">i<text:s/></text:span>postępujemy tak, że one powinny być realizowane, ale mogą być nie zrealizowane. To jest dla nas, jako odpowiedzialnych za podjęcie tej decyzji, za załatwienie w ten sposób problemów zdrowotnych, oświatowych, ekologicznych, etc.<text:s/><text:span text:style-name="T1861">e</text:span>tc. jest sytuacja nie do przyjęcia.</text:p>
      <text:p text:style-name="P1862"><text:span text:style-name="T1863">Pro</text:span><text:span text:style-name="T1864">f</text:span><text:span text:style-name="T1865">. Baka</text:span>:</text:p>
      <text:p text:style-name="P1866">To już jest troszeczkę taki element rozluźni<text:span text:style-name="T1867">ają</text:span>cy. Ale chcę powiedzieć, że wyobraźmy sobie, że przy<text:s/><text:soft-page-break/>tamtym stoliku jest postanowienie od jutra cały program telewizyjny jest emitowany przez<text:s/>„Solidarność”.</text:p>
      <text:p text:style-name="P1868">I egzekutywa? Może być natychmias<text:span text:style-name="T1869">to</text:span>wa. Można od jutra to robić. I drugie zdanie - od przyszłego roku każdy Polak ma mieszkanie. I przyszły rok, następny rok, następne pięć lat - każdy Polak mieszkania nie ma.</text:p>
      <text:p text:style-name="P1870">Chciałbym żeby pani na tę okoliczność zwróciła uwagę, że jednak istnieje zasadnicza różnica między ustaleniami tamtymi a naszymi. I dlatego nasza praca tutaj jest taka trudna, ponieważ niestety opór materii jest tak silny, iż nie poddaje się naszej woli. I by nie znaleźć się na gruncie woluntarystycznym, ponieważ razem potępialiśmy te praktyki, musimy bardzo mocno ważyć słowa.</text:p>
      <text:p text:style-name="P1871">Ja podtrzymuję swoją propozycję panie profesorze i chciałbym żebyśmy sfinalizowali już tę sprawę...</text:p>
      <text:p text:style-name="P1872"><text:span text:style-name="T1873">Przewodnicząc</text:span><text:span text:style-name="T1874">y</text:span>:</text:p>
      <text:p text:style-name="P1875">Ja tutaj jeszcze chciałem zaapelować do panów żeby jakoś w miarę możności rozwiać te wątpliwości natury społeczne<text:span text:style-name="T1876">j,</text:span><text:s/>które się tworzą na zakładach, o których mówiła pani Grażyna Staniszewska. I zastanowić się nad s<text:span text:style-name="T1877">f</text:span>ormułowaniem, które zaproponował pan Bug<text:span text:style-name="T1878">aj:</text:span></text:p>
      <text:p text:style-name="P1879"><text:span text:style-name="T1880">„</text:span>Zespół stoi na stanowisku, że zawarte porozumienia będą realizowane w pełni”. Wyrzucić to „muszą być”, ale przyjąć „będą realizowane w pełni”.</text:p>
      <text:p text:style-name="P1881">To jest minimalna różnica.</text:p>
      <text:p text:style-name="P1882">Proszę bardzo pan minister Lewandowski.</text:p>
      <text:p text:style-name="P1883"><text:span text:style-name="T1884">Mi</text:span><text:span text:style-name="T1885">n.</text:span><text:span text:style-name="T1886"><text:s/></text:span><text:span text:style-name="T1887">W</text:span><text:span text:style-name="T1888">.<text:s/></text:span><text:span text:style-name="T1889">L</text:span><text:span text:style-name="T1890">ewand</text:span><text:span text:style-name="T1891">ow</text:span><text:span text:style-name="T1892">sk</text:span><text:span text:style-name="T1893">i</text:span>:</text:p>
      <text:p text:style-name="P1894">Ja chciałem zwrócić uwagę, że ten nasz dokument jest zredagowany, powiedziałbym, w takiej delikatnej równowadze między tym co sprzyja wzrostowi podaży i co będzie decydowało o wzroście gospodarki w perspektywie i poprawie warunków życia ludności a tym co jest nie zbędnymi wydatkami na sprawy, które wymagają bieżącej ingerencji, bieżących nakładów, ale również co jest po prostu pewną potrzebą odesłaną do przyszłości, do właściwych organów<text:s/>zhierarchizowania<text:s/>tych celów tak, aby suma nie przekraczała, żeby nie tworzyła tego natłoku słusznych celów, które wielokrotnie naszą gospodarkę już osłabiały.</text:p>
      <text:p text:style-name="P1895">Więc ja sądzę, że zapewnienie w ostatnim zdaniu, że rząd będzie przedstawiał Sejmowi, komisji porozumiewawczej, społeczeństwu pełne informacje oraz stwierdzenie na początku, że pełna realizacja jego ustaleń jest stanowiskiem zespołu, jest tutaj właściwie wyważonym elemente<text:span text:style-name="T1896">m</text:span><text:span text:style-name="T1897"><text:s/></text:span>jakąś stanowiącą, zamykającą sekwencję całego tego zespołu.</text:p>
      <text:p text:style-name="P1898">Jeżeli byśmy dokonali przechylenia w stronę właśnie mocniejszego zobligowania, zwiększenia tej strony wydatkow<text:span text:style-name="T1899">ej,</text:span><text:s/>wówczas ta delikatna równowaga może zosta<text:span text:style-name="T1900">ć<text:s/></text:span>zachwiana a konsekwencje w ogóle po stronie realizacyjn<text:span text:style-name="T1901">ej<text:s/></text:span>będą i perspektywy realizacyjne będą znacznie gorsze.</text:p>
      <text:p text:style-name="P1902">Dzięku<text:span text:style-name="T1903">ję.</text:span></text:p>
      <text:p text:style-name="P1904"><text:span text:style-name="T1905">Przewodnicząc</text:span><text:span text:style-name="T1906">y</text:span>:</text:p>
      <text:p text:style-name="P1907">Dziękuję. Proszę - pan premier Sekuła a potem pan Bugaj.</text:p>
      <text:p text:style-name="P1908"><text:span text:style-name="T1909">Premier Sekuła</text:span>:</text:p>
      <text:p text:style-name="P1910">Ja jeszcze raz bardzo proszę aby przyjąć propozycję prof. Baki, aby zakończyć dyskusję, która zabiera nam bardzo wiele czasu i przyjąć propozycję pro<text:span text:style-name="T1911">f</text:span>. Kaczmark<text:span text:style-name="T1912">a</text:span>, jako zawierającą także jednoznacznie sformułowaną intencję, sposób działania i sposób jego kontroli. Dziękuję.</text:p>
      <text:p text:style-name="P1913"><text:span text:style-name="T1914">Przewodnicząc</text:span><text:span text:style-name="T1915">y</text:span>:</text:p>
      <text:soft-page-break/>
      <text:p text:style-name="P1916">Dziękuję. Proszę - pan Bugaj.</text:p>
      <text:p text:style-name="P1917"><text:span text:style-name="T1918">Ob</text:span><text:span text:style-name="T1919">.<text:s/></text:span><text:span text:style-name="T1920">Bugaj</text:span>:</text:p>
      <text:p text:style-name="P1921">Ja właściwie chciałem przejść do poprawki na 23-ej stronie. I nie mogę sobie tylko odmówić jednego zdania komentarza. Chciałem powiedzieć, że ja doskonale rozumiem dlaczego po porozumieniach gdańskich w 1980 roku były problemy interpretacyjne. Działo się to w warunkach napięć, strajku, zagrożenia stabilności sytuacji kraju. Tym razem siedzieliśmy spokojnie, przy stole przez blisko dwa miesiące.</text:p>
      <text:p text:style-name="P1922">Nie mogę zrozumieć wystąpień przedstawicieli rządu w tej chwili, którzy twierdzą, że właściwie zupełnie nie wiadomo co żeśmy podpisali, że może z tego można zrealizować z postulatów ekonomicznych 2/3 a<text:s/><text:span text:style-name="T1923">m</text:span>oże 1/3<text:span text:style-name="T1924">.</text:span></text:p>
      <text:p text:style-name="P1925">To jest, proszę wybaczyć mi to słowo, ale jest to trochę stanowisko nieodpowiedzialne w takim razie.</text:p>
      <text:p text:style-name="P1926">Wszystkie dokumenty<text:s/>„podstolik<text:span text:style-name="T1927">ó</text:span>w”<text:s/>poszczególnych, odbywały się ich obrady z udziałem przedstawicieli rządu, wysokiego szczebla, wszystkie zostały przez nich podpisane.</text:p>
      <text:p text:style-name="P1928">No, jeżeli teraz nie wiadomo co one znaczą, no to powstaje problem rzeczywiście wiarygodności i problem - powiedziałbym - sensu, ha sensu tego partnerstwa. Rzeczywiście on niestety powstaje.</text:p>
      <text:p text:style-name="P1929">Chcę także zwrócić uwagę, że niektóre postulaty proste do zrealizowania na przykład z 1980 roku, postulat, który zajął nam tu najwięcej dyskusji, który ciągle jest nie gotów - a mianowicie sprawa indeksacji, została po prostu zapisana w porozumieniu gdańskim. Bądź co bądź prawie 10 lat temu.</text:p>
      <text:p text:style-name="P1930">Jest to ważny komentarz i kontekst do dyskus<text:span text:style-name="T1931">ji</text:span><text:s/>nad ostatnim akapitem - moim zdaniem. Ale ja już nie będę próbował jej kontynuować.</text:p>
      <text:p text:style-name="P1932">Chciałem wrócić do zapisu w kwestii kontrowers<text:span text:style-name="T1933">yj</text:span>nego słowa na<text:span text:style-name="T1934"><text:s/></text:span>stronie 23-ej. I przypomnieć, ponieważ tu mogą być wątpliwości. Nasze uzupełnienie i propozyc<text:span text:style-name="T1935">ję</text:span><text:s/>obecną tego zapisu, która nie używałaby owego okropnego słowa<text:s/><text:span text:style-name="T1936">„</text:span>domaga się”.</text:p>
      <text:p text:style-name="P1937">A więc dwa ostatnie zdania proponowalibyśmy żeby brzmiały następująco:</text:p>
      <text:p text:style-name="P1938">„Ustawa uzależnia dyrektorów przedsiębiorstw od organów administrac<text:span text:style-name="T1939">ji</text:span><text:s/>a jej stosowanie niesie niebezpieczeństwo nadużyć.”<text:s/><text:span text:style-name="T1940">/</text:span><text:span text:style-name="T1941">K</text:span>ropka/.</text:p>
      <text:p text:style-name="P1942">I drugie zdanie -<text:s/>„Strona opozycyjno-solidarnościowa uważa, że ustawę tę należy uchylić nie później niż do końca trzeciego kwartału br.”</text:p>
      <text:p text:style-name="P1943"><text:span text:style-name="T1944">Przewodnicząc</text:span><text:span text:style-name="T1945">y</text:span>:</text:p>
      <text:p text:style-name="P1946">Uwaga jest przyjęta.</text:p>
      <text:p text:style-name="P1947"><text:span text:style-name="T1948">Premier Sekuła</text:span>:</text:p>
      <text:p text:style-name="P1949">Jeżeli można. Ja chciałem zapytać pana dra Bu<text:span text:style-name="T1950">g</text:span>aja czy nie zauważył żadnego strajku w ciągu tych ostatnich dwóch miesięcy, bo mówi, że żadnych strajków nie było w tym okresie.</text:p>
      <text:p text:style-name="P1951">To tylko tak ad vocem.</text:p>
      <text:p text:style-name="P1952"><text:span text:style-name="T1953">Przewodnicząc</text:span><text:span text:style-name="T1954">y</text:span>:</text:p>
      <text:p text:style-name="P1955">Dziękuję. Proszę - pan Miłkowski.</text:p>
      <text:p text:style-name="P1956"><text:span text:style-name="T1957">Ob.<text:s/></text:span><text:span text:style-name="T1958">M</text:span><text:span text:style-name="T1959">iłkows</text:span><text:span text:style-name="T1960">ki</text:span><text:span text:style-name="T1961">:</text:span></text:p>
      <text:p text:style-name="P1962">Dziękuję. Ja wracając jeszcze do tego na końcu tekstu. Proszę<text:s/>Państwa!<text:s/>Jest tutaj pewne nieporozumienie w ogóle znaczeniowe. To znaczy tu nieporozumienia nie ma, tylko każdy myśli o czym<text:s/><text:soft-page-break/>innym właściwie, a tu jest co innego napisane.</text:p>
      <text:p text:style-name="P1963">O ile na stronie 24-ej w punkcie 7-mym piszemy:<text:s/>„realizacja programu uzgodnień<text:s/>„okrągłego stołu”<text:s/>umożliwi wspólne działania na arenie międzynarodowe<text:span text:style-name="T1964">j</text:span>, o tyle tu - sprawy uzgodnione sprowadzamy do charakteru postulatów. Bo to tak wygląda jak b<text:span text:style-name="T1965">yś</text:span>my mieli materię uzgodnioną do realizacji. I ponadto wychodzimy z postulatami, które będą zrealizowane w razie możliwości, bądź koniunktury.</text:p>
      <text:p text:style-name="P1966">Więc ja bym proponował może zmienić postulaty na przykład na treść, że zespół stoi na stanowisku, że realizacja uzgodnień<text:span text:style-name="T1967"><text:s/></text:span>o charakterze organiz<text:span text:style-name="T1968">acyj</text:span>nym, prawnym itd.</text:p>
      <text:p text:style-name="P1969">Bo to jest zupełnie co innego wtedy. Bo tak, to postulat no to właściwie jest zupełnie inna materia.</text:p>
      <text:p text:style-name="P1970"><text:span text:style-name="T1971">Przewodnicząc</text:span><text:span text:style-name="T1972">y</text:span>:</text:p>
      <text:p text:style-name="P1973"><text:span text:style-name="T1974">D</text:span>obrze, pr<text:span text:style-name="T1975">z</text:span>yjmujemy pański wniosek i zamieszczamy zamiast “postulatów<text:span text:style-name="T1976">”</text:span><text:s/>- na<text:s/>„uzgodnień”.</text:p>
      <text:p text:style-name="P1977"><text:span text:style-name="T1978">Pro</text:span><text:span text:style-name="T1979">f.</text:span><text:span text:style-name="T1980"><text:s/>Bak</text:span><text:span text:style-name="T1981">a</text:span>:</text:p>
      <text:p text:style-name="P1982">Ja proponuję żeb<text:span text:style-name="T1983">yś</text:span>my zaniechali już wycieczek i takich dyskusji. Trzymajmy się tekstu. Wiecie, jesteśmy naprawdę wszyscy wykończeni straszliwie. Jedna noc, druga noc. No miejcie trochę litości i trzymajmy się po prostu rzeczywiście tego co mamy do zrobienia. A tak zwane dyskusje na boku, zostawmy na boku.</text:p>
      <text:p text:style-name="P1984"><text:span text:style-name="T1985">Przewodnicząc</text:span><text:span text:style-name="T1986">y</text:span>:</text:p>
      <text:p text:style-name="P1987">Proszę - pan M<text:span text:style-name="T1988">a</text:span>rtyniuk.</text:p>
      <text:p text:style-name="P1989"><text:span text:style-name="T1990">Ob.<text:s/></text:span><text:span text:style-name="T1991">M</text:span><text:span text:style-name="T1992">ar</text:span><text:span text:style-name="T1993">ty</text:span><text:span text:style-name="T1994">niuk</text:span>:</text:p>
      <text:p text:style-name="P1995">Jako że mam nadzieję zbliżamy się już do finału uzgodnień</text:p>
      <text:p text:style-name="P1996"><text:span text:style-name="T1997">Pro</text:span><text:span text:style-name="T1998">f.</text:span><text:span text:style-name="T1999"><text:s/>Bak</text:span><text:span text:style-name="T2000">a</text:span>:</text:p>
      <text:p text:style-name="P2001">Przepraszam, ale czy to jest a propos tekstu?</text:p>
      <text:p text:style-name="P2002"><text:span text:style-name="T2003">Ob.</text:span><text:span text:style-name="T2004"><text:s/></text:span><text:span text:style-name="T2005">Martyn</text:span><text:span text:style-name="T2006">iuk</text:span>:</text:p>
      <text:p text:style-name="P2007">Nie.</text:p>
      <text:p text:style-name="P2008"><text:span text:style-name="T2009">Pro</text:span><text:span text:style-name="T2010">f</text:span><text:span text:style-name="T2011">. Bak</text:span><text:span text:style-name="T2012">a</text:span>:</text:p>
      <text:p text:style-name="P2013">To skończmy ten tekst po prostu. Skończmy redakcję.</text:p>
      <text:p text:style-name="P2014"><text:span text:style-name="T2015">Ob</text:span><text:span text:style-name="T2016">.</text:span><text:span text:style-name="T2017"><text:s/></text:span><text:span text:style-name="T2018">M</text:span><text:span text:style-name="T2019">artyniuk</text:span>:</text:p>
      <text:p text:style-name="P2020">Jest to właśnie redakcja tekstu, którą pan pro<text:span text:style-name="T2021">f.</text:span><text:s/>Baka w części, w której był przewodniczącym,<text:s/><text:span text:style-name="T2022">p</text:span>rosiłby<text:s/>nasza strona skonkretyzowała. I chciałem właśnie przedstawić ten konkretny zapis, który na samym końcu chcemy by został zawarty.</text:p>
      <text:p text:style-name="P2023">/Czytam/:</text:p>
      <text:p text:style-name="P2024"><text:span text:style-name="T2025"><text:s text:c="24"/></text:span>:</text:p>
      <text:p text:style-name="P2026">Ale ten ostatni akapit nie jest jeszcze zakończony.</text:p>
      <text:p text:style-name="P2027"><text:span text:style-name="T2028">Ob.<text:s/></text:span><text:span text:style-name="T2029">Mar</text:span><text:span text:style-name="T2030">tyniuk</text:span>:</text:p>
      <text:p text:style-name="P2031"><text:span text:style-name="T2032">A</text:span>ha, jeszcze nie zakończony.</text:p>
      <text:p text:style-name="P2033">To znaczy rozumiem, że ten pkt 10 jest w poprzedniej wersji testu jest teraz punktem 11-tym, bowiem pkt 10 jest w umowie - nazwijmy - rolniczym.</text:p>
      <text:p text:style-name="P2034">Punkty 1 do 9 /strona 5/.</text:p>
      <text:p text:style-name="P2035"><text:span text:style-name="T2036"><text:s text:c="24"/></text:span>:</text:p>
      <text:p text:style-name="P2037">Ja wyjaśniam: jest napisane mianowicie -<text:s/>„ochrona ludności przed skutkami inflacji równoważenia<text:s/><text:soft-page-break/>gospodarki. To będzie jedynka odnośnik i w notce na dole będzie napisane to co dyktuje w tej chwili pan Martyniuk.</text:p>
      <text:p text:style-name="P2038"><text:span text:style-name="T2039">Ob.<text:s/></text:span><text:span text:style-name="T2040">Mar</text:span><text:span text:style-name="T2041">tyniuk:</text:span></text:p>
      <text:p text:style-name="P2042">Pu<text:span text:style-name="T2043">n</text:span>kty 1 do 9 oraz 11 rozdziału 3-go są niezgodne z poglądem reprezentowanym przez stronę OPZZ.</text:p>
      <text:p text:style-name="P2044">Do rozdziału III, są niezgodne z poglądem reprezentowanym przez stronę OPZZ, która zgodnie z uchwałą Komitetu Wykonawczego oświadcza, że nie podpisuje się pod uzgodnieniami zawartymi w tych punktach. Dziękuję.</text:p>
      <text:p text:style-name="P2045"><text:span text:style-name="T2046">Przewodniczący</text:span>:</text:p>
      <text:p text:style-name="P2047">Dla porządku informuję, że poprawka pana Mi<text:span text:style-name="T2048">ł</text:span>kowskiego dotycząca zamiany słowa<text:s/>„postulatów”<text:s/>na<text:s/>„uzgodnienia”<text:s/>d<text:span text:style-name="T2049">ot</text:span>yczy<text:span text:style-name="T2050"><text:s/></text:span>również środka tego zdania<text:s/>„postulaty wymagające większych nakładów”<text:s/>na<text:s/>„uzgodnienia wymagających większych nakładów”. Dobrze, zmieniamy na<text:s/>„uzgodnienia”.</text:p>
      <text:p text:style-name="P2051">No więc,<text:s/>proszę<text:s/>państwa, jesteśmy w sytuacji, w której musimy się zdecydować albo na zapis jakiś uzgodniony, albo na stanowisko odmienne obu stron.</text:p>
      <text:p text:style-name="P2052">Powtarzam, propozycja strony solidarnościow<text:span text:style-name="T2053">ej</text:span><text:s/>jest: Zespół stoi na stanowisku, że zawarte porozumienia będą realizowane w pełni.</text:p>
      <text:p text:style-name="P2054">Zespół stoi na stanowisku p<text:span text:style-name="T2055">eł</text:span>nej re<text:span text:style-name="T2056">al</text:span>izac<text:span text:style-name="T2057">j</text:span>i jego ustaleń.<text:s/>No jest dalej idące, oczywiście, że jest. Tylko chodzi o to, żeby rozwiać te wątpliwości, które narodziły się po lekturze tego artykułu.<text:s/><text:span text:style-name="T2058">A</text:span><text:s/>sprawa dotyczy w końcu bardzo ważnego aspektu, no bo wszystkich podzespołów.<text:s/><text:span text:style-name="T2059">W</text:span>ięc chodzi o jakieś odblokowanie braku ufności w możliwość realizowania tych postulatów. To jest sprawa dosyć ważna, to nie jest sprawa semantyczn<text:span text:style-name="T2060">a</text:span>.</text:p>
      <text:p text:style-name="P2061"><text:span text:style-name="T2062">Ob. Władysław Baka</text:span>:</text:p>
      <text:p text:style-name="P2063">Jest to istotna różnica treściowa zespół stoi na stanowisku pełnej realizacji ustaleń,<text:s/><text:span text:style-name="T2064">a</text:span><text:s/>zespół stoi na stanowisku, że jego ustalenia będą realizowane w pełni. To jest jednak istotna różnica.<text:s/>Dlatego, że takie deklaracje drugie, o których<text:s/><text:span text:style-name="T2065">w</text:span><text:s/>tej chwili pan pro<text:span text:style-name="T2066">fe</text:span>sor mówi, nikt odpowiedzi<text:span text:style-name="T2067">al</text:span>ny złoży<text:span text:style-name="T2068">ć</text:span><text:s/>nie może.<text:s/><text:span text:style-name="T2069">P</text:span>o prostu nie może nawet gdyby bardzo chciał.</text:p>
      <text:p text:style-name="P2070">Natomiast stanowisko: Zespół stoi na stanowisku pełnej<text:span text:style-name="T2071"><text:s/></text:span>realizacji jego ust<text:span text:style-name="T2072">al</text:span>eń i ustaleń zawartych w<text:s/><text:span text:style-name="T2073">-</text:span><text:s/>i uzgodnie<text:span text:style-name="T2074">ń<text:s/></text:span>podzespołów, bo to można przecież tak. Zespół stoi na stanowisku pełnej realizacji ustaleń i uzgodnień dokonanych w podzespoł<text:span text:style-name="T2075">ac</text:span>h.</text:p>
      <text:p text:style-name="P2076"><text:span text:style-name="T2077">O</text:span><text:span text:style-name="T2078">b</text:span><text:span text:style-name="T2079">. Ryszard Buga</text:span><text:span text:style-name="T2080">j</text:span>:</text:p>
      <text:p text:style-name="P2081">Panie profesorze, gdyby zespół nie stał na takim stanow<text:span text:style-name="T2082">isk</text:span>u, to by nie uzgadniał.</text:p>
      <text:p text:style-name="P2083"><text:span text:style-name="T2084">Ob. Ireneusz<text:s/></text:span><text:span text:style-name="T2085">Se</text:span><text:span text:style-name="T2086">kuła</text:span>:</text:p>
      <text:p text:style-name="P2087">Naprawdę mamy bardzo dobrą redakcję prof. Kaczmarka i pozostańmy przy niej. To jest naprawdę dobre i nie próbujmy już tego zmieniać. Zespół stoi na stanowisku pełnej realizacji jego ustaleń, realizacja uzgodnień o charakterze itd. i tak jak jest. I drugie postulaty też na uzgodnienia, mają bardzo dobry tekst moim zdaniem.</text:p>
      <text:p text:style-name="P2088"><text:span text:style-name="T2089">Przewodniczący</text:span>:</text:p>
      <text:p text:style-name="P2090">Więc rozumiem, że strona rządowa nie przychyla się do propozycji tej poprzedniej redakcji i związku z tym proponowałbym, żeby panowie - pan Bugaj zaproponował redakcję strony opozycyjno-solidarnościow<text:span text:style-name="T2091">ej</text:span><text:s/>z odpowiednim, ewentualnym<text:span text:style-name="T2092"><text:s/></text:span>udokumen<text:span text:style-name="T2093">to</text:span>waniem. Proszę bardzo.</text:p>
      <text:soft-page-break/>
      <text:p text:style-name="P2094"><text:span text:style-name="T2095">O</text:span><text:span text:style-name="T2096">b.</text:span><text:span text:style-name="T2097"><text:s/>R</text:span><text:span text:style-name="T2098">yszard</text:span><text:span text:style-name="T2099"><text:s/>Buga</text:span><text:span text:style-name="T2100">j</text:span>:</text:p>
      <text:p text:style-name="P2101">Ja myślę panie profesorze, że wobec zgłoszonego przed chwilą stanowiska OPZZ stoimy i tak przed problemem raczej powiedziałbym formalnego zamknięcia dzisiejszego tekstu, niż całkowitego zakończenia prac i ostatecznych decyzji.</text:p>
      <text:p text:style-name="P2102"><text:span text:style-name="T2103">Ob. Władysław Baka</text:span>:</text:p>
      <text:p text:style-name="P2104">Nie, wszystko wskazuje na to, że stoimy w momencie ostatecznego zamknięcia tekstu. Dlatego, że stanowisko OPZZ nie ma już wpływu na dalszy bieg rzeczy, to jest ustalenie. To nie jest moje ustalenie, to jest ustalenie gremium, które wczoraj w nocy pracowało. I to jest ustalenie przyjęte na wniosek strony opozycyjno-solidarnościow<text:span text:style-name="T2105">ej.</text:span></text:p>
      <text:p text:style-name="P2106"><text:span text:style-name="T2107">O</text:span><text:span text:style-name="T2108">b.</text:span><text:span text:style-name="T2109"><text:s/>Ryszard Bu</text:span><text:span text:style-name="T2110">g</text:span><text:span text:style-name="T2111">aj</text:span>:</text:p>
      <text:p text:style-name="P2112">Myślę, że no rzeczywiście może nie byłoby dobrze, gdyby istniała w punkcie startu rozbieżność kwestii stosunków właściwie do całego bilansu<text:s/>„okrągłego stołu”, w każdym<text:span text:style-name="T2113"><text:s/></text:span>razie w sprawach ekonomicznych i muszę powiedzieć, że to rzeczywiście wymaga chyba jakiegoś namysłu, czy to ma być rozbieżny pogląd. Wchodziliśmy na tą salę po obied<text:span text:style-name="T2114">z</text:span>ie panie profesorze w przeświadczeniu, że kompromis idący po linii tej, którą proponował pan prof. Kaczmarek ćwierć kroku do przodu, jest możliwy. No okazuje się, że nawet już tego<text:s/>„ćwierć kroku”<text:s/>zrobić nie można. Ja oczywiście umiałbym powiedzieć jakie wyrazić nasze stanowisko.<text:s/><text:span text:style-name="T2115">N</text:span>ie wiem tylko, czy to jest, czy<text:s/><text:span text:style-name="T2116">to</text:span><text:s/>służy całości tej sprawy.</text:p>
      <text:p text:style-name="P2117"><text:span text:style-name="T2118">Ob. Władysław Baka</text:span>:</text:p>
      <text:p text:style-name="P2119">Już doszliśmy tak daleko, że wygląda na to, że tutaj będą dwa stanowiska, więc się proszę nie krępować.</text:p>
      <text:p text:style-name="P2120"><text:span text:style-name="T2121">Ob. Ireneusz Sekuła</text:span>:</text:p>
      <text:p text:style-name="P2122">Z tym że jeżeli można. Jeżeli mają być dwa stanowiska, to oczywiście to jest stanowisko kompromisowe, jeżeli mamy iść na dwa stanowiska, to my sformułujemy oczywiście także wersję naszego stanowiska.</text:p>
      <text:p text:style-name="P2123"><text:span text:style-name="T2124">Ob.<text:s/></text:span><text:span text:style-name="T2125">Wł</text:span><text:span text:style-name="T2126">adysł</text:span><text:span text:style-name="T2127">aw</text:span><text:span text:style-name="T2128"><text:s/>Baka</text:span>:</text:p>
      <text:p text:style-name="P2129">Nie, to jest nasze stanowisko.</text:p>
      <text:p text:style-name="P2130"><text:span text:style-name="T2131">Przewodni</text:span><text:span text:style-name="T2132">cz</text:span><text:span text:style-name="T2133">ąc</text:span><text:span text:style-name="T2134">y</text:span><text:span text:style-name="T2135">:</text:span></text:p>
      <text:p text:style-name="P2136">Nie zaklepujemy ostatecznej wersji tego s<text:span text:style-name="T2137">fo</text:span>rmułowania. Dajemy dwa stanowiska, natomiast jeszcze jest sprawa pewnej korekty s<text:span text:style-name="T2138">fo</text:span>rmułowania dotyczącego stoczni gdańskiej, mianowicie...</text:p>
      <text:p text:style-name="P2139">Proszę bardzo, pan<text:s/><text:span text:style-name="T2140">.</text:span>..</text:p>
      <text:p text:style-name="P2141"><text:span text:style-name="T2142">Ob. <text:s text:c="19"/></text:span>:</text:p>
      <text:p text:style-name="P2143">Ja bym chciał, żebyście przy formułowaniu panowie mieli świadomość, że to jest oświadczenie generała Kiszczaka, a więc my nie mamy tutaj, my nie mamy podstaw do tego, żeby cokolwiek zmienić w tym punkcie. Dlatego, że gen. Kiszczak oświadczył w takiej... W związku z tym ja proponuję, żebyś<text:span text:style-name="T2144">m</text:span>y nie zajmowali się tym co gen. Kiszczak oświadczył i na czyj wniosek oświadczył, natomiast załatwili ewentualnie z generałem Kiszczakiem tę sprawę. Być może, że zmieni oświadczenie.</text:p>
      <text:p text:style-name="P2145"><text:span text:style-name="T2146">Przewodnicząc</text:span><text:span text:style-name="T2147">y</text:span><text:span text:style-name="T2148">:</text:span></text:p>
      <text:p text:style-name="P2149">Propozycja jest słuszna, przyjmujemy ją do wykonania. Pani Staniszewska.</text:p>
      <text:p text:style-name="P2150"><text:span text:style-name="T2151">Ob. Grażyna Staniszewska</text:span>:</text:p>
      <text:soft-page-break/>
      <text:p text:style-name="P2152">Jeden taki drobiazg, mianowicie, że ten punkt powinien przejść razem z punktami dotyczącymi ustawy o tych szczególnych uprawnieniach dla rządu na stronę 15<text:span text:style-name="T2153">-</text:span>tą. To po prostu jest logiczna konsekwencja, jeden i drugi punkt, a właściwie to przeoczyłam przy tamtym wniosku, powinien się znaleźć przy końcu strony 15-tej, a nie wy<text:span text:style-name="T2154">r</text:span>zucony na samo zakończenie nowego ładu.</text:p>
      <text:p text:style-name="P2155"><text:span text:style-name="T2156">Przewodniczący</text:span>:</text:p>
      <text:p text:style-name="P2157">Jest zgoda.</text:p>
      <text:p text:style-name="P2158"><text:span text:style-name="T2159">Ob. Ireneusz Sekuła</text:span>:</text:p>
      <text:p text:style-name="P2160">Jeżeli można przy tym, skoro przenieśliśmy oba te zapisy na wcześniejszą stronę, to razem z tą taką preambułą<text:span text:style-name="T2161"><text:s/></text:span>strony wyraziły następujące poglądy.</text:p>
      <text:p text:style-name="P2162"><text:span text:style-name="T2163">Przewodniczący</text:span>:</text:p>
      <text:p text:style-name="P2164">Kto z<text:s/>państwa<text:s/>chciałby jeszcze zabrać głos? W sprawach rolnych. Pan Wielowieyski.</text:p>
      <text:p text:style-name="P2165"><text:span text:style-name="T2166">Ob. Andrzej Wielowieyski</text:span>:</text:p>
      <text:p text:style-name="P2167">Jest tutaj jakiś... działają złe siły przeciwko rolnictwu<text:span text:style-name="T2168"><text:s/></text:span>proszę<text:s/>państwa.</text:p>
      <text:p text:style-name="P2169"><text:span text:style-name="T2170">N</text:span>a str. 25 po pierwszym akapicie, proponu<text:span text:style-name="T2171">ję</text:span><text:s/>tut<text:span text:style-name="T2172">aj</text:span><text:s/>w porozumieniu z panem wicepremierem Olesiakiem i ministrem Młynarczykiem oraz z kolegami<text:s/>„Solidarności rolniczej<text:span text:style-name="T2173">”</text:span><text:s/>i z kó<text:span text:style-name="T2174">ł</text:span>ek rolniczych, następujące dwa zdania. Pierwsze będzie dość długie, ale ogółem akapit nie jest duży.</text:p>
      <text:p text:style-name="P2175">Ja powoli to przeczytam, oczywiście przepraszam, że nie mam tekstu dla wszystkich, strona 25 po pierwszym akapicie osobny akapit.</text:p>
      <text:p text:style-name="P2176">W celu przezwyciężenia narast<text:span text:style-name="T2177">aj</text:span>ących zagrożeń w rolnictwie i produkcji żywności oraz poprawy warunków życia i pracy rolników - zespół uznaje za niezbędną:</text:p>
      <text:p text:style-name="P2178">-<text:tab/>zdecydowaną poprawę zaopatrzenia rolnictwa w przemysłowe środki produkcji,</text:p>
      <text:p text:style-name="P2179">-<text:tab/>zapewnienie opłacalności produkcji rolnej oraz dochodów z pracy w rolnictwie na poziomie nie gorszym niż w innych podstawowych działach gospodarki.<text:s/>Powtarzam drugi myślnik - zapewnienie opłacalności produkcji rolnej oraz dochodów pracy w rolnictwie na poziomie nie gorszym niż w innych podstawowych działach gospodarki, /przecinek/.</text:p>
      <text:p text:style-name="P2180">Trzeci ostatni myślnik:</text:p>
      <text:p text:style-name="P2181">-<text:tab/>rozwój infrastruktury gospodarczej i kulturalnej na wsi.</text:p>
      <text:p text:style-name="P2182">I ostatnie zdanie - realizacja tych celów wymaga prowadzenia odpowiedniej polityki w zakresie kredytowania i subwencji dla<text:s/>rolników. /Przepraszam/ dla rolnictwa - dobrze, tylko że się powtarza. Zresztą to niech tam przy redakcji będzie poprawione. Ja umyślnie powiedziałem<text:s/>„rolników”.</text:p>
      <text:p text:style-name="P2183"><text:span text:style-name="T2184">W</text:span><text:s/>zakresie kredytowania i subwencji dla rolników oraz dla produkcji i usług prz<text:span text:style-name="T2185">ez</text:span>n<text:span text:style-name="T2186">ac</text:span>zon<text:span text:style-name="T2187">yc</text:span>h dla rolnictwa.</text:p>
      <text:p text:style-name="P2188">Produkcja rolna - no, traktory i nawozy to nie jest produkcja rolna oraz dla produkcji i usług przeznaczonych dla<text:span text:style-name="T2189"><text:s/></text:span>rolnictwa, a także dla obciążeń finansowych wsi /przepraszam/,<text:s/>a także obciążeń finansowych wsi. /Koniec/.</text:p>
      <text:p text:style-name="P2190">Patrząc na rozmiary tego teks<text:span text:style-name="T2191">t</text:span>u górniczego bardzo ważnego poza tym, wydaje się, że ta propozycja rolnicza nie jest taka obszerna. Dzięku<text:span text:style-name="T2192">ję</text:span>.</text:p>
      <text:p text:style-name="P2193"><text:span text:style-name="T2194">Przewodniczący</text:span>:</text:p>
      <text:p text:style-name="P2195">Teraz oczekujemy na dopiski służby zdrowia, ekologów itd.</text:p>
      <text:soft-page-break/>
      <text:p text:style-name="P2196"><text:span text:style-name="T2197"><text:s text:c="24"/></text:span>:</text:p>
      <text:p text:style-name="P2198">Panie pro<text:span text:style-name="T2199">fe</text:span>sorz<text:span text:style-name="T2200">e</text:span>, ale dobrze by było gdyby syntezy<text:s/>półstronicowe<text:s/>z tych zespołów się znalazły. Dlatego trochę mnie niepokoi to sformułowanie i ten głos panie profesorze.</text:p>
      <text:p text:style-name="P2201"><text:span text:style-name="T2202">Przewodniczący</text:span>:</text:p>
      <text:p text:style-name="P2203">Myślę, że pańskie dezyderaty zostały w pełni usatysfakcjonowane.</text:p>
      <text:p text:style-name="P2204">Proszę bardzo - pan dr Święcicki.</text:p>
      <text:p text:style-name="P2205"><text:span text:style-name="T2206">Dr M.<text:s/></text:span><text:span text:style-name="T2207">Ś</text:span><text:span text:style-name="T2208">więcicki</text:span>:</text:p>
      <text:p text:style-name="P2209">Ja mam takie pytanie. Mianowicie ja w tym zespole rolnym nie znalazłem sformułowań,<text:s/><text:span text:style-name="T2210">ż</text:span>e zapewnienie opłacalności produkcji rolnej oraz dochodów z pracy w rolnictwie na poziomie nie gorszym jak w innych podstawowych działach gospodarki.</text:p>
      <text:p text:style-name="P2211">Czegoś takiego w zapisie zespołu rolniczego nie ma w ogóle. Ja więc mam zasadnicze pytanie - czy po prostu stawiamy na czele urynkow<text:span text:style-name="T2212">ie</text:span>nie. Przecież mieliśmy urynkowienie uzgodnić jako odejście od tej zasady mechanicznej<text:s/>parytetu, która szkodzi urynkowieniu, bo ona wymusza pewne podwyżki cen skupu bez względu na to co się dzieje na rynku.<text:s/>Czy jest na to towar czy nie, jakie jest zaopatrzenie wsi w środki produkcji itd. To po prostu może być zapis sprzeczny z urynkowieniem. I tego zapisu w zespole rolnym nie było. I teraz raptem państwo proponują żeby tutaj wstawić jednak parytet.</text:p>
      <text:p text:style-name="P2213">Ja po prostu pytam się o zdanie panów w tej sprawie. Bo tego tam nie było i teraz raptem proponujecie na koniec obrad przywrócić to. To czy znaczy to, że rezygnujemy z urynkowienia?</text:p>
      <text:p text:style-name="P2214"><text:span text:style-name="T2215">Przewodniczący</text:span>:</text:p>
      <text:p text:style-name="P2216">Proszę pan dyr.<text:s/><text:span text:style-name="T2217">K</text:span>alinowski.</text:p>
      <text:p text:style-name="P2218"><text:span text:style-name="T2219">Dyr.<text:s/></text:span><text:span text:style-name="T2220">K</text:span><text:span text:style-name="T2221">alinowski</text:span>:</text:p>
      <text:p text:style-name="P2222">Kontynuując serię pytań - chciałbym się dowiedzieć co autorzy rozumieją pod pojęciem<text:s/>„odpowiednia polityka w zakres kredytowania i subwencji dla rolnictwa oraz dla produkcji usług przeznaczonych dla rolnictwa”.</text:p>
      <text:p text:style-name="P2223">Chciałem przy tym zwrócić uwagę, że jest to pojęcie około 1/3 całej gospodarki narodowej jakimiś specyficznymi formami kredytowania i subwenc<text:span text:style-name="T2224">jo</text:span>nowania. Przy czym chciałem też podkreślić, że właśnie to co mówił pan dr Święcicki, ten właśnie sektor ma być niejako w pierwszym rzędzie urynkawiany. Dziękuję.</text:p>
      <text:p text:style-name="P2225"><text:span text:style-name="T2226">Przewodniczący</text:span>:</text:p>
      <text:p text:style-name="P2227">Proszę uprzejmie - pan Janowski.</text:p>
      <text:p text:style-name="P2228"><text:span text:style-name="T2229">Ob.<text:s/></text:span><text:span text:style-name="T2230">G</text:span><text:span text:style-name="T2231">.<text:s/></text:span><text:span text:style-name="T2232">J</text:span><text:span text:style-name="T2233">anowski</text:span>:</text:p>
      <text:p text:style-name="P2234">Ja też mamy pytanie, a później jeszcze wyjaśnienie. Pytanie - czy rząd podtrzymuje swoje stanowisko w kwestii priorytetu dla rolnictwa?</text:p>
      <text:p text:style-name="P2235"><text:span text:style-name="T2236">Przewodniczący</text:span>:</text:p>
      <text:p text:style-name="P2237">Dziękuję.</text:p>
      <text:p text:style-name="P2238"><text:span text:style-name="T2239"><text:s text:c="24"/></text:span>:</text:p>
      <text:p text:style-name="P2240">To rząd musi odpowiedzieć na to i rząd się nie wycofuje i podtrzymuje swoje stanowisko. Oczywiście.</text:p>
      <text:p text:style-name="P2241"><text:span text:style-name="T2242">Ob. Św</text:span><text:span text:style-name="T2243">ię</text:span><text:span text:style-name="T2244">cicki</text:span>:</text:p>
      <text:p text:style-name="P2245">A więc logiczną konsekwencją takiego stanu rzeczy, takiego stanowiska jest stworzenie warunków do<text:s/><text:soft-page-break/>rozwoju tej dziedziny gospodarki narodowej. I między innymi kredytowanie, które jak żeśmy tu ustalili jest najbardziej celową formą<text:span text:style-name="T2246"><text:s/></text:span>wspierania,<text:s/>prawda,<text:s/>tej produkcji, jak również subwencje, być<text:s/><text:span text:style-name="T2247">może,</text:span><text:s/><text:span text:style-name="T2248">dla</text:span><text:s/><text:span text:style-name="T2249">tych</text:span><text:s/>z<text:span text:style-name="T2250">ak</text:span>ł<text:span text:style-name="T2251">ad</text:span>ó<text:span text:style-name="T2252">w</text:span>,<text:s/><text:span text:style-name="T2253">k</text:span>tó<text:span text:style-name="T2254">re</text:span><text:s/><text:span text:style-name="T2255">będą</text:span><text:s/><text:span text:style-name="T2256">pode</text:span>jm<text:span text:style-name="T2257">o</text:span>w<text:span text:style-name="T2258">ały</text:span><text:s/><text:span text:style-name="T2259">dz</text:span>i<text:span text:style-name="T2260">ałalno</text:span>ść<text:s/>na rzecz produkcji rolniczej, to są mechanizmy. A więc my mówimy tutaj i dotykamy rzeczywiście teraz prawdziwych mechanizmów gospodarki. I to co w tej chwili dyskutujemy stanowi kluczowe zagadnienie właśnie i urynkowienia, i efektywności. To jest pierwsza odpowiedź.</text:p>
      <text:p text:style-name="P2261">A druga w kwestii, że my w stoliku rolniczym nie podnosiliśmy spraw parytetowych i tych pojęć. Oczywiście nie, bo zgodziliśmy się na urynkowienie. Natomiast cała sprawa rolnicza miała być zamknięta przy stoliku ekonomicznym w duchu tego stolika, tego stołu.</text:p>
      <text:p text:style-name="P2262">I stwierdziłem już wcześnie<text:span text:style-name="T2263">j</text:span>, że część tzw. zabezpieczeń socjalnych została tutaj rozbudowana i słusznie. I tutaj chylę czoła przed kolegami związkowcami, którzy walczą o pozycję świata pracy, ale również my nie możemy - że tak powiem - pozostać bierni wobec takiego stanu rzeczy, który tutaj z tego dokumentu wynika. I w związku z tym wnosimy ażeby również ta kwestia opłacalności - jak mówimy na poziomie porównywalnym z innymi zawodami była zapisana.</text:p>
      <text:p text:style-name="P2264">Tak że panie doktorze<text:s/><text:span text:style-name="T2265">Ś</text:span>więcicki<text:s/><text:span text:style-name="T2266">-</text:span><text:s/>nie jest to żadne nadużycie, tylko jest to zamknięcie już generalnych ustaleń stołu ekonomicznego.</text:p>
      <text:p text:style-name="P2267"><text:span text:style-name="T2268">Przewodniczący</text:span>:</text:p>
      <text:p text:style-name="P2269">Proszę - dr<text:s/><text:span text:style-name="T2270">Ś</text:span>więcicki.</text:p>
      <text:p text:style-name="P2271"><text:span text:style-name="T2272">Dr M.<text:s/></text:span><text:span text:style-name="T2273">Ś</text:span><text:span text:style-name="T2274">więcicki</text:span>:</text:p>
      <text:p text:style-name="P2275">No, ja przepraszam, ale chyba inaczej zupełnie rozumiemy sprawę urynkowienia. My nigdzie nie przyjęliśmy zapisów że się grupie na przykład przemysłu lekkiego, metalowego gwarantuje taki poziom, komuś innemu taki poziom, temu 1,1 temu 0,9 itd. Żadnych takich relacji między poszczególnymi<text:s/>grupami z<text:span text:style-name="T2276">at</text:span>rudnion<text:span text:style-name="T2277">yc</text:span>h my żeśmy nie przyjęli jako gwarancji dochodowych, bo to byłoby sprzeczne z zasadami urynkowienia.</text:p>
      <text:p text:style-name="P2278">Rynek wyznacza których płaca działów idzie wyżej która idzie niżej. Jedynie dla sfery budżetowej są takie relacje, czy dla rent i emerytur.</text:p>
      <text:p text:style-name="P2279">Tak samo nie widzą dlaczego jedna jedyna grupa zawodowa ma być wyróżniona - właśnie rolników. I oni mają dostać taką gwarancję jeszcze sprzeczną w jej praktyce z urynkowieniem, czego jesteśmy cały czas świadkami, bo to jest jedno z drug<text:span text:style-name="T2280">i</text:span>m sprzeczne.</text:p>
      <text:p text:style-name="P2281"><text:span text:style-name="T2282">Przewodniczący</text:span>:</text:p>
      <text:p text:style-name="P2283">Proszę bardzo - premier Olesiak.</text:p>
      <text:p text:style-name="P2284"><text:span text:style-name="T2285">Premier Olesiak</text:span>:</text:p>
      <text:p text:style-name="P2286">Ja proponuję żeb<text:span text:style-name="T2287">yś</text:span>my tu już nie dyskutowali co to jest urynkowienie, nie urynkowienie. Urynkowienia od razu nie wprowadzimy. I żeby było urynkowienie, to musimy przecież wprowadzić ceny gwarantowane. O tym zresztą jest i tutaj. I jakiś poziom opłacalności musi być zachowany. I w związku z tym proponuję, żeby to drugie tiret skrócić i napisać tak:</text:p>
      <text:p text:style-name="P2288">„zapewnienie opłacalności produkcji rolnej dla gospodarstw”<text:span text:style-name="T2289">,</text:span><text:s/>żeby to było jasne dla wszystkich „uzyskujących co najmniej przeciętne wyniki i odpowiednich dochodów rolników”. I koniec.</text:p>
      <text:p text:style-name="P2290">„I odpowiednich dochodów rolników”.</text:p>
      <text:soft-page-break/>
      <text:p text:style-name="P2291"><text:span text:style-name="T2292">Przewodniczący</text:span>:</text:p>
      <text:p text:style-name="P2293">Pan min.<text:s/><text:span text:style-name="T2294">L</text:span>ewandowski.</text:p>
      <text:p text:style-name="P2295"><text:span text:style-name="T2296">Mi</text:span><text:span text:style-name="T2297">n.</text:span><text:span text:style-name="T2298"><text:s/></text:span><text:span text:style-name="T2299">L</text:span><text:span text:style-name="T2300">ewandowsk</text:span><text:span text:style-name="T2301">i</text:span>:</text:p>
      <text:p text:style-name="P2302">Ja chciałem zwrócić uwagę, że tutaj pan dr Janowski się myli w tym sensie, że my te zabezpieczenia nawet jeżeli chodzi o inne grupy zawodowe zrobiliśmy bardzo ostrożne i<text:s/>dostosowane do możliwości finansowych konkretnych przedsiębiorstw. Jest zapis, który mówi, że współczynnik indeksacyjny<text:span text:style-name="T2303"><text:s/></text:span>będzie obniżony, jeżeli przedsiębiorstwo nie ma na to środków. Natomiast tutaj rzeczywiście ja podzielam pogląd doktora<text:s/><text:span text:style-name="T2304">Ś</text:span>więcickiego - no idziemy jakoś... chcielib<text:span text:style-name="T2305">yś</text:span>my pójść niebywale wysoko. Bo już kiedyś się nawet mówiło o przeciętnej dochodowości w stosunku do przeciętnych średnich. A my tutaj sobie, wypada w ogóle słowo przeciętne gospodarstwo rolne. Są przecież od hektara do kilkudziesięciu, prawda, w tej chwili. I właściwie stoimy na stanowisku, że każdemu rolnikowi<text:span text:style-name="T2306"><text:s/></text:span>niezależnie od tego jak i na czym gospodaru<text:span text:style-name="T2307">je</text:span>my musimy jakiś parytet i opłacalność zapewnić.<text:s/><text:span text:style-name="T2308">D</text:span>ziękuję.</text:p>
      <text:p text:style-name="P2309"><text:span text:style-name="T2310">Przewodniczący</text:span>:</text:p>
      <text:p text:style-name="P2311">Pan pro<text:span text:style-name="T2312">f</text:span>.<text:s/><text:span text:style-name="T2313">...</text:span></text:p>
      <text:p text:style-name="P2314"><text:span text:style-name="T2315"><text:s text:c="24"/></text:span>:</text:p>
      <text:p text:style-name="P2316">Proszę<text:s/>państwa,<text:s/>my wracamy do sprawy, od dłuższego czasu toczyła się już w innych gremiach. Ale myślę, że jednak musimy być konsekwentni. Jeżeli powiedzieliśmy urynkowienie, to jeśli traktujemy na poważnie te ustalenia, to musimy do nich pode<text:span text:style-name="T2317">jś</text:span>ć serio.</text:p>
      <text:p text:style-name="P2318">Czy istnieje sprzeczność między tezą o urynkowieniu a tezą o zapewnienia dochodów, które nie użyto tu wprawdzie sformułowania pa<text:span text:style-name="T2319">r</text:span>ytet, ale on oczywista między wierszami siedzi.</text:p>
      <text:p text:style-name="P2320">Otóż ja myślę, że wyartykułowano to trafnie w postaci zabezpieczenia w innym miejscu cen minimalnych, jak również pewnej gilotyny dla<text:s/>nadmiernego<text:s/>„hossowania”<text:s/>cen<text:s/>na środki produkcji. Czyli mamy to zabezpieczenie.</text:p>
      <text:p text:style-name="P2321">Ja rozumiem, że nam jest dość trudno rozstać się z pewnymi stereotypami w myśleniu, jak na przykład przywiązaliśmy się do parytetu.</text:p>
      <text:p text:style-name="P2322">No, ale oczywiste - musi być jakaś logika w tym co chcem<text:span text:style-name="T2323">y<text:s/></text:span>w tych naszych por<text:span text:style-name="T2324">oz</text:span>umieniach zawrzeć i co uważamy za główne, a co za wtórne.</text:p>
      <text:p text:style-name="P2325">Stąd też myślę, że akcent na urynkowienie z tym zabezpieczeniem - minimalne i maksymalne ceny - jest wystarcza<text:span text:style-name="T2326">ją</text:span>cy.</text:p>
      <text:p text:style-name="P2327">Ale chciałbym jednak jeszcze na jedną okoliczność zwrocie uwagę. Czasem odnoszę wrażenie jakby pewna część ekonomistów w Polsce bała się, że będziemy mieli pojutrze nadmiar żywności i że nadmiernie wywindujemy rolników w tym kraju. Jest to rozumowanie niezwykle niebezpieczne. Ja bym gorąco, przed tego rodzaju filo<text:span text:style-name="T2328">z</text:span>ofią przestrzegał. Niestety proszę panów, rolnictwo nie tylko w Polsce jest gałęzią surowcową, produkującą surowce odtwarzalne i nie jest podobne do fabryki kosmetyków czy perkali. Jest to po prostu inna gałąź produkcji. I ludzie ci nie żyją w rozkoszy. To niestety musimy wciąż mieć na uwadze żeb<text:span text:style-name="T2329">yś</text:span>my nie doprowadzili do niedobrych rzeczy. Stąd jestem za pewną powściągliwością jeżeli chodzi o nadmierne po<text:span text:style-name="T2330">st</text:span>ul<text:span text:style-name="T2331">aty</text:span>. Uważam, że ta na ósmej stronie formuła jest bardzo dobra i bardzo dale<text:span text:style-name="T2332">k</text:span>o idąca w stosunku do rolnictwa i chyba na tym można będzie poprzestać. Nie przedobrza<text:span text:style-name="T2333">j</text:span>my. Dziękuję bardzo.</text:p>
      <text:p text:style-name="P2334">Ja pr<text:span text:style-name="T2335">op</text:span>onuję, tak jak powiedziano ostatnio żeby ostatni akapit wyraźnie złagodzić.</text:p>
      <text:soft-page-break/>
      <text:p text:style-name="P2336">Po prostu złagodzić, bo to jest po prostu trochę sprzeczne z postulatem urynkowienia.</text:p>
      <text:p text:style-name="P2337"><text:span text:style-name="T2338"><text:s text:c="24"/></text:span>:</text:p>
      <text:p text:style-name="P2339">Zapewn<text:span text:style-name="T2340">i</text:span>ć opłacalność<text:s/><text:span text:style-name="T2341">produk</text:span>c<text:span text:style-name="T2342">j</text:span>i rolnej w warunkach<text:s/>przeciętnych. Resztę zaś skreślić.</text:p>
      <text:p text:style-name="P2343"><text:span text:style-name="T2344">W</text:span><text:s/>przeciętnych warunkach.</text:p>
      <text:p text:style-name="P2345"><text:span text:style-name="T2346"><text:s text:c="24"/></text:span>:</text:p>
      <text:p text:style-name="P2347">Ja jeszcze nie uzyskałem odpowiedzi na pytanie o tzw. odpowiednią politykę w zakresie kredytowania i subwencjonowania tego urynkowionego rolnictwa. No bo to jest też bardzo istotny aspekt. I przecież jak ja znam życie, jeżeli tak można powiedzieć od tej strony, to przecież ja wiem - powiedzmy - gdyby ten postulat miał być, jak się tu wnioskuje konsekwentnie realizowany, to następnego dnia - powiedzmy - fabryka traktorów czy kombajnów czy jakaś inna występuje natychmiast do banku, żeby im - powiedzmy - na 3 proc. dawać kredyty, bo<text:s/><text:span text:style-name="T2348">o</text:span>ni się w tym priorytecie, że tak powiem, załapują. I pełnymi garściami chcą z tego korzystać. I raz jeszcze powiadam, że jeżeli to ma być tak rozumiane, to ja stanowczo przeciwko temu protestuję i wnoszę o skreślenie tego ostatniego zdania. Dzięku<text:span text:style-name="T2349">ję</text:span>.</text:p>
      <text:p text:style-name="P2350"><text:span text:style-name="T2351">Przewodnicząc</text:span><text:span text:style-name="T2352">y</text:span>:</text:p>
      <text:p text:style-name="P2353">Proszę - pan premier Olesiak.</text:p>
      <text:p text:style-name="P2354"><text:span text:style-name="T2355">Premier Olesiak</text:span>:</text:p>
      <text:p text:style-name="P2356">Chciałem wyjaśnić, że jeśli chodzi o politykę kredytową subwencji, to mamy, tu żeśmy kiedyś dyskutowali, mamy bardzo zróżnicowaną sytuację w kraju. Są rejony, gdzie my musimy wprowadzać tzw. politykę regionalizacji, to znaczy rejony, w których nie ma już ludzi, ale jest ziemia do zagospodarowania.</text:p>
      <text:p text:style-name="P2357">I w tych rejonach, jeżeli to będziemy realizować, to musimy zastosować odpowiednie inne kredyty niż w stosunku do całego rolnictwa. Tak samo i subwencje itd.</text:p>
      <text:p text:style-name="P2358"><text:span text:style-name="T2359">Przewodniczący</text:span>:</text:p>
      <text:p text:style-name="P2360">Po tych wyjaśnieniach ja mam propozyc<text:span text:style-name="T2361">ję</text:span>... dla produkcji rolnej w jakichś tam upośledzonych regionach, żeby był wiadomo o co chodzi.</text:p>
      <text:p text:style-name="P2362"><text:span text:style-name="T2363">Pro</text:span><text:span text:style-name="T2364">f.</text:span><text:span text:style-name="T2365"><text:s/>Baka</text:span>:</text:p>
      <text:p text:style-name="P2366">Ja mam propozycję, ponieważ rzeczywiście musimy kończyć, proponuję ażeby pan red.<text:s/><text:span text:style-name="T2367">W</text:span>ielowieyski przeczytał raz jeszcze ten tekst.</text:p>
      <text:p text:style-name="P2368"><text:span text:style-name="T2369">/G</text:span>łos z sali: cały tekst czy ostatnie zdanie/.</text:p>
      <text:p text:style-name="P2370"><text:span text:style-name="T2371">Przewodnicząc</text:span><text:span text:style-name="T2372">y</text:span>:</text:p>
      <text:p text:style-name="P2373">Cały tekst z wyrzuceniem tego zapewnienia opłacalności ponieważ to zostało zdyskwalifikowane.</text:p>
      <text:p text:style-name="P2374"><text:span text:style-name="T2375">Red.<text:s/></text:span><text:span text:style-name="T2376">A</text:span><text:span text:style-name="T2377">.<text:s/></text:span><text:span text:style-name="T2378">W</text:span><text:span text:style-name="T2379">ielowieyski</text:span>:</text:p>
      <text:p text:style-name="P2380">Cały tekst:</text:p>
      <text:p text:style-name="P2381">W celu przezwyciężenia narastających zagrożeń w rolnictwie i produkcji żywności oraz poprawy warunków życia i p<text:span text:style-name="T2382">r</text:span>acy rolników, zespół uznaje za niezbędną:<text:s/>/dwukropek/</text:p>
      <text:p text:style-name="P2383">-<text:tab/>zdecydowaną poprawę zaopatrzenia rolnictwa w przemysłowe środki produkcji;</text:p>
      <text:p text:style-name="P2384">-<text:tab/>zapewnienie opłacalności produkcji rolnej w warunkach przeciętnych i odpowiednich dochodów rolników;</text:p>
      <text:p text:style-name="P2385">-<text:tab/>rozwój in<text:span text:style-name="T2386">frastr</text:span>uktury gospodarczej i kulturalnej na wsi.<text:s/><text:span text:style-name="T2387">/</text:span>Zamiast kulturalnej - społecznej/.</text:p>
      <text:p text:style-name="P2388">„Społeczn<text:span text:style-name="T2389">ej</text:span>” to co jest pozagospodarcze<text:s/><text:span text:style-name="T2390">-</text:span><text:s/>niech będzie.</text:p>
      <text:soft-page-break/>
      <text:p text:style-name="P2391">Ostatnie zdanie. Realizacja tych celów wymaga prowadzenia<text:span text:style-name="T2392"><text:s/></text:span>odpowiedniej polityki w zakresie kredytowania i subwencji dl<text:span text:style-name="T2393">a<text:s/></text:span>rolników oraz dla produkcji i usług przeznaczonych dla rolnictwa, a także obciążeń finansowych wsi.</text:p>
      <text:p text:style-name="P2394">Ja rozumiem zarzuty i wątpliwości co do ogólności s<text:span text:style-name="T2395">f</text:span>ormułowania, ale podkreślam, jeśli chodzi o infrastrukturę, zwłaszcza usługi dla rolnictwa, problem subwencji i kredytowania jest absolutnie oczywisty.</text:p>
      <text:p text:style-name="P2396"><text:span text:style-name="T2397">Ob. <text:s text:c="19"/></text:span>:</text:p>
      <text:p text:style-name="P2398"><text:span text:style-name="T2399">.</text:span>.<text:span text:style-name="T2400">.</text:span><text:s/>takiej rzeczy, jeżeli to ostatnie zdanie musi by<text:span text:style-name="T2401">ć</text:span>, skończyć na tym:</text:p>
      <text:p text:style-name="P2402">„Realizacja tych celów wymaga prowadzenia odpowiedniej polityki w zakresie kredytowania i subwencji rolnictw<text:span text:style-name="T2403">a</text:span><text:span text:style-name="T2404">”</text:span><text:span text:style-name="T2405">.</text:span></text:p>
      <text:p text:style-name="P2406"><text:span text:style-name="T2407">O</text:span><text:span text:style-name="T2408">b. Władysław Baka</text:span>:</text:p>
      <text:p text:style-name="P2409">Nie jest to o tyle uzasadnione, że w tamtym punkcie na str. 8 jest poprawka wniesiona przez prof. Stelmachowskiego, która określa, że podatki, obciążenia, obowiązkowe i ubezpieczenia itd. mają się - rolnicy się zgadzają.</text:p>
      <text:p text:style-name="P2410"><text:span text:style-name="T2411">Przewodnicząc</text:span><text:span text:style-name="T2412">y</text:span>:</text:p>
      <text:p text:style-name="P2413">Pan Janowski.</text:p>
      <text:p text:style-name="P2414"><text:span text:style-name="T2415">Ob. Gabriel Janowski</text:span>:</text:p>
      <text:p text:style-name="P2416">P<text:span text:style-name="T2417">r</text:span>oszę<text:s/>pana, proszę<text:s/>państwa, nie podzielam poglądu, że<text:s/>należy skrócić to zdanie, wprost przeciwnie, właśnie po to, żeby zachęcić producentów środków produkcji dla rolnictwa, trzeba będzie im stworzyć warunki między innymi właśnie te tanie kredyty i subwencje, czy inne formy - zwolnienia podatkowe. Jeżeli my tego nie napi<text:span text:style-name="T2418">s</text:span>zemy tutaj wprost, to nikt się nie przeniesienie z Warszawy, z produkcją,<text:s/>prawda,<text:s/>nie wiem<text:s/>-<text:s/>obrabiarek, czy czegoś,<text:s/>prawda, na wieś z produkcją lemieszy. Być może trzeba będzie w skali państwa taką politykę stosować. I o ile wiem, na Zachodzie czy w innych krajach, gdzie jest pod dostatkiem żywności, taka polityka jest prowadzona. I to musi być jasno powiedziane tutaj. Stąd jestem za zachowaniem takiego zapisu. To po pierwsze.</text:p>
      <text:p text:style-name="P2419"><text:span text:style-name="T2420">A</text:span><text:s/>po drugie w kwestii opłacalności. Panowie mówią na warunkach przeciętnych. Przeciętnych dotyczących rolnictwa, czy przeciętnych całej społeczności tego kraju.<text:s/>Bo jeżeli rolnictwa, to absolutnie nie jest to do przyjęcia. To musi być - jeżeli już jesteśmy jednym narodem i społeczeństwem, to musi być porównywalne do przeciętnych rzeczywiście w kraju.</text:p>
      <text:p text:style-name="P2421"><text:span text:style-name="T2422">Przewodnicząc</text:span><text:span text:style-name="T2423">y</text:span><text:span text:style-name="T2424">:</text:span></text:p>
      <text:p text:style-name="P2425">Pan minister Lewandowski.</text:p>
      <text:p text:style-name="P2426"><text:span text:style-name="T2427">Ob. Wincent Lewandowski</text:span>:</text:p>
      <text:p text:style-name="P2428">Ja chciałbym zwrócić uwagę na fakt, że takie piętrowe, że tak powiem wspieranie rolnictwa i od strony produkcji rolnej i produkcji dla rolnictwa jest niczym nieuz<text:span text:style-name="T2429">as</text:span>adnione. Wspierajmy produkcję rolną i producentów rolnych tak, żeby było ich stać w warunkach rynkowych dla nabycia określonych maszyn i urządzeń.</text:p>
      <text:p text:style-name="P2430">Gdybyśmy również subwen<text:span text:style-name="T2431">cjo</text:span>now<text:span text:style-name="T2432">ali</text:span><text:s/>przemysł pracujący dla rolnictwa, to nie ma gorszego nieporozumienia po prostu<text:s/>gospod<text:span text:style-name="T2433">a</text:span>rczego.</text:p>
      <text:p text:style-name="P2434">Przepraszam, nie jest to zupełnie tak<text:span text:style-name="T2435">.</text:span><text:s/>Benzyna w Belgii czy gdzie indziej rolnicza jest po innych cenach, niż dla normalnych zjadaczy chleba<text:span text:style-name="T2436">.</text:span><text:s/>To nie jest przywile<text:span text:style-name="T2437">j</text:span>, jest to po prostu zdrowa, rozsądkowa polityka<text:s/><text:soft-page-break/>tych krajów, które nie chcą być niewolnikami żywnościowymi...</text:p>
      <text:p text:style-name="P2438"><text:span text:style-name="T2439">Przewodniczący</text:span>:</text:p>
      <text:p text:style-name="P2440"><text:span text:style-name="T2441">M</text:span>oże teraz w takim razie poprosimy pana Andrzeja Wielowieyskiego o s<text:span text:style-name="T2442">fo</text:span>rmułowanie definitywne tekstu do przyjęcia z tymi skrótami, które były tutaj omówione.</text:p>
      <text:p text:style-name="P2443"><text:span text:style-name="T2444">Ob</text:span><text:span text:style-name="T2445">.</text:span><text:span text:style-name="T2446"><text:s/>Andrzej Wielowieyski</text:span>:</text:p>
      <text:p text:style-name="P2447">Sprawa jest tutaj prosta. Można przyjąć oczywiście krótsze sformułowanie, które może obejmować to wszystko, o czym jest napisane tutaj, znaczy powiedzieć o odpowiednim zakresie kredytowania i subwencji dla rolnictwa i kropka.<text:span text:style-name="T2448"><text:s/></text:span>To oczywiście też można powiedzieć.</text:p>
      <text:p text:style-name="P2449"><text:span text:style-name="T2450">O</text:span><text:span text:style-name="T2451">b. Gabriel<text:s/></text:span><text:span text:style-name="T2452">J</text:span><text:span text:style-name="T2453">anowski</text:span>:</text:p>
      <text:p text:style-name="P2454">Przepraszam, dlaczego po urynkowieniu mamy wspierać na przykład przetwórstwo artykułów żywnościowych. Ja rozumiem, że to się dzieje teraz. Ale przecież jak te dotacje się podobno ma zlikwidować i rynek pełny ma być we wszystkich fazach, to przepraszam, to po co producent ser<text:span text:style-name="T2455">ó</text:span>w czy mięsa ma dostawać jakieś ekstra przywileje ekonomiczne.</text:p>
      <text:p text:style-name="P2456"><text:span text:style-name="T2457">Przewodniczący</text:span>:</text:p>
      <text:p text:style-name="P2458">Czy w stosunku do wersji pana Andrzeja Wielowieyskiego są jeszcze jakieś uwagi, bo musimy już kończyć. Przyjęliśmy.</text:p>
      <text:p text:style-name="P2459">P<text:span text:style-name="T2460">a</text:span>n Gil, proszę bardzo.</text:p>
      <text:p text:style-name="P2461"><text:span text:style-name="T2462">Ob. Mieczysław Gil</text:span>:</text:p>
      <text:p text:style-name="P2463">Wnosiłem o rewizję punktu drugiego, dotyczącego opłacalności panie profesorze jednak.</text:p>
      <text:p text:style-name="P2464"><text:span text:style-name="T2465">Przewodniczący</text:span>:</text:p>
      <text:p text:style-name="P2466">Niestety<text:span text:style-name="T2467">.</text:span><text:s/>Większość wypowiedziała się przeciwko temu<text:span text:style-name="T2468">.</text:span></text:p>
      <text:p text:style-name="P2469"><text:span text:style-name="T2470">Ob</text:span><text:span text:style-name="T2471">.</text:span><text:span text:style-name="T2472"><text:s/>Mieczysław Gil</text:span>:</text:p>
      <text:p text:style-name="P2473"><text:span text:style-name="T2474">.</text:span>.<text:span text:style-name="T2475">.</text:span><text:s/>większość za pół roku nie będzie już... dobrze, nie chcę stawiać kropki nad<text:s/>„i”<text:span text:style-name="T2476">.</text:span></text:p>
      <text:p text:style-name="P2477"><text:span text:style-name="T2478">Ob. <text:s text:c="20"/></text:span>:</text:p>
      <text:p text:style-name="P2479">Proszę<text:s/>państwa, ja mam wniosek taki, ażeby ze strony 23 p<text:span text:style-name="T2480">k</text:span>t 2 rozpoczyn<text:span text:style-name="T2481">aj</text:span>ący się od słów:<text:s/>„Na wniosek NS<text:span text:style-name="T2482">ZZ<text:s/></text:span>„Solidarność”<text:s/>- mówiący o tym, iż współgospodarz<text:s/>„okrągłego stołu”<text:s/>gen<text:span text:style-name="T2483">.</text:span><text:s/>Kiszczak zwróci się do Prezydium Sejmu,<text:s/>ażeby ten tekst, ten zapis wyłączyć z tego dokumentu, żeby pozostał odrębnym zapisem i w innej formie będzie włączony do ustaleń<text:s/>„okrągłego stołu”<text:span text:style-name="T2484">.</text:span><text:s/>Dziękuję bardzo.</text:p>
      <text:p text:style-name="P2485"><text:span text:style-name="T2486">Przewodniczący</text:span>:</text:p>
      <text:p text:style-name="P2487">Pani Wóycicka.</text:p>
      <text:p text:style-name="P2488"><text:span text:style-name="T2489">O</text:span><text:span text:style-name="T2490">b. Irena Wóycicka</text:span>:</text:p>
      <text:p text:style-name="P2491">Ja chciałam wrócić do strony 26-<text:span text:style-name="T2492">ej</text:span>, ponieważ bardzo niepokoi mnie możliwość zaistnienia rozbieżności w kwestii interpretacji no, że tak powiem, ustaleń<text:s/>„podstolików”<text:s/>i co one dla nas oznaczają.</text:p>
      <text:p text:style-name="P2493">Chciałabym zaproponować wersję kompromisową. Mianowicie utrzymanie zdania - strona 26 - ostatni akapit. Utrzymanie pierwszych dwóch zdań, natomiast ostatnie zdanie chciałabym zaproponować w takiej wersji. Rząd będzie przedstawiał Sejmowi oraz komisji porozumiewawcz<text:span text:style-name="T2494">ej</text:span><text:s/>do akceptacji propozycje harmonogramu realizacji uzgodnień podzespołu, o ile będzie on różny od ust<text:span text:style-name="T2495">al</text:span>eń zawartych w niniejszym dokumencie.</text:p>
      <text:p text:style-name="P2496"><text:span text:style-name="T2497">O</text:span><text:span text:style-name="T2498">b. Ireneusz Sekuła</text:span>:</text:p>
      <text:soft-page-break/>
      <text:p text:style-name="P2499">Wielokrotnie już przy tym stole, i sł<text:span text:style-name="T2500">u</text:span>sznie zresztą<text:s/>przez stronę solidarnościowo-opozyc<text:span text:style-name="T2501">yj</text:span>n<text:span text:style-name="T2502">ą</text:span><text:s/>wyśmiewane były rozliczne h<text:span text:style-name="T2503">ar</text:span>monogr<text:span text:style-name="T2504">am</text:span>y realizacji różnych skądinąd zbożn<text:span text:style-name="T2505">yc</text:span>h<text:span text:style-name="T2506"><text:s/></text:span>celów i dlatego przyjęliśmy po długiej dyskusji, zresz<text:span text:style-name="T2507">t</text:span>ą także i na<text:s/>państwa<text:s/>życzenie słuszne podkreślam,<text:s/><text:span text:style-name="T2508">a</text:span>by nie formułować odrębnego harmonogramu, natomias<text:span text:style-name="T2509">t</text:span><text:s/>wpisać realizację ustaleń naszego zespołu do tego, co jes<text:span text:style-name="T2510">t</text:span><text:s/>wymiern<text:span text:style-name="T2511">e</text:span>, sprawdzalne i<text:s/>kon<text:span text:style-name="T2512">trol</text:span>ow<text:span text:style-name="T2513">al</text:span>ne, czyli Narodowego Planu S<text:span text:style-name="T2514">połe</text:span>czno-Gospodarczego i Centralnego Planu Ro<text:span text:style-name="T2515">c</text:span>znego.</text:p>
      <text:p text:style-name="P2516">Podtrzymuję zapis w wersji pierwotnej. Dziękuję.</text:p>
      <text:p text:style-name="P2517"><text:span text:style-name="T2518">O</text:span><text:span text:style-name="T2519">b</text:span><text:span text:style-name="T2520">. I</text:span><text:span text:style-name="T2521">re</text:span><text:span text:style-name="T2522">na Wóycick</text:span><text:span text:style-name="T2523">a</text:span>:</text:p>
      <text:p text:style-name="P2524">Proszę bardzo, możemy zapisać, że do akceptacji propozycje terminów i sposobów realizacji uzgodnień podzespołów o ile będą różne od ustaleń zawartych w tym dokumencie. Tutaj nie chodzi o słowo przecież, tylko o sens.</text:p>
      <text:p text:style-name="P2525"><text:span text:style-name="T2526">Przewodn</text:span><text:span text:style-name="T2527">icz</text:span><text:span text:style-name="T2528">ąc</text:span><text:span text:style-name="T2529">y</text:span><text:span text:style-name="T2530">:</text:span></text:p>
      <text:p text:style-name="P2531">Pan Miłkowski. Przepraszam bardzo, pan Janowski.</text:p>
      <text:p text:style-name="P2532"><text:span text:style-name="T2533">Ob. Gabriel Janowski</text:span>:</text:p>
      <text:p text:style-name="P2534">Jednak ja bym tu podzielał pogląd przedmówczyni. Jest kwestia choćby ustawowego zniesienia związków pośrednich w spółdzielczości.</text:p>
      <text:p text:style-name="P2535">Ja uważam, że właśnie należałoby taki harmonogram określić, czy to będzie do końca tego kwartału, do końca roku, czy może w następnej 5-latce. Są pewne sprawy, które wymagają<text:s/><text:span text:style-name="T2536">je</text:span>dnozn<text:span text:style-name="T2537">acz</text:span>nego określenia. I myślę rząd jest w stanie pewne rzeczy tutaj jednak sformułować. Nie chcę już dawać tutaj większej liczby przykładów.</text:p>
      <text:p text:style-name="P2538"><text:span text:style-name="T2539">Ob</text:span><text:span text:style-name="T2540">.</text:span><text:span text:style-name="T2541"><text:s/>Władysław Baka</text:span>:</text:p>
      <text:p text:style-name="P2542">Czy pan nie zauważył tego, że pisze tak: realizacja uzgodnień o charakterze organizacyjnym, prawnym, które<text:s/>mają charakter in<text:span text:style-name="T2543">te</text:span>rwenc<text:span text:style-name="T2544">yjn</text:span>y, powinna być podjęta niezwłocznie i wykonana w przyjętych przez zespół i podzespołach termin<text:span text:style-name="T2545">ac</text:span>h<text:span text:style-name="T2546">.</text:span></text:p>
      <text:p text:style-name="P2547">To znaczy po zakończeniu obrad<text:s/><text:span text:style-name="T2548">„</text:span>okrągłego stołu”<text:s/>musi być odpowiedni akt prawny przygotowany. Bezzwłocznie.</text:p>
      <text:p text:style-name="P2549"><text:span text:style-name="T2550">P</text:span><text:span text:style-name="T2551">rz</text:span><text:span text:style-name="T2552">ewodni</text:span><text:span text:style-name="T2553">cz</text:span><text:span text:style-name="T2554">ąc</text:span><text:span text:style-name="T2555">y</text:span>:</text:p>
      <text:p text:style-name="P2556">Czy są jeszcze jakieś uwagi na ten temat. Czy pani Wóycicka jest usatysfak<text:span text:style-name="T2557">cj</text:span>onowana?</text:p>
      <text:p text:style-name="P2558"><text:span text:style-name="T2559">Ob. Irena Wóycicka</text:span>:</text:p>
      <text:p text:style-name="P2560">Nie uzyskałam odpowiedzi, czy moja propozycja została przyjęta.</text:p>
      <text:p text:style-name="P2561"><text:span text:style-name="T2562">Ob. Ireneusz Sekuła</text:span>:</text:p>
      <text:p text:style-name="P2563">Podtrzymuję sformułowanie przyjęte wcześniej w wersji pierwotnej, i tylko takie rząd może przyjąć. Naprawdę bardzo proszę, szkoda czasu na powtarzanie ciągle tego samego. Dziękuję.</text:p>
      <text:p text:style-name="P2564"><text:span text:style-name="T2565">Pr</text:span><text:span text:style-name="T2566">zewodni</text:span><text:span text:style-name="T2567">cz</text:span><text:span text:style-name="T2568">ący</text:span>:</text:p>
      <text:p text:style-name="P2569">W związku z tym żeśmy uzgodnili, że te s<text:span text:style-name="T2570">fo</text:span>rmułowanie ostatniego akapitu jest sformułowane odrębnie, w związku z tym można sobie pohasać autonomicznie nad s<text:span text:style-name="T2571">fo</text:span>rmułowani<text:span text:style-name="T2572">am</text:span>i tego akapitu.</text:p>
      <text:p text:style-name="P2573">Przyjmujemy zapewnienie pana dr Bugaja.</text:p>
      <text:p text:style-name="P2574">Zdaje się, że jesteśmy na finalnym etapie s<text:span text:style-name="T2575">fo</text:span>rmułowania wniosków.</text:p>
      <text:p text:style-name="P2576">Ja chciałem w tej chwili w formie niezobowiązując<text:span text:style-name="T2577">ej,<text:s/></text:span>ale takie do mnie doszły słuchy, i chciałem się z<text:s/><text:soft-page-break/>tym podzielić z kolegami, że wszyscy członkowie zespołu są proszeni, oczywiście i współprzewodniczący podzespołów są proszeni o udział w uroczystości ceremonii czy jak to<text:s/>tam określić w obradach<text:s/>„okrągłego stołu”<text:s/>w dniu jutrzejszym, oczywiście jeżeli do niego dojdzie, no bo z tym zastrzeżeniem trzeba jeszcze się liczyć.</text:p>
      <text:p text:style-name="P2578">O godzinie 15-tej, z tym że dzisiaj jeszcze będą obrady w Magdalence nocn<text:span text:style-name="T2579">e</text:span>,<text:s/>„seanse spirytystyczne”, z kt<text:span text:style-name="T2580">ó</text:span>rych<text:span text:style-name="T2581"><text:s/></text:span>może wyniknąć, że nie będzie tego stołu,<text:s/>prawda, no i to trzeba się po prostu telefonicznie dowiedzieć w<text:s/><text:span text:style-name="T2582">WRM</text:span>, czy zaproszenie jest aktualne, czy gospodarze przyjmują gości, czy nie przyjmują gości.</text:p>
      <text:p text:style-name="P2583"><text:span text:style-name="T2584">Ob. Władysław Baka</text:span>:</text:p>
      <text:p text:style-name="P2585">Jeszcze radio i telewizja będą bębnić, czy jest<text:s/>„stół”, czy nie. Jeżeli jest<text:s/>„stół<text:span text:style-name="T2586">”</text:span><text:s/>to zapraszamy do uczestnictw<text:span text:style-name="T2587">a<text:s/></text:span>w posiedzeniu<text:s/>„okrągłego stołu”, członków zespołu oraz współprzewodniczących podzespołów.</text:p>
      <text:p text:style-name="P2588">N<text:span text:style-name="T2589">a</text:span>tomiast jeśli nie będzie, to nie ma o czym mówić. Jest problem teraz taki. Myśmy skończyli pracę w zespole. Ponieważ ta kwestia, która jest kwestią ostatnią, mianowicie odrębne ewentualnie stanowisko w sprawie realizacji, no to zostanie przedstawione, zostanie zwyczajnie wpisane.<text:s/>A więc nie widać powodów.<text:span text:style-name="T2590">..</text:span></text:p>
      <text:p text:style-name="P2591"><text:span text:style-name="T2592">Ob. <text:s text:c="19"/></text:span>:</text:p>
      <text:p text:style-name="P2593">Panie profesorze, w tej sprawie chciałem prosić, aby upoważnić zespół redakcyjny w składzie jak wczoraj dla uporządkow<text:span text:style-name="T2594">an</text:span>ia wszystkich dodatkowych zapisów i redakcji, które zostały wniesione w dniu dzisiejszym, łącznie z tym końcowym zapisem tak, żeby można było w pracach technicznych przygotować jednolity tekst i sądzę, rozdać jutro może przed spotkaniem.</text:p>
      <text:p text:style-name="P2595"><text:span text:style-name="T2596">Przewodni</text:span><text:span text:style-name="T2597">cz</text:span><text:span text:style-name="T2598">ący</text:span>:</text:p>
      <text:p text:style-name="P2599">Zainteresowani nie wyrażają sprzeciwu? Znaczy<text:s/><text:span text:style-name="T2600">cz</text:span>łonkowie<text:span text:style-name="T2601"><text:s/></text:span>zespołu redakcyjnego, tak jak wczoraj.</text:p>
      <text:p text:style-name="P2602"><text:span text:style-name="T2603">Ob. Władysław Baka</text:span>:</text:p>
      <text:p text:style-name="P2604">Natomiast nie wiem, jak sobie<text:s/>państwo wyobrażacie podpisanie tego dokumentu, kiedy to ma nastąpić. Ja my<text:span text:style-name="T2605">ś</text:span>lałem,<text:span text:style-name="T2606"><text:s/></text:span>że ono dzisiaj nastąpi, ale jak z tego wynika, dzisiaj nie.<text:s/><text:span text:style-name="T2607">A</text:span><text:s/>więc kiedy?</text:p>
      <text:p text:style-name="P2608"><text:span text:style-name="T2609">Przewodni</text:span><text:span text:style-name="T2610">cz</text:span><text:span text:style-name="T2611">ąc</text:span><text:span text:style-name="T2612">y</text:span><text:span text:style-name="T2613">:</text:span></text:p>
      <text:p text:style-name="P2614"><text:span text:style-name="T2615">M</text:span>y będziemy gotowi po spotkaniu z KK<text:span text:style-name="T2616">W</text:span><text:s/>jutro w godzinach rannych, nie wiem dokładnie o której godzinie<text:s/><text:span text:style-name="T2617">-</text:span><text:s/>10-tej, czyli powiedzmy o godz. 11-<text:span text:style-name="T2618">te</text:span>j będziemy gotowi do działań podpisujących.</text:p>
      <text:p text:style-name="P2619"><text:span text:style-name="T2620">Ob. Władysław Baka</text:span>:</text:p>
      <text:p text:style-name="P2621">Może zrobimy to już kameralnie, w atmosferze i bez zespołów.</text:p>
      <text:p text:style-name="P2622"><text:span text:style-name="T2623">Przewodnicząc</text:span><text:span text:style-name="T2624">y</text:span><text:span text:style-name="T2625">:</text:span></text:p>
      <text:p text:style-name="P2626">Oczywiście, jeżeli tym bardziej, że członkowie zespołu są zaproszeni na uroczystość o 15-tej. To już o 15-tej po prostu zobaczą ten tekst podpisany.</text:p>
      <text:p text:style-name="P2627"><text:span text:style-name="T2628">W</text:span><text:s/>związk<text:span text:style-name="T2629">u</text:span><text:s/>z tym niech mi wolno będzie zamknąć obrady.</text:p>
      <text:p text:style-name="P2630">Chciałem wszystkim bardzo serdecznie podziękować za ogromny trud włożony w te nasze dwa miesiące pracy.</text:p>
      <text:p text:style-name="P2631"><text:span text:style-name="T2632">Ob. Władysław Baka</text:span>:</text:p>
      <text:p text:style-name="P2633">Myślę, że mówi pan w imieniu nas obydwu<text:s/><text:span text:style-name="T2634">p</text:span>rzewodnicząc<text:span text:style-name="T2635">yc</text:span>h.</text:p>
      <text:soft-page-break/>
      <text:p text:style-name="P2636"><text:span text:style-name="T2637">Przewodniczący</text:span>:</text:p>
      <text:p text:style-name="P2638">Zwracam się do wszystkich w imieniu moje<text:span text:style-name="T2639">g</text:span>o współprzewodniczącego z serdecznym podziękowaniem za udział w naszych obradach, no i do zobaczenia jutro o godz. 15<text:span text:style-name="T2640">-</text:span>tej. Dziękuję.</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8:07:00Z</meta:creation-date>
    <dc:date>2023-07-03T08:07:00Z</dc:date>
    <meta:template xlink:href="Normal.dotm" xlink:type="simple"/>
    <meta:editing-cycles>2</meta:editing-cycles>
    <meta:editing-duration>PT0S</meta:editing-duration>
    <meta:document-statistic meta:page-count="45" meta:paragraph-count="236" meta:word-count="16926" meta:character-count="118252" meta:row-count="846" meta:non-whitespace-character-count="101562"/>
  </office:meta>
</office:document-meta>
</file>